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6/content.xml" manifest:media-type="text/xml"/>
  <manifest:file-entry manifest:full-path="Object 26/styles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1/styles.xml" manifest:media-type="text/xml"/>
  <manifest:file-entry manifest:full-path="Object 21/meta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Thumbnails/thumbnail.png" manifest:media-type="image/png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manifest.rdf" manifest:media-type="application/rdf+xml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Noto Sans CJK SC Regula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Monospac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name-complex="Monospace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36.47mm" svg:y="14.54mm">
            <loext:p draw:notify-on-update-of-ranges="Sheet1.A4:Sheet1.A4 Sheet1.A5:Sheet1.A23 Sheet1.B4:Sheet1.B4 Sheet1.B5:Sheet1.B23 Sheet1.C4:Sheet1.C4 Sheet1.C5:Sheet1.C23 Sheet1.D4:Sheet1.D4 Sheet1.D5:Sheet1.D23 Sheet1.E4:Sheet1.E4 Sheet1.E5:Sheet1.E23 Sheet1.F4:Sheet1.F4 Sheet1.F5:Sheet1.F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36.47mm" svg:y="133.15mm">
            <loext:p draw:notify-on-update-of-ranges="Sheet1.A27:Sheet1.A27 Sheet1.A28:Sheet1.A41 Sheet1.B27:Sheet1.B27 Sheet1.B28:Sheet1.B41 Sheet1.C27:Sheet1.C27 Sheet1.C28:Sheet1.C41 Sheet1.D27:Sheet1.D27 Sheet1.D28:Sheet1.D41 Sheet1.E27:Sheet1.E27 Sheet1.E28:Sheet1.E41 Sheet1.F27:Sheet1.F27 Sheet1.F28:Sheet1.F4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58.18mm" svg:y="316.73mm">
            <loext:p draw:notify-on-update-of-ranges="Sheet1.A62:Sheet1.A62 Sheet1.A63:Sheet1.A81 Sheet1.B62:Sheet1.B62 Sheet1.B63:Sheet1.B81 Sheet1.C62:Sheet1.C62 Sheet1.C63:Sheet1.C81 Sheet1.D62:Sheet1.D62 Sheet1.D63:Sheet1.D81 Sheet1.E62:Sheet1.E62 Sheet1.E63:Sheet1.E81 Sheet1.F62:Sheet1.F62 Sheet1.F63:Sheet1.F8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355.88mm" svg:y="378.92mm">
            <loext:p draw:notify-on-update-of-ranges="Sheet1.P63:Sheet1.P63 Sheet1.P64:Sheet1.P73 Sheet1.Q63:Sheet1.Q63 Sheet1.Q64:Sheet1.Q73 Sheet1.R63:Sheet1.R63 Sheet1.R64:Sheet1.R73 Sheet1.S63:Sheet1.S63 Sheet1.S64:Sheet1.S73 Sheet1.T63:Sheet1.T63 Sheet1.T64:Sheet1.T73 Sheet1.U63:Sheet1.U63 Sheet1.U64:Sheet1.U7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136.47mm" svg:y="429.2mm">
            <loext:p draw:notify-on-update-of-ranges="Sheet1.A85:Sheet1.A85 Sheet1.A86:Sheet1.A99 Sheet1.B85:Sheet1.B85 Sheet1.B86:Sheet1.B99 Sheet1.C85:Sheet1.C85 Sheet1.C86:Sheet1.C99 Sheet1.D85:Sheet1.D85 Sheet1.D86:Sheet1.D99 Sheet1.E85:Sheet1.E85 Sheet1.E86:Sheet1.E99 Sheet1.F85:Sheet1.F85 Sheet1.F86:Sheet1.F9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91.32mm" svg:y="516.83mm">
            <loext:p draw:notify-on-update-of-ranges="Sheet1.A102:Sheet1.A102 Sheet1.A103:Sheet1.A113 Sheet1.B102:Sheet1.B102 Sheet1.B103:Sheet1.B113 Sheet1.C102:Sheet1.C102 Sheet1.C103:Sheet1.C113 Sheet1.D102:Sheet1.D102 Sheet1.D103:Sheet1.D11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9.99mm" svg:height="89.99mm" svg:x="136.47mm" svg:y="611.16mm">
            <loext:p draw:notify-on-update-of-ranges="Sheet1.A121:Sheet1.A121 Sheet1.A122:Sheet1.A140 Sheet1.B121:Sheet1.B121 Sheet1.B122:Sheet1.B140 Sheet1.C121:Sheet1.C121 Sheet1.C122:Sheet1.C140 Sheet1.D121:Sheet1.D121 Sheet1.D122:Sheet1.D140 Sheet1.E121:Sheet1.E121 Sheet1.E122:Sheet1.E140 Sheet1.F121:Sheet1.F121 Sheet1.F122:Sheet1.F14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59.99mm" svg:height="89.99mm" svg:x="136.47mm" svg:y="729.76mm">
            <loext:p draw:notify-on-update-of-ranges="Sheet1.A144:Sheet1.A144 Sheet1.A145:Sheet1.A158 Sheet1.B144:Sheet1.B144 Sheet1.B145:Sheet1.B158 Sheet1.C144:Sheet1.C144 Sheet1.C145:Sheet1.C158 Sheet1.D144:Sheet1.D144 Sheet1.D145:Sheet1.D158 Sheet1.E144:Sheet1.E144 Sheet1.E145:Sheet1.E158 Sheet1.F144:Sheet1.F144 Sheet1.F145:Sheet1.F158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159.99mm" svg:height="89.99mm" svg:x="91.32mm" svg:y="817.39mm">
            <loext:p draw:notify-on-update-of-ranges="Sheet1.A161:Sheet1.A161 Sheet1.A162:Sheet1.A172 Sheet1.B161:Sheet1.B161 Sheet1.B162:Sheet1.B172 Sheet1.C161:Sheet1.C161 Sheet1.C162:Sheet1.C172 Sheet1.D161:Sheet1.D161 Sheet1.D162:Sheet1.D172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159.99mm" svg:height="89.99mm" svg:x="136.47mm" svg:y="917.79mm">
            <loext:p draw:notify-on-update-of-ranges="Sheet1.A181:Sheet1.A181 Sheet1.A182:Sheet1.A200 Sheet1.B181:Sheet1.B181 Sheet1.B182:Sheet1.B200 Sheet1.C181:Sheet1.C181 Sheet1.C182:Sheet1.C200 Sheet1.D181:Sheet1.D181 Sheet1.D182:Sheet1.D200 Sheet1.E181:Sheet1.E181 Sheet1.E182:Sheet1.E200 Sheet1.F181:Sheet1.F181 Sheet1.F182:Sheet1.F200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159.99mm" svg:height="89.99mm" svg:x="148.62mm" svg:y="1029.41mm">
            <loext:p draw:notify-on-update-of-ranges="Sheet1.A204:Sheet1.A204 Sheet1.A205:Sheet1.A218 Sheet1.B204:Sheet1.B204 Sheet1.B205:Sheet1.B218 Sheet1.C204:Sheet1.C204 Sheet1.C205:Sheet1.C218 Sheet1.D204:Sheet1.D204 Sheet1.D205:Sheet1.D218 Sheet1.E204:Sheet1.E204 Sheet1.E205:Sheet1.E218 Sheet1.F204:Sheet1.F204 Sheet1.F205:Sheet1.F218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159.99mm" svg:height="89.99mm" svg:x="91.32mm" svg:y="1121.1mm">
            <loext:p draw:notify-on-update-of-ranges="Sheet1.A221:Sheet1.A221 Sheet1.A222:Sheet1.A232 Sheet1.B221:Sheet1.B221 Sheet1.B222:Sheet1.B232 Sheet1.C221:Sheet1.C221 Sheet1.C222:Sheet1.C232 Sheet1.D221:Sheet1.D221 Sheet1.D222:Sheet1.D232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5" table:default-cell-style-name="ce3"/>
        <table:table-column table:style-name="co1" table:number-columns-repeated="15" table:default-cell-style-name="Default"/>
        <table:table-row table:style-name="ro1" table:number-rows-repeated="2">
          <table:table-cell/>
          <table:table-cell table:style-name="Default" table:number-columns-repeated="5"/>
          <table:table-cell table:number-columns-repeated="15"/>
        </table:table-row>
        <table:table-row table:style-name="ro1">
          <table:table-cell table:style-name="ce1" office:value-type="string" calcext:value-type="string" table:number-columns-spanned="6" table:number-rows-spanned="1">
            <text:p>unform</text:p>
          </table:table-cell>
          <table:covered-table-cell table:number-columns-repeated="5" table:style-name="Default"/>
          <table:table-cell table:number-columns-repeated="15"/>
        </table:table-row>
        <table:table-row table:style-name="ro1">
          <table:table-cell office:value-type="string" calcext:value-type="string">
            <text:p>k</text:p>
          </table:table-cell>
          <table:table-cell table:style-name="Default" office:value-type="string" calcext:value-type="string">
            <text:p>GH</text:p>
          </table:table-cell>
          <table:table-cell table:style-name="Default" office:value-type="string" calcext:value-type="string">
            <text:p>NS</text:p>
          </table:table-cell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AF</text:p>
          </table:table-cell>
          <table:table-cell table:style-name="Default" office:value-type="string" calcext:value-type="string">
            <text:p>AFGH</text:p>
          </table:table-cell>
          <table:table-cell table:number-columns-repeated="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406" calcext:value-type="float">
            <text:p>57406</text:p>
          </table:table-cell>
          <table:table-cell office:value-type="float" office:value="56455" calcext:value-type="float">
            <text:p>56455</text:p>
          </table:table-cell>
          <table:table-cell office:value-type="float" office:value="14495" calcext:value-type="float">
            <text:p>14495</text:p>
          </table:table-cell>
          <table:table-cell office:value-type="float" office:value="7432" calcext:value-type="float">
            <text:p>7432</text:p>
          </table:table-cell>
          <table:table-cell office:value-type="float" office:value="13897" calcext:value-type="float">
            <text:p>13897</text:p>
          </table:table-cell>
          <table:table-cell table:number-columns-repeated="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0095" calcext:value-type="float">
            <text:p>60095</text:p>
          </table:table-cell>
          <table:table-cell office:value-type="float" office:value="59104" calcext:value-type="float">
            <text:p>59104</text:p>
          </table:table-cell>
          <table:table-cell office:value-type="float" office:value="14575" calcext:value-type="float">
            <text:p>14575</text:p>
          </table:table-cell>
          <table:table-cell office:value-type="float" office:value="8296" calcext:value-type="float">
            <text:p>8296</text:p>
          </table:table-cell>
          <table:table-cell office:value-type="float" office:value="13991" calcext:value-type="float">
            <text:p>13991</text:p>
          </table:table-cell>
          <table:table-cell table:number-columns-repeated="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0985" calcext:value-type="float">
            <text:p>60985</text:p>
          </table:table-cell>
          <table:table-cell office:value-type="float" office:value="59996" calcext:value-type="float">
            <text:p>59996</text:p>
          </table:table-cell>
          <table:table-cell office:value-type="float" office:value="14767" calcext:value-type="float">
            <text:p>14767</text:p>
          </table:table-cell>
          <table:table-cell office:value-type="float" office:value="9012" calcext:value-type="float">
            <text:p>9012</text:p>
          </table:table-cell>
          <table:table-cell office:value-type="float" office:value="14169" calcext:value-type="float">
            <text:p>14169</text:p>
          </table:table-cell>
          <table:table-cell table:number-columns-repeated="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3829" calcext:value-type="float">
            <text:p>63829</text:p>
          </table:table-cell>
          <table:table-cell office:value-type="float" office:value="62804" calcext:value-type="float">
            <text:p>62804</text:p>
          </table:table-cell>
          <table:table-cell office:value-type="float" office:value="15117" calcext:value-type="float">
            <text:p>15117</text:p>
          </table:table-cell>
          <table:table-cell office:value-type="float" office:value="9562" calcext:value-type="float">
            <text:p>9562</text:p>
          </table:table-cell>
          <table:table-cell office:value-type="float" office:value="14519" calcext:value-type="float">
            <text:p>14519</text:p>
          </table:table-cell>
          <table:table-cell table:number-columns-repeated="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4652" calcext:value-type="float">
            <text:p>64652</text:p>
          </table:table-cell>
          <table:table-cell office:value-type="float" office:value="63633" calcext:value-type="float">
            <text:p>63633</text:p>
          </table:table-cell>
          <table:table-cell office:value-type="float" office:value="15117" calcext:value-type="float">
            <text:p>15117</text:p>
          </table:table-cell>
          <table:table-cell office:value-type="float" office:value="11840" calcext:value-type="float">
            <text:p>11840</text:p>
          </table:table-cell>
          <table:table-cell office:value-type="float" office:value="14551" calcext:value-type="float">
            <text:p>14551</text:p>
          </table:table-cell>
          <table:table-cell table:number-columns-repeated="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7557" calcext:value-type="float">
            <text:p>67557</text:p>
          </table:table-cell>
          <table:table-cell office:value-type="float" office:value="66508" calcext:value-type="float">
            <text:p>66508</text:p>
          </table:table-cell>
          <table:table-cell office:value-type="float" office:value="15715" calcext:value-type="float">
            <text:p>15715</text:p>
          </table:table-cell>
          <table:table-cell office:value-type="float" office:value="12771" calcext:value-type="float">
            <text:p>12771</text:p>
          </table:table-cell>
          <table:table-cell office:value-type="float" office:value="15107" calcext:value-type="float">
            <text:p>15107</text:p>
          </table:table-cell>
          <table:table-cell table:number-columns-repeated="1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8511" calcext:value-type="float">
            <text:p>68511</text:p>
          </table:table-cell>
          <table:table-cell office:value-type="float" office:value="67408" calcext:value-type="float">
            <text:p>67408</text:p>
          </table:table-cell>
          <table:table-cell office:value-type="float" office:value="15923" calcext:value-type="float">
            <text:p>15923</text:p>
          </table:table-cell>
          <table:table-cell office:value-type="float" office:value="12918" calcext:value-type="float">
            <text:p>12918</text:p>
          </table:table-cell>
          <table:table-cell office:value-type="float" office:value="15315" calcext:value-type="float">
            <text:p>15315</text:p>
          </table:table-cell>
          <table:table-cell table:number-columns-repeated="1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1463" calcext:value-type="float">
            <text:p>71463</text:p>
          </table:table-cell>
          <table:table-cell office:value-type="float" office:value="70353" calcext:value-type="float">
            <text:p>70353</text:p>
          </table:table-cell>
          <table:table-cell office:value-type="float" office:value="16489" calcext:value-type="float">
            <text:p>16489</text:p>
          </table:table-cell>
          <table:table-cell office:value-type="float" office:value="13932" calcext:value-type="float">
            <text:p>13932</text:p>
          </table:table-cell>
          <table:table-cell office:value-type="float" office:value="15881" calcext:value-type="float">
            <text:p>15881</text:p>
          </table:table-cell>
          <table:table-cell table:number-columns-repeated="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466" calcext:value-type="float">
            <text:p>72466</text:p>
          </table:table-cell>
          <table:table-cell office:value-type="float" office:value="71379" calcext:value-type="float">
            <text:p>71379</text:p>
          </table:table-cell>
          <table:table-cell office:value-type="float" office:value="16709" calcext:value-type="float">
            <text:p>16709</text:p>
          </table:table-cell>
          <table:table-cell office:value-type="float" office:value="14204" calcext:value-type="float">
            <text:p>14204</text:p>
          </table:table-cell>
          <table:table-cell office:value-type="float" office:value="16101" calcext:value-type="float">
            <text:p>16101</text:p>
          </table:table-cell>
          <table:table-cell table:number-columns-repeated="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5457" calcext:value-type="float">
            <text:p>75457</text:p>
          </table:table-cell>
          <table:table-cell office:value-type="float" office:value="74326" calcext:value-type="float">
            <text:p>74326</text:p>
          </table:table-cell>
          <table:table-cell office:value-type="float" office:value="17245" calcext:value-type="float">
            <text:p>17245</text:p>
          </table:table-cell>
          <table:table-cell office:value-type="float" office:value="15204" calcext:value-type="float">
            <text:p>15204</text:p>
          </table:table-cell>
          <table:table-cell office:value-type="float" office:value="16637" calcext:value-type="float">
            <text:p>16637</text:p>
          </table:table-cell>
          <table:table-cell table:number-columns-repeated="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76474" calcext:value-type="float">
            <text:p>76474</text:p>
          </table:table-cell>
          <table:table-cell office:value-type="float" office:value="75353" calcext:value-type="float">
            <text:p>75353</text:p>
          </table:table-cell>
          <table:table-cell office:value-type="float" office:value="17465" calcext:value-type="float">
            <text:p>17465</text:p>
          </table:table-cell>
          <table:table-cell office:value-type="float" office:value="16207" calcext:value-type="float">
            <text:p>16207</text:p>
          </table:table-cell>
          <table:table-cell office:value-type="float" office:value="16847" calcext:value-type="float">
            <text:p>16847</text:p>
          </table:table-cell>
          <table:table-cell table:number-columns-repeated="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79630" calcext:value-type="float">
            <text:p>79630</text:p>
          </table:table-cell>
          <table:table-cell office:value-type="float" office:value="78481" calcext:value-type="float">
            <text:p>78481</text:p>
          </table:table-cell>
          <table:table-cell office:value-type="float" office:value="18129" calcext:value-type="float">
            <text:p>18129</text:p>
          </table:table-cell>
          <table:table-cell office:value-type="float" office:value="16207" calcext:value-type="float">
            <text:p>16207</text:p>
          </table:table-cell>
          <table:table-cell office:value-type="float" office:value="17511" calcext:value-type="float">
            <text:p>17511</text:p>
          </table:table-cell>
          <table:table-cell table:number-columns-repeated="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80589" calcext:value-type="float">
            <text:p>80589</text:p>
          </table:table-cell>
          <table:table-cell office:value-type="float" office:value="79378" calcext:value-type="float">
            <text:p>79378</text:p>
          </table:table-cell>
          <table:table-cell office:value-type="float" office:value="18345" calcext:value-type="float">
            <text:p>18345</text:p>
          </table:table-cell>
          <table:table-cell office:value-type="float" office:value="16209" calcext:value-type="float">
            <text:p>16209</text:p>
          </table:table-cell>
          <table:table-cell office:value-type="float" office:value="17727" calcext:value-type="float">
            <text:p>17727</text:p>
          </table:table-cell>
          <table:table-cell table:number-columns-repeated="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83831" calcext:value-type="float">
            <text:p>83831</text:p>
          </table:table-cell>
          <table:table-cell office:value-type="float" office:value="82565" calcext:value-type="float">
            <text:p>82565</text:p>
          </table:table-cell>
          <table:table-cell office:value-type="float" office:value="18917" calcext:value-type="float">
            <text:p>18917</text:p>
          </table:table-cell>
          <table:table-cell office:value-type="float" office:value="16383" calcext:value-type="float">
            <text:p>16383</text:p>
          </table:table-cell>
          <table:table-cell office:value-type="float" office:value="18299" calcext:value-type="float">
            <text:p>18299</text:p>
          </table:table-cell>
          <table:table-cell table:number-columns-repeated="1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84830" calcext:value-type="float">
            <text:p>84830</text:p>
          </table:table-cell>
          <table:table-cell office:value-type="float" office:value="83641" calcext:value-type="float">
            <text:p>83641</text:p>
          </table:table-cell>
          <table:table-cell office:value-type="float" office:value="19133" calcext:value-type="float">
            <text:p>19133</text:p>
          </table:table-cell>
          <table:table-cell office:value-type="float" office:value="16459" calcext:value-type="float">
            <text:p>16459</text:p>
          </table:table-cell>
          <table:table-cell office:value-type="float" office:value="18515" calcext:value-type="float">
            <text:p>18515</text:p>
          </table:table-cell>
          <table:table-cell table:number-columns-repeated="1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88097" calcext:value-type="float">
            <text:p>88097</text:p>
          </table:table-cell>
          <table:table-cell office:value-type="float" office:value="86862" calcext:value-type="float">
            <text:p>86862</text:p>
          </table:table-cell>
          <table:table-cell office:value-type="float" office:value="20230" calcext:value-type="float">
            <text:p>20230</text:p>
          </table:table-cell>
          <table:table-cell office:value-type="float" office:value="16629" calcext:value-type="float">
            <text:p>16629</text:p>
          </table:table-cell>
          <table:table-cell office:value-type="float" office:value="19602" calcext:value-type="float">
            <text:p>19602</text:p>
          </table:table-cell>
          <table:table-cell table:number-columns-repeated="1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89203" calcext:value-type="float">
            <text:p>89203</text:p>
          </table:table-cell>
          <table:table-cell office:value-type="float" office:value="87977" calcext:value-type="float">
            <text:p>87977</text:p>
          </table:table-cell>
          <table:table-cell office:value-type="float" office:value="21446" calcext:value-type="float">
            <text:p>21446</text:p>
          </table:table-cell>
          <table:table-cell office:value-type="float" office:value="18977" calcext:value-type="float">
            <text:p>18977</text:p>
          </table:table-cell>
          <table:table-cell office:value-type="float" office:value="20818" calcext:value-type="float">
            <text:p>20818</text:p>
          </table:table-cell>
          <table:table-cell table:number-columns-repeated="1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92472" calcext:value-type="float">
            <text:p>92472</text:p>
          </table:table-cell>
          <table:table-cell office:value-type="float" office:value="91223" calcext:value-type="float">
            <text:p>91223</text:p>
          </table:table-cell>
          <table:table-cell office:value-type="float" office:value="22807" calcext:value-type="float">
            <text:p>22807</text:p>
          </table:table-cell>
          <table:table-cell office:value-type="float" office:value="20519" calcext:value-type="float">
            <text:p>20519</text:p>
          </table:table-cell>
          <table:table-cell office:value-type="float" office:value="22169" calcext:value-type="float">
            <text:p>22169</text:p>
          </table:table-cell>
          <table:table-cell table:number-columns-repeated="1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92519" calcext:value-type="float">
            <text:p>92519</text:p>
          </table:table-cell>
          <table:table-cell office:value-type="float" office:value="91265" calcext:value-type="float">
            <text:p>91265</text:p>
          </table:table-cell>
          <table:table-cell office:value-type="float" office:value="24185" calcext:value-type="float">
            <text:p>24185</text:p>
          </table:table-cell>
          <table:table-cell office:value-type="float" office:value="22008" calcext:value-type="float">
            <text:p>22008</text:p>
          </table:table-cell>
          <table:table-cell office:value-type="float" office:value="23547" calcext:value-type="float">
            <text:p>23547</text:p>
          </table:table-cell>
          <table:table-cell table:number-columns-repeated="15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15"/>
        </table:table-row>
        <table:table-row table:style-name="ro1">
          <table:table-cell table:style-name="ce2" table:number-columns-spanned="6" table:number-rows-spanned="1"/>
          <table:covered-table-cell table:number-columns-repeated="5" table:style-name="Default"/>
          <table:table-cell table:number-columns-repeated="15"/>
        </table:table-row>
        <table:table-row table:style-name="ro1">
          <table:table-cell office:value-type="string" calcext:value-type="string">
            <text:p>|Q|</text:p>
          </table:table-cell>
          <table:table-cell table:style-name="Default" office:value-type="string" calcext:value-type="string">
            <text:p>GH</text:p>
          </table:table-cell>
          <table:table-cell table:style-name="Default" office:value-type="string" calcext:value-type="string">
            <text:p>NS</text:p>
          </table:table-cell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AF</text:p>
          </table:table-cell>
          <table:table-cell table:style-name="Default" office:value-type="string" calcext:value-type="string">
            <text:p>AFGH</text:p>
          </table:table-cell>
          <table:table-cell table:number-columns-repeated="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23" calcext:value-type="float">
            <text:p>1423</text:p>
          </table:table-cell>
          <table:table-cell office:value-type="float" office:value="1411" calcext:value-type="float">
            <text:p>1411</text:p>
          </table:table-cell>
          <table:table-cell office:value-type="float" office:value="735" calcext:value-type="float">
            <text:p>735</text:p>
          </table:table-cell>
          <table:table-cell office:value-type="float" office:value="454" calcext:value-type="float">
            <text:p>454</text:p>
          </table:table-cell>
          <table:table-cell office:value-type="float" office:value="703" calcext:value-type="float">
            <text:p>703</text:p>
          </table:table-cell>
          <table:table-cell table:number-columns-repeated="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793" calcext:value-type="float">
            <text:p>4793</text:p>
          </table:table-cell>
          <table:table-cell office:value-type="float" office:value="4717" calcext:value-type="float">
            <text:p>4717</text:p>
          </table:table-cell>
          <table:table-cell office:value-type="float" office:value="1922" calcext:value-type="float">
            <text:p>1922</text:p>
          </table:table-cell>
          <table:table-cell office:value-type="float" office:value="1142" calcext:value-type="float">
            <text:p>1142</text:p>
          </table:table-cell>
          <table:table-cell office:value-type="float" office:value="1838" calcext:value-type="float">
            <text:p>1838</text:p>
          </table:table-cell>
          <table:table-cell table:number-columns-repeated="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92" calcext:value-type="float">
            <text:p>9292</text:p>
          </table:table-cell>
          <table:table-cell office:value-type="float" office:value="9144" calcext:value-type="float">
            <text:p>9144</text:p>
          </table:table-cell>
          <table:table-cell office:value-type="float" office:value="2444" calcext:value-type="float">
            <text:p>2444</text:p>
          </table:table-cell>
          <table:table-cell office:value-type="float" office:value="1974" calcext:value-type="float">
            <text:p>1974</text:p>
          </table:table-cell>
          <table:table-cell office:value-type="float" office:value="2308" calcext:value-type="float">
            <text:p>2308</text:p>
          </table:table-cell>
          <table:table-cell table:number-columns-repeated="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5459" calcext:value-type="float">
            <text:p>35459</text:p>
          </table:table-cell>
          <table:table-cell office:value-type="float" office:value="35018" calcext:value-type="float">
            <text:p>35018</text:p>
          </table:table-cell>
          <table:table-cell office:value-type="float" office:value="10336" calcext:value-type="float">
            <text:p>10336</text:p>
          </table:table-cell>
          <table:table-cell office:value-type="float" office:value="5802" calcext:value-type="float">
            <text:p>5802</text:p>
          </table:table-cell>
          <table:table-cell office:value-type="float" office:value="10041" calcext:value-type="float">
            <text:p>10041</text:p>
          </table:table-cell>
          <table:table-cell table:number-columns-repeated="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2641" calcext:value-type="float">
            <text:p>42641</text:p>
          </table:table-cell>
          <table:table-cell office:value-type="float" office:value="42062" calcext:value-type="float">
            <text:p>42062</text:p>
          </table:table-cell>
          <table:table-cell office:value-type="float" office:value="10783" calcext:value-type="float">
            <text:p>10783</text:p>
          </table:table-cell>
          <table:table-cell office:value-type="float" office:value="6742" calcext:value-type="float">
            <text:p>6742</text:p>
          </table:table-cell>
          <table:table-cell office:value-type="float" office:value="10435" calcext:value-type="float">
            <text:p>10435</text:p>
          </table:table-cell>
          <table:table-cell table:number-columns-repeated="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8597" calcext:value-type="float">
            <text:p>48597</text:p>
          </table:table-cell>
          <table:table-cell office:value-type="float" office:value="47894" calcext:value-type="float">
            <text:p>47894</text:p>
          </table:table-cell>
          <table:table-cell office:value-type="float" office:value="10925" calcext:value-type="float">
            <text:p>10925</text:p>
          </table:table-cell>
          <table:table-cell office:value-type="float" office:value="8827" calcext:value-type="float">
            <text:p>8827</text:p>
          </table:table-cell>
          <table:table-cell office:value-type="float" office:value="10512" calcext:value-type="float">
            <text:p>10512</text:p>
          </table:table-cell>
          <table:table-cell table:number-columns-repeated="1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5775" calcext:value-type="float">
            <text:p>55775</text:p>
          </table:table-cell>
          <table:table-cell office:value-type="float" office:value="54934" calcext:value-type="float">
            <text:p>54934</text:p>
          </table:table-cell>
          <table:table-cell office:value-type="float" office:value="10410" calcext:value-type="float">
            <text:p>10410</text:p>
          </table:table-cell>
          <table:table-cell office:value-type="float" office:value="12102" calcext:value-type="float">
            <text:p>12102</text:p>
          </table:table-cell>
          <table:table-cell office:value-type="float" office:value="9947" calcext:value-type="float">
            <text:p>9947</text:p>
          </table:table-cell>
          <table:table-cell table:number-columns-repeated="1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6642" calcext:value-type="float">
            <text:p>66642</text:p>
          </table:table-cell>
          <table:table-cell office:value-type="float" office:value="65674" calcext:value-type="float">
            <text:p>65674</text:p>
          </table:table-cell>
          <table:table-cell office:value-type="float" office:value="14041" calcext:value-type="float">
            <text:p>14041</text:p>
          </table:table-cell>
          <table:table-cell office:value-type="float" office:value="12105" calcext:value-type="float">
            <text:p>12105</text:p>
          </table:table-cell>
          <table:table-cell office:value-type="float" office:value="13504" calcext:value-type="float">
            <text:p>13504</text:p>
          </table:table-cell>
          <table:table-cell table:number-columns-repeated="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466" calcext:value-type="float">
            <text:p>72466</text:p>
          </table:table-cell>
          <table:table-cell office:value-type="float" office:value="71379" calcext:value-type="float">
            <text:p>71379</text:p>
          </table:table-cell>
          <table:table-cell office:value-type="float" office:value="16709" calcext:value-type="float">
            <text:p>16709</text:p>
          </table:table-cell>
          <table:table-cell office:value-type="float" office:value="20256" calcext:value-type="float">
            <text:p>20256</text:p>
          </table:table-cell>
          <table:table-cell office:value-type="float" office:value="16101" calcext:value-type="float">
            <text:p>16101</text:p>
          </table:table-cell>
          <table:table-cell table:number-columns-repeated="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0076" calcext:value-type="float">
            <text:p>80076</text:p>
          </table:table-cell>
          <table:table-cell office:value-type="float" office:value="78851" calcext:value-type="float">
            <text:p>78851</text:p>
          </table:table-cell>
          <table:table-cell office:value-type="float" office:value="20407" calcext:value-type="float">
            <text:p>20407</text:p>
          </table:table-cell>
          <table:table-cell office:value-type="float" office:value="16169" calcext:value-type="float">
            <text:p>16169</text:p>
          </table:table-cell>
          <table:table-cell office:value-type="float" office:value="19727" calcext:value-type="float">
            <text:p>19727</text:p>
          </table:table-cell>
          <table:table-cell table:number-columns-repeated="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1482" calcext:value-type="float">
            <text:p>91482</text:p>
          </table:table-cell>
          <table:table-cell office:value-type="float" office:value="90085" calcext:value-type="float">
            <text:p>90085</text:p>
          </table:table-cell>
          <table:table-cell office:value-type="float" office:value="26310" calcext:value-type="float">
            <text:p>26310</text:p>
          </table:table-cell>
          <table:table-cell office:value-type="float" office:value="15937" calcext:value-type="float">
            <text:p>15937</text:p>
          </table:table-cell>
          <table:table-cell office:value-type="float" office:value="25543" calcext:value-type="float">
            <text:p>25543</text:p>
          </table:table-cell>
          <table:table-cell table:number-columns-repeated="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19028" calcext:value-type="float">
            <text:p>119028</text:p>
          </table:table-cell>
          <table:table-cell office:value-type="float" office:value="117345" calcext:value-type="float">
            <text:p>117345</text:p>
          </table:table-cell>
          <table:table-cell office:value-type="float" office:value="33744" calcext:value-type="float">
            <text:p>33744</text:p>
          </table:table-cell>
          <table:table-cell office:value-type="float" office:value="20087" calcext:value-type="float">
            <text:p>20087</text:p>
          </table:table-cell>
          <table:table-cell office:value-type="float" office:value="32874" calcext:value-type="float">
            <text:p>32874</text:p>
          </table:table-cell>
          <table:table-cell table:number-columns-repeated="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26498" calcext:value-type="float">
            <text:p>126498</text:p>
          </table:table-cell>
          <table:table-cell office:value-type="float" office:value="124680" calcext:value-type="float">
            <text:p>124680</text:p>
          </table:table-cell>
          <table:table-cell office:value-type="float" office:value="32889" calcext:value-type="float">
            <text:p>32889</text:p>
          </table:table-cell>
          <table:table-cell office:value-type="float" office:value="22223" calcext:value-type="float">
            <text:p>22223</text:p>
          </table:table-cell>
          <table:table-cell office:value-type="float" office:value="31966" calcext:value-type="float">
            <text:p>31966</text:p>
          </table:table-cell>
          <table:table-cell table:number-columns-repeated="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33956" calcext:value-type="float">
            <text:p>133956</text:p>
          </table:table-cell>
          <table:table-cell office:value-type="float" office:value="132003" calcext:value-type="float">
            <text:p>132003</text:p>
          </table:table-cell>
          <table:table-cell office:value-type="float" office:value="38098" calcext:value-type="float">
            <text:p>38098</text:p>
          </table:table-cell>
          <table:table-cell office:value-type="float" office:value="24645" calcext:value-type="float">
            <text:p>24645</text:p>
          </table:table-cell>
          <table:table-cell office:value-type="float" office:value="37094" calcext:value-type="float">
            <text:p>37094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5"/>
          <table:table-cell table:number-columns-repeated="15"/>
        </table:table-row>
        <table:table-row table:style-name="ro1">
          <table:table-cell table:style-name="ce2" table:number-columns-spanned="4" table:number-rows-spanned="1"/>
          <table:covered-table-cell table:number-columns-repeated="3" table:style-name="Default"/>
          <table:table-cell table:style-name="Default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μ</text:p>
          </table:table-cell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AF</text:p>
          </table:table-cell>
          <table:table-cell table:style-name="Default" office:value-type="string" calcext:value-type="string">
            <text:p>AFGH</text:p>
          </table:table-cell>
          <table:table-cell table:style-name="Default" table:number-columns-repeated="2"/>
          <table:table-cell table:number-columns-repeated="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2466" calcext:value-type="float">
            <text:p>72466</text:p>
          </table:table-cell>
          <table:table-cell office:value-type="float" office:value="71379" calcext:value-type="float">
            <text:p>71379</text:p>
          </table:table-cell>
          <table:table-cell office:value-type="float" office:value="72466" calcext:value-type="float">
            <text:p>72466</text:p>
          </table:table-cell>
          <table:table-cell table:style-name="Default" table:number-columns-repeated="2"/>
          <table:table-cell table:number-columns-repeated="15"/>
        </table:table-row>
        <table:table-row table:style-name="ro2">
          <table:table-cell office:value-type="float" office:value="0.1" calcext:value-type="float">
            <text:p>0.1</text:p>
          </table:table-cell>
          <table:table-cell office:value-type="float" office:value="16384" calcext:value-type="float">
            <text:p>16384</text:p>
          </table:table-cell>
          <table:table-cell office:value-type="float" office:value="54759" calcext:value-type="float">
            <text:p>54759</text:p>
          </table:table-cell>
          <table:table-cell office:value-type="float" office:value="16174" calcext:value-type="float">
            <text:p>16174</text:p>
          </table:table-cell>
          <table:table-cell table:style-name="Default" table:number-columns-repeated="2"/>
          <table:table-cell table:number-columns-repeated="15"/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16542" calcext:value-type="float">
            <text:p>16542</text:p>
          </table:table-cell>
          <table:table-cell office:value-type="float" office:value="32408" calcext:value-type="float">
            <text:p>32408</text:p>
          </table:table-cell>
          <table:table-cell office:value-type="float" office:value="16134" calcext:value-type="float">
            <text:p>16134</text:p>
          </table:table-cell>
          <table:table-cell table:style-name="Default" table:number-columns-repeated="2"/>
          <table:table-cell table:number-columns-repeated="15"/>
        </table:table-row>
        <table:table-row table:style-name="ro2">
          <table:table-cell office:value-type="float" office:value="0.3" calcext:value-type="float">
            <text:p>0.3</text:p>
          </table:table-cell>
          <table:table-cell office:value-type="float" office:value="16710" calcext:value-type="float">
            <text:p>16710</text:p>
          </table:table-cell>
          <table:table-cell office:value-type="float" office:value="40503" calcext:value-type="float">
            <text:p>40503</text:p>
          </table:table-cell>
          <table:table-cell office:value-type="float" office:value="16102" calcext:value-type="float">
            <text:p>16102</text:p>
          </table:table-cell>
          <table:table-cell table:style-name="Default" table:number-columns-repeated="2"/>
          <table:table-cell table:number-columns-repeated="15"/>
        </table:table-row>
        <table:table-row table:style-name="ro2">
          <table:table-cell office:value-type="float" office:value="0.4" calcext:value-type="float">
            <text:p>0.4</text:p>
          </table:table-cell>
          <table:table-cell office:value-type="float" office:value="16883" calcext:value-type="float">
            <text:p>16883</text:p>
          </table:table-cell>
          <table:table-cell office:value-type="float" office:value="21932" calcext:value-type="float">
            <text:p>21932</text:p>
          </table:table-cell>
          <table:table-cell office:value-type="float" office:value="16075" calcext:value-type="float">
            <text:p>16075</text:p>
          </table:table-cell>
          <table:table-cell table:style-name="Default" table:number-columns-repeated="2"/>
          <table:table-cell table:number-columns-repeated="15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17060" calcext:value-type="float">
            <text:p>17060</text:p>
          </table:table-cell>
          <table:table-cell office:value-type="float" office:value="17318" calcext:value-type="float">
            <text:p>17318</text:p>
          </table:table-cell>
          <table:table-cell office:value-type="float" office:value="16050" calcext:value-type="float">
            <text:p>16050</text:p>
          </table:table-cell>
          <table:table-cell table:style-name="Default" table:number-columns-repeated="2"/>
          <table:table-cell table:number-columns-repeated="15"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391285" calcext:value-type="float">
            <text:p>391285</text:p>
          </table:table-cell>
          <table:table-cell office:value-type="float" office:value="17548" calcext:value-type="float">
            <text:p>17548</text:p>
          </table:table-cell>
          <table:table-cell office:value-type="float" office:value="17" calcext:value-type="float">
            <text:p>17</text:p>
          </table:table-cell>
          <table:table-cell table:style-name="Default" table:number-columns-repeated="2"/>
          <table:table-cell table:number-columns-repeated="15"/>
        </table:table-row>
        <table:table-row table:style-name="ro2">
          <table:table-cell office:value-type="float" office:value="0.7" calcext:value-type="float">
            <text:p>0.7</text:p>
          </table:table-cell>
          <table:table-cell office:value-type="float" office:value="393672" calcext:value-type="float">
            <text:p>393672</text:p>
          </table:table-cell>
          <table:table-cell office:value-type="float" office:value="16719" calcext:value-type="float">
            <text:p>16719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2"/>
          <table:table-cell table:number-columns-repeated="15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392491" calcext:value-type="float">
            <text:p>392491</text:p>
          </table:table-cell>
          <table:table-cell office:value-type="float" office:value="16728" calcext:value-type="float">
            <text:p>16728</text:p>
          </table:table-cell>
          <table:table-cell office:value-type="float" office:value="11" calcext:value-type="float">
            <text:p>11</text:p>
          </table:table-cell>
          <table:table-cell table:style-name="Default" table:number-columns-repeated="2"/>
          <table:table-cell table:number-columns-repeated="15"/>
        </table:table-row>
        <table:table-row table:style-name="ro2">
          <table:table-cell office:value-type="float" office:value="0.9" calcext:value-type="float">
            <text:p>0.9</text:p>
          </table:table-cell>
          <table:table-cell office:value-type="float" office:value="389451" calcext:value-type="float">
            <text:p>389451</text:p>
          </table:table-cell>
          <table:table-cell office:value-type="float" office:value="16010" calcext:value-type="float">
            <text:p>16010</text:p>
          </table:table-cell>
          <table:table-cell office:value-type="float" office:value="11" calcext:value-type="float">
            <text:p>11</text:p>
          </table:table-cell>
          <table:table-cell table:style-name="Default" table:number-columns-repeated="2"/>
          <table:table-cell table:number-columns-repeated="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92541" calcext:value-type="float">
            <text:p>392541</text:p>
          </table:table-cell>
          <table:table-cell office:value-type="float" office:value="16028" calcext:value-type="float">
            <text:p>16028</text:p>
          </table:table-cell>
          <table:table-cell office:value-type="float" office:value="11" calcext:value-type="float">
            <text:p>11</text:p>
          </table:table-cell>
          <table:table-cell table:style-name="Default" table:number-columns-repeated="2"/>
          <table:table-cell table:number-columns-repeated="15"/>
        </table:table-row>
        <table:table-row table:style-name="ro1" table:number-rows-repeated="4">
          <table:table-cell/>
          <table:table-cell table:style-name="Default" table:number-columns-repeated="5"/>
          <table:table-cell table:number-columns-repeated="15"/>
        </table:table-row>
        <table:table-row table:style-name="ro1">
          <table:table-cell table:style-name="ce1" table:number-columns-spanned="6" table:number-rows-spanned="1"/>
          <table:covered-table-cell table:number-columns-repeated="5" table:style-name="Default"/>
          <table:table-cell table:number-columns-repeated="15"/>
        </table:table-row>
        <table:table-row table:style-name="ro1">
          <table:table-cell table:style-name="ce1" office:value-type="string" calcext:value-type="string" table:number-columns-spanned="6" table:number-rows-spanned="1">
            <text:p>unform</text:p>
          </table:table-cell>
          <table:covered-table-cell table:number-columns-repeated="5" table:style-name="Default"/>
          <table:table-cell table:number-columns-repeated="15"/>
        </table:table-row>
        <table:table-row table:style-name="ro1">
          <table:table-cell office:value-type="string" calcext:value-type="string">
            <text:p>k</text:p>
          </table:table-cell>
          <table:table-cell table:style-name="Default" office:value-type="string" calcext:value-type="string">
            <text:p>GH</text:p>
          </table:table-cell>
          <table:table-cell table:style-name="Default" office:value-type="string" calcext:value-type="string">
            <text:p>NS</text:p>
          </table:table-cell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AF</text:p>
          </table:table-cell>
          <table:table-cell table:style-name="Default" office:value-type="string" calcext:value-type="string">
            <text:p>AFGH</text:p>
          </table:table-cell>
          <table:table-cell table:number-columns-repeated="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73" calcext:value-type="float">
            <text:p>73</text:p>
          </table:table-cell>
          <table:table-cell office:value-type="float" office:value="134" calcext:value-type="float">
            <text:p>134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table:number-columns-repeated="9"/>
          <table:table-cell office:value-type="string" calcext:value-type="string">
            <text:p>k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74" calcext:value-type="float">
            <text:p>74</text:p>
          </table:table-cell>
          <table:table-cell office:value-type="float" office:value="153" calcext:value-type="float">
            <text:p>153</text:p>
          </table:table-cell>
          <table:table-cell office:value-type="float" office:value="122" calcext:value-type="float">
            <text:p>122</text:p>
          </table:table-cell>
          <table:table-cell office:value-type="float" office:value="68" calcext:value-type="float">
            <text:p>68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9" calcext:value-type="float">
            <text:p>5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53" calcext:value-type="float">
            <text:p>253</text:p>
          </table:table-cell>
          <table:table-cell office:value-type="float" office:value="211" calcext:value-type="float">
            <text:p>211</text:p>
          </table:table-cell>
          <table:table-cell office:value-type="float" office:value="380" calcext:value-type="float">
            <text:p>380</text:p>
          </table:table-cell>
          <table:table-cell office:value-type="float" office:value="157" calcext:value-type="float">
            <text:p>157</text:p>
          </table:table-cell>
          <table:table-cell office:value-type="float" office:value="229" calcext:value-type="float">
            <text:p>229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229" calcext:value-type="float">
            <text:p>22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217" calcext:value-type="float">
            <text:p>217</text:p>
          </table:table-cell>
          <table:table-cell office:value-type="float" office:value="385" calcext:value-type="float">
            <text:p>385</text:p>
          </table:table-cell>
          <table:table-cell office:value-type="float" office:value="306" calcext:value-type="float">
            <text:p>306</text:p>
          </table:table-cell>
          <table:table-cell office:value-type="float" office:value="235" calcext:value-type="float">
            <text:p>235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543" calcext:value-type="float">
            <text:p>54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74" calcext:value-type="float">
            <text:p>574</text:p>
          </table:table-cell>
          <table:table-cell office:value-type="float" office:value="512" calcext:value-type="float">
            <text:p>512</text:p>
          </table:table-cell>
          <table:table-cell office:value-type="float" office:value="713" calcext:value-type="float">
            <text:p>713</text:p>
          </table:table-cell>
          <table:table-cell office:value-type="float" office:value="506" calcext:value-type="float">
            <text:p>506</text:p>
          </table:table-cell>
          <table:table-cell office:value-type="float" office:value="543" calcext:value-type="float">
            <text:p>543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1113" calcext:value-type="float">
            <text:p>1113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943" calcext:value-type="float">
            <text:p>94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75" calcext:value-type="float">
            <text:p>575</text:p>
          </table:table-cell>
          <table:table-cell office:value-type="float" office:value="513" calcext:value-type="float">
            <text:p>513</text:p>
          </table:table-cell>
          <table:table-cell office:value-type="float" office:value="714" calcext:value-type="float">
            <text:p>714</text:p>
          </table:table-cell>
          <table:table-cell office:value-type="float" office:value="507" calcext:value-type="float">
            <text:p>507</text:p>
          </table:table-cell>
          <table:table-cell office:value-type="float" office:value="544" calcext:value-type="float">
            <text:p>544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style-name="ce3" office:value-type="float" office:value="1599" calcext:value-type="float">
            <text:p>1599</text:p>
          </table:table-cell>
          <table:table-cell table:style-name="ce3" office:value-type="float" office:value="1481" calcext:value-type="float">
            <text:p>1481</text:p>
          </table:table-cell>
          <table:table-cell table:style-name="ce3" office:value-type="float" office:value="1737" calcext:value-type="float">
            <text:p>1737</text:p>
          </table:table-cell>
          <table:table-cell table:style-name="ce3" office:value-type="float" office:value="1484" calcext:value-type="float">
            <text:p>1484</text:p>
          </table:table-cell>
          <table:table-cell table:style-name="ce3" office:value-type="float" office:value="1567" calcext:value-type="float">
            <text:p>156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75" calcext:value-type="float">
            <text:p>975</text:p>
          </table:table-cell>
          <table:table-cell office:value-type="float" office:value="887" calcext:value-type="float">
            <text:p>887</text:p>
          </table:table-cell>
          <table:table-cell office:value-type="float" office:value="1113" calcext:value-type="float">
            <text:p>1113</text:p>
          </table:table-cell>
          <table:table-cell office:value-type="float" office:value="886" calcext:value-type="float">
            <text:p>886</text:p>
          </table:table-cell>
          <table:table-cell office:value-type="float" office:value="943" calcext:value-type="float">
            <text:p>943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table:style-name="ce3" office:value-type="float" office:value="2251" calcext:value-type="float">
            <text:p>2251</text:p>
          </table:table-cell>
          <table:table-cell table:style-name="ce3" office:value-type="float" office:value="2103" calcext:value-type="float">
            <text:p>2103</text:p>
          </table:table-cell>
          <table:table-cell table:style-name="ce3" office:value-type="float" office:value="2389" calcext:value-type="float">
            <text:p>2389</text:p>
          </table:table-cell>
          <table:table-cell table:style-name="ce3" office:value-type="float" office:value="2108" calcext:value-type="float">
            <text:p>2108</text:p>
          </table:table-cell>
          <table:table-cell table:style-name="ce3" office:value-type="float" office:value="2219" calcext:value-type="float">
            <text:p>221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976" calcext:value-type="float">
            <text:p>976</text:p>
          </table:table-cell>
          <table:table-cell office:value-type="float" office:value="888" calcext:value-type="float">
            <text:p>888</text:p>
          </table:table-cell>
          <table:table-cell office:value-type="float" office:value="1114" calcext:value-type="float">
            <text:p>1114</text:p>
          </table:table-cell>
          <table:table-cell office:value-type="float" office:value="887" calcext:value-type="float">
            <text:p>887</text:p>
          </table:table-cell>
          <table:table-cell office:value-type="float" office:value="944" calcext:value-type="float">
            <text:p>944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table:style-name="ce3" office:value-type="float" office:value="2959" calcext:value-type="float">
            <text:p>2959</text:p>
          </table:table-cell>
          <table:table-cell table:style-name="ce3" office:value-type="float" office:value="2790" calcext:value-type="float">
            <text:p>2790</text:p>
          </table:table-cell>
          <table:table-cell table:style-name="ce3" office:value-type="float" office:value="3097" calcext:value-type="float">
            <text:p>3097</text:p>
          </table:table-cell>
          <table:table-cell table:style-name="ce3" office:value-type="float" office:value="2797" calcext:value-type="float">
            <text:p>2797</text:p>
          </table:table-cell>
          <table:table-cell table:style-name="ce3" office:value-type="float" office:value="2927" calcext:value-type="float">
            <text:p>292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99" calcext:value-type="float">
            <text:p>1599</text:p>
          </table:table-cell>
          <table:table-cell office:value-type="float" office:value="1481" calcext:value-type="float">
            <text:p>1481</text:p>
          </table:table-cell>
          <table:table-cell office:value-type="float" office:value="1737" calcext:value-type="float">
            <text:p>1737</text:p>
          </table:table-cell>
          <table:table-cell office:value-type="float" office:value="1484" calcext:value-type="float">
            <text:p>1484</text:p>
          </table:table-cell>
          <table:table-cell office:value-type="float" office:value="1567" calcext:value-type="float">
            <text:p>1567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style-name="ce3" office:value-type="float" office:value="3897" calcext:value-type="float">
            <text:p>3897</text:p>
          </table:table-cell>
          <table:table-cell table:style-name="ce3" office:value-type="float" office:value="3699" calcext:value-type="float">
            <text:p>3699</text:p>
          </table:table-cell>
          <table:table-cell table:style-name="ce3" office:value-type="float" office:value="4035" calcext:value-type="float">
            <text:p>4035</text:p>
          </table:table-cell>
          <table:table-cell table:style-name="ce3" office:value-type="float" office:value="3710" calcext:value-type="float">
            <text:p>3710</text:p>
          </table:table-cell>
          <table:table-cell table:style-name="ce3" office:value-type="float" office:value="3865" calcext:value-type="float">
            <text:p>386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610" calcext:value-type="float">
            <text:p>1610</text:p>
          </table:table-cell>
          <table:table-cell office:value-type="float" office:value="1491" calcext:value-type="float">
            <text:p>1491</text:p>
          </table:table-cell>
          <table:table-cell office:value-type="float" office:value="1748" calcext:value-type="float">
            <text:p>1748</text:p>
          </table:table-cell>
          <table:table-cell office:value-type="float" office:value="1494" calcext:value-type="float">
            <text:p>1494</text:p>
          </table:table-cell>
          <table:table-cell office:value-type="float" office:value="1578" calcext:value-type="float">
            <text:p>1578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table:style-name="ce3" office:value-type="float" office:value="4987" calcext:value-type="float">
            <text:p>4987</text:p>
          </table:table-cell>
          <table:table-cell table:style-name="ce3" office:value-type="float" office:value="4762" calcext:value-type="float">
            <text:p>4762</text:p>
          </table:table-cell>
          <table:table-cell table:style-name="ce3" office:value-type="float" office:value="5125" calcext:value-type="float">
            <text:p>5125</text:p>
          </table:table-cell>
          <table:table-cell table:style-name="ce3" office:value-type="float" office:value="4776" calcext:value-type="float">
            <text:p>4776</text:p>
          </table:table-cell>
          <table:table-cell table:style-name="ce3" office:value-type="float" office:value="4955" calcext:value-type="float">
            <text:p>495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251" calcext:value-type="float">
            <text:p>2251</text:p>
          </table:table-cell>
          <table:table-cell office:value-type="float" office:value="2103" calcext:value-type="float">
            <text:p>2103</text:p>
          </table:table-cell>
          <table:table-cell office:value-type="float" office:value="2389" calcext:value-type="float">
            <text:p>2389</text:p>
          </table:table-cell>
          <table:table-cell office:value-type="float" office:value="2108" calcext:value-type="float">
            <text:p>2108</text:p>
          </table:table-cell>
          <table:table-cell office:value-type="float" office:value="2219" calcext:value-type="float">
            <text:p>2219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style-name="ce3" office:value-type="float" office:value="6213" calcext:value-type="float">
            <text:p>6213</text:p>
          </table:table-cell>
          <table:table-cell table:style-name="ce3" office:value-type="float" office:value="5957" calcext:value-type="float">
            <text:p>5957</text:p>
          </table:table-cell>
          <table:table-cell table:style-name="ce3" office:value-type="float" office:value="6351" calcext:value-type="float">
            <text:p>6351</text:p>
          </table:table-cell>
          <table:table-cell table:style-name="ce3" office:value-type="float" office:value="5975" calcext:value-type="float">
            <text:p>5975</text:p>
          </table:table-cell>
          <table:table-cell table:style-name="ce3" office:value-type="float" office:value="6181" calcext:value-type="float">
            <text:p>618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254" calcext:value-type="float">
            <text:p>2254</text:p>
          </table:table-cell>
          <table:table-cell office:value-type="float" office:value="2108" calcext:value-type="float">
            <text:p>2108</text:p>
          </table:table-cell>
          <table:table-cell office:value-type="float" office:value="2392" calcext:value-type="float">
            <text:p>2392</text:p>
          </table:table-cell>
          <table:table-cell office:value-type="float" office:value="2114" calcext:value-type="float">
            <text:p>2114</text:p>
          </table:table-cell>
          <table:table-cell office:value-type="float" office:value="2222" calcext:value-type="float">
            <text:p>2222</text:p>
          </table:table-cell>
          <table:table-cell table:number-columns-repeated="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959" calcext:value-type="float">
            <text:p>2959</text:p>
          </table:table-cell>
          <table:table-cell office:value-type="float" office:value="2790" calcext:value-type="float">
            <text:p>2790</text:p>
          </table:table-cell>
          <table:table-cell office:value-type="float" office:value="3097" calcext:value-type="float">
            <text:p>3097</text:p>
          </table:table-cell>
          <table:table-cell office:value-type="float" office:value="2797" calcext:value-type="float">
            <text:p>2797</text:p>
          </table:table-cell>
          <table:table-cell office:value-type="float" office:value="2927" calcext:value-type="float">
            <text:p>2927</text:p>
          </table:table-cell>
          <table:table-cell table:number-columns-repeated="10"/>
          <table:table-cell table:style-name="ce3"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960" calcext:value-type="float">
            <text:p>2960</text:p>
          </table:table-cell>
          <table:table-cell office:value-type="float" office:value="2791" calcext:value-type="float">
            <text:p>2791</text:p>
          </table:table-cell>
          <table:table-cell office:value-type="float" office:value="3098" calcext:value-type="float">
            <text:p>3098</text:p>
          </table:table-cell>
          <table:table-cell office:value-type="float" office:value="2798" calcext:value-type="float">
            <text:p>2798</text:p>
          </table:table-cell>
          <table:table-cell office:value-type="float" office:value="2928" calcext:value-type="float">
            <text:p>2928</text:p>
          </table:table-cell>
          <table:table-cell table:number-columns-repeated="1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97" calcext:value-type="float">
            <text:p>3897</text:p>
          </table:table-cell>
          <table:table-cell office:value-type="float" office:value="3699" calcext:value-type="float">
            <text:p>3699</text:p>
          </table:table-cell>
          <table:table-cell office:value-type="float" office:value="4035" calcext:value-type="float">
            <text:p>4035</text:p>
          </table:table-cell>
          <table:table-cell office:value-type="float" office:value="3710" calcext:value-type="float">
            <text:p>3710</text:p>
          </table:table-cell>
          <table:table-cell office:value-type="float" office:value="3865" calcext:value-type="float">
            <text:p>3865</text:p>
          </table:table-cell>
          <table:table-cell table:number-columns-repeated="10"/>
          <table:table-cell table:style-name="ce3"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900" calcext:value-type="float">
            <text:p>3900</text:p>
          </table:table-cell>
          <table:table-cell office:value-type="float" office:value="3701" calcext:value-type="float">
            <text:p>3701</text:p>
          </table:table-cell>
          <table:table-cell office:value-type="float" office:value="4038" calcext:value-type="float">
            <text:p>4038</text:p>
          </table:table-cell>
          <table:table-cell office:value-type="float" office:value="3712" calcext:value-type="float">
            <text:p>3712</text:p>
          </table:table-cell>
          <table:table-cell office:value-type="float" office:value="3868" calcext:value-type="float">
            <text:p>3868</text:p>
          </table:table-cell>
          <table:table-cell table:number-columns-repeated="1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987" calcext:value-type="float">
            <text:p>4987</text:p>
          </table:table-cell>
          <table:table-cell office:value-type="float" office:value="4762" calcext:value-type="float">
            <text:p>4762</text:p>
          </table:table-cell>
          <table:table-cell office:value-type="float" office:value="5125" calcext:value-type="float">
            <text:p>5125</text:p>
          </table:table-cell>
          <table:table-cell office:value-type="float" office:value="4776" calcext:value-type="float">
            <text:p>4776</text:p>
          </table:table-cell>
          <table:table-cell office:value-type="float" office:value="4955" calcext:value-type="float">
            <text:p>4955</text:p>
          </table:table-cell>
          <table:table-cell table:number-columns-repeated="10"/>
          <table:table-cell table:style-name="ce3"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990" calcext:value-type="float">
            <text:p>4990</text:p>
          </table:table-cell>
          <table:table-cell office:value-type="float" office:value="4764" calcext:value-type="float">
            <text:p>4764</text:p>
          </table:table-cell>
          <table:table-cell office:value-type="float" office:value="5128" calcext:value-type="float">
            <text:p>5128</text:p>
          </table:table-cell>
          <table:table-cell office:value-type="float" office:value="4778" calcext:value-type="float">
            <text:p>4778</text:p>
          </table:table-cell>
          <table:table-cell office:value-type="float" office:value="4958" calcext:value-type="float">
            <text:p>4958</text:p>
          </table:table-cell>
          <table:table-cell table:number-columns-repeated="1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213" calcext:value-type="float">
            <text:p>6213</text:p>
          </table:table-cell>
          <table:table-cell office:value-type="float" office:value="5957" calcext:value-type="float">
            <text:p>5957</text:p>
          </table:table-cell>
          <table:table-cell office:value-type="float" office:value="6351" calcext:value-type="float">
            <text:p>6351</text:p>
          </table:table-cell>
          <table:table-cell office:value-type="float" office:value="5975" calcext:value-type="float">
            <text:p>5975</text:p>
          </table:table-cell>
          <table:table-cell office:value-type="float" office:value="6181" calcext:value-type="float">
            <text:p>6181</text:p>
          </table:table-cell>
          <table:table-cell table:number-columns-repeated="10"/>
          <table:table-cell table:style-name="ce3" table:number-columns-repeated="5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15"/>
        </table:table-row>
        <table:table-row table:style-name="ro1">
          <table:table-cell table:style-name="ce2" table:number-columns-spanned="6" table:number-rows-spanned="1"/>
          <table:covered-table-cell table:number-columns-repeated="5" table:style-name="Default"/>
          <table:table-cell table:number-columns-repeated="15"/>
        </table:table-row>
        <table:table-row table:style-name="ro1">
          <table:table-cell office:value-type="string" calcext:value-type="string">
            <text:p>|Q|</text:p>
          </table:table-cell>
          <table:table-cell table:style-name="Default" office:value-type="string" calcext:value-type="string">
            <text:p>GH</text:p>
          </table:table-cell>
          <table:table-cell table:style-name="Default" office:value-type="string" calcext:value-type="string">
            <text:p>NS</text:p>
          </table:table-cell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AF</text:p>
          </table:table-cell>
          <table:table-cell table:style-name="Default" office:value-type="string" calcext:value-type="string">
            <text:p>AFGH</text:p>
          </table:table-cell>
          <table:table-cell table:number-columns-repeated="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300" calcext:value-type="float">
            <text:p>300</text:p>
          </table:table-cell>
          <table:table-cell office:value-type="float" office:value="313" calcext:value-type="float">
            <text:p>313</text:p>
          </table:table-cell>
          <table:table-cell office:value-type="float" office:value="299" calcext:value-type="float">
            <text:p>299</text:p>
          </table:table-cell>
          <table:table-cell office:value-type="float" office:value="308" calcext:value-type="float">
            <text:p>308</text:p>
          </table:table-cell>
          <table:table-cell table:number-columns-repeated="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71" calcext:value-type="float">
            <text:p>471</text:p>
          </table:table-cell>
          <table:table-cell office:value-type="float" office:value="447" calcext:value-type="float">
            <text:p>447</text:p>
          </table:table-cell>
          <table:table-cell office:value-type="float" office:value="478" calcext:value-type="float">
            <text:p>478</text:p>
          </table:table-cell>
          <table:table-cell office:value-type="float" office:value="446" calcext:value-type="float">
            <text:p>446</text:p>
          </table:table-cell>
          <table:table-cell office:value-type="float" office:value="468" calcext:value-type="float">
            <text:p>468</text:p>
          </table:table-cell>
          <table:table-cell table:number-columns-repeated="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32" calcext:value-type="float">
            <text:p>632</text:p>
          </table:table-cell>
          <table:table-cell office:value-type="float" office:value="594" calcext:value-type="float">
            <text:p>594</text:p>
          </table:table-cell>
          <table:table-cell office:value-type="float" office:value="649" calcext:value-type="float">
            <text:p>649</text:p>
          </table:table-cell>
          <table:table-cell office:value-type="float" office:value="592" calcext:value-type="float">
            <text:p>592</text:p>
          </table:table-cell>
          <table:table-cell office:value-type="float" office:value="627" calcext:value-type="float">
            <text:p>627</text:p>
          </table:table-cell>
          <table:table-cell table:number-columns-repeated="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93" calcext:value-type="float">
            <text:p>793</text:p>
          </table:table-cell>
          <table:table-cell office:value-type="float" office:value="740" calcext:value-type="float">
            <text:p>740</text:p>
          </table:table-cell>
          <table:table-cell office:value-type="float" office:value="819" calcext:value-type="float">
            <text:p>819</text:p>
          </table:table-cell>
          <table:table-cell office:value-type="float" office:value="739" calcext:value-type="float">
            <text:p>739</text:p>
          </table:table-cell>
          <table:table-cell office:value-type="float" office:value="787" calcext:value-type="float">
            <text:p>787</text:p>
          </table:table-cell>
          <table:table-cell table:number-columns-repeated="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69" calcext:value-type="float">
            <text:p>969</text:p>
          </table:table-cell>
          <table:table-cell office:value-type="float" office:value="903" calcext:value-type="float">
            <text:p>903</text:p>
          </table:table-cell>
          <table:table-cell office:value-type="float" office:value="1012" calcext:value-type="float">
            <text:p>1012</text:p>
          </table:table-cell>
          <table:table-cell office:value-type="float" office:value="896" calcext:value-type="float">
            <text:p>896</text:p>
          </table:table-cell>
          <table:table-cell office:value-type="float" office:value="961" calcext:value-type="float">
            <text:p>961</text:p>
          </table:table-cell>
          <table:table-cell table:number-columns-repeated="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16" calcext:value-type="float">
            <text:p>1116</text:p>
          </table:table-cell>
          <table:table-cell office:value-type="float" office:value="1037" calcext:value-type="float">
            <text:p>1037</text:p>
          </table:table-cell>
          <table:table-cell office:value-type="float" office:value="1183" calcext:value-type="float">
            <text:p>1183</text:p>
          </table:table-cell>
          <table:table-cell office:value-type="float" office:value="1036" calcext:value-type="float">
            <text:p>1036</text:p>
          </table:table-cell>
          <table:table-cell office:value-type="float" office:value="1097" calcext:value-type="float">
            <text:p>1097</text:p>
          </table:table-cell>
          <table:table-cell table:number-columns-repeated="1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278" calcext:value-type="float">
            <text:p>1278</text:p>
          </table:table-cell>
          <table:table-cell office:value-type="float" office:value="1185" calcext:value-type="float">
            <text:p>1185</text:p>
          </table:table-cell>
          <table:table-cell office:value-type="float" office:value="1366" calcext:value-type="float">
            <text:p>1366</text:p>
          </table:table-cell>
          <table:table-cell office:value-type="float" office:value="1182" calcext:value-type="float">
            <text:p>1182</text:p>
          </table:table-cell>
          <table:table-cell office:value-type="float" office:value="1251" calcext:value-type="float">
            <text:p>1251</text:p>
          </table:table-cell>
          <table:table-cell table:number-columns-repeated="1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46" calcext:value-type="float">
            <text:p>1446</text:p>
          </table:table-cell>
          <table:table-cell office:value-type="float" office:value="1341" calcext:value-type="float">
            <text:p>1341</text:p>
          </table:table-cell>
          <table:table-cell office:value-type="float" office:value="1562" calcext:value-type="float">
            <text:p>1562</text:p>
          </table:table-cell>
          <table:table-cell office:value-type="float" office:value="1333" calcext:value-type="float">
            <text:p>1333</text:p>
          </table:table-cell>
          <table:table-cell office:value-type="float" office:value="1414" calcext:value-type="float">
            <text:p>1414</text:p>
          </table:table-cell>
          <table:table-cell table:number-columns-repeated="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99" calcext:value-type="float">
            <text:p>1599</text:p>
          </table:table-cell>
          <table:table-cell office:value-type="float" office:value="1481" calcext:value-type="float">
            <text:p>1481</text:p>
          </table:table-cell>
          <table:table-cell office:value-type="float" office:value="1737" calcext:value-type="float">
            <text:p>1737</text:p>
          </table:table-cell>
          <table:table-cell office:value-type="float" office:value="1484" calcext:value-type="float">
            <text:p>1484</text:p>
          </table:table-cell>
          <table:table-cell office:value-type="float" office:value="1567" calcext:value-type="float">
            <text:p>1567</text:p>
          </table:table-cell>
          <table:table-cell table:number-columns-repeated="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763" calcext:value-type="float">
            <text:p>1763</text:p>
          </table:table-cell>
          <table:table-cell office:value-type="float" office:value="1630" calcext:value-type="float">
            <text:p>1630</text:p>
          </table:table-cell>
          <table:table-cell office:value-type="float" office:value="1944" calcext:value-type="float">
            <text:p>1944</text:p>
          </table:table-cell>
          <table:table-cell office:value-type="float" office:value="1625" calcext:value-type="float">
            <text:p>1625</text:p>
          </table:table-cell>
          <table:table-cell office:value-type="float" office:value="1722" calcext:value-type="float">
            <text:p>1722</text:p>
          </table:table-cell>
          <table:table-cell table:number-columns-repeated="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927" calcext:value-type="float">
            <text:p>1927</text:p>
          </table:table-cell>
          <table:table-cell office:value-type="float" office:value="1779" calcext:value-type="float">
            <text:p>1779</text:p>
          </table:table-cell>
          <table:table-cell office:value-type="float" office:value="2136" calcext:value-type="float">
            <text:p>2136</text:p>
          </table:table-cell>
          <table:table-cell office:value-type="float" office:value="1762" calcext:value-type="float">
            <text:p>1762</text:p>
          </table:table-cell>
          <table:table-cell office:value-type="float" office:value="1882" calcext:value-type="float">
            <text:p>1882</text:p>
          </table:table-cell>
          <table:table-cell table:number-columns-repeated="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089" calcext:value-type="float">
            <text:p>2089</text:p>
          </table:table-cell>
          <table:table-cell office:value-type="float" office:value="1925" calcext:value-type="float">
            <text:p>1925</text:p>
          </table:table-cell>
          <table:table-cell office:value-type="float" office:value="2332" calcext:value-type="float">
            <text:p>2332</text:p>
          </table:table-cell>
          <table:table-cell office:value-type="float" office:value="1919" calcext:value-type="float">
            <text:p>1919</text:p>
          </table:table-cell>
          <table:table-cell office:value-type="float" office:value="2045" calcext:value-type="float">
            <text:p>2045</text:p>
          </table:table-cell>
          <table:table-cell table:number-columns-repeated="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253" calcext:value-type="float">
            <text:p>2253</text:p>
          </table:table-cell>
          <table:table-cell office:value-type="float" office:value="2074" calcext:value-type="float">
            <text:p>2074</text:p>
          </table:table-cell>
          <table:table-cell office:value-type="float" office:value="2544" calcext:value-type="float">
            <text:p>2544</text:p>
          </table:table-cell>
          <table:table-cell office:value-type="float" office:value="2069" calcext:value-type="float">
            <text:p>2069</text:p>
          </table:table-cell>
          <table:table-cell office:value-type="float" office:value="2207" calcext:value-type="float">
            <text:p>2207</text:p>
          </table:table-cell>
          <table:table-cell table:number-columns-repeated="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412" calcext:value-type="float">
            <text:p>2412</text:p>
          </table:table-cell>
          <table:table-cell office:value-type="float" office:value="2220" calcext:value-type="float">
            <text:p>2220</text:p>
          </table:table-cell>
          <table:table-cell office:value-type="float" office:value="2742" calcext:value-type="float">
            <text:p>2742</text:p>
          </table:table-cell>
          <table:table-cell office:value-type="float" office:value="2222" calcext:value-type="float">
            <text:p>2222</text:p>
          </table:table-cell>
          <table:table-cell office:value-type="float" office:value="2348" calcext:value-type="float">
            <text:p>2348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5"/>
          <table:table-cell table:number-columns-repeated="15"/>
        </table:table-row>
        <table:table-row table:style-name="ro1">
          <table:table-cell table:style-name="ce2" table:number-columns-spanned="4" table:number-rows-spanned="1"/>
          <table:covered-table-cell table:number-columns-repeated="3" table:style-name="Default"/>
          <table:table-cell table:style-name="Default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μ</text:p>
          </table:table-cell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AF</text:p>
          </table:table-cell>
          <table:table-cell table:style-name="Default" office:value-type="string" calcext:value-type="string">
            <text:p>AFGH</text:p>
          </table:table-cell>
          <table:table-cell table:style-name="Default" table:number-columns-repeated="2"/>
          <table:table-cell table:number-columns-repeated="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99" calcext:value-type="float">
            <text:p>1599</text:p>
          </table:table-cell>
          <table:table-cell office:value-type="float" office:value="1481" calcext:value-type="float">
            <text:p>1481</text:p>
          </table:table-cell>
          <table:table-cell office:value-type="float" office:value="1599" calcext:value-type="float">
            <text:p>1599</text:p>
          </table:table-cell>
          <table:table-cell table:style-name="Default" table:number-columns-repeated="2"/>
          <table:table-cell table:number-columns-repeated="15"/>
        </table:table-row>
        <table:table-row table:style-name="ro2">
          <table:table-cell office:value-type="float" office:value="0.1" calcext:value-type="float">
            <text:p>0.1</text:p>
          </table:table-cell>
          <table:table-cell office:value-type="float" office:value="1628" calcext:value-type="float">
            <text:p>1628</text:p>
          </table:table-cell>
          <table:table-cell office:value-type="float" office:value="1480" calcext:value-type="float">
            <text:p>1480</text:p>
          </table:table-cell>
          <table:table-cell office:value-type="float" office:value="1581" calcext:value-type="float">
            <text:p>1581</text:p>
          </table:table-cell>
          <table:table-cell table:style-name="Default" table:number-columns-repeated="2"/>
          <table:table-cell table:number-columns-repeated="15"/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1682" calcext:value-type="float">
            <text:p>1682</text:p>
          </table:table-cell>
          <table:table-cell office:value-type="float" office:value="1477" calcext:value-type="float">
            <text:p>1477</text:p>
          </table:table-cell>
          <table:table-cell office:value-type="float" office:value="1577" calcext:value-type="float">
            <text:p>1577</text:p>
          </table:table-cell>
          <table:table-cell table:style-name="Default" table:number-columns-repeated="2"/>
          <table:table-cell table:number-columns-repeated="15"/>
        </table:table-row>
        <table:table-row table:style-name="ro2">
          <table:table-cell office:value-type="float" office:value="0.3" calcext:value-type="float">
            <text:p>0.3</text:p>
          </table:table-cell>
          <table:table-cell office:value-type="float" office:value="1739" calcext:value-type="float">
            <text:p>1739</text:p>
          </table:table-cell>
          <table:table-cell office:value-type="float" office:value="1483" calcext:value-type="float">
            <text:p>1483</text:p>
          </table:table-cell>
          <table:table-cell office:value-type="float" office:value="1569" calcext:value-type="float">
            <text:p>1569</text:p>
          </table:table-cell>
          <table:table-cell table:style-name="Default" table:number-columns-repeated="2"/>
          <table:table-cell table:number-columns-repeated="15"/>
        </table:table-row>
        <table:table-row table:style-name="ro2">
          <table:table-cell office:value-type="float" office:value="0.4" calcext:value-type="float">
            <text:p>0.4</text:p>
          </table:table-cell>
          <table:table-cell office:value-type="float" office:value="1806" calcext:value-type="float">
            <text:p>1806</text:p>
          </table:table-cell>
          <table:table-cell office:value-type="float" office:value="1471" calcext:value-type="float">
            <text:p>1471</text:p>
          </table:table-cell>
          <table:table-cell office:value-type="float" office:value="1555" calcext:value-type="float">
            <text:p>1555</text:p>
          </table:table-cell>
          <table:table-cell table:style-name="Default" table:number-columns-repeated="2"/>
          <table:table-cell table:number-columns-repeated="15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1872" calcext:value-type="float">
            <text:p>1872</text:p>
          </table:table-cell>
          <table:table-cell office:value-type="float" office:value="1474" calcext:value-type="float">
            <text:p>1474</text:p>
          </table:table-cell>
          <table:table-cell office:value-type="float" office:value="1550" calcext:value-type="float">
            <text:p>1550</text:p>
          </table:table-cell>
          <table:table-cell table:style-name="Default" table:number-columns-repeated="2"/>
          <table:table-cell table:number-columns-repeated="15"/>
        </table:table-row>
        <table:table-row table:style-name="ro2">
          <table:table-cell office:value-type="float" office:value="0.6" calcext:value-type="float">
            <text:p>0.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1558" calcext:value-type="float">
            <text:p>1558</text:p>
          </table:table-cell>
          <table:table-cell table:style-name="Default" table:number-columns-repeated="2"/>
          <table:table-cell table:number-columns-repeated="15"/>
        </table:table-row>
        <table:table-row table:style-name="ro2">
          <table:table-cell office:value-type="float" office:value="0.7" calcext:value-type="float">
            <text:p>0.7</text:p>
          </table:table-cell>
          <table:table-cell/>
          <table:table-cell office:value-type="float" office:value="1306" calcext:value-type="float">
            <text:p>1306</text:p>
          </table:table-cell>
          <table:table-cell office:value-type="float" office:value="2012" calcext:value-type="float">
            <text:p>2012</text:p>
          </table:table-cell>
          <table:table-cell table:style-name="Default" table:number-columns-repeated="2"/>
          <table:table-cell table:number-columns-repeated="15"/>
        </table:table-row>
        <table:table-row table:style-name="ro2">
          <table:table-cell office:value-type="float" office:value="0.8" calcext:value-type="float">
            <text:p>0.8</text:p>
          </table:table-cell>
          <table:table-cell/>
          <table:table-cell office:value-type="float" office:value="1310" calcext:value-type="float">
            <text:p>1310</text:p>
          </table:table-cell>
          <table:table-cell office:value-type="float" office:value="1607" calcext:value-type="float">
            <text:p>1607</text:p>
          </table:table-cell>
          <table:table-cell table:style-name="Default" table:number-columns-repeated="2"/>
          <table:table-cell table:number-columns-repeated="15"/>
        </table:table-row>
        <table:table-row table:style-name="ro2">
          <table:table-cell office:value-type="float" office:value="0.9" calcext:value-type="float">
            <text:p>0.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1423" calcext:value-type="float">
            <text:p>1423</text:p>
          </table:table-cell>
          <table:table-cell table:style-name="Default" table:number-columns-repeated="2"/>
          <table:table-cell table:number-columns-repeated="15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308" calcext:value-type="float">
            <text:p>1308</text:p>
          </table:table-cell>
          <table:table-cell office:value-type="float" office:value="862" calcext:value-type="float">
            <text:p>862</text:p>
          </table:table-cell>
          <table:table-cell table:style-name="Default" table:number-columns-repeated="2"/>
          <table:table-cell table:number-columns-repeated="15"/>
        </table:table-row>
        <table:table-row table:style-name="ro1" table:number-rows-repeated="6">
          <table:table-cell/>
          <table:table-cell table:style-name="Default" table:number-columns-repeated="5"/>
          <table:table-cell table:number-columns-repeated="15"/>
        </table:table-row>
        <table:table-row table:style-name="ro1">
          <table:table-cell table:style-name="ce1" office:value-type="string" calcext:value-type="string" table:number-columns-spanned="6" table:number-rows-spanned="1">
            <text:p>geolife</text:p>
          </table:table-cell>
          <table:covered-table-cell table:number-columns-repeated="5" table:style-name="Default"/>
          <table:table-cell table:number-columns-repeated="15"/>
        </table:table-row>
        <table:table-row table:style-name="ro1">
          <table:table-cell office:value-type="string" calcext:value-type="string">
            <text:p>k</text:p>
          </table:table-cell>
          <table:table-cell table:style-name="Default" office:value-type="string" calcext:value-type="string">
            <text:p>GH</text:p>
          </table:table-cell>
          <table:table-cell table:style-name="Default" office:value-type="string" calcext:value-type="string">
            <text:p>NS</text:p>
          </table:table-cell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AF</text:p>
          </table:table-cell>
          <table:table-cell table:style-name="Default" office:value-type="string" calcext:value-type="string">
            <text:p>AFGH</text:p>
          </table:table-cell>
          <table:table-cell table:number-columns-repeated="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64" calcext:value-type="float">
            <text:p>364</text:p>
          </table:table-cell>
          <table:table-cell office:value-type="float" office:value="2" calcext:value-type="float">
            <text:p>2</text:p>
          </table:table-cell>
          <table:table-cell office:value-type="float" office:value="364" calcext:value-type="float">
            <text:p>364</text:p>
          </table:table-cell>
          <table:table-cell office:value-type="float" office:value="2" calcext:value-type="float">
            <text:p>2</text:p>
          </table:table-cell>
          <table:table-cell office:value-type="float" office:value="363" calcext:value-type="float">
            <text:p>363</text:p>
          </table:table-cell>
          <table:table-cell table:number-columns-repeated="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361" calcext:value-type="float">
            <text:p>9361</text:p>
          </table:table-cell>
          <table:table-cell office:value-type="float" office:value="8784" calcext:value-type="float">
            <text:p>8784</text:p>
          </table:table-cell>
          <table:table-cell office:value-type="float" office:value="9361" calcext:value-type="float">
            <text:p>9361</text:p>
          </table:table-cell>
          <table:table-cell office:value-type="float" office:value="8784" calcext:value-type="float">
            <text:p>8784</text:p>
          </table:table-cell>
          <table:table-cell office:value-type="float" office:value="9360" calcext:value-type="float">
            <text:p>9360</text:p>
          </table:table-cell>
          <table:table-cell table:number-columns-repeated="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4670" calcext:value-type="float">
            <text:p>44670</text:p>
          </table:table-cell>
          <table:table-cell office:value-type="float" office:value="44625" calcext:value-type="float">
            <text:p>44625</text:p>
          </table:table-cell>
          <table:table-cell office:value-type="float" office:value="44670" calcext:value-type="float">
            <text:p>44670</text:p>
          </table:table-cell>
          <table:table-cell office:value-type="float" office:value="44625" calcext:value-type="float">
            <text:p>44625</text:p>
          </table:table-cell>
          <table:table-cell office:value-type="float" office:value="44669" calcext:value-type="float">
            <text:p>44669</text:p>
          </table:table-cell>
          <table:table-cell table:number-columns-repeated="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483" calcext:value-type="float">
            <text:p>90483</text:p>
          </table:table-cell>
          <table:table-cell office:value-type="float" office:value="90431" calcext:value-type="float">
            <text:p>90431</text:p>
          </table:table-cell>
          <table:table-cell office:value-type="float" office:value="90483" calcext:value-type="float">
            <text:p>90483</text:p>
          </table:table-cell>
          <table:table-cell office:value-type="float" office:value="90431" calcext:value-type="float">
            <text:p>90431</text:p>
          </table:table-cell>
          <table:table-cell office:value-type="float" office:value="90482" calcext:value-type="float">
            <text:p>90482</text:p>
          </table:table-cell>
          <table:table-cell table:number-columns-repeated="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74428" calcext:value-type="float">
            <text:p>474428</text:p>
          </table:table-cell>
          <table:table-cell office:value-type="float" office:value="474363" calcext:value-type="float">
            <text:p>474363</text:p>
          </table:table-cell>
          <table:table-cell office:value-type="float" office:value="474428" calcext:value-type="float">
            <text:p>474428</text:p>
          </table:table-cell>
          <table:table-cell office:value-type="float" office:value="474363" calcext:value-type="float">
            <text:p>474363</text:p>
          </table:table-cell>
          <table:table-cell office:value-type="float" office:value="474427" calcext:value-type="float">
            <text:p>474427</text:p>
          </table:table-cell>
          <table:table-cell table:number-columns-repeated="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74464" calcext:value-type="float">
            <text:p>474464</text:p>
          </table:table-cell>
          <table:table-cell office:value-type="float" office:value="474389" calcext:value-type="float">
            <text:p>474389</text:p>
          </table:table-cell>
          <table:table-cell office:value-type="float" office:value="474464" calcext:value-type="float">
            <text:p>474464</text:p>
          </table:table-cell>
          <table:table-cell office:value-type="float" office:value="474389" calcext:value-type="float">
            <text:p>474389</text:p>
          </table:table-cell>
          <table:table-cell office:value-type="float" office:value="474463" calcext:value-type="float">
            <text:p>474463</text:p>
          </table:table-cell>
          <table:table-cell table:number-columns-repeated="1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91436" calcext:value-type="float">
            <text:p>491436</text:p>
          </table:table-cell>
          <table:table-cell office:value-type="float" office:value="491189" calcext:value-type="float">
            <text:p>491189</text:p>
          </table:table-cell>
          <table:table-cell office:value-type="float" office:value="491436" calcext:value-type="float">
            <text:p>491436</text:p>
          </table:table-cell>
          <table:table-cell office:value-type="float" office:value="491189" calcext:value-type="float">
            <text:p>491189</text:p>
          </table:table-cell>
          <table:table-cell office:value-type="float" office:value="491435" calcext:value-type="float">
            <text:p>491435</text:p>
          </table:table-cell>
          <table:table-cell table:number-columns-repeated="1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91469" calcext:value-type="float">
            <text:p>491469</text:p>
          </table:table-cell>
          <table:table-cell office:value-type="float" office:value="491387" calcext:value-type="float">
            <text:p>491387</text:p>
          </table:table-cell>
          <table:table-cell office:value-type="float" office:value="491469" calcext:value-type="float">
            <text:p>491469</text:p>
          </table:table-cell>
          <table:table-cell office:value-type="float" office:value="491387" calcext:value-type="float">
            <text:p>491387</text:p>
          </table:table-cell>
          <table:table-cell office:value-type="float" office:value="491468" calcext:value-type="float">
            <text:p>491468</text:p>
          </table:table-cell>
          <table:table-cell table:number-columns-repeated="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35532" calcext:value-type="float">
            <text:p>535532</text:p>
          </table:table-cell>
          <table:table-cell office:value-type="float" office:value="535437" calcext:value-type="float">
            <text:p>535437</text:p>
          </table:table-cell>
          <table:table-cell office:value-type="float" office:value="535532" calcext:value-type="float">
            <text:p>535532</text:p>
          </table:table-cell>
          <table:table-cell office:value-type="float" office:value="535437" calcext:value-type="float">
            <text:p>535437</text:p>
          </table:table-cell>
          <table:table-cell office:value-type="float" office:value="535531" calcext:value-type="float">
            <text:p>535531</text:p>
          </table:table-cell>
          <table:table-cell table:number-columns-repeated="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24717" calcext:value-type="float">
            <text:p>624717</text:p>
          </table:table-cell>
          <table:table-cell office:value-type="float" office:value="624571" calcext:value-type="float">
            <text:p>624571</text:p>
          </table:table-cell>
          <table:table-cell office:value-type="float" office:value="624717" calcext:value-type="float">
            <text:p>624717</text:p>
          </table:table-cell>
          <table:table-cell office:value-type="float" office:value="624571" calcext:value-type="float">
            <text:p>624571</text:p>
          </table:table-cell>
          <table:table-cell office:value-type="float" office:value="624716" calcext:value-type="float">
            <text:p>624716</text:p>
          </table:table-cell>
          <table:table-cell table:number-columns-repeated="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92975" calcext:value-type="float">
            <text:p>992975</text:p>
          </table:table-cell>
          <table:table-cell office:value-type="float" office:value="992876" calcext:value-type="float">
            <text:p>992876</text:p>
          </table:table-cell>
          <table:table-cell office:value-type="float" office:value="992975" calcext:value-type="float">
            <text:p>992975</text:p>
          </table:table-cell>
          <table:table-cell office:value-type="float" office:value="992876" calcext:value-type="float">
            <text:p>992876</text:p>
          </table:table-cell>
          <table:table-cell office:value-type="float" office:value="992974" calcext:value-type="float">
            <text:p>992974</text:p>
          </table:table-cell>
          <table:table-cell table:number-columns-repeated="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992975" calcext:value-type="float">
            <text:p>992975</text:p>
          </table:table-cell>
          <table:table-cell office:value-type="float" office:value="992876" calcext:value-type="float">
            <text:p>992876</text:p>
          </table:table-cell>
          <table:table-cell office:value-type="float" office:value="992975" calcext:value-type="float">
            <text:p>992975</text:p>
          </table:table-cell>
          <table:table-cell office:value-type="float" office:value="992876" calcext:value-type="float">
            <text:p>992876</text:p>
          </table:table-cell>
          <table:table-cell office:value-type="float" office:value="992974" calcext:value-type="float">
            <text:p>992974</text:p>
          </table:table-cell>
          <table:table-cell table:number-columns-repeated="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92975" calcext:value-type="float">
            <text:p>992975</text:p>
          </table:table-cell>
          <table:table-cell office:value-type="float" office:value="992876" calcext:value-type="float">
            <text:p>992876</text:p>
          </table:table-cell>
          <table:table-cell office:value-type="float" office:value="992975" calcext:value-type="float">
            <text:p>992975</text:p>
          </table:table-cell>
          <table:table-cell office:value-type="float" office:value="992876" calcext:value-type="float">
            <text:p>992876</text:p>
          </table:table-cell>
          <table:table-cell office:value-type="float" office:value="992974" calcext:value-type="float">
            <text:p>992974</text:p>
          </table:table-cell>
          <table:table-cell table:number-columns-repeated="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992975" calcext:value-type="float">
            <text:p>992975</text:p>
          </table:table-cell>
          <table:table-cell office:value-type="float" office:value="992876" calcext:value-type="float">
            <text:p>992876</text:p>
          </table:table-cell>
          <table:table-cell office:value-type="float" office:value="992975" calcext:value-type="float">
            <text:p>992975</text:p>
          </table:table-cell>
          <table:table-cell office:value-type="float" office:value="992876" calcext:value-type="float">
            <text:p>992876</text:p>
          </table:table-cell>
          <table:table-cell office:value-type="float" office:value="992974" calcext:value-type="float">
            <text:p>992974</text:p>
          </table:table-cell>
          <table:table-cell table:number-columns-repeated="1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992975" calcext:value-type="float">
            <text:p>992975</text:p>
          </table:table-cell>
          <table:table-cell office:value-type="float" office:value="992876" calcext:value-type="float">
            <text:p>992876</text:p>
          </table:table-cell>
          <table:table-cell office:value-type="float" office:value="992975" calcext:value-type="float">
            <text:p>992975</text:p>
          </table:table-cell>
          <table:table-cell office:value-type="float" office:value="992876" calcext:value-type="float">
            <text:p>992876</text:p>
          </table:table-cell>
          <table:table-cell office:value-type="float" office:value="992974" calcext:value-type="float">
            <text:p>992974</text:p>
          </table:table-cell>
          <table:table-cell table:number-columns-repeated="1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992975" calcext:value-type="float">
            <text:p>992975</text:p>
          </table:table-cell>
          <table:table-cell office:value-type="float" office:value="992876" calcext:value-type="float">
            <text:p>992876</text:p>
          </table:table-cell>
          <table:table-cell office:value-type="float" office:value="992975" calcext:value-type="float">
            <text:p>992975</text:p>
          </table:table-cell>
          <table:table-cell office:value-type="float" office:value="992876" calcext:value-type="float">
            <text:p>992876</text:p>
          </table:table-cell>
          <table:table-cell office:value-type="float" office:value="992974" calcext:value-type="float">
            <text:p>992974</text:p>
          </table:table-cell>
          <table:table-cell table:number-columns-repeated="1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992975" calcext:value-type="float">
            <text:p>992975</text:p>
          </table:table-cell>
          <table:table-cell office:value-type="float" office:value="992876" calcext:value-type="float">
            <text:p>992876</text:p>
          </table:table-cell>
          <table:table-cell office:value-type="float" office:value="992975" calcext:value-type="float">
            <text:p>992975</text:p>
          </table:table-cell>
          <table:table-cell office:value-type="float" office:value="992876" calcext:value-type="float">
            <text:p>992876</text:p>
          </table:table-cell>
          <table:table-cell office:value-type="float" office:value="992974" calcext:value-type="float">
            <text:p>992974</text:p>
          </table:table-cell>
          <table:table-cell table:number-columns-repeated="1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992975" calcext:value-type="float">
            <text:p>992975</text:p>
          </table:table-cell>
          <table:table-cell office:value-type="float" office:value="992876" calcext:value-type="float">
            <text:p>992876</text:p>
          </table:table-cell>
          <table:table-cell office:value-type="float" office:value="992975" calcext:value-type="float">
            <text:p>992975</text:p>
          </table:table-cell>
          <table:table-cell office:value-type="float" office:value="992876" calcext:value-type="float">
            <text:p>992876</text:p>
          </table:table-cell>
          <table:table-cell office:value-type="float" office:value="992974" calcext:value-type="float">
            <text:p>992974</text:p>
          </table:table-cell>
          <table:table-cell table:number-columns-repeated="1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992975" calcext:value-type="float">
            <text:p>992975</text:p>
          </table:table-cell>
          <table:table-cell office:value-type="float" office:value="992876" calcext:value-type="float">
            <text:p>992876</text:p>
          </table:table-cell>
          <table:table-cell office:value-type="float" office:value="992975" calcext:value-type="float">
            <text:p>992975</text:p>
          </table:table-cell>
          <table:table-cell office:value-type="float" office:value="992876" calcext:value-type="float">
            <text:p>992876</text:p>
          </table:table-cell>
          <table:table-cell office:value-type="float" office:value="992974" calcext:value-type="float">
            <text:p>992974</text:p>
          </table:table-cell>
          <table:table-cell table:number-columns-repeated="15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15"/>
        </table:table-row>
        <table:table-row table:style-name="ro1">
          <table:table-cell table:style-name="ce2" table:number-columns-spanned="6" table:number-rows-spanned="1"/>
          <table:covered-table-cell table:number-columns-repeated="5" table:style-name="Default"/>
          <table:table-cell table:number-columns-repeated="15"/>
        </table:table-row>
        <table:table-row table:style-name="ro1">
          <table:table-cell office:value-type="string" calcext:value-type="string">
            <text:p>|Q|</text:p>
          </table:table-cell>
          <table:table-cell table:style-name="Default" office:value-type="string" calcext:value-type="string">
            <text:p>GH</text:p>
          </table:table-cell>
          <table:table-cell table:style-name="Default" office:value-type="string" calcext:value-type="string">
            <text:p>NS</text:p>
          </table:table-cell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AF</text:p>
          </table:table-cell>
          <table:table-cell table:style-name="Default" office:value-type="string" calcext:value-type="string">
            <text:p>AFGH</text:p>
          </table:table-cell>
          <table:table-cell table:number-columns-repeated="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6449" calcext:value-type="float">
            <text:p>106449</text:p>
          </table:table-cell>
          <table:table-cell office:value-type="float" office:value="106438" calcext:value-type="float">
            <text:p>106438</text:p>
          </table:table-cell>
          <table:table-cell office:value-type="float" office:value="106449" calcext:value-type="float">
            <text:p>106449</text:p>
          </table:table-cell>
          <table:table-cell office:value-type="float" office:value="106438" calcext:value-type="float">
            <text:p>106438</text:p>
          </table:table-cell>
          <table:table-cell office:value-type="float" office:value="106448" calcext:value-type="float">
            <text:p>106448</text:p>
          </table:table-cell>
          <table:table-cell table:number-columns-repeated="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59744" calcext:value-type="float">
            <text:p>159744</text:p>
          </table:table-cell>
          <table:table-cell office:value-type="float" office:value="159720" calcext:value-type="float">
            <text:p>159720</text:p>
          </table:table-cell>
          <table:table-cell office:value-type="float" office:value="159744" calcext:value-type="float">
            <text:p>159744</text:p>
          </table:table-cell>
          <table:table-cell office:value-type="float" office:value="159720" calcext:value-type="float">
            <text:p>159720</text:p>
          </table:table-cell>
          <table:table-cell office:value-type="float" office:value="159743" calcext:value-type="float">
            <text:p>159743</text:p>
          </table:table-cell>
          <table:table-cell table:number-columns-repeated="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12874" calcext:value-type="float">
            <text:p>212874</text:p>
          </table:table-cell>
          <table:table-cell office:value-type="float" office:value="212837" calcext:value-type="float">
            <text:p>212837</text:p>
          </table:table-cell>
          <table:table-cell office:value-type="float" office:value="212874" calcext:value-type="float">
            <text:p>212874</text:p>
          </table:table-cell>
          <table:table-cell office:value-type="float" office:value="212837" calcext:value-type="float">
            <text:p>212837</text:p>
          </table:table-cell>
          <table:table-cell office:value-type="float" office:value="212873" calcext:value-type="float">
            <text:p>212873</text:p>
          </table:table-cell>
          <table:table-cell table:number-columns-repeated="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66066" calcext:value-type="float">
            <text:p>266066</text:p>
          </table:table-cell>
          <table:table-cell office:value-type="float" office:value="266017" calcext:value-type="float">
            <text:p>266017</text:p>
          </table:table-cell>
          <table:table-cell office:value-type="float" office:value="266066" calcext:value-type="float">
            <text:p>266066</text:p>
          </table:table-cell>
          <table:table-cell office:value-type="float" office:value="266017" calcext:value-type="float">
            <text:p>266017</text:p>
          </table:table-cell>
          <table:table-cell office:value-type="float" office:value="266065" calcext:value-type="float">
            <text:p>266065</text:p>
          </table:table-cell>
          <table:table-cell table:number-columns-repeated="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19136" calcext:value-type="float">
            <text:p>319136</text:p>
          </table:table-cell>
          <table:table-cell office:value-type="float" office:value="319077" calcext:value-type="float">
            <text:p>319077</text:p>
          </table:table-cell>
          <table:table-cell office:value-type="float" office:value="319136" calcext:value-type="float">
            <text:p>319136</text:p>
          </table:table-cell>
          <table:table-cell office:value-type="float" office:value="319077" calcext:value-type="float">
            <text:p>319077</text:p>
          </table:table-cell>
          <table:table-cell office:value-type="float" office:value="319135" calcext:value-type="float">
            <text:p>319135</text:p>
          </table:table-cell>
          <table:table-cell table:number-columns-repeated="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73463" calcext:value-type="float">
            <text:p>373463</text:p>
          </table:table-cell>
          <table:table-cell office:value-type="float" office:value="373393" calcext:value-type="float">
            <text:p>373393</text:p>
          </table:table-cell>
          <table:table-cell office:value-type="float" office:value="373463" calcext:value-type="float">
            <text:p>373463</text:p>
          </table:table-cell>
          <table:table-cell office:value-type="float" office:value="373393" calcext:value-type="float">
            <text:p>373393</text:p>
          </table:table-cell>
          <table:table-cell office:value-type="float" office:value="373462" calcext:value-type="float">
            <text:p>373462</text:p>
          </table:table-cell>
          <table:table-cell table:number-columns-repeated="1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27721" calcext:value-type="float">
            <text:p>427721</text:p>
          </table:table-cell>
          <table:table-cell office:value-type="float" office:value="427641" calcext:value-type="float">
            <text:p>427641</text:p>
          </table:table-cell>
          <table:table-cell office:value-type="float" office:value="427721" calcext:value-type="float">
            <text:p>427721</text:p>
          </table:table-cell>
          <table:table-cell office:value-type="float" office:value="427641" calcext:value-type="float">
            <text:p>427641</text:p>
          </table:table-cell>
          <table:table-cell office:value-type="float" office:value="427720" calcext:value-type="float">
            <text:p>427720</text:p>
          </table:table-cell>
          <table:table-cell table:number-columns-repeated="1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82325" calcext:value-type="float">
            <text:p>482325</text:p>
          </table:table-cell>
          <table:table-cell office:value-type="float" office:value="482240" calcext:value-type="float">
            <text:p>482240</text:p>
          </table:table-cell>
          <table:table-cell office:value-type="float" office:value="482325" calcext:value-type="float">
            <text:p>482325</text:p>
          </table:table-cell>
          <table:table-cell office:value-type="float" office:value="482240" calcext:value-type="float">
            <text:p>482240</text:p>
          </table:table-cell>
          <table:table-cell office:value-type="float" office:value="482324" calcext:value-type="float">
            <text:p>482324</text:p>
          </table:table-cell>
          <table:table-cell table:number-columns-repeated="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35532" calcext:value-type="float">
            <text:p>535532</text:p>
          </table:table-cell>
          <table:table-cell office:value-type="float" office:value="535437" calcext:value-type="float">
            <text:p>535437</text:p>
          </table:table-cell>
          <table:table-cell office:value-type="float" office:value="535532" calcext:value-type="float">
            <text:p>535532</text:p>
          </table:table-cell>
          <table:table-cell office:value-type="float" office:value="535437" calcext:value-type="float">
            <text:p>535437</text:p>
          </table:table-cell>
          <table:table-cell office:value-type="float" office:value="535531" calcext:value-type="float">
            <text:p>535531</text:p>
          </table:table-cell>
          <table:table-cell table:number-columns-repeated="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589156" calcext:value-type="float">
            <text:p>589156</text:p>
          </table:table-cell>
          <table:table-cell office:value-type="float" office:value="589033" calcext:value-type="float">
            <text:p>589033</text:p>
          </table:table-cell>
          <table:table-cell office:value-type="float" office:value="589156" calcext:value-type="float">
            <text:p>589156</text:p>
          </table:table-cell>
          <table:table-cell office:value-type="float" office:value="589033" calcext:value-type="float">
            <text:p>589033</text:p>
          </table:table-cell>
          <table:table-cell office:value-type="float" office:value="589155" calcext:value-type="float">
            <text:p>589155</text:p>
          </table:table-cell>
          <table:table-cell table:number-columns-repeated="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643644" calcext:value-type="float">
            <text:p>643644</text:p>
          </table:table-cell>
          <table:table-cell office:value-type="float" office:value="643528" calcext:value-type="float">
            <text:p>643528</text:p>
          </table:table-cell>
          <table:table-cell office:value-type="float" office:value="643644" calcext:value-type="float">
            <text:p>643644</text:p>
          </table:table-cell>
          <table:table-cell office:value-type="float" office:value="643528" calcext:value-type="float">
            <text:p>643528</text:p>
          </table:table-cell>
          <table:table-cell office:value-type="float" office:value="643643" calcext:value-type="float">
            <text:p>643643</text:p>
          </table:table-cell>
          <table:table-cell table:number-columns-repeated="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697548" calcext:value-type="float">
            <text:p>697548</text:p>
          </table:table-cell>
          <table:table-cell office:value-type="float" office:value="697419" calcext:value-type="float">
            <text:p>697419</text:p>
          </table:table-cell>
          <table:table-cell office:value-type="float" office:value="697548" calcext:value-type="float">
            <text:p>697548</text:p>
          </table:table-cell>
          <table:table-cell office:value-type="float" office:value="697419" calcext:value-type="float">
            <text:p>697419</text:p>
          </table:table-cell>
          <table:table-cell office:value-type="float" office:value="697547" calcext:value-type="float">
            <text:p>697547</text:p>
          </table:table-cell>
          <table:table-cell table:number-columns-repeated="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751520" calcext:value-type="float">
            <text:p>751520</text:p>
          </table:table-cell>
          <table:table-cell office:value-type="float" office:value="751381" calcext:value-type="float">
            <text:p>751381</text:p>
          </table:table-cell>
          <table:table-cell office:value-type="float" office:value="751520" calcext:value-type="float">
            <text:p>751520</text:p>
          </table:table-cell>
          <table:table-cell office:value-type="float" office:value="751381" calcext:value-type="float">
            <text:p>751381</text:p>
          </table:table-cell>
          <table:table-cell office:value-type="float" office:value="751519" calcext:value-type="float">
            <text:p>751519</text:p>
          </table:table-cell>
          <table:table-cell table:number-columns-repeated="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804626" calcext:value-type="float">
            <text:p>804626</text:p>
          </table:table-cell>
          <table:table-cell office:value-type="float" office:value="804477" calcext:value-type="float">
            <text:p>804477</text:p>
          </table:table-cell>
          <table:table-cell office:value-type="float" office:value="804626" calcext:value-type="float">
            <text:p>804626</text:p>
          </table:table-cell>
          <table:table-cell office:value-type="float" office:value="804477" calcext:value-type="float">
            <text:p>804477</text:p>
          </table:table-cell>
          <table:table-cell office:value-type="float" office:value="804625" calcext:value-type="float">
            <text:p>804625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5"/>
          <table:table-cell table:number-columns-repeated="15"/>
        </table:table-row>
        <table:table-row table:style-name="ro1">
          <table:table-cell table:style-name="ce2" table:number-columns-spanned="4" table:number-rows-spanned="1"/>
          <table:covered-table-cell table:number-columns-repeated="3" table:style-name="Default"/>
          <table:table-cell table:style-name="Default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μ</text:p>
          </table:table-cell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AF</text:p>
          </table:table-cell>
          <table:table-cell table:style-name="Default" office:value-type="string" calcext:value-type="string">
            <text:p>AFGH</text:p>
          </table:table-cell>
          <table:table-cell table:style-name="Default" table:number-columns-repeated="2"/>
          <table:table-cell table:number-columns-repeated="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35532" calcext:value-type="float">
            <text:p>535532</text:p>
          </table:table-cell>
          <table:table-cell office:value-type="float" office:value="535437" calcext:value-type="float">
            <text:p>535437</text:p>
          </table:table-cell>
          <table:table-cell office:value-type="float" office:value="535532" calcext:value-type="float">
            <text:p>535532</text:p>
          </table:table-cell>
          <table:table-cell table:style-name="Default" table:number-columns-repeated="2"/>
          <table:table-cell table:number-columns-repeated="15"/>
        </table:table-row>
        <table:table-row table:style-name="ro2">
          <table:table-cell office:value-type="float" office:value="0.1" calcext:value-type="float">
            <text:p>0.1</text:p>
          </table:table-cell>
          <table:table-cell office:value-type="float" office:value="535532" calcext:value-type="float">
            <text:p>535532</text:p>
          </table:table-cell>
          <table:table-cell office:value-type="float" office:value="535437" calcext:value-type="float">
            <text:p>535437</text:p>
          </table:table-cell>
          <table:table-cell office:value-type="float" office:value="535531" calcext:value-type="float">
            <text:p>535531</text:p>
          </table:table-cell>
          <table:table-cell table:style-name="Default" table:number-columns-repeated="2"/>
          <table:table-cell table:number-columns-repeated="15"/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535532" calcext:value-type="float">
            <text:p>535532</text:p>
          </table:table-cell>
          <table:table-cell office:value-type="float" office:value="535437" calcext:value-type="float">
            <text:p>535437</text:p>
          </table:table-cell>
          <table:table-cell office:value-type="float" office:value="535531" calcext:value-type="float">
            <text:p>535531</text:p>
          </table:table-cell>
          <table:table-cell table:style-name="Default" table:number-columns-repeated="2"/>
          <table:table-cell table:number-columns-repeated="15"/>
        </table:table-row>
        <table:table-row table:style-name="ro2">
          <table:table-cell office:value-type="float" office:value="0.3" calcext:value-type="float">
            <text:p>0.3</text:p>
          </table:table-cell>
          <table:table-cell office:value-type="float" office:value="535532" calcext:value-type="float">
            <text:p>535532</text:p>
          </table:table-cell>
          <table:table-cell office:value-type="float" office:value="535437" calcext:value-type="float">
            <text:p>535437</text:p>
          </table:table-cell>
          <table:table-cell office:value-type="float" office:value="535531" calcext:value-type="float">
            <text:p>535531</text:p>
          </table:table-cell>
          <table:table-cell table:style-name="Default" table:number-columns-repeated="2"/>
          <table:table-cell table:number-columns-repeated="15"/>
        </table:table-row>
        <table:table-row table:style-name="ro2">
          <table:table-cell office:value-type="float" office:value="0.4" calcext:value-type="float">
            <text:p>0.4</text:p>
          </table:table-cell>
          <table:table-cell office:value-type="float" office:value="535532" calcext:value-type="float">
            <text:p>535532</text:p>
          </table:table-cell>
          <table:table-cell office:value-type="float" office:value="535437" calcext:value-type="float">
            <text:p>535437</text:p>
          </table:table-cell>
          <table:table-cell office:value-type="float" office:value="535531" calcext:value-type="float">
            <text:p>535531</text:p>
          </table:table-cell>
          <table:table-cell table:style-name="Default" table:number-columns-repeated="2"/>
          <table:table-cell table:number-columns-repeated="15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535532" calcext:value-type="float">
            <text:p>535532</text:p>
          </table:table-cell>
          <table:table-cell office:value-type="float" office:value="535437" calcext:value-type="float">
            <text:p>535437</text:p>
          </table:table-cell>
          <table:table-cell office:value-type="float" office:value="535531" calcext:value-type="float">
            <text:p>535531</text:p>
          </table:table-cell>
          <table:table-cell table:style-name="Default" table:number-columns-repeated="2"/>
          <table:table-cell table:number-columns-repeated="15"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535532" calcext:value-type="float">
            <text:p>535532</text:p>
          </table:table-cell>
          <table:table-cell office:value-type="float" office:value="535437" calcext:value-type="float">
            <text:p>535437</text:p>
          </table:table-cell>
          <table:table-cell office:value-type="float" office:value="535530" calcext:value-type="float">
            <text:p>535530</text:p>
          </table:table-cell>
          <table:table-cell table:style-name="Default" table:number-columns-repeated="2"/>
          <table:table-cell table:number-columns-repeated="15"/>
        </table:table-row>
        <table:table-row table:style-name="ro2">
          <table:table-cell office:value-type="float" office:value="0.7" calcext:value-type="float">
            <text:p>0.7</text:p>
          </table:table-cell>
          <table:table-cell office:value-type="float" office:value="535541" calcext:value-type="float">
            <text:p>535541</text:p>
          </table:table-cell>
          <table:table-cell office:value-type="float" office:value="535445" calcext:value-type="float">
            <text:p>535445</text:p>
          </table:table-cell>
          <table:table-cell office:value-type="float" office:value="535529" calcext:value-type="float">
            <text:p>535529</text:p>
          </table:table-cell>
          <table:table-cell table:style-name="Default" table:number-columns-repeated="2"/>
          <table:table-cell table:number-columns-repeated="15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535563" calcext:value-type="float">
            <text:p>535563</text:p>
          </table:table-cell>
          <table:table-cell office:value-type="float" office:value="535459" calcext:value-type="float">
            <text:p>535459</text:p>
          </table:table-cell>
          <table:table-cell office:value-type="float" office:value="535523" calcext:value-type="float">
            <text:p>535523</text:p>
          </table:table-cell>
          <table:table-cell table:style-name="Default" table:number-columns-repeated="2"/>
          <table:table-cell table:number-columns-repeated="15"/>
        </table:table-row>
        <table:table-row table:style-name="ro2">
          <table:table-cell office:value-type="float" office:value="0.9" calcext:value-type="float">
            <text:p>0.9</text:p>
          </table:table-cell>
          <table:table-cell office:value-type="float" office:value="535595" calcext:value-type="float">
            <text:p>535595</text:p>
          </table:table-cell>
          <table:table-cell office:value-type="float" office:value="535493" calcext:value-type="float">
            <text:p>535493</text:p>
          </table:table-cell>
          <table:table-cell office:value-type="float" office:value="535523" calcext:value-type="float">
            <text:p>535523</text:p>
          </table:table-cell>
          <table:table-cell table:style-name="Default" table:number-columns-repeated="2"/>
          <table:table-cell table:number-columns-repeated="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27737" calcext:value-type="float">
            <text:p>527737</text:p>
          </table:table-cell>
          <table:table-cell office:value-type="float" office:value="527639" calcext:value-type="float">
            <text:p>527639</text:p>
          </table:table-cell>
          <table:table-cell office:value-type="float" office:value="527655" calcext:value-type="float">
            <text:p>527655</text:p>
          </table:table-cell>
          <table:table-cell table:style-name="Default" table:number-columns-repeated="2"/>
          <table:table-cell table:number-columns-repeated="15"/>
        </table:table-row>
        <table:table-row table:style-name="ro2" table:number-rows-repeated="2">
          <table:table-cell table:number-columns-repeated="4"/>
          <table:table-cell table:style-name="Default" table:number-columns-repeated="2"/>
          <table:table-cell table:number-columns-repeated="15"/>
        </table:table-row>
        <table:table-row table:style-name="ro1" table:number-rows-repeated="5">
          <table:table-cell/>
          <table:table-cell table:style-name="Default" table:number-columns-repeated="5"/>
          <table:table-cell table:number-columns-repeated="15"/>
        </table:table-row>
        <table:table-row table:style-name="ro1">
          <table:table-cell table:style-name="ce1" office:value-type="string" calcext:value-type="string" table:number-columns-spanned="6" table:number-rows-spanned="1">
            <text:p>geolife</text:p>
          </table:table-cell>
          <table:covered-table-cell table:number-columns-repeated="5" table:style-name="Default"/>
          <table:table-cell table:number-columns-repeated="15"/>
        </table:table-row>
        <table:table-row table:style-name="ro1">
          <table:table-cell office:value-type="string" calcext:value-type="string">
            <text:p>k</text:p>
          </table:table-cell>
          <table:table-cell table:style-name="Default" office:value-type="string" calcext:value-type="string">
            <text:p>GH</text:p>
          </table:table-cell>
          <table:table-cell table:style-name="Default" office:value-type="string" calcext:value-type="string">
            <text:p>NS</text:p>
          </table:table-cell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AF</text:p>
          </table:table-cell>
          <table:table-cell table:style-name="Default" office:value-type="string" calcext:value-type="string">
            <text:p>AFGH</text:p>
          </table:table-cell>
          <table:table-cell table:number-columns-repeated="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9019" calcext:value-type="float">
            <text:p>69019</text:p>
          </table:table-cell>
          <table:table-cell office:value-type="float" office:value="68388" calcext:value-type="float">
            <text:p>68388</text:p>
          </table:table-cell>
          <table:table-cell office:value-type="float" office:value="13494" calcext:value-type="float">
            <text:p>13494</text:p>
          </table:table-cell>
          <table:table-cell office:value-type="float" office:value="36289" calcext:value-type="float">
            <text:p>36289</text:p>
          </table:table-cell>
          <table:table-cell office:value-type="float" office:value="13044" calcext:value-type="float">
            <text:p>13044</text:p>
          </table:table-cell>
          <table:table-cell table:number-columns-repeated="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244" calcext:value-type="float">
            <text:p>70244</text:p>
          </table:table-cell>
          <table:table-cell office:value-type="float" office:value="69593" calcext:value-type="float">
            <text:p>69593</text:p>
          </table:table-cell>
          <table:table-cell office:value-type="float" office:value="27701" calcext:value-type="float">
            <text:p>27701</text:p>
          </table:table-cell>
          <table:table-cell office:value-type="float" office:value="48382" calcext:value-type="float">
            <text:p>48382</text:p>
          </table:table-cell>
          <table:table-cell office:value-type="float" office:value="27081" calcext:value-type="float">
            <text:p>27081</text:p>
          </table:table-cell>
          <table:table-cell table:number-columns-repeated="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8592" calcext:value-type="float">
            <text:p>88592</text:p>
          </table:table-cell>
          <table:table-cell office:value-type="float" office:value="87756" calcext:value-type="float">
            <text:p>87756</text:p>
          </table:table-cell>
          <table:table-cell office:value-type="float" office:value="29329" calcext:value-type="float">
            <text:p>29329</text:p>
          </table:table-cell>
          <table:table-cell office:value-type="float" office:value="50270" calcext:value-type="float">
            <text:p>50270</text:p>
          </table:table-cell>
          <table:table-cell office:value-type="float" office:value="28659" calcext:value-type="float">
            <text:p>28659</text:p>
          </table:table-cell>
          <table:table-cell table:number-columns-repeated="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11215" calcext:value-type="float">
            <text:p>111215</text:p>
          </table:table-cell>
          <table:table-cell office:value-type="float" office:value="110167" calcext:value-type="float">
            <text:p>110167</text:p>
          </table:table-cell>
          <table:table-cell office:value-type="float" office:value="44155" calcext:value-type="float">
            <text:p>44155</text:p>
          </table:table-cell>
          <table:table-cell office:value-type="float" office:value="60293" calcext:value-type="float">
            <text:p>60293</text:p>
          </table:table-cell>
          <table:table-cell office:value-type="float" office:value="43315" calcext:value-type="float">
            <text:p>43315</text:p>
          </table:table-cell>
          <table:table-cell table:number-columns-repeated="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4520" calcext:value-type="float">
            <text:p>114520</text:p>
          </table:table-cell>
          <table:table-cell office:value-type="float" office:value="113434" calcext:value-type="float">
            <text:p>113434</text:p>
          </table:table-cell>
          <table:table-cell office:value-type="float" office:value="51351" calcext:value-type="float">
            <text:p>51351</text:p>
          </table:table-cell>
          <table:table-cell office:value-type="float" office:value="61206" calcext:value-type="float">
            <text:p>61206</text:p>
          </table:table-cell>
          <table:table-cell office:value-type="float" office:value="50481" calcext:value-type="float">
            <text:p>50481</text:p>
          </table:table-cell>
          <table:table-cell table:number-columns-repeated="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5504" calcext:value-type="float">
            <text:p>115504</text:p>
          </table:table-cell>
          <table:table-cell office:value-type="float" office:value="114410" calcext:value-type="float">
            <text:p>114410</text:p>
          </table:table-cell>
          <table:table-cell office:value-type="float" office:value="55473" calcext:value-type="float">
            <text:p>55473</text:p>
          </table:table-cell>
          <table:table-cell office:value-type="float" office:value="62170" calcext:value-type="float">
            <text:p>62170</text:p>
          </table:table-cell>
          <table:table-cell office:value-type="float" office:value="54593" calcext:value-type="float">
            <text:p>54593</text:p>
          </table:table-cell>
          <table:table-cell table:number-columns-repeated="1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15732" calcext:value-type="float">
            <text:p>115732</text:p>
          </table:table-cell>
          <table:table-cell office:value-type="float" office:value="114636" calcext:value-type="float">
            <text:p>114636</text:p>
          </table:table-cell>
          <table:table-cell office:value-type="float" office:value="68186" calcext:value-type="float">
            <text:p>68186</text:p>
          </table:table-cell>
          <table:table-cell office:value-type="float" office:value="62269" calcext:value-type="float">
            <text:p>62269</text:p>
          </table:table-cell>
          <table:table-cell office:value-type="float" office:value="67276" calcext:value-type="float">
            <text:p>67276</text:p>
          </table:table-cell>
          <table:table-cell table:number-columns-repeated="1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15761" calcext:value-type="float">
            <text:p>115761</text:p>
          </table:table-cell>
          <table:table-cell office:value-type="float" office:value="114667" calcext:value-type="float">
            <text:p>114667</text:p>
          </table:table-cell>
          <table:table-cell office:value-type="float" office:value="70630" calcext:value-type="float">
            <text:p>70630</text:p>
          </table:table-cell>
          <table:table-cell office:value-type="float" office:value="63439" calcext:value-type="float">
            <text:p>63439</text:p>
          </table:table-cell>
          <table:table-cell office:value-type="float" office:value="69720" calcext:value-type="float">
            <text:p>69720</text:p>
          </table:table-cell>
          <table:table-cell table:number-columns-repeated="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17539" calcext:value-type="float">
            <text:p>117539</text:p>
          </table:table-cell>
          <table:table-cell office:value-type="float" office:value="116422" calcext:value-type="float">
            <text:p>116422</text:p>
          </table:table-cell>
          <table:table-cell office:value-type="float" office:value="71444" calcext:value-type="float">
            <text:p>71444</text:p>
          </table:table-cell>
          <table:table-cell office:value-type="float" office:value="64375" calcext:value-type="float">
            <text:p>64375</text:p>
          </table:table-cell>
          <table:table-cell office:value-type="float" office:value="70534" calcext:value-type="float">
            <text:p>70534</text:p>
          </table:table-cell>
          <table:table-cell table:number-columns-repeated="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17657" calcext:value-type="float">
            <text:p>117657</text:p>
          </table:table-cell>
          <table:table-cell office:value-type="float" office:value="116546" calcext:value-type="float">
            <text:p>116546</text:p>
          </table:table-cell>
          <table:table-cell office:value-type="float" office:value="73060" calcext:value-type="float">
            <text:p>73060</text:p>
          </table:table-cell>
          <table:table-cell office:value-type="float" office:value="65967" calcext:value-type="float">
            <text:p>65967</text:p>
          </table:table-cell>
          <table:table-cell office:value-type="float" office:value="72150" calcext:value-type="float">
            <text:p>72150</text:p>
          </table:table-cell>
          <table:table-cell table:number-columns-repeated="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17935" calcext:value-type="float">
            <text:p>117935</text:p>
          </table:table-cell>
          <table:table-cell office:value-type="float" office:value="116827" calcext:value-type="float">
            <text:p>116827</text:p>
          </table:table-cell>
          <table:table-cell office:value-type="float" office:value="73154" calcext:value-type="float">
            <text:p>73154</text:p>
          </table:table-cell>
          <table:table-cell office:value-type="float" office:value="67261" calcext:value-type="float">
            <text:p>67261</text:p>
          </table:table-cell>
          <table:table-cell office:value-type="float" office:value="72244" calcext:value-type="float">
            <text:p>72244</text:p>
          </table:table-cell>
          <table:table-cell table:number-columns-repeated="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18283" calcext:value-type="float">
            <text:p>118283</text:p>
          </table:table-cell>
          <table:table-cell office:value-type="float" office:value="117172" calcext:value-type="float">
            <text:p>117172</text:p>
          </table:table-cell>
          <table:table-cell office:value-type="float" office:value="74693" calcext:value-type="float">
            <text:p>74693</text:p>
          </table:table-cell>
          <table:table-cell office:value-type="float" office:value="67879" calcext:value-type="float">
            <text:p>67879</text:p>
          </table:table-cell>
          <table:table-cell office:value-type="float" office:value="73783" calcext:value-type="float">
            <text:p>73783</text:p>
          </table:table-cell>
          <table:table-cell table:number-columns-repeated="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18451" calcext:value-type="float">
            <text:p>118451</text:p>
          </table:table-cell>
          <table:table-cell office:value-type="float" office:value="117336" calcext:value-type="float">
            <text:p>117336</text:p>
          </table:table-cell>
          <table:table-cell office:value-type="float" office:value="75650" calcext:value-type="float">
            <text:p>75650</text:p>
          </table:table-cell>
          <table:table-cell office:value-type="float" office:value="68026" calcext:value-type="float">
            <text:p>68026</text:p>
          </table:table-cell>
          <table:table-cell office:value-type="float" office:value="74740" calcext:value-type="float">
            <text:p>74740</text:p>
          </table:table-cell>
          <table:table-cell table:number-columns-repeated="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18665" calcext:value-type="float">
            <text:p>118665</text:p>
          </table:table-cell>
          <table:table-cell office:value-type="float" office:value="117547" calcext:value-type="float">
            <text:p>117547</text:p>
          </table:table-cell>
          <table:table-cell office:value-type="float" office:value="76403" calcext:value-type="float">
            <text:p>76403</text:p>
          </table:table-cell>
          <table:table-cell office:value-type="float" office:value="69698" calcext:value-type="float">
            <text:p>69698</text:p>
          </table:table-cell>
          <table:table-cell office:value-type="float" office:value="75493" calcext:value-type="float">
            <text:p>75493</text:p>
          </table:table-cell>
          <table:table-cell table:number-columns-repeated="1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18713" calcext:value-type="float">
            <text:p>118713</text:p>
          </table:table-cell>
          <table:table-cell office:value-type="float" office:value="117588" calcext:value-type="float">
            <text:p>117588</text:p>
          </table:table-cell>
          <table:table-cell office:value-type="float" office:value="77364" calcext:value-type="float">
            <text:p>77364</text:p>
          </table:table-cell>
          <table:table-cell office:value-type="float" office:value="71497" calcext:value-type="float">
            <text:p>71497</text:p>
          </table:table-cell>
          <table:table-cell office:value-type="float" office:value="76454" calcext:value-type="float">
            <text:p>76454</text:p>
          </table:table-cell>
          <table:table-cell table:number-columns-repeated="1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18910" calcext:value-type="float">
            <text:p>118910</text:p>
          </table:table-cell>
          <table:table-cell office:value-type="float" office:value="117789" calcext:value-type="float">
            <text:p>117789</text:p>
          </table:table-cell>
          <table:table-cell office:value-type="float" office:value="77753" calcext:value-type="float">
            <text:p>77753</text:p>
          </table:table-cell>
          <table:table-cell office:value-type="float" office:value="71649" calcext:value-type="float">
            <text:p>71649</text:p>
          </table:table-cell>
          <table:table-cell office:value-type="float" office:value="76833" calcext:value-type="float">
            <text:p>76833</text:p>
          </table:table-cell>
          <table:table-cell table:number-columns-repeated="1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18915" calcext:value-type="float">
            <text:p>118915</text:p>
          </table:table-cell>
          <table:table-cell office:value-type="float" office:value="117795" calcext:value-type="float">
            <text:p>117795</text:p>
          </table:table-cell>
          <table:table-cell office:value-type="float" office:value="79686" calcext:value-type="float">
            <text:p>79686</text:p>
          </table:table-cell>
          <table:table-cell office:value-type="float" office:value="71864" calcext:value-type="float">
            <text:p>71864</text:p>
          </table:table-cell>
          <table:table-cell office:value-type="float" office:value="78766" calcext:value-type="float">
            <text:p>78766</text:p>
          </table:table-cell>
          <table:table-cell table:number-columns-repeated="1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19882" calcext:value-type="float">
            <text:p>119882</text:p>
          </table:table-cell>
          <table:table-cell office:value-type="float" office:value="118750" calcext:value-type="float">
            <text:p>118750</text:p>
          </table:table-cell>
          <table:table-cell office:value-type="float" office:value="80040" calcext:value-type="float">
            <text:p>80040</text:p>
          </table:table-cell>
          <table:table-cell office:value-type="float" office:value="74879" calcext:value-type="float">
            <text:p>74879</text:p>
          </table:table-cell>
          <table:table-cell office:value-type="float" office:value="79120" calcext:value-type="float">
            <text:p>79120</text:p>
          </table:table-cell>
          <table:table-cell table:number-columns-repeated="1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9970" calcext:value-type="float">
            <text:p>119970</text:p>
          </table:table-cell>
          <table:table-cell office:value-type="float" office:value="118840" calcext:value-type="float">
            <text:p>118840</text:p>
          </table:table-cell>
          <table:table-cell office:value-type="float" office:value="83478" calcext:value-type="float">
            <text:p>83478</text:p>
          </table:table-cell>
          <table:table-cell office:value-type="float" office:value="76040" calcext:value-type="float">
            <text:p>76040</text:p>
          </table:table-cell>
          <table:table-cell office:value-type="float" office:value="82558" calcext:value-type="float">
            <text:p>82558</text:p>
          </table:table-cell>
          <table:table-cell table:number-columns-repeated="15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15"/>
        </table:table-row>
        <table:table-row table:style-name="ro1">
          <table:table-cell table:style-name="ce2" table:number-columns-spanned="6" table:number-rows-spanned="1"/>
          <table:covered-table-cell table:number-columns-repeated="5" table:style-name="Default"/>
          <table:table-cell table:number-columns-repeated="15"/>
        </table:table-row>
        <table:table-row table:style-name="ro1">
          <table:table-cell office:value-type="string" calcext:value-type="string">
            <text:p>|Q|</text:p>
          </table:table-cell>
          <table:table-cell table:style-name="Default" office:value-type="string" calcext:value-type="string">
            <text:p>GH</text:p>
          </table:table-cell>
          <table:table-cell table:style-name="Default" office:value-type="string" calcext:value-type="string">
            <text:p>NS</text:p>
          </table:table-cell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AF</text:p>
          </table:table-cell>
          <table:table-cell table:style-name="Default" office:value-type="string" calcext:value-type="string">
            <text:p>AFGH</text:p>
          </table:table-cell>
          <table:table-cell table:number-columns-repeated="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821" calcext:value-type="float">
            <text:p>9821</text:p>
          </table:table-cell>
          <table:table-cell office:value-type="float" office:value="9811" calcext:value-type="float">
            <text:p>9811</text:p>
          </table:table-cell>
          <table:table-cell office:value-type="float" office:value="8047" calcext:value-type="float">
            <text:p>8047</text:p>
          </table:table-cell>
          <table:table-cell office:value-type="float" office:value="7912" calcext:value-type="float">
            <text:p>7912</text:p>
          </table:table-cell>
          <table:table-cell office:value-type="float" office:value="8003" calcext:value-type="float">
            <text:p>8003</text:p>
          </table:table-cell>
          <table:table-cell table:number-columns-repeated="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426" calcext:value-type="float">
            <text:p>14426</text:p>
          </table:table-cell>
          <table:table-cell office:value-type="float" office:value="14354" calcext:value-type="float">
            <text:p>14354</text:p>
          </table:table-cell>
          <table:table-cell office:value-type="float" office:value="13289" calcext:value-type="float">
            <text:p>13289</text:p>
          </table:table-cell>
          <table:table-cell office:value-type="float" office:value="12245" calcext:value-type="float">
            <text:p>12245</text:p>
          </table:table-cell>
          <table:table-cell office:value-type="float" office:value="13205" calcext:value-type="float">
            <text:p>13205</text:p>
          </table:table-cell>
          <table:table-cell table:number-columns-repeated="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1969" calcext:value-type="float">
            <text:p>21969</text:p>
          </table:table-cell>
          <table:table-cell office:value-type="float" office:value="21873" calcext:value-type="float">
            <text:p>21873</text:p>
          </table:table-cell>
          <table:table-cell office:value-type="float" office:value="15434" calcext:value-type="float">
            <text:p>15434</text:p>
          </table:table-cell>
          <table:table-cell office:value-type="float" office:value="17435" calcext:value-type="float">
            <text:p>17435</text:p>
          </table:table-cell>
          <table:table-cell office:value-type="float" office:value="15250" calcext:value-type="float">
            <text:p>15250</text:p>
          </table:table-cell>
          <table:table-cell table:number-columns-repeated="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2208" calcext:value-type="float">
            <text:p>42208</text:p>
          </table:table-cell>
          <table:table-cell office:value-type="float" office:value="41876" calcext:value-type="float">
            <text:p>41876</text:p>
          </table:table-cell>
          <table:table-cell office:value-type="float" office:value="22950" calcext:value-type="float">
            <text:p>22950</text:p>
          </table:table-cell>
          <table:table-cell office:value-type="float" office:value="28891" calcext:value-type="float">
            <text:p>28891</text:p>
          </table:table-cell>
          <table:table-cell office:value-type="float" office:value="22635" calcext:value-type="float">
            <text:p>22635</text:p>
          </table:table-cell>
          <table:table-cell table:number-columns-repeated="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8786" calcext:value-type="float">
            <text:p>48786</text:p>
          </table:table-cell>
          <table:table-cell office:value-type="float" office:value="48380" calcext:value-type="float">
            <text:p>48380</text:p>
          </table:table-cell>
          <table:table-cell office:value-type="float" office:value="44920" calcext:value-type="float">
            <text:p>44920</text:p>
          </table:table-cell>
          <table:table-cell office:value-type="float" office:value="33878" calcext:value-type="float">
            <text:p>33878</text:p>
          </table:table-cell>
          <table:table-cell office:value-type="float" office:value="44482" calcext:value-type="float">
            <text:p>44482</text:p>
          </table:table-cell>
          <table:table-cell table:number-columns-repeated="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0517" calcext:value-type="float">
            <text:p>60517</text:p>
          </table:table-cell>
          <table:table-cell office:value-type="float" office:value="59996" calcext:value-type="float">
            <text:p>59996</text:p>
          </table:table-cell>
          <table:table-cell office:value-type="float" office:value="55802" calcext:value-type="float">
            <text:p>55802</text:p>
          </table:table-cell>
          <table:table-cell office:value-type="float" office:value="40075" calcext:value-type="float">
            <text:p>40075</text:p>
          </table:table-cell>
          <table:table-cell office:value-type="float" office:value="55256" calcext:value-type="float">
            <text:p>55256</text:p>
          </table:table-cell>
          <table:table-cell table:number-columns-repeated="1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0550" calcext:value-type="float">
            <text:p>90550</text:p>
          </table:table-cell>
          <table:table-cell office:value-type="float" office:value="89853" calcext:value-type="float">
            <text:p>89853</text:p>
          </table:table-cell>
          <table:table-cell office:value-type="float" office:value="68403" calcext:value-type="float">
            <text:p>68403</text:p>
          </table:table-cell>
          <table:table-cell office:value-type="float" office:value="51201" calcext:value-type="float">
            <text:p>51201</text:p>
          </table:table-cell>
          <table:table-cell office:value-type="float" office:value="67755" calcext:value-type="float">
            <text:p>67755</text:p>
          </table:table-cell>
          <table:table-cell table:number-columns-repeated="1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10353" calcext:value-type="float">
            <text:p>110353</text:p>
          </table:table-cell>
          <table:table-cell office:value-type="float" office:value="109374" calcext:value-type="float">
            <text:p>109374</text:p>
          </table:table-cell>
          <table:table-cell office:value-type="float" office:value="72998" calcext:value-type="float">
            <text:p>72998</text:p>
          </table:table-cell>
          <table:table-cell office:value-type="float" office:value="60456" calcext:value-type="float">
            <text:p>60456</text:p>
          </table:table-cell>
          <table:table-cell office:value-type="float" office:value="72206" calcext:value-type="float">
            <text:p>72206</text:p>
          </table:table-cell>
          <table:table-cell table:number-columns-repeated="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17539" calcext:value-type="float">
            <text:p>117539</text:p>
          </table:table-cell>
          <table:table-cell office:value-type="float" office:value="116422" calcext:value-type="float">
            <text:p>116422</text:p>
          </table:table-cell>
          <table:table-cell office:value-type="float" office:value="81444" calcext:value-type="float">
            <text:p>81444</text:p>
          </table:table-cell>
          <table:table-cell office:value-type="float" office:value="64375" calcext:value-type="float">
            <text:p>64375</text:p>
          </table:table-cell>
          <table:table-cell office:value-type="float" office:value="80534" calcext:value-type="float">
            <text:p>80534</text:p>
          </table:table-cell>
          <table:table-cell table:number-columns-repeated="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28973" calcext:value-type="float">
            <text:p>128973</text:p>
          </table:table-cell>
          <table:table-cell office:value-type="float" office:value="127720" calcext:value-type="float">
            <text:p>127720</text:p>
          </table:table-cell>
          <table:table-cell office:value-type="float" office:value="92991" calcext:value-type="float">
            <text:p>92991</text:p>
          </table:table-cell>
          <table:table-cell office:value-type="float" office:value="74708" calcext:value-type="float">
            <text:p>74708</text:p>
          </table:table-cell>
          <table:table-cell office:value-type="float" office:value="92001" calcext:value-type="float">
            <text:p>92001</text:p>
          </table:table-cell>
          <table:table-cell table:number-columns-repeated="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42444" calcext:value-type="float">
            <text:p>142444</text:p>
          </table:table-cell>
          <table:table-cell office:value-type="float" office:value="141043" calcext:value-type="float">
            <text:p>141043</text:p>
          </table:table-cell>
          <table:table-cell office:value-type="float" office:value="98098" calcext:value-type="float">
            <text:p>98098</text:p>
          </table:table-cell>
          <table:table-cell office:value-type="float" office:value="83235" calcext:value-type="float">
            <text:p>83235</text:p>
          </table:table-cell>
          <table:table-cell office:value-type="float" office:value="97006" calcext:value-type="float">
            <text:p>97006</text:p>
          </table:table-cell>
          <table:table-cell table:number-columns-repeated="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60395" calcext:value-type="float">
            <text:p>160395</text:p>
          </table:table-cell>
          <table:table-cell office:value-type="float" office:value="158889" calcext:value-type="float">
            <text:p>158889</text:p>
          </table:table-cell>
          <table:table-cell office:value-type="float" office:value="106201" calcext:value-type="float">
            <text:p>106201</text:p>
          </table:table-cell>
          <table:table-cell office:value-type="float" office:value="87900" calcext:value-type="float">
            <text:p>87900</text:p>
          </table:table-cell>
          <table:table-cell office:value-type="float" office:value="105019" calcext:value-type="float">
            <text:p>105019</text:p>
          </table:table-cell>
          <table:table-cell table:number-columns-repeated="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78158" calcext:value-type="float">
            <text:p>178158</text:p>
          </table:table-cell>
          <table:table-cell office:value-type="float" office:value="176529" calcext:value-type="float">
            <text:p>176529</text:p>
          </table:table-cell>
          <table:table-cell office:value-type="float" office:value="115613" calcext:value-type="float">
            <text:p>115613</text:p>
          </table:table-cell>
          <table:table-cell office:value-type="float" office:value="96555" calcext:value-type="float">
            <text:p>96555</text:p>
          </table:table-cell>
          <table:table-cell office:value-type="float" office:value="114424" calcext:value-type="float">
            <text:p>114424</text:p>
          </table:table-cell>
          <table:table-cell table:number-columns-repeated="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95921" calcext:value-type="float">
            <text:p>195921</text:p>
          </table:table-cell>
          <table:table-cell office:value-type="float" office:value="194169" calcext:value-type="float">
            <text:p>194169</text:p>
          </table:table-cell>
          <table:table-cell office:value-type="float" office:value="117987" calcext:value-type="float">
            <text:p>117987</text:p>
          </table:table-cell>
          <table:table-cell office:value-type="float" office:value="101431" calcext:value-type="float">
            <text:p>101431</text:p>
          </table:table-cell>
          <table:table-cell office:value-type="float" office:value="116729" calcext:value-type="float">
            <text:p>116729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5"/>
          <table:table-cell table:number-columns-repeated="15"/>
        </table:table-row>
        <table:table-row table:style-name="ro1">
          <table:table-cell table:style-name="ce2" table:number-columns-spanned="4" table:number-rows-spanned="1"/>
          <table:covered-table-cell table:number-columns-repeated="3" table:style-name="Default"/>
          <table:table-cell table:style-name="Default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μ</text:p>
          </table:table-cell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AF</text:p>
          </table:table-cell>
          <table:table-cell table:style-name="Default" office:value-type="string" calcext:value-type="string">
            <text:p>AFGH</text:p>
          </table:table-cell>
          <table:table-cell table:style-name="Default" table:number-columns-repeated="2"/>
          <table:table-cell table:number-columns-repeated="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7539" calcext:value-type="float">
            <text:p>117539</text:p>
          </table:table-cell>
          <table:table-cell office:value-type="float" office:value="116422" calcext:value-type="float">
            <text:p>116422</text:p>
          </table:table-cell>
          <table:table-cell office:value-type="float" office:value="117539" calcext:value-type="float">
            <text:p>117539</text:p>
          </table:table-cell>
          <table:table-cell table:style-name="Default" table:number-columns-repeated="2"/>
          <table:table-cell table:number-columns-repeated="15"/>
        </table:table-row>
        <table:table-row table:style-name="ro2">
          <table:table-cell office:value-type="float" office:value="0.1" calcext:value-type="float">
            <text:p>0.1</text:p>
          </table:table-cell>
          <table:table-cell office:value-type="float" office:value="72645" calcext:value-type="float">
            <text:p>72645</text:p>
          </table:table-cell>
          <table:table-cell office:value-type="float" office:value="89637" calcext:value-type="float">
            <text:p>89637</text:p>
          </table:table-cell>
          <table:table-cell office:value-type="float" office:value="72335" calcext:value-type="float">
            <text:p>72335</text:p>
          </table:table-cell>
          <table:table-cell table:style-name="Default" table:number-columns-repeated="2"/>
          <table:table-cell table:number-columns-repeated="15"/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71168" calcext:value-type="float">
            <text:p>71168</text:p>
          </table:table-cell>
          <table:table-cell office:value-type="float" office:value="70122" calcext:value-type="float">
            <text:p>70122</text:p>
          </table:table-cell>
          <table:table-cell office:value-type="float" office:value="70558" calcext:value-type="float">
            <text:p>70558</text:p>
          </table:table-cell>
          <table:table-cell table:style-name="Default" table:number-columns-repeated="2"/>
          <table:table-cell table:number-columns-repeated="15"/>
        </table:table-row>
        <table:table-row table:style-name="ro2">
          <table:table-cell office:value-type="float" office:value="0.3" calcext:value-type="float">
            <text:p>0.3</text:p>
          </table:table-cell>
          <table:table-cell office:value-type="float" office:value="71447" calcext:value-type="float">
            <text:p>71447</text:p>
          </table:table-cell>
          <table:table-cell office:value-type="float" office:value="65963" calcext:value-type="float">
            <text:p>65963</text:p>
          </table:table-cell>
          <table:table-cell office:value-type="float" office:value="70537" calcext:value-type="float">
            <text:p>70537</text:p>
          </table:table-cell>
          <table:table-cell table:style-name="Default" table:number-columns-repeated="2"/>
          <table:table-cell table:number-columns-repeated="15"/>
        </table:table-row>
        <table:table-row table:style-name="ro2">
          <table:table-cell office:value-type="float" office:value="0.4" calcext:value-type="float">
            <text:p>0.4</text:p>
          </table:table-cell>
          <table:table-cell office:value-type="float" office:value="70886" calcext:value-type="float">
            <text:p>70886</text:p>
          </table:table-cell>
          <table:table-cell office:value-type="float" office:value="64282" calcext:value-type="float">
            <text:p>64282</text:p>
          </table:table-cell>
          <table:table-cell office:value-type="float" office:value="69676" calcext:value-type="float">
            <text:p>69676</text:p>
          </table:table-cell>
          <table:table-cell table:style-name="Default" table:number-columns-repeated="2"/>
          <table:table-cell table:number-columns-repeated="15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62921" calcext:value-type="float">
            <text:p>62921</text:p>
          </table:table-cell>
          <table:table-cell office:value-type="float" office:value="63478" calcext:value-type="float">
            <text:p>63478</text:p>
          </table:table-cell>
          <table:table-cell office:value-type="float" office:value="61421" calcext:value-type="float">
            <text:p>61421</text:p>
          </table:table-cell>
          <table:table-cell table:style-name="Default" table:number-columns-repeated="2"/>
          <table:table-cell table:number-columns-repeated="15"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58176" calcext:value-type="float">
            <text:p>58176</text:p>
          </table:table-cell>
          <table:table-cell office:value-type="float" office:value="61614" calcext:value-type="float">
            <text:p>61614</text:p>
          </table:table-cell>
          <table:table-cell office:value-type="float" office:value="56417" calcext:value-type="float">
            <text:p>56417</text:p>
          </table:table-cell>
          <table:table-cell table:style-name="Default" table:number-columns-repeated="2"/>
          <table:table-cell table:number-columns-repeated="15"/>
        </table:table-row>
        <table:table-row table:style-name="ro2">
          <table:table-cell office:value-type="float" office:value="0.7" calcext:value-type="float">
            <text:p>0.7</text:p>
          </table:table-cell>
          <table:table-cell office:value-type="float" office:value="58424" calcext:value-type="float">
            <text:p>58424</text:p>
          </table:table-cell>
          <table:table-cell office:value-type="float" office:value="61287" calcext:value-type="float">
            <text:p>61287</text:p>
          </table:table-cell>
          <table:table-cell office:value-type="float" office:value="56376" calcext:value-type="float">
            <text:p>56376</text:p>
          </table:table-cell>
          <table:table-cell table:style-name="Default" table:number-columns-repeated="2"/>
          <table:table-cell table:number-columns-repeated="15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58720" calcext:value-type="float">
            <text:p>58720</text:p>
          </table:table-cell>
          <table:table-cell office:value-type="float" office:value="57701" calcext:value-type="float">
            <text:p>57701</text:p>
          </table:table-cell>
          <table:table-cell office:value-type="float" office:value="56382" calcext:value-type="float">
            <text:p>56382</text:p>
          </table:table-cell>
          <table:table-cell table:style-name="Default" table:number-columns-repeated="2"/>
          <table:table-cell table:number-columns-repeated="15"/>
        </table:table-row>
        <table:table-row table:style-name="ro2">
          <table:table-cell office:value-type="float" office:value="0.9" calcext:value-type="float">
            <text:p>0.9</text:p>
          </table:table-cell>
          <table:table-cell office:value-type="float" office:value="59032" calcext:value-type="float">
            <text:p>59032</text:p>
          </table:table-cell>
          <table:table-cell office:value-type="float" office:value="56392" calcext:value-type="float">
            <text:p>56392</text:p>
          </table:table-cell>
          <table:table-cell office:value-type="float" office:value="56405" calcext:value-type="float">
            <text:p>56405</text:p>
          </table:table-cell>
          <table:table-cell table:style-name="Default" table:number-columns-repeated="2"/>
          <table:table-cell table:number-columns-repeated="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6213" calcext:value-type="float">
            <text:p>66213</text:p>
          </table:table-cell>
          <table:table-cell office:value-type="float" office:value="56410" calcext:value-type="float">
            <text:p>56410</text:p>
          </table:table-cell>
          <table:table-cell office:value-type="float" office:value="56416" calcext:value-type="float">
            <text:p>56416</text:p>
          </table:table-cell>
          <table:table-cell table:style-name="Default" table:number-columns-repeated="2"/>
          <table:table-cell table:number-columns-repeated="15"/>
        </table:table-row>
        <table:table-row table:style-name="ro1" table:number-rows-repeated="6">
          <table:table-cell/>
          <table:table-cell table:style-name="Default" table:number-columns-repeated="5"/>
          <table:table-cell table:number-columns-repeated="15"/>
        </table:table-row>
        <table:table-row table:style-name="ro1">
          <table:table-cell table:style-name="ce1" office:value-type="string" calcext:value-type="string" table:number-columns-spanned="6" table:number-rows-spanned="1">
            <text:p>geolife</text:p>
          </table:table-cell>
          <table:covered-table-cell table:number-columns-repeated="5" table:style-name="Default"/>
          <table:table-cell table:number-columns-repeated="15"/>
        </table:table-row>
        <table:table-row table:style-name="ro1">
          <table:table-cell office:value-type="string" calcext:value-type="string">
            <text:p>k</text:p>
          </table:table-cell>
          <table:table-cell table:style-name="Default" office:value-type="string" calcext:value-type="string">
            <text:p>GH</text:p>
          </table:table-cell>
          <table:table-cell table:style-name="Default" office:value-type="string" calcext:value-type="string">
            <text:p>NS</text:p>
          </table:table-cell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AF</text:p>
          </table:table-cell>
          <table:table-cell table:style-name="Default" office:value-type="string" calcext:value-type="string">
            <text:p>AFGH</text:p>
          </table:table-cell>
          <table:table-cell table:number-columns-repeated="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9891" calcext:value-type="float">
            <text:p>49891</text:p>
          </table:table-cell>
          <table:table-cell table:number-columns-repeated="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7814" calcext:value-type="float">
            <text:p>57814</text:p>
          </table:table-cell>
          <table:table-cell table:number-columns-repeated="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6188" calcext:value-type="float">
            <text:p>66188</text:p>
          </table:table-cell>
          <table:table-cell table:number-columns-repeated="1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4469" calcext:value-type="float">
            <text:p>94469</text:p>
          </table:table-cell>
          <table:table-cell table:number-columns-repeated="1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5957" calcext:value-type="float">
            <text:p>95957</text:p>
          </table:table-cell>
          <table:table-cell table:number-columns-repeated="1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8103" calcext:value-type="float">
            <text:p>118103</text:p>
          </table:table-cell>
          <table:table-cell table:number-columns-repeated="1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35045" calcext:value-type="float">
            <text:p>135045</text:p>
          </table:table-cell>
          <table:table-cell table:number-columns-repeated="1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3728" calcext:value-type="float">
            <text:p>153728</text:p>
          </table:table-cell>
          <table:table-cell table:number-columns-repeated="1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90178" calcext:value-type="float">
            <text:p>190178</text:p>
          </table:table-cell>
          <table:table-cell table:number-columns-repeated="1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01907" calcext:value-type="float">
            <text:p>201907</text:p>
          </table:table-cell>
          <table:table-cell table:number-columns-repeated="1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02470" calcext:value-type="float">
            <text:p>202470</text:p>
          </table:table-cell>
          <table:table-cell table:number-columns-repeated="1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7179" calcext:value-type="float">
            <text:p>217179</text:p>
          </table:table-cell>
          <table:table-cell table:number-columns-repeated="1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22165" calcext:value-type="float">
            <text:p>222165</text:p>
          </table:table-cell>
          <table:table-cell table:number-columns-repeated="1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31472" calcext:value-type="float">
            <text:p>231472</text:p>
          </table:table-cell>
          <table:table-cell table:number-columns-repeated="1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43324" calcext:value-type="float">
            <text:p>243324</text:p>
          </table:table-cell>
          <table:table-cell table:number-columns-repeated="1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54871" calcext:value-type="float">
            <text:p>254871</text:p>
          </table:table-cell>
          <table:table-cell table:number-columns-repeated="19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60875" calcext:value-type="float">
            <text:p>260875</text:p>
          </table:table-cell>
          <table:table-cell table:number-columns-repeated="19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80275" calcext:value-type="float">
            <text:p>280275</text:p>
          </table:table-cell>
          <table:table-cell table:number-columns-repeated="1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87970" calcext:value-type="float">
            <text:p>287970</text:p>
          </table:table-cell>
          <table:table-cell table:number-columns-repeated="19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15"/>
        </table:table-row>
        <table:table-row table:style-name="ro1">
          <table:table-cell table:style-name="ce2" table:number-columns-spanned="6" table:number-rows-spanned="1"/>
          <table:covered-table-cell table:number-columns-repeated="5" table:style-name="Default"/>
          <table:table-cell table:number-columns-repeated="15"/>
        </table:table-row>
        <table:table-row table:style-name="ro1">
          <table:table-cell office:value-type="string" calcext:value-type="string">
            <text:p>|Q|</text:p>
          </table:table-cell>
          <table:table-cell table:style-name="Default" office:value-type="string" calcext:value-type="string">
            <text:p>GH</text:p>
          </table:table-cell>
          <table:table-cell table:style-name="Default" office:value-type="string" calcext:value-type="string">
            <text:p>NS</text:p>
          </table:table-cell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AF</text:p>
          </table:table-cell>
          <table:table-cell table:style-name="Default" office:value-type="string" calcext:value-type="string">
            <text:p>AFGH</text:p>
          </table:table-cell>
          <table:table-cell table:number-columns-repeated="15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0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0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0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0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0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0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0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0"/>
        </table:table-row>
        <table:table-row table:style-name="ro1">
          <table:table-cell/>
          <table:table-cell table:style-name="Default" table:number-columns-repeated="5"/>
          <table:table-cell table:number-columns-repeated="15"/>
        </table:table-row>
        <table:table-row table:style-name="ro1">
          <table:table-cell table:style-name="ce2" table:number-columns-spanned="4" table:number-rows-spanned="1"/>
          <table:covered-table-cell table:number-columns-repeated="3" table:style-name="Default"/>
          <table:table-cell table:style-name="Default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μ</text:p>
          </table:table-cell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AF</text:p>
          </table:table-cell>
          <table:table-cell table:style-name="Default" office:value-type="string" calcext:value-type="string">
            <text:p>AFGH</text:p>
          </table:table-cell>
          <table:table-cell table:style-name="Default" table:number-columns-repeated="2"/>
          <table:table-cell table:number-columns-repeated="15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2">
          <table:table-cell office:value-type="float" office:value="0.1" calcext:value-type="float">
            <text:p>0.1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2">
          <table:table-cell office:value-type="float" office:value="0.2" calcext:value-type="float">
            <text:p>0.2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2">
          <table:table-cell office:value-type="float" office:value="0.3" calcext:value-type="float">
            <text:p>0.3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2">
          <table:table-cell office:value-type="float" office:value="0.4" calcext:value-type="float">
            <text:p>0.4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2">
          <table:table-cell office:value-type="float" office:value="0.5" calcext:value-type="float">
            <text:p>0.5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2">
          <table:table-cell office:value-type="float" office:value="0.6" calcext:value-type="float">
            <text:p>0.6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2">
          <table:table-cell office:value-type="float" office:value="0.7" calcext:value-type="float">
            <text:p>0.7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2">
          <table:table-cell office:value-type="float" office:value="0.8" calcext:value-type="float">
            <text:p>0.8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2">
          <table:table-cell office:value-type="float" office:value="0.9" calcext:value-type="float">
            <text:p>0.9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1" table:number-rows-repeated="10">
          <table:table-cell/>
          <table:table-cell table:style-name="Default" table:number-columns-repeated="5"/>
          <table:table-cell table:number-columns-repeated="15"/>
        </table:table-row>
        <table:table-row table:style-name="ro1">
          <table:table-cell table:style-name="ce1" office:value-type="string" calcext:value-type="string" table:number-columns-spanned="6" table:number-rows-spanned="1">
            <text:p>unform</text:p>
          </table:table-cell>
          <table:covered-table-cell table:number-columns-repeated="5" table:style-name="Default"/>
          <table:table-cell table:number-columns-repeated="15"/>
        </table:table-row>
        <table:table-row table:style-name="ro1">
          <table:table-cell office:value-type="string" calcext:value-type="string">
            <text:p>k</text:p>
          </table:table-cell>
          <table:table-cell table:style-name="Default" office:value-type="string" calcext:value-type="string">
            <text:p>GH</text:p>
          </table:table-cell>
          <table:table-cell table:style-name="Default" office:value-type="string" calcext:value-type="string">
            <text:p>NS</text:p>
          </table:table-cell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AF</text:p>
          </table:table-cell>
          <table:table-cell table:style-name="Default" office:value-type="string" calcext:value-type="string">
            <text:p>AFGH</text:p>
          </table:table-cell>
          <table:table-cell table:number-columns-repeated="15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0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0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0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0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0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0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0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0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0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0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20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20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20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15"/>
        </table:table-row>
        <table:table-row table:style-name="ro1">
          <table:table-cell table:style-name="ce2" table:number-columns-spanned="6" table:number-rows-spanned="1"/>
          <table:covered-table-cell table:number-columns-repeated="5" table:style-name="Default"/>
          <table:table-cell table:number-columns-repeated="15"/>
        </table:table-row>
        <table:table-row table:style-name="ro1">
          <table:table-cell office:value-type="string" calcext:value-type="string">
            <text:p>|Q|</text:p>
          </table:table-cell>
          <table:table-cell table:style-name="Default" office:value-type="string" calcext:value-type="string">
            <text:p>GH</text:p>
          </table:table-cell>
          <table:table-cell table:style-name="Default" office:value-type="string" calcext:value-type="string">
            <text:p>NS</text:p>
          </table:table-cell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AF</text:p>
          </table:table-cell>
          <table:table-cell table:style-name="Default" office:value-type="string" calcext:value-type="string">
            <text:p>AFGH</text:p>
          </table:table-cell>
          <table:table-cell table:number-columns-repeated="15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0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0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0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0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0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0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0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0"/>
        </table:table-row>
        <table:table-row table:style-name="ro1">
          <table:table-cell/>
          <table:table-cell table:style-name="Default" table:number-columns-repeated="5"/>
          <table:table-cell table:number-columns-repeated="15"/>
        </table:table-row>
        <table:table-row table:style-name="ro1">
          <table:table-cell table:style-name="ce2" table:number-columns-spanned="4" table:number-rows-spanned="1"/>
          <table:covered-table-cell table:number-columns-repeated="3" table:style-name="Default"/>
          <table:table-cell table:style-name="Default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μ</text:p>
          </table:table-cell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AF</text:p>
          </table:table-cell>
          <table:table-cell table:style-name="Default" office:value-type="string" calcext:value-type="string">
            <text:p>AFGH</text:p>
          </table:table-cell>
          <table:table-cell table:style-name="Default" table:number-columns-repeated="2"/>
          <table:table-cell table:number-columns-repeated="15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2">
          <table:table-cell office:value-type="float" office:value="0.1" calcext:value-type="float">
            <text:p>0.1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2">
          <table:table-cell office:value-type="float" office:value="0.2" calcext:value-type="float">
            <text:p>0.2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2">
          <table:table-cell office:value-type="float" office:value="0.3" calcext:value-type="float">
            <text:p>0.3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2">
          <table:table-cell office:value-type="float" office:value="0.4" calcext:value-type="float">
            <text:p>0.4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2">
          <table:table-cell office:value-type="float" office:value="0.5" calcext:value-type="float">
            <text:p>0.5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2">
          <table:table-cell office:value-type="float" office:value="0.6" calcext:value-type="float">
            <text:p>0.6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2">
          <table:table-cell office:value-type="float" office:value="0.7" calcext:value-type="float">
            <text:p>0.7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2">
          <table:table-cell office:value-type="float" office:value="0.8" calcext:value-type="float">
            <text:p>0.8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2">
          <table:table-cell office:value-type="float" office:value="0.9" calcext:value-type="float">
            <text:p>0.9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</table:table>
      <table:table table:name="uniform-final-res" table:style-name="ta1">
        <table:shapes>
          <draw:frame draw:z-index="0" draw:style-name="gr1" draw:text-style-name="P1" svg:width="159.99mm" svg:height="89.99mm" svg:x="136.47mm" svg:y="1mm">
            <loext:p draw:notify-on-update-of-ranges="'uniform-final-res'.A2:'uniform-final-res'.A20 'uniform-final-res'.B1:'uniform-final-res'.B1 'uniform-final-res'.B2:'uniform-final-res'.B20 'uniform-final-res'.C1:'uniform-final-res'.C1 'uniform-final-res'.C2:'uniform-final-res'.C20 'uniform-final-res'.D1:'uniform-final-res'.D1 'uniform-final-res'.D2:'uniform-final-res'.D20 'uniform-final-res'.E1:'uniform-final-res'.E1 'uniform-final-res'.E2:'uniform-final-res'.E20 'uniform-final-res'.F1:'uniform-final-res'.F1 'uniform-final-res'.F2:'uniform-final-res'.F20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1" draw:style-name="gr1" draw:text-style-name="P1" svg:width="159.99mm" svg:height="89.99mm" svg:x="136.47mm" svg:y="117.41mm">
            <loext:p draw:notify-on-update-of-ranges="'uniform-final-res'.A24:'uniform-final-res'.A37 'uniform-final-res'.B23:'uniform-final-res'.B23 'uniform-final-res'.B24:'uniform-final-res'.B37 'uniform-final-res'.C23:'uniform-final-res'.C23 'uniform-final-res'.C24:'uniform-final-res'.C37 'uniform-final-res'.D23:'uniform-final-res'.D23 'uniform-final-res'.D24:'uniform-final-res'.D37 'uniform-final-res'.E23:'uniform-final-res'.E23 'uniform-final-res'.E24:'uniform-final-res'.E37 'uniform-final-res'.F23:'uniform-final-res'.F23 'uniform-final-res'.F24:'uniform-final-res'.F37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2" draw:style-name="gr1" draw:text-style-name="P1" svg:width="159.99mm" svg:height="89.99mm" svg:x="136.47mm" svg:y="223.24mm">
            <loext:p draw:notify-on-update-of-ranges="'uniform-final-res'.A43:'uniform-final-res'.A43 'uniform-final-res'.A44:'uniform-final-res'.A62 'uniform-final-res'.B43:'uniform-final-res'.B43 'uniform-final-res'.B44:'uniform-final-res'.B62 'uniform-final-res'.C43:'uniform-final-res'.C43 'uniform-final-res'.C44:'uniform-final-res'.C62 'uniform-final-res'.D43:'uniform-final-res'.D43 'uniform-final-res'.D44:'uniform-final-res'.D62 'uniform-final-res'.E43:'uniform-final-res'.E43 'uniform-final-res'.E44:'uniform-final-res'.E62 'uniform-final-res'.F43:'uniform-final-res'.F43 'uniform-final-res'.F44:'uniform-final-res'.F62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3" draw:style-name="gr1" draw:text-style-name="P1" svg:width="159.99mm" svg:height="89.99mm" svg:x="136.47mm" svg:y="342.62mm">
            <loext:p draw:notify-on-update-of-ranges="'uniform-final-res'.A66:'uniform-final-res'.A66 'uniform-final-res'.A67:'uniform-final-res'.A80 'uniform-final-res'.B66:'uniform-final-res'.B66 'uniform-final-res'.B67:'uniform-final-res'.B80 'uniform-final-res'.C66:'uniform-final-res'.C66 'uniform-final-res'.C67:'uniform-final-res'.C80 'uniform-final-res'.D66:'uniform-final-res'.D66 'uniform-final-res'.D67:'uniform-final-res'.D80 'uniform-final-res'.E66:'uniform-final-res'.E66 'uniform-final-res'.E67:'uniform-final-res'.E80 'uniform-final-res'.F66:'uniform-final-res'.F66 'uniform-final-res'.F67:'uniform-final-res'.F80"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6" table:default-cell-style-name="ce3"/>
        <table:table-row table:style-name="ro2">
          <table:table-cell table:style-name="ce3" office:value-type="string" calcext:value-type="string">
            <text:p>k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  <table:table-cell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57" calcext:value-type="float">
            <text:p>57</text:p>
          </table:table-cell>
          <table:table-cell office:value-type="float" office:value="134" calcext:value-type="float">
            <text:p>134</text:p>
          </table:table-cell>
          <table:table-cell office:value-type="float" office:value="27" calcext:value-type="float">
            <text:p>27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58" calcext:value-type="float">
            <text:p>58</text:p>
          </table:table-cell>
          <table:table-cell office:value-type="float" office:value="153" calcext:value-type="float">
            <text:p>153</text:p>
          </table:table-cell>
          <table:table-cell office:value-type="float" office:value="131" calcext:value-type="float">
            <text:p>131</text:p>
          </table:table-cell>
          <table:table-cell office:value-type="float" office:value="143" calcext:value-type="float">
            <text:p>143</text:p>
          </table:table-cell>
          <table:table-cell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office:value-type="float" office:value="253" calcext:value-type="float">
            <text:p>253</text:p>
          </table:table-cell>
          <table:table-cell office:value-type="float" office:value="183" calcext:value-type="float">
            <text:p>183</text:p>
          </table:table-cell>
          <table:table-cell office:value-type="float" office:value="380" calcext:value-type="float">
            <text:p>380</text:p>
          </table:table-cell>
          <table:table-cell office:value-type="float" office:value="167" calcext:value-type="float">
            <text:p>167</text:p>
          </table:table-cell>
          <table:table-cell office:value-type="float" office:value="359" calcext:value-type="float">
            <text:p>359</text:p>
          </table:table-cell>
          <table:table-cell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188" calcext:value-type="float">
            <text:p>188</text:p>
          </table:table-cell>
          <table:table-cell office:value-type="float" office:value="385" calcext:value-type="float">
            <text:p>385</text:p>
          </table:table-cell>
          <table:table-cell office:value-type="float" office:value="316" calcext:value-type="float">
            <text:p>316</text:p>
          </table:table-cell>
          <table:table-cell office:value-type="float" office:value="365" calcext:value-type="float">
            <text:p>365</text:p>
          </table:table-cell>
          <table:table-cell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office:value-type="float" office:value="574" calcext:value-type="float">
            <text:p>574</text:p>
          </table:table-cell>
          <table:table-cell office:value-type="float" office:value="464" calcext:value-type="float">
            <text:p>464</text:p>
          </table:table-cell>
          <table:table-cell office:value-type="float" office:value="713" calcext:value-type="float">
            <text:p>713</text:p>
          </table:table-cell>
          <table:table-cell office:value-type="float" office:value="518" calcext:value-type="float">
            <text:p>518</text:p>
          </table:table-cell>
          <table:table-cell office:value-type="float" office:value="691" calcext:value-type="float">
            <text:p>691</text:p>
          </table:table-cell>
          <table:table-cell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office:value-type="float" office:value="575" calcext:value-type="float">
            <text:p>575</text:p>
          </table:table-cell>
          <table:table-cell office:value-type="float" office:value="465" calcext:value-type="float">
            <text:p>465</text:p>
          </table:table-cell>
          <table:table-cell office:value-type="float" office:value="714" calcext:value-type="float">
            <text:p>714</text:p>
          </table:table-cell>
          <table:table-cell office:value-type="float" office:value="519" calcext:value-type="float">
            <text:p>519</text:p>
          </table:table-cell>
          <table:table-cell office:value-type="float" office:value="692" calcext:value-type="float">
            <text:p>692</text:p>
          </table:table-cell>
          <table:table-cell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office:value-type="float" office:value="975" calcext:value-type="float">
            <text:p>975</text:p>
          </table:table-cell>
          <table:table-cell office:value-type="float" office:value="818" calcext:value-type="float">
            <text:p>818</text:p>
          </table:table-cell>
          <table:table-cell office:value-type="float" office:value="1113" calcext:value-type="float">
            <text:p>1113</text:p>
          </table:table-cell>
          <table:table-cell office:value-type="float" office:value="901" calcext:value-type="float">
            <text:p>901</text:p>
          </table:table-cell>
          <table:table-cell office:value-type="float" office:value="1091" calcext:value-type="float">
            <text:p>1091</text:p>
          </table:table-cell>
          <table:table-cell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office:value-type="float" office:value="976" calcext:value-type="float">
            <text:p>976</text:p>
          </table:table-cell>
          <table:table-cell office:value-type="float" office:value="819" calcext:value-type="float">
            <text:p>819</text:p>
          </table:table-cell>
          <table:table-cell office:value-type="float" office:value="1114" calcext:value-type="float">
            <text:p>1114</text:p>
          </table:table-cell>
          <table:table-cell office:value-type="float" office:value="902" calcext:value-type="float">
            <text:p>902</text:p>
          </table:table-cell>
          <table:table-cell office:value-type="float" office:value="1092" calcext:value-type="float">
            <text:p>1092</text:p>
          </table:table-cell>
          <table:table-cell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office:value-type="float" office:value="1599" calcext:value-type="float">
            <text:p>1599</text:p>
          </table:table-cell>
          <table:table-cell office:value-type="float" office:value="1382" calcext:value-type="float">
            <text:p>1382</text:p>
          </table:table-cell>
          <table:table-cell office:value-type="float" office:value="1737" calcext:value-type="float">
            <text:p>1737</text:p>
          </table:table-cell>
          <table:table-cell office:value-type="float" office:value="1499" calcext:value-type="float">
            <text:p>1499</text:p>
          </table:table-cell>
          <table:table-cell office:value-type="float" office:value="1715" calcext:value-type="float">
            <text:p>1715</text:p>
          </table:table-cell>
          <table:table-cell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office:value-type="float" office:value="1610" calcext:value-type="float">
            <text:p>1610</text:p>
          </table:table-cell>
          <table:table-cell office:value-type="float" office:value="1391" calcext:value-type="float">
            <text:p>1391</text:p>
          </table:table-cell>
          <table:table-cell office:value-type="float" office:value="1748" calcext:value-type="float">
            <text:p>1748</text:p>
          </table:table-cell>
          <table:table-cell office:value-type="float" office:value="1509" calcext:value-type="float">
            <text:p>1509</text:p>
          </table:table-cell>
          <table:table-cell office:value-type="float" office:value="1726" calcext:value-type="float">
            <text:p>1726</text:p>
          </table:table-cell>
          <table:table-cell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office:value-type="float" office:value="2251" calcext:value-type="float">
            <text:p>2251</text:p>
          </table:table-cell>
          <table:table-cell office:value-type="float" office:value="1978" calcext:value-type="float">
            <text:p>1978</text:p>
          </table:table-cell>
          <table:table-cell office:value-type="float" office:value="2389" calcext:value-type="float">
            <text:p>2389</text:p>
          </table:table-cell>
          <table:table-cell office:value-type="float" office:value="2124" calcext:value-type="float">
            <text:p>2124</text:p>
          </table:table-cell>
          <table:table-cell office:value-type="float" office:value="2367" calcext:value-type="float">
            <text:p>2367</text:p>
          </table:table-cell>
          <table:table-cell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office:value-type="float" office:value="2254" calcext:value-type="float">
            <text:p>2254</text:p>
          </table:table-cell>
          <table:table-cell office:value-type="float" office:value="1982" calcext:value-type="float">
            <text:p>1982</text:p>
          </table:table-cell>
          <table:table-cell office:value-type="float" office:value="2392" calcext:value-type="float">
            <text:p>2392</text:p>
          </table:table-cell>
          <table:table-cell office:value-type="float" office:value="2130" calcext:value-type="float">
            <text:p>2130</text:p>
          </table:table-cell>
          <table:table-cell office:value-type="float" office:value="2370" calcext:value-type="float">
            <text:p>2370</text:p>
          </table:table-cell>
          <table:table-cell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office:value-type="float" office:value="2959" calcext:value-type="float">
            <text:p>2959</text:p>
          </table:table-cell>
          <table:table-cell office:value-type="float" office:value="2643" calcext:value-type="float">
            <text:p>2643</text:p>
          </table:table-cell>
          <table:table-cell office:value-type="float" office:value="3097" calcext:value-type="float">
            <text:p>3097</text:p>
          </table:table-cell>
          <table:table-cell office:value-type="float" office:value="2815" calcext:value-type="float">
            <text:p>2815</text:p>
          </table:table-cell>
          <table:table-cell office:value-type="float" office:value="3075" calcext:value-type="float">
            <text:p>3075</text:p>
          </table:table-cell>
          <table:table-cell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office:value-type="float" office:value="2960" calcext:value-type="float">
            <text:p>2960</text:p>
          </table:table-cell>
          <table:table-cell office:value-type="float" office:value="2644" calcext:value-type="float">
            <text:p>2644</text:p>
          </table:table-cell>
          <table:table-cell office:value-type="float" office:value="3098" calcext:value-type="float">
            <text:p>3098</text:p>
          </table:table-cell>
          <table:table-cell office:value-type="float" office:value="2816" calcext:value-type="float">
            <text:p>2816</text:p>
          </table:table-cell>
          <table:table-cell office:value-type="float" office:value="3076" calcext:value-type="float">
            <text:p>3076</text:p>
          </table:table-cell>
          <table:table-cell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office:value-type="float" office:value="3897" calcext:value-type="float">
            <text:p>3897</text:p>
          </table:table-cell>
          <table:table-cell office:value-type="float" office:value="3527" calcext:value-type="float">
            <text:p>3527</text:p>
          </table:table-cell>
          <table:table-cell office:value-type="float" office:value="4035" calcext:value-type="float">
            <text:p>4035</text:p>
          </table:table-cell>
          <table:table-cell office:value-type="float" office:value="3731" calcext:value-type="float">
            <text:p>3731</text:p>
          </table:table-cell>
          <table:table-cell office:value-type="float" office:value="4013" calcext:value-type="float">
            <text:p>4013</text:p>
          </table:table-cell>
          <table:table-cell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office:value-type="float" office:value="3900" calcext:value-type="float">
            <text:p>3900</text:p>
          </table:table-cell>
          <table:table-cell office:value-type="float" office:value="3528" calcext:value-type="float">
            <text:p>3528</text:p>
          </table:table-cell>
          <table:table-cell office:value-type="float" office:value="4038" calcext:value-type="float">
            <text:p>4038</text:p>
          </table:table-cell>
          <table:table-cell office:value-type="float" office:value="3733" calcext:value-type="float">
            <text:p>3733</text:p>
          </table:table-cell>
          <table:table-cell office:value-type="float" office:value="4016" calcext:value-type="float">
            <text:p>4016</text:p>
          </table:table-cell>
          <table:table-cell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office:value-type="float" office:value="4987" calcext:value-type="float">
            <text:p>4987</text:p>
          </table:table-cell>
          <table:table-cell office:value-type="float" office:value="4566" calcext:value-type="float">
            <text:p>4566</text:p>
          </table:table-cell>
          <table:table-cell office:value-type="float" office:value="5125" calcext:value-type="float">
            <text:p>5125</text:p>
          </table:table-cell>
          <table:table-cell office:value-type="float" office:value="4800" calcext:value-type="float">
            <text:p>4800</text:p>
          </table:table-cell>
          <table:table-cell office:value-type="float" office:value="5103" calcext:value-type="float">
            <text:p>5103</text:p>
          </table:table-cell>
          <table:table-cell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office:value-type="float" office:value="4990" calcext:value-type="float">
            <text:p>4990</text:p>
          </table:table-cell>
          <table:table-cell office:value-type="float" office:value="4567" calcext:value-type="float">
            <text:p>4567</text:p>
          </table:table-cell>
          <table:table-cell office:value-type="float" office:value="5128" calcext:value-type="float">
            <text:p>5128</text:p>
          </table:table-cell>
          <table:table-cell office:value-type="float" office:value="4802" calcext:value-type="float">
            <text:p>4802</text:p>
          </table:table-cell>
          <table:table-cell office:value-type="float" office:value="5106" calcext:value-type="float">
            <text:p>5106</text:p>
          </table:table-cell>
          <table:table-cell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office:value-type="float" office:value="6213" calcext:value-type="float">
            <text:p>6213</text:p>
          </table:table-cell>
          <table:table-cell office:value-type="float" office:value="5731" calcext:value-type="float">
            <text:p>5731</text:p>
          </table:table-cell>
          <table:table-cell office:value-type="float" office:value="6351" calcext:value-type="float">
            <text:p>6351</text:p>
          </table:table-cell>
          <table:table-cell office:value-type="float" office:value="6000" calcext:value-type="float">
            <text:p>6000</text:p>
          </table:table-cell>
          <table:table-cell office:value-type="float" office:value="6329" calcext:value-type="float">
            <text:p>6329</text:p>
          </table:table-cell>
          <table:table-cell/>
        </table:table-row>
        <table:table-row table:style-name="ro2" table:number-rows-repeated="2">
          <table:table-cell table:style-name="ce3"/>
          <table:table-cell table:number-columns-repeated="6"/>
        </table:table-row>
        <table:table-row table:style-name="ro2">
          <table:table-cell table:style-name="ce3" office:value-type="string" calcext:value-type="string">
            <text:p>|Q|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  <table:table-cell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291" calcext:value-type="float">
            <text:p>291</text:p>
          </table:table-cell>
          <table:table-cell office:value-type="float" office:value="313" calcext:value-type="float">
            <text:p>313</text:p>
          </table:table-cell>
          <table:table-cell office:value-type="float" office:value="300" calcext:value-type="float">
            <text:p>300</text:p>
          </table:table-cell>
          <table:table-cell office:value-type="float" office:value="312" calcext:value-type="float">
            <text:p>312</text:p>
          </table:table-cell>
          <table:table-cell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office:value-type="float" office:value="471" calcext:value-type="float">
            <text:p>471</text:p>
          </table:table-cell>
          <table:table-cell office:value-type="float" office:value="425" calcext:value-type="float">
            <text:p>425</text:p>
          </table:table-cell>
          <table:table-cell office:value-type="float" office:value="478" calcext:value-type="float">
            <text:p>478</text:p>
          </table:table-cell>
          <table:table-cell office:value-type="float" office:value="448" calcext:value-type="float">
            <text:p>448</text:p>
          </table:table-cell>
          <table:table-cell office:value-type="float" office:value="477" calcext:value-type="float">
            <text:p>477</text:p>
          </table:table-cell>
          <table:table-cell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office:value-type="float" office:value="632" calcext:value-type="float">
            <text:p>632</text:p>
          </table:table-cell>
          <table:table-cell office:value-type="float" office:value="560" calcext:value-type="float">
            <text:p>560</text:p>
          </table:table-cell>
          <table:table-cell office:value-type="float" office:value="649" calcext:value-type="float">
            <text:p>649</text:p>
          </table:table-cell>
          <table:table-cell office:value-type="float" office:value="596" calcext:value-type="float">
            <text:p>596</text:p>
          </table:table-cell>
          <table:table-cell office:value-type="float" office:value="646" calcext:value-type="float">
            <text:p>646</text:p>
          </table:table-cell>
          <table:table-cell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office:value-type="float" office:value="793" calcext:value-type="float">
            <text:p>793</text:p>
          </table:table-cell>
          <table:table-cell office:value-type="float" office:value="694" calcext:value-type="float">
            <text:p>694</text:p>
          </table:table-cell>
          <table:table-cell office:value-type="float" office:value="819" calcext:value-type="float">
            <text:p>819</text:p>
          </table:table-cell>
          <table:table-cell office:value-type="float" office:value="746" calcext:value-type="float">
            <text:p>746</text:p>
          </table:table-cell>
          <table:table-cell office:value-type="float" office:value="816" calcext:value-type="float">
            <text:p>816</text:p>
          </table:table-cell>
          <table:table-cell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office:value-type="float" office:value="969" calcext:value-type="float">
            <text:p>969</text:p>
          </table:table-cell>
          <table:table-cell office:value-type="float" office:value="845" calcext:value-type="float">
            <text:p>845</text:p>
          </table:table-cell>
          <table:table-cell office:value-type="float" office:value="1012" calcext:value-type="float">
            <text:p>1012</text:p>
          </table:table-cell>
          <table:table-cell office:value-type="float" office:value="904" calcext:value-type="float">
            <text:p>904</text:p>
          </table:table-cell>
          <table:table-cell office:value-type="float" office:value="1007" calcext:value-type="float">
            <text:p>1007</text:p>
          </table:table-cell>
          <table:table-cell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office:value-type="float" office:value="1116" calcext:value-type="float">
            <text:p>1116</text:p>
          </table:table-cell>
          <table:table-cell office:value-type="float" office:value="968" calcext:value-type="float">
            <text:p>968</text:p>
          </table:table-cell>
          <table:table-cell office:value-type="float" office:value="1183" calcext:value-type="float">
            <text:p>1183</text:p>
          </table:table-cell>
          <table:table-cell office:value-type="float" office:value="1044" calcext:value-type="float">
            <text:p>1044</text:p>
          </table:table-cell>
          <table:table-cell office:value-type="float" office:value="1169" calcext:value-type="float">
            <text:p>1169</text:p>
          </table:table-cell>
          <table:table-cell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office:value-type="float" office:value="1278" calcext:value-type="float">
            <text:p>1278</text:p>
          </table:table-cell>
          <table:table-cell office:value-type="float" office:value="1105" calcext:value-type="float">
            <text:p>1105</text:p>
          </table:table-cell>
          <table:table-cell office:value-type="float" office:value="1366" calcext:value-type="float">
            <text:p>1366</text:p>
          </table:table-cell>
          <table:table-cell office:value-type="float" office:value="1195" calcext:value-type="float">
            <text:p>1195</text:p>
          </table:table-cell>
          <table:table-cell office:value-type="float" office:value="1344" calcext:value-type="float">
            <text:p>1344</text:p>
          </table:table-cell>
          <table:table-cell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office:value-type="float" office:value="1446" calcext:value-type="float">
            <text:p>1446</text:p>
          </table:table-cell>
          <table:table-cell office:value-type="float" office:value="1251" calcext:value-type="float">
            <text:p>1251</text:p>
          </table:table-cell>
          <table:table-cell office:value-type="float" office:value="1562" calcext:value-type="float">
            <text:p>1562</text:p>
          </table:table-cell>
          <table:table-cell office:value-type="float" office:value="1349" calcext:value-type="float">
            <text:p>1349</text:p>
          </table:table-cell>
          <table:table-cell office:value-type="float" office:value="1535" calcext:value-type="float">
            <text:p>1535</text:p>
          </table:table-cell>
          <table:table-cell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office:value-type="float" office:value="1599" calcext:value-type="float">
            <text:p>1599</text:p>
          </table:table-cell>
          <table:table-cell office:value-type="float" office:value="1382" calcext:value-type="float">
            <text:p>1382</text:p>
          </table:table-cell>
          <table:table-cell office:value-type="float" office:value="1737" calcext:value-type="float">
            <text:p>1737</text:p>
          </table:table-cell>
          <table:table-cell office:value-type="float" office:value="1499" calcext:value-type="float">
            <text:p>1499</text:p>
          </table:table-cell>
          <table:table-cell office:value-type="float" office:value="1715" calcext:value-type="float">
            <text:p>1715</text:p>
          </table:table-cell>
          <table:table-cell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office:value-type="float" office:value="1763" calcext:value-type="float">
            <text:p>1763</text:p>
          </table:table-cell>
          <table:table-cell office:value-type="float" office:value="1518" calcext:value-type="float">
            <text:p>1518</text:p>
          </table:table-cell>
          <table:table-cell office:value-type="float" office:value="1944" calcext:value-type="float">
            <text:p>1944</text:p>
          </table:table-cell>
          <table:table-cell office:value-type="float" office:value="1645" calcext:value-type="float">
            <text:p>1645</text:p>
          </table:table-cell>
          <table:table-cell office:value-type="float" office:value="1912" calcext:value-type="float">
            <text:p>1912</text:p>
          </table:table-cell>
          <table:table-cell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office:value-type="float" office:value="1927" calcext:value-type="float">
            <text:p>1927</text:p>
          </table:table-cell>
          <table:table-cell office:value-type="float" office:value="1653" calcext:value-type="float">
            <text:p>1653</text:p>
          </table:table-cell>
          <table:table-cell office:value-type="float" office:value="2136" calcext:value-type="float">
            <text:p>2136</text:p>
          </table:table-cell>
          <table:table-cell office:value-type="float" office:value="1784" calcext:value-type="float">
            <text:p>1784</text:p>
          </table:table-cell>
          <table:table-cell office:value-type="float" office:value="2101" calcext:value-type="float">
            <text:p>2101</text:p>
          </table:table-cell>
          <table:table-cell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office:value-type="float" office:value="2089" calcext:value-type="float">
            <text:p>2089</text:p>
          </table:table-cell>
          <table:table-cell office:value-type="float" office:value="1785" calcext:value-type="float">
            <text:p>1785</text:p>
          </table:table-cell>
          <table:table-cell office:value-type="float" office:value="2332" calcext:value-type="float">
            <text:p>2332</text:p>
          </table:table-cell>
          <table:table-cell office:value-type="float" office:value="1942" calcext:value-type="float">
            <text:p>1942</text:p>
          </table:table-cell>
          <table:table-cell office:value-type="float" office:value="2300" calcext:value-type="float">
            <text:p>2300</text:p>
          </table:table-cell>
          <table:table-cell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office:value-type="float" office:value="2253" calcext:value-type="float">
            <text:p>2253</text:p>
          </table:table-cell>
          <table:table-cell office:value-type="float" office:value="1919" calcext:value-type="float">
            <text:p>1919</text:p>
          </table:table-cell>
          <table:table-cell office:value-type="float" office:value="2544" calcext:value-type="float">
            <text:p>2544</text:p>
          </table:table-cell>
          <table:table-cell office:value-type="float" office:value="2093" calcext:value-type="float">
            <text:p>2093</text:p>
          </table:table-cell>
          <table:table-cell office:value-type="float" office:value="2511" calcext:value-type="float">
            <text:p>2511</text:p>
          </table:table-cell>
          <table:table-cell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office:value-type="float" office:value="2412" calcext:value-type="float">
            <text:p>2412</text:p>
          </table:table-cell>
          <table:table-cell office:value-type="float" office:value="2052" calcext:value-type="float">
            <text:p>2052</text:p>
          </table:table-cell>
          <table:table-cell office:value-type="float" office:value="2742" calcext:value-type="float">
            <text:p>2742</text:p>
          </table:table-cell>
          <table:table-cell office:value-type="float" office:value="2246" calcext:value-type="float">
            <text:p>2246</text:p>
          </table:table-cell>
          <table:table-cell office:value-type="float" office:value="2689" calcext:value-type="float">
            <text:p>2689</text:p>
          </table:table-cell>
          <table:table-cell/>
        </table:table-row>
        <table:table-row table:style-name="ro2" table:number-rows-repeated="3">
          <table:table-cell table:style-name="ce3"/>
          <table:table-cell table:number-columns-repeated="6"/>
        </table:table-row>
        <table:table-row table:style-name="ro2" table:number-rows-repeated="2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k</text:p>
          </table:table-cell>
          <table:table-cell table:style-name="Default" office:value-type="string" calcext:value-type="string">
            <text:p>GH</text:p>
          </table:table-cell>
          <table:table-cell table:style-name="Default" office:value-type="string" calcext:value-type="string">
            <text:p>NS</text:p>
          </table:table-cell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AF</text:p>
          </table:table-cell>
          <table:table-cell table:style-name="Default" office:value-type="string" calcext:value-type="string">
            <text:p>AFGH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73" calcext:value-type="float">
            <text:p>73</text:p>
          </table:table-cell>
          <table:table-cell office:value-type="float" office:value="134" calcext:value-type="float">
            <text:p>134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74" calcext:value-type="float">
            <text:p>74</text:p>
          </table:table-cell>
          <table:table-cell office:value-type="float" office:value="153" calcext:value-type="float">
            <text:p>153</text:p>
          </table:table-cell>
          <table:table-cell office:value-type="float" office:value="122" calcext:value-type="float">
            <text:p>122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53" calcext:value-type="float">
            <text:p>253</text:p>
          </table:table-cell>
          <table:table-cell office:value-type="float" office:value="211" calcext:value-type="float">
            <text:p>211</text:p>
          </table:table-cell>
          <table:table-cell office:value-type="float" office:value="380" calcext:value-type="float">
            <text:p>380</text:p>
          </table:table-cell>
          <table:table-cell office:value-type="float" office:value="157" calcext:value-type="float">
            <text:p>157</text:p>
          </table:table-cell>
          <table:table-cell office:value-type="float" office:value="229" calcext:value-type="float">
            <text:p>229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217" calcext:value-type="float">
            <text:p>217</text:p>
          </table:table-cell>
          <table:table-cell office:value-type="float" office:value="385" calcext:value-type="float">
            <text:p>385</text:p>
          </table:table-cell>
          <table:table-cell office:value-type="float" office:value="306" calcext:value-type="float">
            <text:p>306</text:p>
          </table:table-cell>
          <table:table-cell office:value-type="float" office:value="235" calcext:value-type="float">
            <text:p>235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74" calcext:value-type="float">
            <text:p>574</text:p>
          </table:table-cell>
          <table:table-cell office:value-type="float" office:value="512" calcext:value-type="float">
            <text:p>512</text:p>
          </table:table-cell>
          <table:table-cell office:value-type="float" office:value="713" calcext:value-type="float">
            <text:p>713</text:p>
          </table:table-cell>
          <table:table-cell office:value-type="float" office:value="506" calcext:value-type="float">
            <text:p>506</text:p>
          </table:table-cell>
          <table:table-cell office:value-type="float" office:value="543" calcext:value-type="float">
            <text:p>543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75" calcext:value-type="float">
            <text:p>575</text:p>
          </table:table-cell>
          <table:table-cell office:value-type="float" office:value="513" calcext:value-type="float">
            <text:p>513</text:p>
          </table:table-cell>
          <table:table-cell office:value-type="float" office:value="714" calcext:value-type="float">
            <text:p>714</text:p>
          </table:table-cell>
          <table:table-cell office:value-type="float" office:value="507" calcext:value-type="float">
            <text:p>507</text:p>
          </table:table-cell>
          <table:table-cell office:value-type="float" office:value="544" calcext:value-type="float">
            <text:p>544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75" calcext:value-type="float">
            <text:p>975</text:p>
          </table:table-cell>
          <table:table-cell office:value-type="float" office:value="887" calcext:value-type="float">
            <text:p>887</text:p>
          </table:table-cell>
          <table:table-cell office:value-type="float" office:value="1113" calcext:value-type="float">
            <text:p>1113</text:p>
          </table:table-cell>
          <table:table-cell office:value-type="float" office:value="886" calcext:value-type="float">
            <text:p>886</text:p>
          </table:table-cell>
          <table:table-cell office:value-type="float" office:value="943" calcext:value-type="float">
            <text:p>943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976" calcext:value-type="float">
            <text:p>976</text:p>
          </table:table-cell>
          <table:table-cell office:value-type="float" office:value="888" calcext:value-type="float">
            <text:p>888</text:p>
          </table:table-cell>
          <table:table-cell office:value-type="float" office:value="1114" calcext:value-type="float">
            <text:p>1114</text:p>
          </table:table-cell>
          <table:table-cell office:value-type="float" office:value="887" calcext:value-type="float">
            <text:p>887</text:p>
          </table:table-cell>
          <table:table-cell office:value-type="float" office:value="944" calcext:value-type="float">
            <text:p>944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99" calcext:value-type="float">
            <text:p>1599</text:p>
          </table:table-cell>
          <table:table-cell office:value-type="float" office:value="1481" calcext:value-type="float">
            <text:p>1481</text:p>
          </table:table-cell>
          <table:table-cell office:value-type="float" office:value="1737" calcext:value-type="float">
            <text:p>1737</text:p>
          </table:table-cell>
          <table:table-cell office:value-type="float" office:value="1484" calcext:value-type="float">
            <text:p>1484</text:p>
          </table:table-cell>
          <table:table-cell office:value-type="float" office:value="1567" calcext:value-type="float">
            <text:p>1567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610" calcext:value-type="float">
            <text:p>1610</text:p>
          </table:table-cell>
          <table:table-cell office:value-type="float" office:value="1491" calcext:value-type="float">
            <text:p>1491</text:p>
          </table:table-cell>
          <table:table-cell office:value-type="float" office:value="1748" calcext:value-type="float">
            <text:p>1748</text:p>
          </table:table-cell>
          <table:table-cell office:value-type="float" office:value="1494" calcext:value-type="float">
            <text:p>1494</text:p>
          </table:table-cell>
          <table:table-cell office:value-type="float" office:value="1578" calcext:value-type="float">
            <text:p>1578</text:p>
          </table:table-cell>
          <table:table-cell table:style-name="Default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251" calcext:value-type="float">
            <text:p>2251</text:p>
          </table:table-cell>
          <table:table-cell office:value-type="float" office:value="2103" calcext:value-type="float">
            <text:p>2103</text:p>
          </table:table-cell>
          <table:table-cell office:value-type="float" office:value="2389" calcext:value-type="float">
            <text:p>2389</text:p>
          </table:table-cell>
          <table:table-cell office:value-type="float" office:value="2108" calcext:value-type="float">
            <text:p>2108</text:p>
          </table:table-cell>
          <table:table-cell office:value-type="float" office:value="2219" calcext:value-type="float">
            <text:p>2219</text:p>
          </table:table-cell>
          <table:table-cell table:style-name="Default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254" calcext:value-type="float">
            <text:p>2254</text:p>
          </table:table-cell>
          <table:table-cell office:value-type="float" office:value="2108" calcext:value-type="float">
            <text:p>2108</text:p>
          </table:table-cell>
          <table:table-cell office:value-type="float" office:value="2392" calcext:value-type="float">
            <text:p>2392</text:p>
          </table:table-cell>
          <table:table-cell office:value-type="float" office:value="2114" calcext:value-type="float">
            <text:p>2114</text:p>
          </table:table-cell>
          <table:table-cell office:value-type="float" office:value="2222" calcext:value-type="float">
            <text:p>2222</text:p>
          </table:table-cell>
          <table:table-cell table:style-name="Default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959" calcext:value-type="float">
            <text:p>2959</text:p>
          </table:table-cell>
          <table:table-cell office:value-type="float" office:value="2790" calcext:value-type="float">
            <text:p>2790</text:p>
          </table:table-cell>
          <table:table-cell office:value-type="float" office:value="3097" calcext:value-type="float">
            <text:p>3097</text:p>
          </table:table-cell>
          <table:table-cell office:value-type="float" office:value="2797" calcext:value-type="float">
            <text:p>2797</text:p>
          </table:table-cell>
          <table:table-cell office:value-type="float" office:value="2927" calcext:value-type="float">
            <text:p>2927</text:p>
          </table:table-cell>
          <table:table-cell table:style-name="Default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960" calcext:value-type="float">
            <text:p>2960</text:p>
          </table:table-cell>
          <table:table-cell office:value-type="float" office:value="2791" calcext:value-type="float">
            <text:p>2791</text:p>
          </table:table-cell>
          <table:table-cell office:value-type="float" office:value="3098" calcext:value-type="float">
            <text:p>3098</text:p>
          </table:table-cell>
          <table:table-cell office:value-type="float" office:value="2798" calcext:value-type="float">
            <text:p>2798</text:p>
          </table:table-cell>
          <table:table-cell office:value-type="float" office:value="2928" calcext:value-type="float">
            <text:p>2928</text:p>
          </table:table-cell>
          <table:table-cell table:style-name="Default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97" calcext:value-type="float">
            <text:p>3897</text:p>
          </table:table-cell>
          <table:table-cell office:value-type="float" office:value="3699" calcext:value-type="float">
            <text:p>3699</text:p>
          </table:table-cell>
          <table:table-cell office:value-type="float" office:value="4035" calcext:value-type="float">
            <text:p>4035</text:p>
          </table:table-cell>
          <table:table-cell office:value-type="float" office:value="3710" calcext:value-type="float">
            <text:p>3710</text:p>
          </table:table-cell>
          <table:table-cell office:value-type="float" office:value="3865" calcext:value-type="float">
            <text:p>3865</text:p>
          </table:table-cell>
          <table:table-cell table:style-name="Default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900" calcext:value-type="float">
            <text:p>3900</text:p>
          </table:table-cell>
          <table:table-cell office:value-type="float" office:value="3701" calcext:value-type="float">
            <text:p>3701</text:p>
          </table:table-cell>
          <table:table-cell office:value-type="float" office:value="4038" calcext:value-type="float">
            <text:p>4038</text:p>
          </table:table-cell>
          <table:table-cell office:value-type="float" office:value="3712" calcext:value-type="float">
            <text:p>3712</text:p>
          </table:table-cell>
          <table:table-cell office:value-type="float" office:value="3868" calcext:value-type="float">
            <text:p>3868</text:p>
          </table:table-cell>
          <table:table-cell table:style-name="Default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987" calcext:value-type="float">
            <text:p>4987</text:p>
          </table:table-cell>
          <table:table-cell office:value-type="float" office:value="4762" calcext:value-type="float">
            <text:p>4762</text:p>
          </table:table-cell>
          <table:table-cell office:value-type="float" office:value="5125" calcext:value-type="float">
            <text:p>5125</text:p>
          </table:table-cell>
          <table:table-cell office:value-type="float" office:value="4776" calcext:value-type="float">
            <text:p>4776</text:p>
          </table:table-cell>
          <table:table-cell office:value-type="float" office:value="4955" calcext:value-type="float">
            <text:p>4955</text:p>
          </table:table-cell>
          <table:table-cell table:style-name="Default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990" calcext:value-type="float">
            <text:p>4990</text:p>
          </table:table-cell>
          <table:table-cell office:value-type="float" office:value="4764" calcext:value-type="float">
            <text:p>4764</text:p>
          </table:table-cell>
          <table:table-cell office:value-type="float" office:value="5128" calcext:value-type="float">
            <text:p>5128</text:p>
          </table:table-cell>
          <table:table-cell office:value-type="float" office:value="4778" calcext:value-type="float">
            <text:p>4778</text:p>
          </table:table-cell>
          <table:table-cell office:value-type="float" office:value="4958" calcext:value-type="float">
            <text:p>4958</text:p>
          </table:table-cell>
          <table:table-cell table:style-name="Default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213" calcext:value-type="float">
            <text:p>6213</text:p>
          </table:table-cell>
          <table:table-cell office:value-type="float" office:value="5957" calcext:value-type="float">
            <text:p>5957</text:p>
          </table:table-cell>
          <table:table-cell office:value-type="float" office:value="6351" calcext:value-type="float">
            <text:p>6351</text:p>
          </table:table-cell>
          <table:table-cell office:value-type="float" office:value="5975" calcext:value-type="float">
            <text:p>5975</text:p>
          </table:table-cell>
          <table:table-cell office:value-type="float" office:value="6181" calcext:value-type="float">
            <text:p>6181</text:p>
          </table:table-cell>
          <table:table-cell table:style-name="Default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 table:style-name="ce2" table:number-columns-spanned="6" table:number-rows-spanned="1"/>
          <table:covered-table-cell table:number-columns-repeated="5" table:style-name="Default"/>
          <table:table-cell table:style-name="Default"/>
        </table:table-row>
        <table:table-row table:style-name="ro1">
          <table:table-cell office:value-type="string" calcext:value-type="string">
            <text:p>|Q|</text:p>
          </table:table-cell>
          <table:table-cell table:style-name="Default" office:value-type="string" calcext:value-type="string">
            <text:p>GH</text:p>
          </table:table-cell>
          <table:table-cell table:style-name="Default" office:value-type="string" calcext:value-type="string">
            <text:p>NS</text:p>
          </table:table-cell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AF</text:p>
          </table:table-cell>
          <table:table-cell table:style-name="Default" office:value-type="string" calcext:value-type="string">
            <text:p>AFGH</text:p>
          </table:table-cell>
          <table:table-cell table:style-name="Default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300" calcext:value-type="float">
            <text:p>300</text:p>
          </table:table-cell>
          <table:table-cell office:value-type="float" office:value="313" calcext:value-type="float">
            <text:p>313</text:p>
          </table:table-cell>
          <table:table-cell office:value-type="float" office:value="299" calcext:value-type="float">
            <text:p>299</text:p>
          </table:table-cell>
          <table:table-cell office:value-type="float" office:value="308" calcext:value-type="float">
            <text:p>308</text:p>
          </table:table-cell>
          <table:table-cell table:style-name="Default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71" calcext:value-type="float">
            <text:p>471</text:p>
          </table:table-cell>
          <table:table-cell office:value-type="float" office:value="447" calcext:value-type="float">
            <text:p>447</text:p>
          </table:table-cell>
          <table:table-cell office:value-type="float" office:value="478" calcext:value-type="float">
            <text:p>478</text:p>
          </table:table-cell>
          <table:table-cell office:value-type="float" office:value="446" calcext:value-type="float">
            <text:p>446</text:p>
          </table:table-cell>
          <table:table-cell office:value-type="float" office:value="468" calcext:value-type="float">
            <text:p>468</text:p>
          </table:table-cell>
          <table:table-cell table:style-name="Default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32" calcext:value-type="float">
            <text:p>632</text:p>
          </table:table-cell>
          <table:table-cell office:value-type="float" office:value="594" calcext:value-type="float">
            <text:p>594</text:p>
          </table:table-cell>
          <table:table-cell office:value-type="float" office:value="649" calcext:value-type="float">
            <text:p>649</text:p>
          </table:table-cell>
          <table:table-cell office:value-type="float" office:value="592" calcext:value-type="float">
            <text:p>592</text:p>
          </table:table-cell>
          <table:table-cell office:value-type="float" office:value="627" calcext:value-type="float">
            <text:p>627</text:p>
          </table:table-cell>
          <table:table-cell table:style-name="Default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93" calcext:value-type="float">
            <text:p>793</text:p>
          </table:table-cell>
          <table:table-cell office:value-type="float" office:value="740" calcext:value-type="float">
            <text:p>740</text:p>
          </table:table-cell>
          <table:table-cell office:value-type="float" office:value="819" calcext:value-type="float">
            <text:p>819</text:p>
          </table:table-cell>
          <table:table-cell office:value-type="float" office:value="739" calcext:value-type="float">
            <text:p>739</text:p>
          </table:table-cell>
          <table:table-cell office:value-type="float" office:value="787" calcext:value-type="float">
            <text:p>787</text:p>
          </table:table-cell>
          <table:table-cell table:style-name="Default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69" calcext:value-type="float">
            <text:p>969</text:p>
          </table:table-cell>
          <table:table-cell office:value-type="float" office:value="903" calcext:value-type="float">
            <text:p>903</text:p>
          </table:table-cell>
          <table:table-cell office:value-type="float" office:value="1012" calcext:value-type="float">
            <text:p>1012</text:p>
          </table:table-cell>
          <table:table-cell office:value-type="float" office:value="896" calcext:value-type="float">
            <text:p>896</text:p>
          </table:table-cell>
          <table:table-cell office:value-type="float" office:value="961" calcext:value-type="float">
            <text:p>961</text:p>
          </table:table-cell>
          <table:table-cell table:style-name="Default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16" calcext:value-type="float">
            <text:p>1116</text:p>
          </table:table-cell>
          <table:table-cell office:value-type="float" office:value="1037" calcext:value-type="float">
            <text:p>1037</text:p>
          </table:table-cell>
          <table:table-cell office:value-type="float" office:value="1183" calcext:value-type="float">
            <text:p>1183</text:p>
          </table:table-cell>
          <table:table-cell office:value-type="float" office:value="1036" calcext:value-type="float">
            <text:p>1036</text:p>
          </table:table-cell>
          <table:table-cell office:value-type="float" office:value="1097" calcext:value-type="float">
            <text:p>1097</text:p>
          </table:table-cell>
          <table:table-cell table:style-name="Default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278" calcext:value-type="float">
            <text:p>1278</text:p>
          </table:table-cell>
          <table:table-cell office:value-type="float" office:value="1185" calcext:value-type="float">
            <text:p>1185</text:p>
          </table:table-cell>
          <table:table-cell office:value-type="float" office:value="1366" calcext:value-type="float">
            <text:p>1366</text:p>
          </table:table-cell>
          <table:table-cell office:value-type="float" office:value="1182" calcext:value-type="float">
            <text:p>1182</text:p>
          </table:table-cell>
          <table:table-cell office:value-type="float" office:value="1251" calcext:value-type="float">
            <text:p>1251</text:p>
          </table:table-cell>
          <table:table-cell table:style-name="Default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46" calcext:value-type="float">
            <text:p>1446</text:p>
          </table:table-cell>
          <table:table-cell office:value-type="float" office:value="1341" calcext:value-type="float">
            <text:p>1341</text:p>
          </table:table-cell>
          <table:table-cell office:value-type="float" office:value="1562" calcext:value-type="float">
            <text:p>1562</text:p>
          </table:table-cell>
          <table:table-cell office:value-type="float" office:value="1333" calcext:value-type="float">
            <text:p>1333</text:p>
          </table:table-cell>
          <table:table-cell office:value-type="float" office:value="1414" calcext:value-type="float">
            <text:p>1414</text:p>
          </table:table-cell>
          <table:table-cell table:style-name="Default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99" calcext:value-type="float">
            <text:p>1599</text:p>
          </table:table-cell>
          <table:table-cell office:value-type="float" office:value="1481" calcext:value-type="float">
            <text:p>1481</text:p>
          </table:table-cell>
          <table:table-cell office:value-type="float" office:value="1737" calcext:value-type="float">
            <text:p>1737</text:p>
          </table:table-cell>
          <table:table-cell office:value-type="float" office:value="1484" calcext:value-type="float">
            <text:p>1484</text:p>
          </table:table-cell>
          <table:table-cell office:value-type="float" office:value="1567" calcext:value-type="float">
            <text:p>1567</text:p>
          </table:table-cell>
          <table:table-cell table:style-name="Default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763" calcext:value-type="float">
            <text:p>1763</text:p>
          </table:table-cell>
          <table:table-cell office:value-type="float" office:value="1630" calcext:value-type="float">
            <text:p>1630</text:p>
          </table:table-cell>
          <table:table-cell office:value-type="float" office:value="1944" calcext:value-type="float">
            <text:p>1944</text:p>
          </table:table-cell>
          <table:table-cell office:value-type="float" office:value="1625" calcext:value-type="float">
            <text:p>1625</text:p>
          </table:table-cell>
          <table:table-cell office:value-type="float" office:value="1722" calcext:value-type="float">
            <text:p>1722</text:p>
          </table:table-cell>
          <table:table-cell table:style-name="Default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927" calcext:value-type="float">
            <text:p>1927</text:p>
          </table:table-cell>
          <table:table-cell office:value-type="float" office:value="1779" calcext:value-type="float">
            <text:p>1779</text:p>
          </table:table-cell>
          <table:table-cell office:value-type="float" office:value="2136" calcext:value-type="float">
            <text:p>2136</text:p>
          </table:table-cell>
          <table:table-cell office:value-type="float" office:value="1762" calcext:value-type="float">
            <text:p>1762</text:p>
          </table:table-cell>
          <table:table-cell office:value-type="float" office:value="1882" calcext:value-type="float">
            <text:p>1882</text:p>
          </table:table-cell>
          <table:table-cell table:style-name="Default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089" calcext:value-type="float">
            <text:p>2089</text:p>
          </table:table-cell>
          <table:table-cell office:value-type="float" office:value="1925" calcext:value-type="float">
            <text:p>1925</text:p>
          </table:table-cell>
          <table:table-cell office:value-type="float" office:value="2332" calcext:value-type="float">
            <text:p>2332</text:p>
          </table:table-cell>
          <table:table-cell office:value-type="float" office:value="1919" calcext:value-type="float">
            <text:p>1919</text:p>
          </table:table-cell>
          <table:table-cell office:value-type="float" office:value="2045" calcext:value-type="float">
            <text:p>2045</text:p>
          </table:table-cell>
          <table:table-cell table:style-name="Default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253" calcext:value-type="float">
            <text:p>2253</text:p>
          </table:table-cell>
          <table:table-cell office:value-type="float" office:value="2074" calcext:value-type="float">
            <text:p>2074</text:p>
          </table:table-cell>
          <table:table-cell office:value-type="float" office:value="2544" calcext:value-type="float">
            <text:p>2544</text:p>
          </table:table-cell>
          <table:table-cell office:value-type="float" office:value="2069" calcext:value-type="float">
            <text:p>2069</text:p>
          </table:table-cell>
          <table:table-cell office:value-type="float" office:value="2207" calcext:value-type="float">
            <text:p>2207</text:p>
          </table:table-cell>
          <table:table-cell table:style-name="Default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412" calcext:value-type="float">
            <text:p>2412</text:p>
          </table:table-cell>
          <table:table-cell office:value-type="float" office:value="2220" calcext:value-type="float">
            <text:p>2220</text:p>
          </table:table-cell>
          <table:table-cell office:value-type="float" office:value="2742" calcext:value-type="float">
            <text:p>2742</text:p>
          </table:table-cell>
          <table:table-cell office:value-type="float" office:value="2222" calcext:value-type="float">
            <text:p>2222</text:p>
          </table:table-cell>
          <table:table-cell office:value-type="float" office:value="2348" calcext:value-type="float">
            <text:p>2348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2" table:number-columns-spanned="4" table:number-rows-spanned="1"/>
          <table:covered-table-cell table:number-columns-repeated="3" table:style-name="Default"/>
          <table:table-cell table:style-name="Default" table:number-columns-repeated="3"/>
        </table:table-row>
        <table:table-row table:style-name="ro1">
          <table:table-cell office:value-type="string" calcext:value-type="string">
            <text:p>μ</text:p>
          </table:table-cell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AF</text:p>
          </table:table-cell>
          <table:table-cell table:style-name="Default" office:value-type="string" calcext:value-type="string">
            <text:p>AFGH</text:p>
          </table:table-cell>
          <table:table-cell table:style-name="Default"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99" calcext:value-type="float">
            <text:p>1599</text:p>
          </table:table-cell>
          <table:table-cell office:value-type="float" office:value="1481" calcext:value-type="float">
            <text:p>1481</text:p>
          </table:table-cell>
          <table:table-cell office:value-type="float" office:value="1599" calcext:value-type="float">
            <text:p>1599</text:p>
          </table:table-cell>
          <table:table-cell table:style-name="Default" table:number-columns-repeated="3"/>
        </table:table-row>
        <table:table-row table:style-name="ro2">
          <table:table-cell office:value-type="float" office:value="0.1" calcext:value-type="float">
            <text:p>0.1</text:p>
          </table:table-cell>
          <table:table-cell office:value-type="float" office:value="1628" calcext:value-type="float">
            <text:p>1628</text:p>
          </table:table-cell>
          <table:table-cell office:value-type="float" office:value="1480" calcext:value-type="float">
            <text:p>1480</text:p>
          </table:table-cell>
          <table:table-cell office:value-type="float" office:value="1581" calcext:value-type="float">
            <text:p>1581</text:p>
          </table:table-cell>
          <table:table-cell table:style-name="Default" table:number-columns-repeated="3"/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1682" calcext:value-type="float">
            <text:p>1682</text:p>
          </table:table-cell>
          <table:table-cell office:value-type="float" office:value="1477" calcext:value-type="float">
            <text:p>1477</text:p>
          </table:table-cell>
          <table:table-cell office:value-type="float" office:value="1577" calcext:value-type="float">
            <text:p>1577</text:p>
          </table:table-cell>
          <table:table-cell table:style-name="Default" table:number-columns-repeated="3"/>
        </table:table-row>
        <table:table-row table:style-name="ro2">
          <table:table-cell office:value-type="float" office:value="0.3" calcext:value-type="float">
            <text:p>0.3</text:p>
          </table:table-cell>
          <table:table-cell office:value-type="float" office:value="1739" calcext:value-type="float">
            <text:p>1739</text:p>
          </table:table-cell>
          <table:table-cell office:value-type="float" office:value="1483" calcext:value-type="float">
            <text:p>1483</text:p>
          </table:table-cell>
          <table:table-cell office:value-type="float" office:value="1569" calcext:value-type="float">
            <text:p>1569</text:p>
          </table:table-cell>
          <table:table-cell table:style-name="Default" table:number-columns-repeated="3"/>
        </table:table-row>
        <table:table-row table:style-name="ro2">
          <table:table-cell office:value-type="float" office:value="0.4" calcext:value-type="float">
            <text:p>0.4</text:p>
          </table:table-cell>
          <table:table-cell office:value-type="float" office:value="1806" calcext:value-type="float">
            <text:p>1806</text:p>
          </table:table-cell>
          <table:table-cell office:value-type="float" office:value="1471" calcext:value-type="float">
            <text:p>1471</text:p>
          </table:table-cell>
          <table:table-cell office:value-type="float" office:value="1555" calcext:value-type="float">
            <text:p>1555</text:p>
          </table:table-cell>
          <table:table-cell table:style-name="Default" table:number-columns-repeated="3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1872" calcext:value-type="float">
            <text:p>1872</text:p>
          </table:table-cell>
          <table:table-cell office:value-type="float" office:value="1474" calcext:value-type="float">
            <text:p>1474</text:p>
          </table:table-cell>
          <table:table-cell office:value-type="float" office:value="1550" calcext:value-type="float">
            <text:p>1550</text:p>
          </table:table-cell>
          <table:table-cell table:style-name="Default" table:number-columns-repeated="3"/>
        </table:table-row>
        <table:table-row table:style-name="ro2">
          <table:table-cell office:value-type="float" office:value="0.6" calcext:value-type="float">
            <text:p>0.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1558" calcext:value-type="float">
            <text:p>1558</text:p>
          </table:table-cell>
          <table:table-cell table:style-name="Default" table:number-columns-repeated="3"/>
        </table:table-row>
        <table:table-row table:style-name="ro2">
          <table:table-cell office:value-type="float" office:value="0.7" calcext:value-type="float">
            <text:p>0.7</text:p>
          </table:table-cell>
          <table:table-cell/>
          <table:table-cell office:value-type="float" office:value="1306" calcext:value-type="float">
            <text:p>1306</text:p>
          </table:table-cell>
          <table:table-cell office:value-type="float" office:value="2012" calcext:value-type="float">
            <text:p>2012</text:p>
          </table:table-cell>
          <table:table-cell table:style-name="Default" table:number-columns-repeated="3"/>
        </table:table-row>
        <table:table-row table:style-name="ro2">
          <table:table-cell office:value-type="float" office:value="0.8" calcext:value-type="float">
            <text:p>0.8</text:p>
          </table:table-cell>
          <table:table-cell/>
          <table:table-cell office:value-type="float" office:value="1310" calcext:value-type="float">
            <text:p>1310</text:p>
          </table:table-cell>
          <table:table-cell office:value-type="float" office:value="1607" calcext:value-type="float">
            <text:p>1607</text:p>
          </table:table-cell>
          <table:table-cell table:style-name="Default" table:number-columns-repeated="3"/>
        </table:table-row>
        <table:table-row table:style-name="ro2">
          <table:table-cell office:value-type="float" office:value="0.9" calcext:value-type="float">
            <text:p>0.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1423" calcext:value-type="float">
            <text:p>1423</text:p>
          </table:table-cell>
          <table:table-cell table:style-name="Default"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308" calcext:value-type="float">
            <text:p>1308</text:p>
          </table:table-cell>
          <table:table-cell office:value-type="float" office:value="862" calcext:value-type="float">
            <text:p>862</text:p>
          </table:table-cell>
          <table:table-cell table:style-name="Default" table:number-columns-repeated="3"/>
        </table:table-row>
      </table:table>
      <table:table table:name="skywed-res" table:style-name="ta1">
        <table:shapes>
          <draw:frame draw:z-index="0" draw:style-name="gr1" draw:text-style-name="P1" svg:width="159.99mm" svg:height="89.99mm" svg:x="136.47mm" svg:y="297.19mm">
            <loext:p draw:notify-on-update-of-ranges="'skywed-res'.A59:'skywed-res'.A77 'skywed-res'.B58:'skywed-res'.B58 'skywed-res'.B59:'skywed-res'.B77 'skywed-res'.C58:'skywed-res'.C58 'skywed-res'.C59:'skywed-res'.C77 'skywed-res'.D58:'skywed-res'.D58 'skywed-res'.D59:'skywed-res'.D77 'skywed-res'.E58:'skywed-res'.E58 'skywed-res'.E59:'skywed-res'.E77 'skywed-res'.F58:'skywed-res'.F58 'skywed-res'.F59:'skywed-res'.F77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159.99mm" svg:height="89.99mm" svg:x="136.47mm" svg:y="415.79mm">
            <loext:p draw:notify-on-update-of-ranges="'skywed-res'.A82:'skywed-res'.A95 'skywed-res'.B81:'skywed-res'.B81 'skywed-res'.B82:'skywed-res'.B95 'skywed-res'.C81:'skywed-res'.C81 'skywed-res'.C82:'skywed-res'.C95 'skywed-res'.D81:'skywed-res'.D81 'skywed-res'.D82:'skywed-res'.D95 'skywed-res'.E81:'skywed-res'.E81 'skywed-res'.E82:'skywed-res'.E95 'skywed-res'.F81:'skywed-res'.F81 'skywed-res'.F82:'skywed-res'.F95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2" draw:style-name="gr1" draw:text-style-name="P1" svg:width="159.99mm" svg:height="89.99mm" svg:x="136.47mm" svg:y="1mm">
            <loext:p draw:notify-on-update-of-ranges="'skywed-res'.A1:'skywed-res'.A1 'skywed-res'.A2:'skywed-res'.A20 'skywed-res'.B1:'skywed-res'.B1 'skywed-res'.B2:'skywed-res'.B20 'skywed-res'.C1:'skywed-res'.C1 'skywed-res'.C2:'skywed-res'.C20 'skywed-res'.D1:'skywed-res'.D1 'skywed-res'.D2:'skywed-res'.D20 'skywed-res'.E1:'skywed-res'.E1 'skywed-res'.E2:'skywed-res'.E20 'skywed-res'.F1:'skywed-res'.F1 'skywed-res'.F2:'skywed-res'.F20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3" draw:style-name="gr1" draw:text-style-name="P1" svg:width="159.99mm" svg:height="89.99mm" svg:x="157.31mm" svg:y="114.13mm">
            <loext:p draw:notify-on-update-of-ranges="'skywed-res'.A23:'skywed-res'.A23 'skywed-res'.A24:'skywed-res'.A37 'skywed-res'.B23:'skywed-res'.B23 'skywed-res'.B24:'skywed-res'.B37 'skywed-res'.C23:'skywed-res'.C23 'skywed-res'.C24:'skywed-res'.C37 'skywed-res'.D23:'skywed-res'.D23 'skywed-res'.D24:'skywed-res'.D37 'skywed-res'.E23:'skywed-res'.E23 'skywed-res'.E24:'skywed-res'.E37 'skywed-res'.F23:'skywed-res'.F23 'skywed-res'.F24:'skywed-res'.F37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5" table:default-cell-style-name="ce3"/>
        <table:table-column table:style-name="co1" table:default-cell-style-name="Default"/>
        <table:table-row table:style-name="ro2">
          <table:table-cell table:style-name="ce3" office:value-type="string" calcext:value-type="string">
            <text:p>k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  <table:table-cell table:style-name="ce3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float" office:value="57406" calcext:value-type="float">
            <text:p>57406</text:p>
          </table:table-cell>
          <table:table-cell office:value-type="float" office:value="55505" calcext:value-type="float">
            <text:p>55505</text:p>
          </table:table-cell>
          <table:table-cell office:value-type="float" office:value="14495" calcext:value-type="float">
            <text:p>14495</text:p>
          </table:table-cell>
          <table:table-cell office:value-type="float" office:value="7432" calcext:value-type="float">
            <text:p>7432</text:p>
          </table:table-cell>
          <table:table-cell office:value-type="float" office:value="13897" calcext:value-type="float">
            <text:p>13897</text:p>
          </table:table-cell>
          <table:table-cell table:style-name="ce3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office:value-type="float" office:value="60095" calcext:value-type="float">
            <text:p>60095</text:p>
          </table:table-cell>
          <table:table-cell office:value-type="float" office:value="58126" calcext:value-type="float">
            <text:p>58126</text:p>
          </table:table-cell>
          <table:table-cell office:value-type="float" office:value="14575" calcext:value-type="float">
            <text:p>14575</text:p>
          </table:table-cell>
          <table:table-cell office:value-type="float" office:value="8296" calcext:value-type="float">
            <text:p>8296</text:p>
          </table:table-cell>
          <table:table-cell office:value-type="float" office:value="13991" calcext:value-type="float">
            <text:p>13991</text:p>
          </table:table-cell>
          <table:table-cell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office:value-type="float" office:value="60985" calcext:value-type="float">
            <text:p>60985</text:p>
          </table:table-cell>
          <table:table-cell office:value-type="float" office:value="59012" calcext:value-type="float">
            <text:p>59012</text:p>
          </table:table-cell>
          <table:table-cell office:value-type="float" office:value="14767" calcext:value-type="float">
            <text:p>14767</text:p>
          </table:table-cell>
          <table:table-cell office:value-type="float" office:value="9012" calcext:value-type="float">
            <text:p>9012</text:p>
          </table:table-cell>
          <table:table-cell office:value-type="float" office:value="14169" calcext:value-type="float">
            <text:p>14169</text:p>
          </table:table-cell>
          <table:table-cell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office:value-type="float" office:value="63829" calcext:value-type="float">
            <text:p>63829</text:p>
          </table:table-cell>
          <table:table-cell office:value-type="float" office:value="61792" calcext:value-type="float">
            <text:p>61792</text:p>
          </table:table-cell>
          <table:table-cell office:value-type="float" office:value="15117" calcext:value-type="float">
            <text:p>15117</text:p>
          </table:table-cell>
          <table:table-cell office:value-type="float" office:value="9562" calcext:value-type="float">
            <text:p>9562</text:p>
          </table:table-cell>
          <table:table-cell office:value-type="float" office:value="14519" calcext:value-type="float">
            <text:p>14519</text:p>
          </table:table-cell>
          <table:table-cell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office:value-type="float" office:value="64652" calcext:value-type="float">
            <text:p>64652</text:p>
          </table:table-cell>
          <table:table-cell office:value-type="float" office:value="62615" calcext:value-type="float">
            <text:p>62615</text:p>
          </table:table-cell>
          <table:table-cell office:value-type="float" office:value="15117" calcext:value-type="float">
            <text:p>15117</text:p>
          </table:table-cell>
          <table:table-cell office:value-type="float" office:value="11840" calcext:value-type="float">
            <text:p>11840</text:p>
          </table:table-cell>
          <table:table-cell office:value-type="float" office:value="14551" calcext:value-type="float">
            <text:p>14551</text:p>
          </table:table-cell>
          <table:table-cell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office:value-type="float" office:value="67557" calcext:value-type="float">
            <text:p>67557</text:p>
          </table:table-cell>
          <table:table-cell office:value-type="float" office:value="65462" calcext:value-type="float">
            <text:p>65462</text:p>
          </table:table-cell>
          <table:table-cell office:value-type="float" office:value="15715" calcext:value-type="float">
            <text:p>15715</text:p>
          </table:table-cell>
          <table:table-cell office:value-type="float" office:value="12771" calcext:value-type="float">
            <text:p>12771</text:p>
          </table:table-cell>
          <table:table-cell office:value-type="float" office:value="15107" calcext:value-type="float">
            <text:p>15107</text:p>
          </table:table-cell>
          <table:table-cell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office:value-type="float" office:value="68511" calcext:value-type="float">
            <text:p>68511</text:p>
          </table:table-cell>
          <table:table-cell office:value-type="float" office:value="66356" calcext:value-type="float">
            <text:p>66356</text:p>
          </table:table-cell>
          <table:table-cell office:value-type="float" office:value="15923" calcext:value-type="float">
            <text:p>15923</text:p>
          </table:table-cell>
          <table:table-cell office:value-type="float" office:value="14898" calcext:value-type="float">
            <text:p>14898</text:p>
          </table:table-cell>
          <table:table-cell office:value-type="float" office:value="15315" calcext:value-type="float">
            <text:p>15315</text:p>
          </table:table-cell>
          <table:table-cell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office:value-type="float" office:value="71463" calcext:value-type="float">
            <text:p>71463</text:p>
          </table:table-cell>
          <table:table-cell office:value-type="float" office:value="69273" calcext:value-type="float">
            <text:p>69273</text:p>
          </table:table-cell>
          <table:table-cell office:value-type="float" office:value="16489" calcext:value-type="float">
            <text:p>16489</text:p>
          </table:table-cell>
          <table:table-cell office:value-type="float" office:value="16165" calcext:value-type="float">
            <text:p>16165</text:p>
          </table:table-cell>
          <table:table-cell office:value-type="float" office:value="15881" calcext:value-type="float">
            <text:p>15881</text:p>
          </table:table-cell>
          <table:table-cell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office:value-type="float" office:value="72466" calcext:value-type="float">
            <text:p>72466</text:p>
          </table:table-cell>
          <table:table-cell office:value-type="float" office:value="70293" calcext:value-type="float">
            <text:p>70293</text:p>
          </table:table-cell>
          <table:table-cell office:value-type="float" office:value="16709" calcext:value-type="float">
            <text:p>16709</text:p>
          </table:table-cell>
          <table:table-cell office:value-type="float" office:value="16256" calcext:value-type="float">
            <text:p>16256</text:p>
          </table:table-cell>
          <table:table-cell office:value-type="float" office:value="16101" calcext:value-type="float">
            <text:p>16101</text:p>
          </table:table-cell>
          <table:table-cell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office:value-type="float" office:value="75457" calcext:value-type="float">
            <text:p>75457</text:p>
          </table:table-cell>
          <table:table-cell office:value-type="float" office:value="73212" calcext:value-type="float">
            <text:p>73212</text:p>
          </table:table-cell>
          <table:table-cell office:value-type="float" office:value="17245" calcext:value-type="float">
            <text:p>17245</text:p>
          </table:table-cell>
          <table:table-cell office:value-type="float" office:value="17256" calcext:value-type="float">
            <text:p>17256</text:p>
          </table:table-cell>
          <table:table-cell office:value-type="float" office:value="16637" calcext:value-type="float">
            <text:p>16637</text:p>
          </table:table-cell>
          <table:table-cell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office:value-type="float" office:value="76474" calcext:value-type="float">
            <text:p>76474</text:p>
          </table:table-cell>
          <table:table-cell office:value-type="float" office:value="74233" calcext:value-type="float">
            <text:p>74233</text:p>
          </table:table-cell>
          <table:table-cell office:value-type="float" office:value="17465" calcext:value-type="float">
            <text:p>17465</text:p>
          </table:table-cell>
          <table:table-cell office:value-type="float" office:value="17259" calcext:value-type="float">
            <text:p>17259</text:p>
          </table:table-cell>
          <table:table-cell office:value-type="float" office:value="16847" calcext:value-type="float">
            <text:p>16847</text:p>
          </table:table-cell>
          <table:table-cell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office:value-type="float" office:value="79630" calcext:value-type="float">
            <text:p>79630</text:p>
          </table:table-cell>
          <table:table-cell office:value-type="float" office:value="77333" calcext:value-type="float">
            <text:p>77333</text:p>
          </table:table-cell>
          <table:table-cell office:value-type="float" office:value="18129" calcext:value-type="float">
            <text:p>18129</text:p>
          </table:table-cell>
          <table:table-cell office:value-type="float" office:value="17259" calcext:value-type="float">
            <text:p>17259</text:p>
          </table:table-cell>
          <table:table-cell office:value-type="float" office:value="17511" calcext:value-type="float">
            <text:p>17511</text:p>
          </table:table-cell>
          <table:table-cell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office:value-type="float" office:value="80589" calcext:value-type="float">
            <text:p>80589</text:p>
          </table:table-cell>
          <table:table-cell office:value-type="float" office:value="78224" calcext:value-type="float">
            <text:p>78224</text:p>
          </table:table-cell>
          <table:table-cell office:value-type="float" office:value="18345" calcext:value-type="float">
            <text:p>18345</text:p>
          </table:table-cell>
          <table:table-cell office:value-type="float" office:value="18262" calcext:value-type="float">
            <text:p>18262</text:p>
          </table:table-cell>
          <table:table-cell office:value-type="float" office:value="17727" calcext:value-type="float">
            <text:p>17727</text:p>
          </table:table-cell>
          <table:table-cell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office:value-type="float" office:value="83831" calcext:value-type="float">
            <text:p>83831</text:p>
          </table:table-cell>
          <table:table-cell office:value-type="float" office:value="81386" calcext:value-type="float">
            <text:p>81386</text:p>
          </table:table-cell>
          <table:table-cell office:value-type="float" office:value="18917" calcext:value-type="float">
            <text:p>18917</text:p>
          </table:table-cell>
          <table:table-cell office:value-type="float" office:value="18479" calcext:value-type="float">
            <text:p>18479</text:p>
          </table:table-cell>
          <table:table-cell office:value-type="float" office:value="18299" calcext:value-type="float">
            <text:p>18299</text:p>
          </table:table-cell>
          <table:table-cell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office:value-type="float" office:value="84830" calcext:value-type="float">
            <text:p>84830</text:p>
          </table:table-cell>
          <table:table-cell office:value-type="float" office:value="82453" calcext:value-type="float">
            <text:p>82453</text:p>
          </table:table-cell>
          <table:table-cell office:value-type="float" office:value="19133" calcext:value-type="float">
            <text:p>19133</text:p>
          </table:table-cell>
          <table:table-cell office:value-type="float" office:value="18574" calcext:value-type="float">
            <text:p>18574</text:p>
          </table:table-cell>
          <table:table-cell office:value-type="float" office:value="18515" calcext:value-type="float">
            <text:p>18515</text:p>
          </table:table-cell>
          <table:table-cell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office:value-type="float" office:value="88097" calcext:value-type="float">
            <text:p>88097</text:p>
          </table:table-cell>
          <table:table-cell office:value-type="float" office:value="85646" calcext:value-type="float">
            <text:p>85646</text:p>
          </table:table-cell>
          <table:table-cell office:value-type="float" office:value="20230" calcext:value-type="float">
            <text:p>20230</text:p>
          </table:table-cell>
          <table:table-cell office:value-type="float" office:value="20787" calcext:value-type="float">
            <text:p>20787</text:p>
          </table:table-cell>
          <table:table-cell office:value-type="float" office:value="19602" calcext:value-type="float">
            <text:p>19602</text:p>
          </table:table-cell>
          <table:table-cell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office:value-type="float" office:value="89203" calcext:value-type="float">
            <text:p>89203</text:p>
          </table:table-cell>
          <table:table-cell office:value-type="float" office:value="86756" calcext:value-type="float">
            <text:p>86756</text:p>
          </table:table-cell>
          <table:table-cell office:value-type="float" office:value="21446" calcext:value-type="float">
            <text:p>21446</text:p>
          </table:table-cell>
          <table:table-cell office:value-type="float" office:value="20977" calcext:value-type="float">
            <text:p>20977</text:p>
          </table:table-cell>
          <table:table-cell office:value-type="float" office:value="20818" calcext:value-type="float">
            <text:p>20818</text:p>
          </table:table-cell>
          <table:table-cell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office:value-type="float" office:value="92472" calcext:value-type="float">
            <text:p>92472</text:p>
          </table:table-cell>
          <table:table-cell office:value-type="float" office:value="89975" calcext:value-type="float">
            <text:p>89975</text:p>
          </table:table-cell>
          <table:table-cell office:value-type="float" office:value="22807" calcext:value-type="float">
            <text:p>22807</text:p>
          </table:table-cell>
          <table:table-cell office:value-type="float" office:value="21519" calcext:value-type="float">
            <text:p>21519</text:p>
          </table:table-cell>
          <table:table-cell office:value-type="float" office:value="22169" calcext:value-type="float">
            <text:p>22169</text:p>
          </table:table-cell>
          <table:table-cell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office:value-type="float" office:value="92519" calcext:value-type="float">
            <text:p>92519</text:p>
          </table:table-cell>
          <table:table-cell office:value-type="float" office:value="90016" calcext:value-type="float">
            <text:p>90016</text:p>
          </table:table-cell>
          <table:table-cell office:value-type="float" office:value="24185" calcext:value-type="float">
            <text:p>24185</text:p>
          </table:table-cell>
          <table:table-cell office:value-type="float" office:value="22008" calcext:value-type="float">
            <text:p>22008</text:p>
          </table:table-cell>
          <table:table-cell office:value-type="float" office:value="23547" calcext:value-type="float">
            <text:p>23547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/>
        </table:table-row>
        <table:table-row table:style-name="ro2">
          <table:table-cell table:style-name="ce3"/>
          <table:table-cell table:number-columns-repeated="6"/>
        </table:table-row>
        <table:table-row table:style-name="ro2">
          <table:table-cell table:style-name="ce3" office:value-type="string" calcext:value-type="string">
            <text:p>|Q|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  <table:table-cell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float" office:value="1423" calcext:value-type="float">
            <text:p>1423</text:p>
          </table:table-cell>
          <table:table-cell office:value-type="float" office:value="921" calcext:value-type="float">
            <text:p>921</text:p>
          </table:table-cell>
          <table:table-cell office:value-type="float" office:value="735" calcext:value-type="float">
            <text:p>735</text:p>
          </table:table-cell>
          <table:table-cell office:value-type="float" office:value="463" calcext:value-type="float">
            <text:p>463</text:p>
          </table:table-cell>
          <table:table-cell office:value-type="float" office:value="703" calcext:value-type="float">
            <text:p>703</text:p>
          </table:table-cell>
          <table:table-cell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office:value-type="float" office:value="4793" calcext:value-type="float">
            <text:p>4793</text:p>
          </table:table-cell>
          <table:table-cell office:value-type="float" office:value="4291" calcext:value-type="float">
            <text:p>4291</text:p>
          </table:table-cell>
          <table:table-cell office:value-type="float" office:value="1922" calcext:value-type="float">
            <text:p>1922</text:p>
          </table:table-cell>
          <table:table-cell office:value-type="float" office:value="1172" calcext:value-type="float">
            <text:p>1172</text:p>
          </table:table-cell>
          <table:table-cell office:value-type="float" office:value="1838" calcext:value-type="float">
            <text:p>1838</text:p>
          </table:table-cell>
          <table:table-cell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office:value-type="float" office:value="9292" calcext:value-type="float">
            <text:p>9292</text:p>
          </table:table-cell>
          <table:table-cell office:value-type="float" office:value="8792" calcext:value-type="float">
            <text:p>8792</text:p>
          </table:table-cell>
          <table:table-cell office:value-type="float" office:value="2444" calcext:value-type="float">
            <text:p>2444</text:p>
          </table:table-cell>
          <table:table-cell office:value-type="float" office:value="2033" calcext:value-type="float">
            <text:p>2033</text:p>
          </table:table-cell>
          <table:table-cell office:value-type="float" office:value="2308" calcext:value-type="float">
            <text:p>2308</text:p>
          </table:table-cell>
          <table:table-cell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office:value-type="float" office:value="35459" calcext:value-type="float">
            <text:p>35459</text:p>
          </table:table-cell>
          <table:table-cell office:value-type="float" office:value="34601" calcext:value-type="float">
            <text:p>34601</text:p>
          </table:table-cell>
          <table:table-cell office:value-type="float" office:value="10336" calcext:value-type="float">
            <text:p>10336</text:p>
          </table:table-cell>
          <table:table-cell office:value-type="float" office:value="5924" calcext:value-type="float">
            <text:p>5924</text:p>
          </table:table-cell>
          <table:table-cell office:value-type="float" office:value="10041" calcext:value-type="float">
            <text:p>10041</text:p>
          </table:table-cell>
          <table:table-cell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office:value-type="float" office:value="42641" calcext:value-type="float">
            <text:p>42641</text:p>
          </table:table-cell>
          <table:table-cell office:value-type="float" office:value="41509" calcext:value-type="float">
            <text:p>41509</text:p>
          </table:table-cell>
          <table:table-cell office:value-type="float" office:value="10783" calcext:value-type="float">
            <text:p>10783</text:p>
          </table:table-cell>
          <table:table-cell office:value-type="float" office:value="6894" calcext:value-type="float">
            <text:p>6894</text:p>
          </table:table-cell>
          <table:table-cell office:value-type="float" office:value="10435" calcext:value-type="float">
            <text:p>10435</text:p>
          </table:table-cell>
          <table:table-cell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office:value-type="float" office:value="48597" calcext:value-type="float">
            <text:p>48597</text:p>
          </table:table-cell>
          <table:table-cell office:value-type="float" office:value="47221" calcext:value-type="float">
            <text:p>47221</text:p>
          </table:table-cell>
          <table:table-cell office:value-type="float" office:value="10925" calcext:value-type="float">
            <text:p>10925</text:p>
          </table:table-cell>
          <table:table-cell office:value-type="float" office:value="9019" calcext:value-type="float">
            <text:p>9019</text:p>
          </table:table-cell>
          <table:table-cell office:value-type="float" office:value="10512" calcext:value-type="float">
            <text:p>10512</text:p>
          </table:table-cell>
          <table:table-cell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office:value-type="float" office:value="55775" calcext:value-type="float">
            <text:p>55775</text:p>
          </table:table-cell>
          <table:table-cell office:value-type="float" office:value="54130" calcext:value-type="float">
            <text:p>54130</text:p>
          </table:table-cell>
          <table:table-cell office:value-type="float" office:value="10410" calcext:value-type="float">
            <text:p>10410</text:p>
          </table:table-cell>
          <table:table-cell office:value-type="float" office:value="12332" calcext:value-type="float">
            <text:p>12332</text:p>
          </table:table-cell>
          <table:table-cell office:value-type="float" office:value="9947" calcext:value-type="float">
            <text:p>9947</text:p>
          </table:table-cell>
          <table:table-cell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office:value-type="float" office:value="66642" calcext:value-type="float">
            <text:p>66642</text:p>
          </table:table-cell>
          <table:table-cell office:value-type="float" office:value="64707" calcext:value-type="float">
            <text:p>64707</text:p>
          </table:table-cell>
          <table:table-cell office:value-type="float" office:value="14041" calcext:value-type="float">
            <text:p>14041</text:p>
          </table:table-cell>
          <table:table-cell office:value-type="float" office:value="12370" calcext:value-type="float">
            <text:p>12370</text:p>
          </table:table-cell>
          <table:table-cell office:value-type="float" office:value="13504" calcext:value-type="float">
            <text:p>13504</text:p>
          </table:table-cell>
          <table:table-cell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office:value-type="float" office:value="72466" calcext:value-type="float">
            <text:p>72466</text:p>
          </table:table-cell>
          <table:table-cell office:value-type="float" office:value="70293" calcext:value-type="float">
            <text:p>70293</text:p>
          </table:table-cell>
          <table:table-cell office:value-type="float" office:value="16709" calcext:value-type="float">
            <text:p>16709</text:p>
          </table:table-cell>
          <table:table-cell office:value-type="float" office:value="15566" calcext:value-type="float">
            <text:p>15566</text:p>
          </table:table-cell>
          <table:table-cell office:value-type="float" office:value="16101" calcext:value-type="float">
            <text:p>16101</text:p>
          </table:table-cell>
          <table:table-cell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office:value-type="float" office:value="80076" calcext:value-type="float">
            <text:p>80076</text:p>
          </table:table-cell>
          <table:table-cell office:value-type="float" office:value="77629" calcext:value-type="float">
            <text:p>77629</text:p>
          </table:table-cell>
          <table:table-cell office:value-type="float" office:value="20407" calcext:value-type="float">
            <text:p>20407</text:p>
          </table:table-cell>
          <table:table-cell office:value-type="float" office:value="16498" calcext:value-type="float">
            <text:p>16498</text:p>
          </table:table-cell>
          <table:table-cell office:value-type="float" office:value="19727" calcext:value-type="float">
            <text:p>19727</text:p>
          </table:table-cell>
          <table:table-cell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office:value-type="float" office:value="91482" calcext:value-type="float">
            <text:p>91482</text:p>
          </table:table-cell>
          <table:table-cell office:value-type="float" office:value="88691" calcext:value-type="float">
            <text:p>88691</text:p>
          </table:table-cell>
          <table:table-cell office:value-type="float" office:value="26310" calcext:value-type="float">
            <text:p>26310</text:p>
          </table:table-cell>
          <table:table-cell office:value-type="float" office:value="16298" calcext:value-type="float">
            <text:p>16298</text:p>
          </table:table-cell>
          <table:table-cell office:value-type="float" office:value="25543" calcext:value-type="float">
            <text:p>25543</text:p>
          </table:table-cell>
          <table:table-cell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office:value-type="float" office:value="119028" calcext:value-type="float">
            <text:p>119028</text:p>
          </table:table-cell>
          <table:table-cell office:value-type="float" office:value="115665" calcext:value-type="float">
            <text:p>115665</text:p>
          </table:table-cell>
          <table:table-cell office:value-type="float" office:value="33744" calcext:value-type="float">
            <text:p>33744</text:p>
          </table:table-cell>
          <table:table-cell office:value-type="float" office:value="20498" calcext:value-type="float">
            <text:p>20498</text:p>
          </table:table-cell>
          <table:table-cell office:value-type="float" office:value="32874" calcext:value-type="float">
            <text:p>32874</text:p>
          </table:table-cell>
          <table:table-cell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office:value-type="float" office:value="126498" calcext:value-type="float">
            <text:p>126498</text:p>
          </table:table-cell>
          <table:table-cell office:value-type="float" office:value="122864" calcext:value-type="float">
            <text:p>122864</text:p>
          </table:table-cell>
          <table:table-cell office:value-type="float" office:value="32889" calcext:value-type="float">
            <text:p>32889</text:p>
          </table:table-cell>
          <table:table-cell office:value-type="float" office:value="22673" calcext:value-type="float">
            <text:p>22673</text:p>
          </table:table-cell>
          <table:table-cell office:value-type="float" office:value="31966" calcext:value-type="float">
            <text:p>31966</text:p>
          </table:table-cell>
          <table:table-cell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office:value-type="float" office:value="133956" calcext:value-type="float">
            <text:p>133956</text:p>
          </table:table-cell>
          <table:table-cell office:value-type="float" office:value="130053" calcext:value-type="float">
            <text:p>130053</text:p>
          </table:table-cell>
          <table:table-cell office:value-type="float" office:value="38098" calcext:value-type="float">
            <text:p>38098</text:p>
          </table:table-cell>
          <table:table-cell office:value-type="float" office:value="25129" calcext:value-type="float">
            <text:p>25129</text:p>
          </table:table-cell>
          <table:table-cell office:value-type="float" office:value="37094" calcext:value-type="float">
            <text:p>37094</text:p>
          </table:table-cell>
          <table:table-cell/>
        </table:table-row>
        <table:table-row table:style-name="ro2" table:number-rows-repeated="2">
          <table:table-cell table:style-name="ce3"/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/>
        </table:table-row>
        <table:table-row table:style-name="ro2">
          <table:table-cell table:style-name="ce3" office:value-type="string" calcext:value-type="string">
            <text:p>μ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office:value-type="float" office:value="1599" calcext:value-type="float">
            <text:p>1599</text:p>
          </table:table-cell>
          <table:table-cell office:value-type="float" office:value="1499" calcext:value-type="float">
            <text:p>1499</text:p>
          </table:table-cell>
          <table:table-cell office:value-type="float" office:value="1599" calcext:value-type="float">
            <text:p>1599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ce3" office:value-type="float" office:value="0.1" calcext:value-type="float">
            <text:p>0.1</text:p>
          </table:table-cell>
          <table:table-cell office:value-type="float" office:value="1613" calcext:value-type="float">
            <text:p>1613</text:p>
          </table:table-cell>
          <table:table-cell office:value-type="float" office:value="1499" calcext:value-type="float">
            <text:p>1499</text:p>
          </table:table-cell>
          <table:table-cell office:value-type="float" office:value="1613" calcext:value-type="float">
            <text:p>1613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ce3" office:value-type="float" office:value="0.2" calcext:value-type="float">
            <text:p>0.2</text:p>
          </table:table-cell>
          <table:table-cell office:value-type="float" office:value="1665" calcext:value-type="float">
            <text:p>1665</text:p>
          </table:table-cell>
          <table:table-cell office:value-type="float" office:value="1496" calcext:value-type="float">
            <text:p>1496</text:p>
          </table:table-cell>
          <table:table-cell office:value-type="float" office:value="1665" calcext:value-type="float">
            <text:p>1665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ce3" office:value-type="float" office:value="0.3" calcext:value-type="float">
            <text:p>0.3</text:p>
          </table:table-cell>
          <table:table-cell office:value-type="float" office:value="1719" calcext:value-type="float">
            <text:p>1719</text:p>
          </table:table-cell>
          <table:table-cell office:value-type="float" office:value="1498" calcext:value-type="float">
            <text:p>1498</text:p>
          </table:table-cell>
          <table:table-cell office:value-type="float" office:value="1719" calcext:value-type="float">
            <text:p>1719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ce3" office:value-type="float" office:value="0.4" calcext:value-type="float">
            <text:p>0.4</text:p>
          </table:table-cell>
          <table:table-cell office:value-type="float" office:value="1771" calcext:value-type="float">
            <text:p>1771</text:p>
          </table:table-cell>
          <table:table-cell office:value-type="float" office:value="1490" calcext:value-type="float">
            <text:p>1490</text:p>
          </table:table-cell>
          <table:table-cell office:value-type="float" office:value="1771" calcext:value-type="float">
            <text:p>1771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ce3" office:value-type="float" office:value="0.5" calcext:value-type="float">
            <text:p>0.5</text:p>
          </table:table-cell>
          <table:table-cell office:value-type="float" office:value="1829" calcext:value-type="float">
            <text:p>1829</text:p>
          </table:table-cell>
          <table:table-cell office:value-type="float" office:value="1492" calcext:value-type="float">
            <text:p>1492</text:p>
          </table:table-cell>
          <table:table-cell office:value-type="float" office:value="1829" calcext:value-type="float">
            <text:p>1829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ce3" office:value-type="float" office:value="0.6" calcext:value-type="float">
            <text:p>0.6</text:p>
          </table:table-cell>
          <table:table-cell office:value-type="float" office:value="2310" calcext:value-type="float">
            <text:p>2310</text:p>
          </table:table-cell>
          <table:table-cell office:value-type="float" office:value="1318" calcext:value-type="float">
            <text:p>1318</text:p>
          </table:table-cell>
          <table:table-cell office:value-type="float" office:value="2310" calcext:value-type="float">
            <text:p>2310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ce3" office:value-type="float" office:value="0.7" calcext:value-type="float">
            <text:p>0.7</text:p>
          </table:table-cell>
          <table:table-cell office:value-type="float" office:value="2428" calcext:value-type="float">
            <text:p>2428</text:p>
          </table:table-cell>
          <table:table-cell office:value-type="float" office:value="1320" calcext:value-type="float">
            <text:p>1320</text:p>
          </table:table-cell>
          <table:table-cell office:value-type="float" office:value="2428" calcext:value-type="float">
            <text:p>2428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ce3" office:value-type="float" office:value="0.8" calcext:value-type="float">
            <text:p>0.8</text:p>
          </table:table-cell>
          <table:table-cell office:value-type="float" office:value="3226" calcext:value-type="float">
            <text:p>3226</text:p>
          </table:table-cell>
          <table:table-cell office:value-type="float" office:value="1325" calcext:value-type="float">
            <text:p>1325</text:p>
          </table:table-cell>
          <table:table-cell office:value-type="float" office:value="3226" calcext:value-type="float">
            <text:p>3226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ce3" office:value-type="float" office:value="0.9" calcext:value-type="float">
            <text:p>0.9</text:p>
          </table:table-cell>
          <table:table-cell office:value-type="float" office:value="3494" calcext:value-type="float">
            <text:p>3494</text:p>
          </table:table-cell>
          <table:table-cell office:value-type="float" office:value="1323" calcext:value-type="float">
            <text:p>1323</text:p>
          </table:table-cell>
          <table:table-cell office:value-type="float" office:value="3494" calcext:value-type="float">
            <text:p>3494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3136" calcext:value-type="float">
            <text:p>3136</text:p>
          </table:table-cell>
          <table:table-cell office:value-type="float" office:value="1321" calcext:value-type="float">
            <text:p>1321</text:p>
          </table:table-cell>
          <table:table-cell office:value-type="float" office:value="3136" calcext:value-type="float">
            <text:p>3136</text:p>
          </table:table-cell>
          <table:table-cell table:style-name="Default" table:number-columns-repeated="2"/>
          <table:table-cell/>
        </table:table-row>
        <table:table-row table:style-name="ro1" table:number-rows-repeated="5"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table:style-name="Default" office:value-type="string" calcext:value-type="string">
            <text:p>GH</text:p>
          </table:table-cell>
          <table:table-cell table:style-name="Default" office:value-type="string" calcext:value-type="string">
            <text:p>NS</text:p>
          </table:table-cell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AF</text:p>
          </table:table-cell>
          <table:table-cell table:style-name="Default" office:value-type="string" calcext:value-type="string">
            <text:p>AFGH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406" calcext:value-type="float">
            <text:p>57406</text:p>
          </table:table-cell>
          <table:table-cell office:value-type="float" office:value="55505" calcext:value-type="float">
            <text:p>55505</text:p>
          </table:table-cell>
          <table:table-cell office:value-type="float" office:value="14495" calcext:value-type="float">
            <text:p>14495</text:p>
          </table:table-cell>
          <table:table-cell office:value-type="float" office:value="7432" calcext:value-type="float">
            <text:p>7432</text:p>
          </table:table-cell>
          <table:table-cell office:value-type="float" office:value="13897" calcext:value-type="float">
            <text:p>13897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0095" calcext:value-type="float">
            <text:p>60095</text:p>
          </table:table-cell>
          <table:table-cell office:value-type="float" office:value="58126" calcext:value-type="float">
            <text:p>58126</text:p>
          </table:table-cell>
          <table:table-cell office:value-type="float" office:value="14575" calcext:value-type="float">
            <text:p>14575</text:p>
          </table:table-cell>
          <table:table-cell office:value-type="float" office:value="8296" calcext:value-type="float">
            <text:p>8296</text:p>
          </table:table-cell>
          <table:table-cell office:value-type="float" office:value="13991" calcext:value-type="float">
            <text:p>13991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0985" calcext:value-type="float">
            <text:p>60985</text:p>
          </table:table-cell>
          <table:table-cell office:value-type="float" office:value="59012" calcext:value-type="float">
            <text:p>59012</text:p>
          </table:table-cell>
          <table:table-cell office:value-type="float" office:value="14767" calcext:value-type="float">
            <text:p>14767</text:p>
          </table:table-cell>
          <table:table-cell office:value-type="float" office:value="9012" calcext:value-type="float">
            <text:p>9012</text:p>
          </table:table-cell>
          <table:table-cell office:value-type="float" office:value="14169" calcext:value-type="float">
            <text:p>14169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3829" calcext:value-type="float">
            <text:p>63829</text:p>
          </table:table-cell>
          <table:table-cell office:value-type="float" office:value="61792" calcext:value-type="float">
            <text:p>61792</text:p>
          </table:table-cell>
          <table:table-cell office:value-type="float" office:value="15117" calcext:value-type="float">
            <text:p>15117</text:p>
          </table:table-cell>
          <table:table-cell office:value-type="float" office:value="9562" calcext:value-type="float">
            <text:p>9562</text:p>
          </table:table-cell>
          <table:table-cell office:value-type="float" office:value="14519" calcext:value-type="float">
            <text:p>14519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4652" calcext:value-type="float">
            <text:p>64652</text:p>
          </table:table-cell>
          <table:table-cell office:value-type="float" office:value="62615" calcext:value-type="float">
            <text:p>62615</text:p>
          </table:table-cell>
          <table:table-cell office:value-type="float" office:value="15117" calcext:value-type="float">
            <text:p>15117</text:p>
          </table:table-cell>
          <table:table-cell office:value-type="float" office:value="11840" calcext:value-type="float">
            <text:p>11840</text:p>
          </table:table-cell>
          <table:table-cell office:value-type="float" office:value="14551" calcext:value-type="float">
            <text:p>14551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7557" calcext:value-type="float">
            <text:p>67557</text:p>
          </table:table-cell>
          <table:table-cell office:value-type="float" office:value="65462" calcext:value-type="float">
            <text:p>65462</text:p>
          </table:table-cell>
          <table:table-cell office:value-type="float" office:value="15715" calcext:value-type="float">
            <text:p>15715</text:p>
          </table:table-cell>
          <table:table-cell office:value-type="float" office:value="12771" calcext:value-type="float">
            <text:p>12771</text:p>
          </table:table-cell>
          <table:table-cell office:value-type="float" office:value="15107" calcext:value-type="float">
            <text:p>15107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8511" calcext:value-type="float">
            <text:p>68511</text:p>
          </table:table-cell>
          <table:table-cell office:value-type="float" office:value="66356" calcext:value-type="float">
            <text:p>66356</text:p>
          </table:table-cell>
          <table:table-cell office:value-type="float" office:value="15923" calcext:value-type="float">
            <text:p>15923</text:p>
          </table:table-cell>
          <table:table-cell office:value-type="float" office:value="12918" calcext:value-type="float">
            <text:p>12918</text:p>
          </table:table-cell>
          <table:table-cell office:value-type="float" office:value="15315" calcext:value-type="float">
            <text:p>15315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1463" calcext:value-type="float">
            <text:p>71463</text:p>
          </table:table-cell>
          <table:table-cell office:value-type="float" office:value="69273" calcext:value-type="float">
            <text:p>69273</text:p>
          </table:table-cell>
          <table:table-cell office:value-type="float" office:value="16489" calcext:value-type="float">
            <text:p>16489</text:p>
          </table:table-cell>
          <table:table-cell office:value-type="float" office:value="13932" calcext:value-type="float">
            <text:p>13932</text:p>
          </table:table-cell>
          <table:table-cell office:value-type="float" office:value="15881" calcext:value-type="float">
            <text:p>15881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466" calcext:value-type="float">
            <text:p>72466</text:p>
          </table:table-cell>
          <table:table-cell office:value-type="float" office:value="70293" calcext:value-type="float">
            <text:p>70293</text:p>
          </table:table-cell>
          <table:table-cell office:value-type="float" office:value="16709" calcext:value-type="float">
            <text:p>16709</text:p>
          </table:table-cell>
          <table:table-cell office:value-type="float" office:value="14204" calcext:value-type="float">
            <text:p>14204</text:p>
          </table:table-cell>
          <table:table-cell office:value-type="float" office:value="16101" calcext:value-type="float">
            <text:p>16101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5457" calcext:value-type="float">
            <text:p>75457</text:p>
          </table:table-cell>
          <table:table-cell office:value-type="float" office:value="73212" calcext:value-type="float">
            <text:p>73212</text:p>
          </table:table-cell>
          <table:table-cell office:value-type="float" office:value="17245" calcext:value-type="float">
            <text:p>17245</text:p>
          </table:table-cell>
          <table:table-cell office:value-type="float" office:value="15204" calcext:value-type="float">
            <text:p>15204</text:p>
          </table:table-cell>
          <table:table-cell office:value-type="float" office:value="16637" calcext:value-type="float">
            <text:p>16637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76474" calcext:value-type="float">
            <text:p>76474</text:p>
          </table:table-cell>
          <table:table-cell office:value-type="float" office:value="74233" calcext:value-type="float">
            <text:p>74233</text:p>
          </table:table-cell>
          <table:table-cell office:value-type="float" office:value="17465" calcext:value-type="float">
            <text:p>17465</text:p>
          </table:table-cell>
          <table:table-cell office:value-type="float" office:value="16207" calcext:value-type="float">
            <text:p>16207</text:p>
          </table:table-cell>
          <table:table-cell office:value-type="float" office:value="16847" calcext:value-type="float">
            <text:p>16847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79630" calcext:value-type="float">
            <text:p>79630</text:p>
          </table:table-cell>
          <table:table-cell office:value-type="float" office:value="77333" calcext:value-type="float">
            <text:p>77333</text:p>
          </table:table-cell>
          <table:table-cell office:value-type="float" office:value="18129" calcext:value-type="float">
            <text:p>18129</text:p>
          </table:table-cell>
          <table:table-cell office:value-type="float" office:value="16207" calcext:value-type="float">
            <text:p>16207</text:p>
          </table:table-cell>
          <table:table-cell office:value-type="float" office:value="17511" calcext:value-type="float">
            <text:p>17511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80589" calcext:value-type="float">
            <text:p>80589</text:p>
          </table:table-cell>
          <table:table-cell office:value-type="float" office:value="78224" calcext:value-type="float">
            <text:p>78224</text:p>
          </table:table-cell>
          <table:table-cell office:value-type="float" office:value="18345" calcext:value-type="float">
            <text:p>18345</text:p>
          </table:table-cell>
          <table:table-cell office:value-type="float" office:value="16209" calcext:value-type="float">
            <text:p>16209</text:p>
          </table:table-cell>
          <table:table-cell office:value-type="float" office:value="17727" calcext:value-type="float">
            <text:p>17727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83831" calcext:value-type="float">
            <text:p>83831</text:p>
          </table:table-cell>
          <table:table-cell office:value-type="float" office:value="81386" calcext:value-type="float">
            <text:p>81386</text:p>
          </table:table-cell>
          <table:table-cell office:value-type="float" office:value="18917" calcext:value-type="float">
            <text:p>18917</text:p>
          </table:table-cell>
          <table:table-cell office:value-type="float" office:value="16383" calcext:value-type="float">
            <text:p>16383</text:p>
          </table:table-cell>
          <table:table-cell office:value-type="float" office:value="18299" calcext:value-type="float">
            <text:p>18299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84830" calcext:value-type="float">
            <text:p>84830</text:p>
          </table:table-cell>
          <table:table-cell office:value-type="float" office:value="82453" calcext:value-type="float">
            <text:p>82453</text:p>
          </table:table-cell>
          <table:table-cell office:value-type="float" office:value="19133" calcext:value-type="float">
            <text:p>19133</text:p>
          </table:table-cell>
          <table:table-cell office:value-type="float" office:value="16459" calcext:value-type="float">
            <text:p>16459</text:p>
          </table:table-cell>
          <table:table-cell office:value-type="float" office:value="18515" calcext:value-type="float">
            <text:p>18515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88097" calcext:value-type="float">
            <text:p>88097</text:p>
          </table:table-cell>
          <table:table-cell office:value-type="float" office:value="85646" calcext:value-type="float">
            <text:p>85646</text:p>
          </table:table-cell>
          <table:table-cell office:value-type="float" office:value="20230" calcext:value-type="float">
            <text:p>20230</text:p>
          </table:table-cell>
          <table:table-cell office:value-type="float" office:value="16629" calcext:value-type="float">
            <text:p>16629</text:p>
          </table:table-cell>
          <table:table-cell office:value-type="float" office:value="19602" calcext:value-type="float">
            <text:p>19602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89203" calcext:value-type="float">
            <text:p>89203</text:p>
          </table:table-cell>
          <table:table-cell office:value-type="float" office:value="86756" calcext:value-type="float">
            <text:p>86756</text:p>
          </table:table-cell>
          <table:table-cell office:value-type="float" office:value="21446" calcext:value-type="float">
            <text:p>21446</text:p>
          </table:table-cell>
          <table:table-cell office:value-type="float" office:value="18977" calcext:value-type="float">
            <text:p>18977</text:p>
          </table:table-cell>
          <table:table-cell office:value-type="float" office:value="20818" calcext:value-type="float">
            <text:p>20818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92472" calcext:value-type="float">
            <text:p>92472</text:p>
          </table:table-cell>
          <table:table-cell office:value-type="float" office:value="89975" calcext:value-type="float">
            <text:p>89975</text:p>
          </table:table-cell>
          <table:table-cell office:value-type="float" office:value="22807" calcext:value-type="float">
            <text:p>22807</text:p>
          </table:table-cell>
          <table:table-cell office:value-type="float" office:value="20519" calcext:value-type="float">
            <text:p>20519</text:p>
          </table:table-cell>
          <table:table-cell office:value-type="float" office:value="22169" calcext:value-type="float">
            <text:p>22169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92519" calcext:value-type="float">
            <text:p>92519</text:p>
          </table:table-cell>
          <table:table-cell office:value-type="float" office:value="90016" calcext:value-type="float">
            <text:p>90016</text:p>
          </table:table-cell>
          <table:table-cell office:value-type="float" office:value="24185" calcext:value-type="float">
            <text:p>24185</text:p>
          </table:table-cell>
          <table:table-cell office:value-type="float" office:value="22008" calcext:value-type="float">
            <text:p>22008</text:p>
          </table:table-cell>
          <table:table-cell office:value-type="float" office:value="23547" calcext:value-type="float">
            <text:p>23547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1">
          <table:table-cell table:style-name="ce2" table:number-columns-spanned="6" table:number-rows-spanned="1"/>
          <table:covered-table-cell table:number-columns-repeated="5" table:style-name="Default"/>
          <table:table-cell/>
        </table:table-row>
        <table:table-row table:style-name="ro1">
          <table:table-cell office:value-type="string" calcext:value-type="string">
            <text:p>|Q|</text:p>
          </table:table-cell>
          <table:table-cell table:style-name="Default" office:value-type="string" calcext:value-type="string">
            <text:p>GH</text:p>
          </table:table-cell>
          <table:table-cell table:style-name="Default" office:value-type="string" calcext:value-type="string">
            <text:p>NS</text:p>
          </table:table-cell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AF</text:p>
          </table:table-cell>
          <table:table-cell table:style-name="Default" office:value-type="string" calcext:value-type="string">
            <text:p>AFGH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23" calcext:value-type="float">
            <text:p>1423</text:p>
          </table:table-cell>
          <table:table-cell office:value-type="float" office:value="1411" calcext:value-type="float">
            <text:p>1411</text:p>
          </table:table-cell>
          <table:table-cell office:value-type="float" office:value="735" calcext:value-type="float">
            <text:p>735</text:p>
          </table:table-cell>
          <table:table-cell office:value-type="float" office:value="454" calcext:value-type="float">
            <text:p>454</text:p>
          </table:table-cell>
          <table:table-cell office:value-type="float" office:value="703" calcext:value-type="float">
            <text:p>703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793" calcext:value-type="float">
            <text:p>4793</text:p>
          </table:table-cell>
          <table:table-cell office:value-type="float" office:value="4717" calcext:value-type="float">
            <text:p>4717</text:p>
          </table:table-cell>
          <table:table-cell office:value-type="float" office:value="1922" calcext:value-type="float">
            <text:p>1922</text:p>
          </table:table-cell>
          <table:table-cell office:value-type="float" office:value="1142" calcext:value-type="float">
            <text:p>1142</text:p>
          </table:table-cell>
          <table:table-cell office:value-type="float" office:value="1838" calcext:value-type="float">
            <text:p>1838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92" calcext:value-type="float">
            <text:p>9292</text:p>
          </table:table-cell>
          <table:table-cell office:value-type="float" office:value="9144" calcext:value-type="float">
            <text:p>9144</text:p>
          </table:table-cell>
          <table:table-cell office:value-type="float" office:value="2444" calcext:value-type="float">
            <text:p>2444</text:p>
          </table:table-cell>
          <table:table-cell office:value-type="float" office:value="1974" calcext:value-type="float">
            <text:p>1974</text:p>
          </table:table-cell>
          <table:table-cell office:value-type="float" office:value="2308" calcext:value-type="float">
            <text:p>2308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5459" calcext:value-type="float">
            <text:p>35459</text:p>
          </table:table-cell>
          <table:table-cell office:value-type="float" office:value="35018" calcext:value-type="float">
            <text:p>35018</text:p>
          </table:table-cell>
          <table:table-cell office:value-type="float" office:value="10336" calcext:value-type="float">
            <text:p>10336</text:p>
          </table:table-cell>
          <table:table-cell office:value-type="float" office:value="5802" calcext:value-type="float">
            <text:p>5802</text:p>
          </table:table-cell>
          <table:table-cell office:value-type="float" office:value="10041" calcext:value-type="float">
            <text:p>10041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2641" calcext:value-type="float">
            <text:p>42641</text:p>
          </table:table-cell>
          <table:table-cell office:value-type="float" office:value="42062" calcext:value-type="float">
            <text:p>42062</text:p>
          </table:table-cell>
          <table:table-cell office:value-type="float" office:value="10783" calcext:value-type="float">
            <text:p>10783</text:p>
          </table:table-cell>
          <table:table-cell office:value-type="float" office:value="6742" calcext:value-type="float">
            <text:p>6742</text:p>
          </table:table-cell>
          <table:table-cell office:value-type="float" office:value="10435" calcext:value-type="float">
            <text:p>10435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8597" calcext:value-type="float">
            <text:p>48597</text:p>
          </table:table-cell>
          <table:table-cell office:value-type="float" office:value="47894" calcext:value-type="float">
            <text:p>47894</text:p>
          </table:table-cell>
          <table:table-cell office:value-type="float" office:value="10925" calcext:value-type="float">
            <text:p>10925</text:p>
          </table:table-cell>
          <table:table-cell office:value-type="float" office:value="8827" calcext:value-type="float">
            <text:p>8827</text:p>
          </table:table-cell>
          <table:table-cell office:value-type="float" office:value="10512" calcext:value-type="float">
            <text:p>10512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5775" calcext:value-type="float">
            <text:p>55775</text:p>
          </table:table-cell>
          <table:table-cell office:value-type="float" office:value="54934" calcext:value-type="float">
            <text:p>54934</text:p>
          </table:table-cell>
          <table:table-cell office:value-type="float" office:value="10410" calcext:value-type="float">
            <text:p>10410</text:p>
          </table:table-cell>
          <table:table-cell office:value-type="float" office:value="12102" calcext:value-type="float">
            <text:p>12102</text:p>
          </table:table-cell>
          <table:table-cell office:value-type="float" office:value="9947" calcext:value-type="float">
            <text:p>9947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6642" calcext:value-type="float">
            <text:p>66642</text:p>
          </table:table-cell>
          <table:table-cell office:value-type="float" office:value="65674" calcext:value-type="float">
            <text:p>65674</text:p>
          </table:table-cell>
          <table:table-cell office:value-type="float" office:value="14041" calcext:value-type="float">
            <text:p>14041</text:p>
          </table:table-cell>
          <table:table-cell office:value-type="float" office:value="12105" calcext:value-type="float">
            <text:p>12105</text:p>
          </table:table-cell>
          <table:table-cell office:value-type="float" office:value="13504" calcext:value-type="float">
            <text:p>13504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466" calcext:value-type="float">
            <text:p>72466</text:p>
          </table:table-cell>
          <table:table-cell office:value-type="float" office:value="71379" calcext:value-type="float">
            <text:p>71379</text:p>
          </table:table-cell>
          <table:table-cell office:value-type="float" office:value="16709" calcext:value-type="float">
            <text:p>16709</text:p>
          </table:table-cell>
          <table:table-cell office:value-type="float" office:value="20256" calcext:value-type="float">
            <text:p>20256</text:p>
          </table:table-cell>
          <table:table-cell office:value-type="float" office:value="16101" calcext:value-type="float">
            <text:p>16101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0076" calcext:value-type="float">
            <text:p>80076</text:p>
          </table:table-cell>
          <table:table-cell office:value-type="float" office:value="78851" calcext:value-type="float">
            <text:p>78851</text:p>
          </table:table-cell>
          <table:table-cell office:value-type="float" office:value="20407" calcext:value-type="float">
            <text:p>20407</text:p>
          </table:table-cell>
          <table:table-cell office:value-type="float" office:value="16169" calcext:value-type="float">
            <text:p>16169</text:p>
          </table:table-cell>
          <table:table-cell office:value-type="float" office:value="19727" calcext:value-type="float">
            <text:p>19727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1482" calcext:value-type="float">
            <text:p>91482</text:p>
          </table:table-cell>
          <table:table-cell office:value-type="float" office:value="90085" calcext:value-type="float">
            <text:p>90085</text:p>
          </table:table-cell>
          <table:table-cell office:value-type="float" office:value="26310" calcext:value-type="float">
            <text:p>26310</text:p>
          </table:table-cell>
          <table:table-cell office:value-type="float" office:value="15937" calcext:value-type="float">
            <text:p>15937</text:p>
          </table:table-cell>
          <table:table-cell office:value-type="float" office:value="25543" calcext:value-type="float">
            <text:p>25543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19028" calcext:value-type="float">
            <text:p>119028</text:p>
          </table:table-cell>
          <table:table-cell office:value-type="float" office:value="117345" calcext:value-type="float">
            <text:p>117345</text:p>
          </table:table-cell>
          <table:table-cell office:value-type="float" office:value="33744" calcext:value-type="float">
            <text:p>33744</text:p>
          </table:table-cell>
          <table:table-cell office:value-type="float" office:value="20087" calcext:value-type="float">
            <text:p>20087</text:p>
          </table:table-cell>
          <table:table-cell office:value-type="float" office:value="32874" calcext:value-type="float">
            <text:p>32874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26498" calcext:value-type="float">
            <text:p>126498</text:p>
          </table:table-cell>
          <table:table-cell office:value-type="float" office:value="124680" calcext:value-type="float">
            <text:p>124680</text:p>
          </table:table-cell>
          <table:table-cell office:value-type="float" office:value="32889" calcext:value-type="float">
            <text:p>32889</text:p>
          </table:table-cell>
          <table:table-cell office:value-type="float" office:value="22223" calcext:value-type="float">
            <text:p>22223</text:p>
          </table:table-cell>
          <table:table-cell office:value-type="float" office:value="31966" calcext:value-type="float">
            <text:p>31966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33956" calcext:value-type="float">
            <text:p>133956</text:p>
          </table:table-cell>
          <table:table-cell office:value-type="float" office:value="132003" calcext:value-type="float">
            <text:p>132003</text:p>
          </table:table-cell>
          <table:table-cell office:value-type="float" office:value="38098" calcext:value-type="float">
            <text:p>38098</text:p>
          </table:table-cell>
          <table:table-cell office:value-type="float" office:value="24645" calcext:value-type="float">
            <text:p>24645</text:p>
          </table:table-cell>
          <table:table-cell office:value-type="float" office:value="37094" calcext:value-type="float">
            <text:p>37094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/>
        </table:table-row>
        <table:table-row table:style-name="ro1">
          <table:table-cell table:style-name="ce2" table:number-columns-spanned="4" table:number-rows-spanned="1"/>
          <table:covered-table-cell table:number-columns-repeated="3" table:style-name="Default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μ</text:p>
          </table:table-cell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AF</text:p>
          </table:table-cell>
          <table:table-cell table:style-name="Default" office:value-type="string" calcext:value-type="string">
            <text:p>AFGH</text:p>
          </table:table-cell>
          <table:table-cell table:style-name="Default" table:number-columns-repeated="2"/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2466" calcext:value-type="float">
            <text:p>72466</text:p>
          </table:table-cell>
          <table:table-cell office:value-type="float" office:value="71379" calcext:value-type="float">
            <text:p>71379</text:p>
          </table:table-cell>
          <table:table-cell office:value-type="float" office:value="72466" calcext:value-type="float">
            <text:p>72466</text:p>
          </table:table-cell>
          <table:table-cell table:style-name="Default" table:number-columns-repeated="2"/>
          <table:table-cell/>
        </table:table-row>
        <table:table-row table:style-name="ro2">
          <table:table-cell office:value-type="float" office:value="0.1" calcext:value-type="float">
            <text:p>0.1</text:p>
          </table:table-cell>
          <table:table-cell office:value-type="float" office:value="16384" calcext:value-type="float">
            <text:p>16384</text:p>
          </table:table-cell>
          <table:table-cell office:value-type="float" office:value="54759" calcext:value-type="float">
            <text:p>54759</text:p>
          </table:table-cell>
          <table:table-cell office:value-type="float" office:value="16174" calcext:value-type="float">
            <text:p>16174</text:p>
          </table:table-cell>
          <table:table-cell table:style-name="Default" table:number-columns-repeated="2"/>
          <table:table-cell/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16542" calcext:value-type="float">
            <text:p>16542</text:p>
          </table:table-cell>
          <table:table-cell office:value-type="float" office:value="32408" calcext:value-type="float">
            <text:p>32408</text:p>
          </table:table-cell>
          <table:table-cell office:value-type="float" office:value="16134" calcext:value-type="float">
            <text:p>16134</text:p>
          </table:table-cell>
          <table:table-cell table:style-name="Default" table:number-columns-repeated="2"/>
          <table:table-cell/>
        </table:table-row>
        <table:table-row table:style-name="ro2">
          <table:table-cell office:value-type="float" office:value="0.3" calcext:value-type="float">
            <text:p>0.3</text:p>
          </table:table-cell>
          <table:table-cell office:value-type="float" office:value="16710" calcext:value-type="float">
            <text:p>16710</text:p>
          </table:table-cell>
          <table:table-cell office:value-type="float" office:value="40503" calcext:value-type="float">
            <text:p>40503</text:p>
          </table:table-cell>
          <table:table-cell office:value-type="float" office:value="16102" calcext:value-type="float">
            <text:p>16102</text:p>
          </table:table-cell>
          <table:table-cell table:style-name="Default" table:number-columns-repeated="2"/>
          <table:table-cell/>
        </table:table-row>
        <table:table-row table:style-name="ro2">
          <table:table-cell office:value-type="float" office:value="0.4" calcext:value-type="float">
            <text:p>0.4</text:p>
          </table:table-cell>
          <table:table-cell office:value-type="float" office:value="16883" calcext:value-type="float">
            <text:p>16883</text:p>
          </table:table-cell>
          <table:table-cell office:value-type="float" office:value="21932" calcext:value-type="float">
            <text:p>21932</text:p>
          </table:table-cell>
          <table:table-cell office:value-type="float" office:value="16075" calcext:value-type="float">
            <text:p>16075</text:p>
          </table:table-cell>
          <table:table-cell table:style-name="Default" table:number-columns-repeated="2"/>
          <table:table-cell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17060" calcext:value-type="float">
            <text:p>17060</text:p>
          </table:table-cell>
          <table:table-cell office:value-type="float" office:value="17318" calcext:value-type="float">
            <text:p>17318</text:p>
          </table:table-cell>
          <table:table-cell office:value-type="float" office:value="16050" calcext:value-type="float">
            <text:p>16050</text:p>
          </table:table-cell>
          <table:table-cell table:style-name="Default" table:number-columns-repeated="2"/>
          <table:table-cell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391285" calcext:value-type="float">
            <text:p>391285</text:p>
          </table:table-cell>
          <table:table-cell office:value-type="float" office:value="17548" calcext:value-type="float">
            <text:p>17548</text:p>
          </table:table-cell>
          <table:table-cell office:value-type="float" office:value="17" calcext:value-type="float">
            <text:p>17</text:p>
          </table:table-cell>
          <table:table-cell table:style-name="Default" table:number-columns-repeated="2"/>
          <table:table-cell/>
        </table:table-row>
        <table:table-row table:style-name="ro2">
          <table:table-cell office:value-type="float" office:value="0.7" calcext:value-type="float">
            <text:p>0.7</text:p>
          </table:table-cell>
          <table:table-cell office:value-type="float" office:value="393672" calcext:value-type="float">
            <text:p>393672</text:p>
          </table:table-cell>
          <table:table-cell office:value-type="float" office:value="16719" calcext:value-type="float">
            <text:p>16719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2"/>
          <table:table-cell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392491" calcext:value-type="float">
            <text:p>392491</text:p>
          </table:table-cell>
          <table:table-cell office:value-type="float" office:value="16728" calcext:value-type="float">
            <text:p>16728</text:p>
          </table:table-cell>
          <table:table-cell office:value-type="float" office:value="11" calcext:value-type="float">
            <text:p>11</text:p>
          </table:table-cell>
          <table:table-cell table:style-name="Default" table:number-columns-repeated="2"/>
          <table:table-cell/>
        </table:table-row>
        <table:table-row table:style-name="ro2">
          <table:table-cell office:value-type="float" office:value="0.9" calcext:value-type="float">
            <text:p>0.9</text:p>
          </table:table-cell>
          <table:table-cell office:value-type="float" office:value="389451" calcext:value-type="float">
            <text:p>389451</text:p>
          </table:table-cell>
          <table:table-cell office:value-type="float" office:value="16010" calcext:value-type="float">
            <text:p>16010</text:p>
          </table:table-cell>
          <table:table-cell office:value-type="float" office:value="11" calcext:value-type="float">
            <text:p>11</text:p>
          </table:table-cell>
          <table:table-cell table:style-name="Default" table:number-columns-repeated="2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92541" calcext:value-type="float">
            <text:p>392541</text:p>
          </table:table-cell>
          <table:table-cell office:value-type="float" office:value="16028" calcext:value-type="float">
            <text:p>16028</text:p>
          </table:table-cell>
          <table:table-cell office:value-type="float" office:value="11" calcext:value-type="float">
            <text:p>11</text:p>
          </table:table-cell>
          <table:table-cell table:style-name="Default" table:number-columns-repeated="2"/>
          <table:table-cell/>
        </table:table-row>
      </table:table>
      <table:table table:name="geolife-final-res" table:style-name="ta1">
        <table:shapes>
          <draw:frame draw:z-index="0" draw:style-name="gr1" draw:text-style-name="P1" svg:width="159.99mm" svg:height="89.99mm" svg:x="156.15mm" svg:y="3.53mm">
            <loext:p draw:notify-on-update-of-ranges="'geolife-final-res'.A1:'geolife-final-res'.A1 'geolife-final-res'.A2:'geolife-final-res'.A20 'geolife-final-res'.B1:'geolife-final-res'.B1 'geolife-final-res'.B2:'geolife-final-res'.B20 'geolife-final-res'.C1:'geolife-final-res'.C1 'geolife-final-res'.C2:'geolife-final-res'.C20 'geolife-final-res'.D1:'geolife-final-res'.D1 'geolife-final-res'.D2:'geolife-final-res'.D20 'geolife-final-res'.E1:'geolife-final-res'.E1 'geolife-final-res'.E2:'geolife-final-res'.E20 'geolife-final-res'.F1:'geolife-final-res'.F1 'geolife-final-res'.F2:'geolife-final-res'.F20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" draw:style-name="gr1" draw:text-style-name="P1" svg:width="159.99mm" svg:height="89.99mm" svg:x="189.44mm" svg:y="100.36mm">
            <loext:p draw:notify-on-update-of-ranges="'geolife-final-res'.A24:'geolife-final-res'.A24 'geolife-final-res'.A25:'geolife-final-res'.A38 'geolife-final-res'.B24:'geolife-final-res'.B24 'geolife-final-res'.B25:'geolife-final-res'.B38 'geolife-final-res'.C24:'geolife-final-res'.C24 'geolife-final-res'.C25:'geolife-final-res'.C38 'geolife-final-res'.D24:'geolife-final-res'.D24 'geolife-final-res'.D25:'geolife-final-res'.D38 'geolife-final-res'.E24:'geolife-final-res'.E24 'geolife-final-res'.E25:'geolife-final-res'.E38 'geolife-final-res'.F24:'geolife-final-res'.F24 'geolife-final-res'.F25:'geolife-final-res'.F38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2" draw:style-name="gr1" draw:text-style-name="P1" svg:width="159.99mm" svg:height="89.99mm" svg:x="140.82mm" svg:y="254.15mm">
            <loext:p draw:notify-on-update-of-ranges="'geolife-final-res'.A57:'geolife-final-res'.A57 'geolife-final-res'.A58:'geolife-final-res'.A76 'geolife-final-res'.B57:'geolife-final-res'.B57 'geolife-final-res'.B58:'geolife-final-res'.B76 'geolife-final-res'.C57:'geolife-final-res'.C57 'geolife-final-res'.C58:'geolife-final-res'.C76 'geolife-final-res'.D57:'geolife-final-res'.D57 'geolife-final-res'.D58:'geolife-final-res'.D76 'geolife-final-res'.E57:'geolife-final-res'.E57 'geolife-final-res'.E58:'geolife-final-res'.E76 'geolife-final-res'.F57:'geolife-final-res'.F57 'geolife-final-res'.F58:'geolife-final-res'.F76"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3" draw:style-name="gr1" draw:text-style-name="P1" svg:width="159.99mm" svg:height="89.99mm" svg:x="136.47mm" svg:y="372.47mm">
            <loext:p draw:notify-on-update-of-ranges="'geolife-final-res'.A80:'geolife-final-res'.A80 'geolife-final-res'.A81:'geolife-final-res'.A94 'geolife-final-res'.B80:'geolife-final-res'.B80 'geolife-final-res'.B81:'geolife-final-res'.B94 'geolife-final-res'.C80:'geolife-final-res'.C80 'geolife-final-res'.C81:'geolife-final-res'.C94 'geolife-final-res'.D80:'geolife-final-res'.D80 'geolife-final-res'.D81:'geolife-final-res'.D94 'geolife-final-res'.E80:'geolife-final-res'.E80 'geolife-final-res'.E81:'geolife-final-res'.E94 'geolife-final-res'.F80:'geolife-final-res'.F80 'geolife-final-res'.F81:'geolife-final-res'.F94"/>
            <draw:object xlink:href="./Object 24" xlink:type="simple" xlink:show="embed" xlink:actuate="onLoad"/>
            <draw:image xlink:href="./ObjectReplacements/Object 24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019" calcext:value-type="float">
            <text:p>69019</text:p>
          </table:table-cell>
          <table:table-cell office:value-type="float" office:value="67765" calcext:value-type="float">
            <text:p>67765</text:p>
          </table:table-cell>
          <table:table-cell office:value-type="float" office:value="13494" calcext:value-type="float">
            <text:p>13494</text:p>
          </table:table-cell>
          <table:table-cell office:value-type="float" office:value="17006" calcext:value-type="float">
            <text:p>17006</text:p>
          </table:table-cell>
          <table:table-cell office:value-type="float" office:value="13044" calcext:value-type="float">
            <text:p>130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244" calcext:value-type="float">
            <text:p>70244</text:p>
          </table:table-cell>
          <table:table-cell office:value-type="float" office:value="68959" calcext:value-type="float">
            <text:p>68959</text:p>
          </table:table-cell>
          <table:table-cell office:value-type="float" office:value="27701" calcext:value-type="float">
            <text:p>27701</text:p>
          </table:table-cell>
          <table:table-cell office:value-type="float" office:value="19135" calcext:value-type="float">
            <text:p>19135</text:p>
          </table:table-cell>
          <table:table-cell office:value-type="float" office:value="27081" calcext:value-type="float">
            <text:p>270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8592" calcext:value-type="float">
            <text:p>88592</text:p>
          </table:table-cell>
          <table:table-cell office:value-type="float" office:value="86926" calcext:value-type="float">
            <text:p>86926</text:p>
          </table:table-cell>
          <table:table-cell office:value-type="float" office:value="29329" calcext:value-type="float">
            <text:p>29329</text:p>
          </table:table-cell>
          <table:table-cell office:value-type="float" office:value="21050" calcext:value-type="float">
            <text:p>21050</text:p>
          </table:table-cell>
          <table:table-cell office:value-type="float" office:value="28659" calcext:value-type="float">
            <text:p>286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1215" calcext:value-type="float">
            <text:p>111215</text:p>
          </table:table-cell>
          <table:table-cell office:value-type="float" office:value="109127" calcext:value-type="float">
            <text:p>109127</text:p>
          </table:table-cell>
          <table:table-cell office:value-type="float" office:value="44155" calcext:value-type="float">
            <text:p>44155</text:p>
          </table:table-cell>
          <table:table-cell office:value-type="float" office:value="31100" calcext:value-type="float">
            <text:p>31100</text:p>
          </table:table-cell>
          <table:table-cell office:value-type="float" office:value="43315" calcext:value-type="float">
            <text:p>433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4520" calcext:value-type="float">
            <text:p>114520</text:p>
          </table:table-cell>
          <table:table-cell office:value-type="float" office:value="112360" calcext:value-type="float">
            <text:p>112360</text:p>
          </table:table-cell>
          <table:table-cell office:value-type="float" office:value="51351" calcext:value-type="float">
            <text:p>51351</text:p>
          </table:table-cell>
          <table:table-cell office:value-type="float" office:value="42013" calcext:value-type="float">
            <text:p>42013</text:p>
          </table:table-cell>
          <table:table-cell office:value-type="float" office:value="50481" calcext:value-type="float">
            <text:p>504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5504" calcext:value-type="float">
            <text:p>115504</text:p>
          </table:table-cell>
          <table:table-cell office:value-type="float" office:value="113326" calcext:value-type="float">
            <text:p>113326</text:p>
          </table:table-cell>
          <table:table-cell office:value-type="float" office:value="55473" calcext:value-type="float">
            <text:p>55473</text:p>
          </table:table-cell>
          <table:table-cell office:value-type="float" office:value="52977" calcext:value-type="float">
            <text:p>52977</text:p>
          </table:table-cell>
          <table:table-cell office:value-type="float" office:value="54593" calcext:value-type="float">
            <text:p>545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5732" calcext:value-type="float">
            <text:p>115732</text:p>
          </table:table-cell>
          <table:table-cell office:value-type="float" office:value="113550" calcext:value-type="float">
            <text:p>113550</text:p>
          </table:table-cell>
          <table:table-cell office:value-type="float" office:value="68186" calcext:value-type="float">
            <text:p>68186</text:p>
          </table:table-cell>
          <table:table-cell office:value-type="float" office:value="63076" calcext:value-type="float">
            <text:p>63076</text:p>
          </table:table-cell>
          <table:table-cell office:value-type="float" office:value="67276" calcext:value-type="float">
            <text:p>672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5761" calcext:value-type="float">
            <text:p>115761</text:p>
          </table:table-cell>
          <table:table-cell office:value-type="float" office:value="113580" calcext:value-type="float">
            <text:p>113580</text:p>
          </table:table-cell>
          <table:table-cell office:value-type="float" office:value="70630" calcext:value-type="float">
            <text:p>70630</text:p>
          </table:table-cell>
          <table:table-cell office:value-type="float" office:value="64246" calcext:value-type="float">
            <text:p>64246</text:p>
          </table:table-cell>
          <table:table-cell office:value-type="float" office:value="69720" calcext:value-type="float">
            <text:p>697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7539" calcext:value-type="float">
            <text:p>117539</text:p>
          </table:table-cell>
          <table:table-cell office:value-type="float" office:value="115323" calcext:value-type="float">
            <text:p>115323</text:p>
          </table:table-cell>
          <table:table-cell office:value-type="float" office:value="71444" calcext:value-type="float">
            <text:p>71444</text:p>
          </table:table-cell>
          <table:table-cell office:value-type="float" office:value="65182" calcext:value-type="float">
            <text:p>65182</text:p>
          </table:table-cell>
          <table:table-cell office:value-type="float" office:value="70534" calcext:value-type="float">
            <text:p>705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7657" calcext:value-type="float">
            <text:p>117657</text:p>
          </table:table-cell>
          <table:table-cell office:value-type="float" office:value="115446" calcext:value-type="float">
            <text:p>115446</text:p>
          </table:table-cell>
          <table:table-cell office:value-type="float" office:value="73060" calcext:value-type="float">
            <text:p>73060</text:p>
          </table:table-cell>
          <table:table-cell office:value-type="float" office:value="66774" calcext:value-type="float">
            <text:p>66774</text:p>
          </table:table-cell>
          <table:table-cell office:value-type="float" office:value="72150" calcext:value-type="float">
            <text:p>721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7935" calcext:value-type="float">
            <text:p>117935</text:p>
          </table:table-cell>
          <table:table-cell office:value-type="float" office:value="115724" calcext:value-type="float">
            <text:p>115724</text:p>
          </table:table-cell>
          <table:table-cell office:value-type="float" office:value="73154" calcext:value-type="float">
            <text:p>73154</text:p>
          </table:table-cell>
          <table:table-cell office:value-type="float" office:value="68077" calcext:value-type="float">
            <text:p>68077</text:p>
          </table:table-cell>
          <table:table-cell office:value-type="float" office:value="72244" calcext:value-type="float">
            <text:p>722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8283" calcext:value-type="float">
            <text:p>118283</text:p>
          </table:table-cell>
          <table:table-cell office:value-type="float" office:value="116066" calcext:value-type="float">
            <text:p>116066</text:p>
          </table:table-cell>
          <table:table-cell office:value-type="float" office:value="74693" calcext:value-type="float">
            <text:p>74693</text:p>
          </table:table-cell>
          <table:table-cell office:value-type="float" office:value="68695" calcext:value-type="float">
            <text:p>68695</text:p>
          </table:table-cell>
          <table:table-cell office:value-type="float" office:value="73783" calcext:value-type="float">
            <text:p>737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8451" calcext:value-type="float">
            <text:p>118451</text:p>
          </table:table-cell>
          <table:table-cell office:value-type="float" office:value="116228" calcext:value-type="float">
            <text:p>116228</text:p>
          </table:table-cell>
          <table:table-cell office:value-type="float" office:value="75650" calcext:value-type="float">
            <text:p>75650</text:p>
          </table:table-cell>
          <table:table-cell office:value-type="float" office:value="68842" calcext:value-type="float">
            <text:p>68842</text:p>
          </table:table-cell>
          <table:table-cell office:value-type="float" office:value="74740" calcext:value-type="float">
            <text:p>747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8665" calcext:value-type="float">
            <text:p>118665</text:p>
          </table:table-cell>
          <table:table-cell office:value-type="float" office:value="116437" calcext:value-type="float">
            <text:p>116437</text:p>
          </table:table-cell>
          <table:table-cell office:value-type="float" office:value="76403" calcext:value-type="float">
            <text:p>76403</text:p>
          </table:table-cell>
          <table:table-cell office:value-type="float" office:value="70514" calcext:value-type="float">
            <text:p>70514</text:p>
          </table:table-cell>
          <table:table-cell office:value-type="float" office:value="75493" calcext:value-type="float">
            <text:p>754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8713" calcext:value-type="float">
            <text:p>118713</text:p>
          </table:table-cell>
          <table:table-cell office:value-type="float" office:value="116477" calcext:value-type="float">
            <text:p>116477</text:p>
          </table:table-cell>
          <table:table-cell office:value-type="float" office:value="77364" calcext:value-type="float">
            <text:p>77364</text:p>
          </table:table-cell>
          <table:table-cell office:value-type="float" office:value="72313" calcext:value-type="float">
            <text:p>72313</text:p>
          </table:table-cell>
          <table:table-cell office:value-type="float" office:value="76454" calcext:value-type="float">
            <text:p>764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8910" calcext:value-type="float">
            <text:p>118910</text:p>
          </table:table-cell>
          <table:table-cell office:value-type="float" office:value="116676" calcext:value-type="float">
            <text:p>116676</text:p>
          </table:table-cell>
          <table:table-cell office:value-type="float" office:value="77753" calcext:value-type="float">
            <text:p>77753</text:p>
          </table:table-cell>
          <table:table-cell office:value-type="float" office:value="72465" calcext:value-type="float">
            <text:p>72465</text:p>
          </table:table-cell>
          <table:table-cell office:value-type="float" office:value="76833" calcext:value-type="float">
            <text:p>768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8915" calcext:value-type="float">
            <text:p>118915</text:p>
          </table:table-cell>
          <table:table-cell office:value-type="float" office:value="116682" calcext:value-type="float">
            <text:p>116682</text:p>
          </table:table-cell>
          <table:table-cell office:value-type="float" office:value="79686" calcext:value-type="float">
            <text:p>79686</text:p>
          </table:table-cell>
          <table:table-cell office:value-type="float" office:value="72680" calcext:value-type="float">
            <text:p>72680</text:p>
          </table:table-cell>
          <table:table-cell office:value-type="float" office:value="78766" calcext:value-type="float">
            <text:p>787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9882" calcext:value-type="float">
            <text:p>119882</text:p>
          </table:table-cell>
          <table:table-cell office:value-type="float" office:value="117631" calcext:value-type="float">
            <text:p>117631</text:p>
          </table:table-cell>
          <table:table-cell office:value-type="float" office:value="80040" calcext:value-type="float">
            <text:p>80040</text:p>
          </table:table-cell>
          <table:table-cell office:value-type="float" office:value="75695" calcext:value-type="float">
            <text:p>75695</text:p>
          </table:table-cell>
          <table:table-cell office:value-type="float" office:value="79120" calcext:value-type="float">
            <text:p>791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970" calcext:value-type="float">
            <text:p>119970</text:p>
          </table:table-cell>
          <table:table-cell office:value-type="float" office:value="117719" calcext:value-type="float">
            <text:p>117719</text:p>
          </table:table-cell>
          <table:table-cell office:value-type="float" office:value="83478" calcext:value-type="float">
            <text:p>83478</text:p>
          </table:table-cell>
          <table:table-cell office:value-type="float" office:value="76856" calcext:value-type="float">
            <text:p>76856</text:p>
          </table:table-cell>
          <table:table-cell office:value-type="float" office:value="82558" calcext:value-type="float">
            <text:p>82558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2" office:value-type="string" calcext:value-type="string" table:number-columns-spanned="6" table:number-rows-spanned="1">
            <text:p>Geolife-6000 k=10 μ=0.3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|Q|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21" calcext:value-type="float">
            <text:p>9821</text:p>
          </table:table-cell>
          <table:table-cell office:value-type="float" office:value="9801" calcext:value-type="float">
            <text:p>9801</text:p>
          </table:table-cell>
          <table:table-cell office:value-type="float" office:value="8047" calcext:value-type="float">
            <text:p>8047</text:p>
          </table:table-cell>
          <table:table-cell office:value-type="float" office:value="7935" calcext:value-type="float">
            <text:p>7935</text:p>
          </table:table-cell>
          <table:table-cell office:value-type="float" office:value="8003" calcext:value-type="float">
            <text:p>80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26" calcext:value-type="float">
            <text:p>14426</text:p>
          </table:table-cell>
          <table:table-cell office:value-type="float" office:value="14300" calcext:value-type="float">
            <text:p>14300</text:p>
          </table:table-cell>
          <table:table-cell office:value-type="float" office:value="13289" calcext:value-type="float">
            <text:p>13289</text:p>
          </table:table-cell>
          <table:table-cell office:value-type="float" office:value="12301" calcext:value-type="float">
            <text:p>12301</text:p>
          </table:table-cell>
          <table:table-cell office:value-type="float" office:value="13205" calcext:value-type="float">
            <text:p>132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969" calcext:value-type="float">
            <text:p>21969</text:p>
          </table:table-cell>
          <table:table-cell office:value-type="float" office:value="21779" calcext:value-type="float">
            <text:p>21779</text:p>
          </table:table-cell>
          <table:table-cell office:value-type="float" office:value="15434" calcext:value-type="float">
            <text:p>15434</text:p>
          </table:table-cell>
          <table:table-cell office:value-type="float" office:value="17602" calcext:value-type="float">
            <text:p>17602</text:p>
          </table:table-cell>
          <table:table-cell office:value-type="float" office:value="15250" calcext:value-type="float">
            <text:p>152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208" calcext:value-type="float">
            <text:p>42208</text:p>
          </table:table-cell>
          <table:table-cell office:value-type="float" office:value="41545" calcext:value-type="float">
            <text:p>41545</text:p>
          </table:table-cell>
          <table:table-cell office:value-type="float" office:value="22950" calcext:value-type="float">
            <text:p>22950</text:p>
          </table:table-cell>
          <table:table-cell office:value-type="float" office:value="20158" calcext:value-type="float">
            <text:p>20158</text:p>
          </table:table-cell>
          <table:table-cell office:value-type="float" office:value="22635" calcext:value-type="float">
            <text:p>226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786" calcext:value-type="float">
            <text:p>48786</text:p>
          </table:table-cell>
          <table:table-cell office:value-type="float" office:value="47978" calcext:value-type="float">
            <text:p>47978</text:p>
          </table:table-cell>
          <table:table-cell office:value-type="float" office:value="44920" calcext:value-type="float">
            <text:p>44920</text:p>
          </table:table-cell>
          <table:table-cell office:value-type="float" office:value="34227" calcext:value-type="float">
            <text:p>34227</text:p>
          </table:table-cell>
          <table:table-cell office:value-type="float" office:value="44482" calcext:value-type="float">
            <text:p>444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517" calcext:value-type="float">
            <text:p>60517</text:p>
          </table:table-cell>
          <table:table-cell office:value-type="float" office:value="59498" calcext:value-type="float">
            <text:p>59498</text:p>
          </table:table-cell>
          <table:table-cell office:value-type="float" office:value="55802" calcext:value-type="float">
            <text:p>55802</text:p>
          </table:table-cell>
          <table:table-cell office:value-type="float" office:value="40498" calcext:value-type="float">
            <text:p>40498</text:p>
          </table:table-cell>
          <table:table-cell office:value-type="float" office:value="55256" calcext:value-type="float">
            <text:p>552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550" calcext:value-type="float">
            <text:p>90550</text:p>
          </table:table-cell>
          <table:table-cell office:value-type="float" office:value="89160" calcext:value-type="float">
            <text:p>89160</text:p>
          </table:table-cell>
          <table:table-cell office:value-type="float" office:value="68403" calcext:value-type="float">
            <text:p>68403</text:p>
          </table:table-cell>
          <table:table-cell office:value-type="float" office:value="51744" calcext:value-type="float">
            <text:p>51744</text:p>
          </table:table-cell>
          <table:table-cell office:value-type="float" office:value="67755" calcext:value-type="float">
            <text:p>677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0353" calcext:value-type="float">
            <text:p>110353</text:p>
          </table:table-cell>
          <table:table-cell office:value-type="float" office:value="108410" calcext:value-type="float">
            <text:p>108410</text:p>
          </table:table-cell>
          <table:table-cell office:value-type="float" office:value="72998" calcext:value-type="float">
            <text:p>72998</text:p>
          </table:table-cell>
          <table:table-cell office:value-type="float" office:value="61141" calcext:value-type="float">
            <text:p>61141</text:p>
          </table:table-cell>
          <table:table-cell office:value-type="float" office:value="72206" calcext:value-type="float">
            <text:p>722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7539" calcext:value-type="float">
            <text:p>117539</text:p>
          </table:table-cell>
          <table:table-cell office:value-type="float" office:value="115323" calcext:value-type="float">
            <text:p>115323</text:p>
          </table:table-cell>
          <table:table-cell office:value-type="float" office:value="71444" calcext:value-type="float">
            <text:p>71444</text:p>
          </table:table-cell>
          <table:table-cell office:value-type="float" office:value="65182" calcext:value-type="float">
            <text:p>65182</text:p>
          </table:table-cell>
          <table:table-cell office:value-type="float" office:value="70534" calcext:value-type="float">
            <text:p>705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973" calcext:value-type="float">
            <text:p>128973</text:p>
          </table:table-cell>
          <table:table-cell office:value-type="float" office:value="126489" calcext:value-type="float">
            <text:p>126489</text:p>
          </table:table-cell>
          <table:table-cell office:value-type="float" office:value="72991" calcext:value-type="float">
            <text:p>72991</text:p>
          </table:table-cell>
          <table:table-cell office:value-type="float" office:value="70615" calcext:value-type="float">
            <text:p>70615</text:p>
          </table:table-cell>
          <table:table-cell office:value-type="float" office:value="72001" calcext:value-type="float">
            <text:p>720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2444" calcext:value-type="float">
            <text:p>142444</text:p>
          </table:table-cell>
          <table:table-cell office:value-type="float" office:value="139672" calcext:value-type="float">
            <text:p>139672</text:p>
          </table:table-cell>
          <table:table-cell office:value-type="float" office:value="78098" calcext:value-type="float">
            <text:p>78098</text:p>
          </table:table-cell>
          <table:table-cell office:value-type="float" office:value="80232" calcext:value-type="float">
            <text:p>80232</text:p>
          </table:table-cell>
          <table:table-cell office:value-type="float" office:value="77006" calcext:value-type="float">
            <text:p>770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0395" calcext:value-type="float">
            <text:p>160395</text:p>
          </table:table-cell>
          <table:table-cell office:value-type="float" office:value="157400" calcext:value-type="float">
            <text:p>157400</text:p>
          </table:table-cell>
          <table:table-cell office:value-type="float" office:value="86201" calcext:value-type="float">
            <text:p>86201</text:p>
          </table:table-cell>
          <table:table-cell office:value-type="float" office:value="85989" calcext:value-type="float">
            <text:p>85989</text:p>
          </table:table-cell>
          <table:table-cell office:value-type="float" office:value="85019" calcext:value-type="float">
            <text:p>850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8158" calcext:value-type="float">
            <text:p>178158</text:p>
          </table:table-cell>
          <table:table-cell office:value-type="float" office:value="174944" calcext:value-type="float">
            <text:p>174944</text:p>
          </table:table-cell>
          <table:table-cell office:value-type="float" office:value="105613" calcext:value-type="float">
            <text:p>105613</text:p>
          </table:table-cell>
          <table:table-cell office:value-type="float" office:value="97729" calcext:value-type="float">
            <text:p>97729</text:p>
          </table:table-cell>
          <table:table-cell office:value-type="float" office:value="104424" calcext:value-type="float">
            <text:p>1044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5921" calcext:value-type="float">
            <text:p>195921</text:p>
          </table:table-cell>
          <table:table-cell office:value-type="float" office:value="192488" calcext:value-type="float">
            <text:p>192488</text:p>
          </table:table-cell>
          <table:table-cell office:value-type="float" office:value="127987" calcext:value-type="float">
            <text:p>127987</text:p>
          </table:table-cell>
          <table:table-cell office:value-type="float" office:value="102690" calcext:value-type="float">
            <text:p>102690</text:p>
          </table:table-cell>
          <table:table-cell office:value-type="float" office:value="116729" calcext:value-type="float">
            <text:p>11672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 table:number-columns-spanned="4" table:number-rows-spanned="1">
            <text:p>Geolife-6000 |Q|=10 k=10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μ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539" calcext:value-type="float">
            <text:p>117539</text:p>
          </table:table-cell>
          <table:table-cell office:value-type="float" office:value="116422" calcext:value-type="float">
            <text:p>116422</text:p>
          </table:table-cell>
          <table:table-cell office:value-type="float" office:value="117539" calcext:value-type="float">
            <text:p>117539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2645" calcext:value-type="float">
            <text:p>72645</text:p>
          </table:table-cell>
          <table:table-cell office:value-type="float" office:value="89904" calcext:value-type="float">
            <text:p>89904</text:p>
          </table:table-cell>
          <table:table-cell office:value-type="float" office:value="72565" calcext:value-type="float">
            <text:p>72565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71168" calcext:value-type="float">
            <text:p>71168</text:p>
          </table:table-cell>
          <table:table-cell office:value-type="float" office:value="70659" calcext:value-type="float">
            <text:p>70659</text:p>
          </table:table-cell>
          <table:table-cell office:value-type="float" office:value="71021" calcext:value-type="float">
            <text:p>71021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71447" calcext:value-type="float">
            <text:p>71447</text:p>
          </table:table-cell>
          <table:table-cell office:value-type="float" office:value="66779" calcext:value-type="float">
            <text:p>66779</text:p>
          </table:table-cell>
          <table:table-cell office:value-type="float" office:value="71279" calcext:value-type="float">
            <text:p>71279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70886" calcext:value-type="float">
            <text:p>70886</text:p>
          </table:table-cell>
          <table:table-cell office:value-type="float" office:value="65350" calcext:value-type="float">
            <text:p>65350</text:p>
          </table:table-cell>
          <table:table-cell office:value-type="float" office:value="70671" calcext:value-type="float">
            <text:p>70671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2921" calcext:value-type="float">
            <text:p>62921</text:p>
          </table:table-cell>
          <table:table-cell office:value-type="float" office:value="64816" calcext:value-type="float">
            <text:p>64816</text:p>
          </table:table-cell>
          <table:table-cell office:value-type="float" office:value="62656" calcext:value-type="float">
            <text:p>62656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58176" calcext:value-type="float">
            <text:p>58176</text:p>
          </table:table-cell>
          <table:table-cell office:value-type="float" office:value="63231" calcext:value-type="float">
            <text:p>63231</text:p>
          </table:table-cell>
          <table:table-cell office:value-type="float" office:value="57886" calcext:value-type="float">
            <text:p>57886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8424" calcext:value-type="float">
            <text:p>58424</text:p>
          </table:table-cell>
          <table:table-cell office:value-type="float" office:value="63165" calcext:value-type="float">
            <text:p>63165</text:p>
          </table:table-cell>
          <table:table-cell office:value-type="float" office:value="58094" calcext:value-type="float">
            <text:p>58094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8720" calcext:value-type="float">
            <text:p>58720</text:p>
          </table:table-cell>
          <table:table-cell office:value-type="float" office:value="59822" calcext:value-type="float">
            <text:p>59822</text:p>
          </table:table-cell>
          <table:table-cell office:value-type="float" office:value="58396" calcext:value-type="float">
            <text:p>58396</text:p>
          </table:table-cell>
          <table:table-cell table:number-columns-repeated="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59032" calcext:value-type="float">
            <text:p>59032</text:p>
          </table:table-cell>
          <table:table-cell office:value-type="float" office:value="58756" calcext:value-type="float">
            <text:p>58756</text:p>
          </table:table-cell>
          <table:table-cell office:value-type="float" office:value="58732" calcext:value-type="float">
            <text:p>5873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213" calcext:value-type="float">
            <text:p>66213</text:p>
          </table:table-cell>
          <table:table-cell office:value-type="float" office:value="59035" calcext:value-type="float">
            <text:p>59035</text:p>
          </table:table-cell>
          <table:table-cell office:value-type="float" office:value="65934" calcext:value-type="float">
            <text:p>65934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1" office:value-type="string" calcext:value-type="string" table:number-columns-spanned="6" table:number-rows-spanned="1">
            <text:p>geolife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float" office:value="69019" calcext:value-type="float">
            <text:p>69019</text:p>
          </table:table-cell>
          <table:table-cell table:style-name="ce3" office:value-type="float" office:value="68388" calcext:value-type="float">
            <text:p>68388</text:p>
          </table:table-cell>
          <table:table-cell table:style-name="ce3" office:value-type="float" office:value="13494" calcext:value-type="float">
            <text:p>13494</text:p>
          </table:table-cell>
          <table:table-cell table:style-name="ce3" office:value-type="float" office:value="36289" calcext:value-type="float">
            <text:p>36289</text:p>
          </table:table-cell>
          <table:table-cell table:style-name="ce3" office:value-type="float" office:value="13044" calcext:value-type="float">
            <text:p>1304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float" office:value="70244" calcext:value-type="float">
            <text:p>70244</text:p>
          </table:table-cell>
          <table:table-cell table:style-name="ce3" office:value-type="float" office:value="69593" calcext:value-type="float">
            <text:p>69593</text:p>
          </table:table-cell>
          <table:table-cell table:style-name="ce3" office:value-type="float" office:value="27701" calcext:value-type="float">
            <text:p>27701</text:p>
          </table:table-cell>
          <table:table-cell table:style-name="ce3" office:value-type="float" office:value="48382" calcext:value-type="float">
            <text:p>48382</text:p>
          </table:table-cell>
          <table:table-cell table:style-name="ce3" office:value-type="float" office:value="27081" calcext:value-type="float">
            <text:p>2708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float" office:value="88592" calcext:value-type="float">
            <text:p>88592</text:p>
          </table:table-cell>
          <table:table-cell table:style-name="ce3" office:value-type="float" office:value="87756" calcext:value-type="float">
            <text:p>87756</text:p>
          </table:table-cell>
          <table:table-cell table:style-name="ce3" office:value-type="float" office:value="29329" calcext:value-type="float">
            <text:p>29329</text:p>
          </table:table-cell>
          <table:table-cell table:style-name="ce3" office:value-type="float" office:value="50270" calcext:value-type="float">
            <text:p>50270</text:p>
          </table:table-cell>
          <table:table-cell table:style-name="ce3" office:value-type="float" office:value="28659" calcext:value-type="float">
            <text:p>2865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float" office:value="111215" calcext:value-type="float">
            <text:p>111215</text:p>
          </table:table-cell>
          <table:table-cell table:style-name="ce3" office:value-type="float" office:value="110167" calcext:value-type="float">
            <text:p>110167</text:p>
          </table:table-cell>
          <table:table-cell table:style-name="ce3" office:value-type="float" office:value="44155" calcext:value-type="float">
            <text:p>44155</text:p>
          </table:table-cell>
          <table:table-cell table:style-name="ce3" office:value-type="float" office:value="60293" calcext:value-type="float">
            <text:p>60293</text:p>
          </table:table-cell>
          <table:table-cell table:style-name="ce3" office:value-type="float" office:value="43315" calcext:value-type="float">
            <text:p>4331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float" office:value="114520" calcext:value-type="float">
            <text:p>114520</text:p>
          </table:table-cell>
          <table:table-cell table:style-name="ce3" office:value-type="float" office:value="113434" calcext:value-type="float">
            <text:p>113434</text:p>
          </table:table-cell>
          <table:table-cell table:style-name="ce3" office:value-type="float" office:value="51351" calcext:value-type="float">
            <text:p>51351</text:p>
          </table:table-cell>
          <table:table-cell table:style-name="ce3" office:value-type="float" office:value="61206" calcext:value-type="float">
            <text:p>61206</text:p>
          </table:table-cell>
          <table:table-cell table:style-name="ce3" office:value-type="float" office:value="50481" calcext:value-type="float">
            <text:p>5048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float" office:value="115504" calcext:value-type="float">
            <text:p>115504</text:p>
          </table:table-cell>
          <table:table-cell table:style-name="ce3" office:value-type="float" office:value="114410" calcext:value-type="float">
            <text:p>114410</text:p>
          </table:table-cell>
          <table:table-cell table:style-name="ce3" office:value-type="float" office:value="55473" calcext:value-type="float">
            <text:p>55473</text:p>
          </table:table-cell>
          <table:table-cell table:style-name="ce3" office:value-type="float" office:value="62170" calcext:value-type="float">
            <text:p>62170</text:p>
          </table:table-cell>
          <table:table-cell table:style-name="ce3" office:value-type="float" office:value="54593" calcext:value-type="float">
            <text:p>5459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float" office:value="115732" calcext:value-type="float">
            <text:p>115732</text:p>
          </table:table-cell>
          <table:table-cell table:style-name="ce3" office:value-type="float" office:value="114636" calcext:value-type="float">
            <text:p>114636</text:p>
          </table:table-cell>
          <table:table-cell table:style-name="ce3" office:value-type="float" office:value="68186" calcext:value-type="float">
            <text:p>68186</text:p>
          </table:table-cell>
          <table:table-cell table:style-name="ce3" office:value-type="float" office:value="62269" calcext:value-type="float">
            <text:p>62269</text:p>
          </table:table-cell>
          <table:table-cell table:style-name="ce3" office:value-type="float" office:value="67276" calcext:value-type="float">
            <text:p>6727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float" office:value="115761" calcext:value-type="float">
            <text:p>115761</text:p>
          </table:table-cell>
          <table:table-cell table:style-name="ce3" office:value-type="float" office:value="114667" calcext:value-type="float">
            <text:p>114667</text:p>
          </table:table-cell>
          <table:table-cell table:style-name="ce3" office:value-type="float" office:value="70630" calcext:value-type="float">
            <text:p>70630</text:p>
          </table:table-cell>
          <table:table-cell table:style-name="ce3" office:value-type="float" office:value="63439" calcext:value-type="float">
            <text:p>63439</text:p>
          </table:table-cell>
          <table:table-cell table:style-name="ce3" office:value-type="float" office:value="69720" calcext:value-type="float">
            <text:p>6972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float" office:value="117539" calcext:value-type="float">
            <text:p>117539</text:p>
          </table:table-cell>
          <table:table-cell table:style-name="ce3" office:value-type="float" office:value="116422" calcext:value-type="float">
            <text:p>116422</text:p>
          </table:table-cell>
          <table:table-cell table:style-name="ce3" office:value-type="float" office:value="71444" calcext:value-type="float">
            <text:p>71444</text:p>
          </table:table-cell>
          <table:table-cell table:style-name="ce3" office:value-type="float" office:value="64375" calcext:value-type="float">
            <text:p>64375</text:p>
          </table:table-cell>
          <table:table-cell table:style-name="ce3" office:value-type="float" office:value="70534" calcext:value-type="float">
            <text:p>7053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 office:value-type="float" office:value="117657" calcext:value-type="float">
            <text:p>117657</text:p>
          </table:table-cell>
          <table:table-cell table:style-name="ce3" office:value-type="float" office:value="116546" calcext:value-type="float">
            <text:p>116546</text:p>
          </table:table-cell>
          <table:table-cell table:style-name="ce3" office:value-type="float" office:value="73060" calcext:value-type="float">
            <text:p>73060</text:p>
          </table:table-cell>
          <table:table-cell table:style-name="ce3" office:value-type="float" office:value="65967" calcext:value-type="float">
            <text:p>65967</text:p>
          </table:table-cell>
          <table:table-cell table:style-name="ce3" office:value-type="float" office:value="72150" calcext:value-type="float">
            <text:p>7215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office:value-type="float" office:value="117935" calcext:value-type="float">
            <text:p>117935</text:p>
          </table:table-cell>
          <table:table-cell table:style-name="ce3" office:value-type="float" office:value="116827" calcext:value-type="float">
            <text:p>116827</text:p>
          </table:table-cell>
          <table:table-cell table:style-name="ce3" office:value-type="float" office:value="73154" calcext:value-type="float">
            <text:p>73154</text:p>
          </table:table-cell>
          <table:table-cell table:style-name="ce3" office:value-type="float" office:value="67261" calcext:value-type="float">
            <text:p>67261</text:p>
          </table:table-cell>
          <table:table-cell table:style-name="ce3" office:value-type="float" office:value="72244" calcext:value-type="float">
            <text:p>7224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" office:value-type="float" office:value="118283" calcext:value-type="float">
            <text:p>118283</text:p>
          </table:table-cell>
          <table:table-cell table:style-name="ce3" office:value-type="float" office:value="117172" calcext:value-type="float">
            <text:p>117172</text:p>
          </table:table-cell>
          <table:table-cell table:style-name="ce3" office:value-type="float" office:value="74693" calcext:value-type="float">
            <text:p>74693</text:p>
          </table:table-cell>
          <table:table-cell table:style-name="ce3" office:value-type="float" office:value="67879" calcext:value-type="float">
            <text:p>67879</text:p>
          </table:table-cell>
          <table:table-cell table:style-name="ce3" office:value-type="float" office:value="73783" calcext:value-type="float">
            <text:p>7378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 office:value-type="float" office:value="118451" calcext:value-type="float">
            <text:p>118451</text:p>
          </table:table-cell>
          <table:table-cell table:style-name="ce3" office:value-type="float" office:value="117336" calcext:value-type="float">
            <text:p>117336</text:p>
          </table:table-cell>
          <table:table-cell table:style-name="ce3" office:value-type="float" office:value="75650" calcext:value-type="float">
            <text:p>75650</text:p>
          </table:table-cell>
          <table:table-cell table:style-name="ce3" office:value-type="float" office:value="68026" calcext:value-type="float">
            <text:p>68026</text:p>
          </table:table-cell>
          <table:table-cell table:style-name="ce3" office:value-type="float" office:value="74740" calcext:value-type="float">
            <text:p>7474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" office:value-type="float" office:value="118665" calcext:value-type="float">
            <text:p>118665</text:p>
          </table:table-cell>
          <table:table-cell table:style-name="ce3" office:value-type="float" office:value="117547" calcext:value-type="float">
            <text:p>117547</text:p>
          </table:table-cell>
          <table:table-cell table:style-name="ce3" office:value-type="float" office:value="76403" calcext:value-type="float">
            <text:p>76403</text:p>
          </table:table-cell>
          <table:table-cell table:style-name="ce3" office:value-type="float" office:value="69698" calcext:value-type="float">
            <text:p>69698</text:p>
          </table:table-cell>
          <table:table-cell table:style-name="ce3" office:value-type="float" office:value="75493" calcext:value-type="float">
            <text:p>7549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" office:value-type="float" office:value="118713" calcext:value-type="float">
            <text:p>118713</text:p>
          </table:table-cell>
          <table:table-cell table:style-name="ce3" office:value-type="float" office:value="117588" calcext:value-type="float">
            <text:p>117588</text:p>
          </table:table-cell>
          <table:table-cell table:style-name="ce3" office:value-type="float" office:value="77364" calcext:value-type="float">
            <text:p>77364</text:p>
          </table:table-cell>
          <table:table-cell table:style-name="ce3" office:value-type="float" office:value="71497" calcext:value-type="float">
            <text:p>71497</text:p>
          </table:table-cell>
          <table:table-cell table:style-name="ce3" office:value-type="float" office:value="76454" calcext:value-type="float">
            <text:p>7645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" office:value-type="float" office:value="118910" calcext:value-type="float">
            <text:p>118910</text:p>
          </table:table-cell>
          <table:table-cell table:style-name="ce3" office:value-type="float" office:value="117789" calcext:value-type="float">
            <text:p>117789</text:p>
          </table:table-cell>
          <table:table-cell table:style-name="ce3" office:value-type="float" office:value="77753" calcext:value-type="float">
            <text:p>77753</text:p>
          </table:table-cell>
          <table:table-cell table:style-name="ce3" office:value-type="float" office:value="71649" calcext:value-type="float">
            <text:p>71649</text:p>
          </table:table-cell>
          <table:table-cell table:style-name="ce3" office:value-type="float" office:value="76833" calcext:value-type="float">
            <text:p>76833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" office:value-type="float" office:value="118915" calcext:value-type="float">
            <text:p>118915</text:p>
          </table:table-cell>
          <table:table-cell table:style-name="ce3" office:value-type="float" office:value="117795" calcext:value-type="float">
            <text:p>117795</text:p>
          </table:table-cell>
          <table:table-cell table:style-name="ce3" office:value-type="float" office:value="79686" calcext:value-type="float">
            <text:p>79686</text:p>
          </table:table-cell>
          <table:table-cell table:style-name="ce3" office:value-type="float" office:value="71864" calcext:value-type="float">
            <text:p>71864</text:p>
          </table:table-cell>
          <table:table-cell table:style-name="ce3" office:value-type="float" office:value="78766" calcext:value-type="float">
            <text:p>78766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3" office:value-type="float" office:value="119882" calcext:value-type="float">
            <text:p>119882</text:p>
          </table:table-cell>
          <table:table-cell table:style-name="ce3" office:value-type="float" office:value="118750" calcext:value-type="float">
            <text:p>118750</text:p>
          </table:table-cell>
          <table:table-cell table:style-name="ce3" office:value-type="float" office:value="80040" calcext:value-type="float">
            <text:p>80040</text:p>
          </table:table-cell>
          <table:table-cell table:style-name="ce3" office:value-type="float" office:value="74879" calcext:value-type="float">
            <text:p>74879</text:p>
          </table:table-cell>
          <table:table-cell table:style-name="ce3" office:value-type="float" office:value="79120" calcext:value-type="float">
            <text:p>7912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" office:value-type="float" office:value="119970" calcext:value-type="float">
            <text:p>119970</text:p>
          </table:table-cell>
          <table:table-cell table:style-name="ce3" office:value-type="float" office:value="118840" calcext:value-type="float">
            <text:p>118840</text:p>
          </table:table-cell>
          <table:table-cell table:style-name="ce3" office:value-type="float" office:value="83478" calcext:value-type="float">
            <text:p>83478</text:p>
          </table:table-cell>
          <table:table-cell table:style-name="ce3" office:value-type="float" office:value="76040" calcext:value-type="float">
            <text:p>76040</text:p>
          </table:table-cell>
          <table:table-cell table:style-name="ce3" office:value-type="float" office:value="82558" calcext:value-type="float">
            <text:p>82558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2" table:number-columns-spanned="6" table:number-rows-spanned="1"/>
          <table:covered-table-cell table:number-columns-repeated="5"/>
        </table:table-row>
        <table:table-row table:style-name="ro1">
          <table:table-cell office:value-type="string" calcext:value-type="string">
            <text:p>|Q|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float" office:value="9821" calcext:value-type="float">
            <text:p>9821</text:p>
          </table:table-cell>
          <table:table-cell table:style-name="ce3" office:value-type="float" office:value="9811" calcext:value-type="float">
            <text:p>9811</text:p>
          </table:table-cell>
          <table:table-cell table:style-name="ce3" office:value-type="float" office:value="8047" calcext:value-type="float">
            <text:p>8047</text:p>
          </table:table-cell>
          <table:table-cell table:style-name="ce3" office:value-type="float" office:value="7912" calcext:value-type="float">
            <text:p>7912</text:p>
          </table:table-cell>
          <table:table-cell table:style-name="ce3" office:value-type="float" office:value="8003" calcext:value-type="float">
            <text:p>800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float" office:value="14426" calcext:value-type="float">
            <text:p>14426</text:p>
          </table:table-cell>
          <table:table-cell table:style-name="ce3" office:value-type="float" office:value="14354" calcext:value-type="float">
            <text:p>14354</text:p>
          </table:table-cell>
          <table:table-cell table:style-name="ce3" office:value-type="float" office:value="13289" calcext:value-type="float">
            <text:p>13289</text:p>
          </table:table-cell>
          <table:table-cell table:style-name="ce3" office:value-type="float" office:value="12245" calcext:value-type="float">
            <text:p>12245</text:p>
          </table:table-cell>
          <table:table-cell table:style-name="ce3" office:value-type="float" office:value="13205" calcext:value-type="float">
            <text:p>132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float" office:value="21969" calcext:value-type="float">
            <text:p>21969</text:p>
          </table:table-cell>
          <table:table-cell table:style-name="ce3" office:value-type="float" office:value="21873" calcext:value-type="float">
            <text:p>21873</text:p>
          </table:table-cell>
          <table:table-cell table:style-name="ce3" office:value-type="float" office:value="15434" calcext:value-type="float">
            <text:p>15434</text:p>
          </table:table-cell>
          <table:table-cell table:style-name="ce3" office:value-type="float" office:value="17435" calcext:value-type="float">
            <text:p>17435</text:p>
          </table:table-cell>
          <table:table-cell table:style-name="ce3" office:value-type="float" office:value="15250" calcext:value-type="float">
            <text:p>1525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float" office:value="42208" calcext:value-type="float">
            <text:p>42208</text:p>
          </table:table-cell>
          <table:table-cell table:style-name="ce3" office:value-type="float" office:value="41876" calcext:value-type="float">
            <text:p>41876</text:p>
          </table:table-cell>
          <table:table-cell table:style-name="ce3" office:value-type="float" office:value="22950" calcext:value-type="float">
            <text:p>22950</text:p>
          </table:table-cell>
          <table:table-cell table:style-name="ce3" office:value-type="float" office:value="28891" calcext:value-type="float">
            <text:p>28891</text:p>
          </table:table-cell>
          <table:table-cell table:style-name="ce3" office:value-type="float" office:value="22635" calcext:value-type="float">
            <text:p>2263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float" office:value="48786" calcext:value-type="float">
            <text:p>48786</text:p>
          </table:table-cell>
          <table:table-cell table:style-name="ce3" office:value-type="float" office:value="48380" calcext:value-type="float">
            <text:p>48380</text:p>
          </table:table-cell>
          <table:table-cell table:style-name="ce3" office:value-type="float" office:value="44920" calcext:value-type="float">
            <text:p>44920</text:p>
          </table:table-cell>
          <table:table-cell table:style-name="ce3" office:value-type="float" office:value="33878" calcext:value-type="float">
            <text:p>33878</text:p>
          </table:table-cell>
          <table:table-cell table:style-name="ce3" office:value-type="float" office:value="44482" calcext:value-type="float">
            <text:p>4448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float" office:value="60517" calcext:value-type="float">
            <text:p>60517</text:p>
          </table:table-cell>
          <table:table-cell table:style-name="ce3" office:value-type="float" office:value="59996" calcext:value-type="float">
            <text:p>59996</text:p>
          </table:table-cell>
          <table:table-cell table:style-name="ce3" office:value-type="float" office:value="55802" calcext:value-type="float">
            <text:p>55802</text:p>
          </table:table-cell>
          <table:table-cell table:style-name="ce3" office:value-type="float" office:value="40075" calcext:value-type="float">
            <text:p>40075</text:p>
          </table:table-cell>
          <table:table-cell table:style-name="ce3" office:value-type="float" office:value="55256" calcext:value-type="float">
            <text:p>5525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float" office:value="90550" calcext:value-type="float">
            <text:p>90550</text:p>
          </table:table-cell>
          <table:table-cell table:style-name="ce3" office:value-type="float" office:value="89853" calcext:value-type="float">
            <text:p>89853</text:p>
          </table:table-cell>
          <table:table-cell table:style-name="ce3" office:value-type="float" office:value="68403" calcext:value-type="float">
            <text:p>68403</text:p>
          </table:table-cell>
          <table:table-cell table:style-name="ce3" office:value-type="float" office:value="51201" calcext:value-type="float">
            <text:p>51201</text:p>
          </table:table-cell>
          <table:table-cell table:style-name="ce3" office:value-type="float" office:value="67755" calcext:value-type="float">
            <text:p>6775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float" office:value="110353" calcext:value-type="float">
            <text:p>110353</text:p>
          </table:table-cell>
          <table:table-cell table:style-name="ce3" office:value-type="float" office:value="109374" calcext:value-type="float">
            <text:p>109374</text:p>
          </table:table-cell>
          <table:table-cell table:style-name="ce3" office:value-type="float" office:value="72998" calcext:value-type="float">
            <text:p>72998</text:p>
          </table:table-cell>
          <table:table-cell table:style-name="ce3" office:value-type="float" office:value="60456" calcext:value-type="float">
            <text:p>60456</text:p>
          </table:table-cell>
          <table:table-cell table:style-name="ce3" office:value-type="float" office:value="72206" calcext:value-type="float">
            <text:p>7220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float" office:value="117539" calcext:value-type="float">
            <text:p>117539</text:p>
          </table:table-cell>
          <table:table-cell table:style-name="ce3" office:value-type="float" office:value="116422" calcext:value-type="float">
            <text:p>116422</text:p>
          </table:table-cell>
          <table:table-cell table:style-name="ce3" office:value-type="float" office:value="81444" calcext:value-type="float">
            <text:p>81444</text:p>
          </table:table-cell>
          <table:table-cell table:style-name="ce3" office:value-type="float" office:value="64375" calcext:value-type="float">
            <text:p>64375</text:p>
          </table:table-cell>
          <table:table-cell table:style-name="ce3" office:value-type="float" office:value="80534" calcext:value-type="float">
            <text:p>8053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 office:value-type="float" office:value="128973" calcext:value-type="float">
            <text:p>128973</text:p>
          </table:table-cell>
          <table:table-cell table:style-name="ce3" office:value-type="float" office:value="127720" calcext:value-type="float">
            <text:p>127720</text:p>
          </table:table-cell>
          <table:table-cell table:style-name="ce3" office:value-type="float" office:value="92991" calcext:value-type="float">
            <text:p>92991</text:p>
          </table:table-cell>
          <table:table-cell table:style-name="ce3" office:value-type="float" office:value="74708" calcext:value-type="float">
            <text:p>74708</text:p>
          </table:table-cell>
          <table:table-cell table:style-name="ce3" office:value-type="float" office:value="92001" calcext:value-type="float">
            <text:p>9200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office:value-type="float" office:value="142444" calcext:value-type="float">
            <text:p>142444</text:p>
          </table:table-cell>
          <table:table-cell table:style-name="ce3" office:value-type="float" office:value="141043" calcext:value-type="float">
            <text:p>141043</text:p>
          </table:table-cell>
          <table:table-cell table:style-name="ce3" office:value-type="float" office:value="98098" calcext:value-type="float">
            <text:p>98098</text:p>
          </table:table-cell>
          <table:table-cell table:style-name="ce3" office:value-type="float" office:value="83235" calcext:value-type="float">
            <text:p>83235</text:p>
          </table:table-cell>
          <table:table-cell table:style-name="ce3" office:value-type="float" office:value="97006" calcext:value-type="float">
            <text:p>9700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" office:value-type="float" office:value="160395" calcext:value-type="float">
            <text:p>160395</text:p>
          </table:table-cell>
          <table:table-cell table:style-name="ce3" office:value-type="float" office:value="158889" calcext:value-type="float">
            <text:p>158889</text:p>
          </table:table-cell>
          <table:table-cell table:style-name="ce3" office:value-type="float" office:value="106201" calcext:value-type="float">
            <text:p>106201</text:p>
          </table:table-cell>
          <table:table-cell table:style-name="ce3" office:value-type="float" office:value="87900" calcext:value-type="float">
            <text:p>87900</text:p>
          </table:table-cell>
          <table:table-cell table:style-name="ce3" office:value-type="float" office:value="105019" calcext:value-type="float">
            <text:p>105019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 office:value-type="float" office:value="178158" calcext:value-type="float">
            <text:p>178158</text:p>
          </table:table-cell>
          <table:table-cell table:style-name="ce3" office:value-type="float" office:value="176529" calcext:value-type="float">
            <text:p>176529</text:p>
          </table:table-cell>
          <table:table-cell table:style-name="ce3" office:value-type="float" office:value="115613" calcext:value-type="float">
            <text:p>115613</text:p>
          </table:table-cell>
          <table:table-cell table:style-name="ce3" office:value-type="float" office:value="96555" calcext:value-type="float">
            <text:p>96555</text:p>
          </table:table-cell>
          <table:table-cell table:style-name="ce3" office:value-type="float" office:value="114424" calcext:value-type="float">
            <text:p>11442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" office:value-type="float" office:value="195921" calcext:value-type="float">
            <text:p>195921</text:p>
          </table:table-cell>
          <table:table-cell table:style-name="ce3" office:value-type="float" office:value="194169" calcext:value-type="float">
            <text:p>194169</text:p>
          </table:table-cell>
          <table:table-cell table:style-name="ce3" office:value-type="float" office:value="117987" calcext:value-type="float">
            <text:p>117987</text:p>
          </table:table-cell>
          <table:table-cell table:style-name="ce3" office:value-type="float" office:value="101431" calcext:value-type="float">
            <text:p>101431</text:p>
          </table:table-cell>
          <table:table-cell table:style-name="ce3" office:value-type="float" office:value="116729" calcext:value-type="float">
            <text:p>11672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table:number-columns-spanned="4" table:number-rows-spanned="1"/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μ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3" office:value-type="float" office:value="117539" calcext:value-type="float">
            <text:p>117539</text:p>
          </table:table-cell>
          <table:table-cell table:style-name="ce3" office:value-type="float" office:value="116422" calcext:value-type="float">
            <text:p>116422</text:p>
          </table:table-cell>
          <table:table-cell table:style-name="ce3" office:value-type="float" office:value="117539" calcext:value-type="float">
            <text:p>117539</text:p>
          </table:table-cell>
          <table:table-cell table:number-columns-repeated="2"/>
        </table:table-row>
        <table:table-row table:style-name="ro2">
          <table:table-cell office:value-type="float" office:value="0.1" calcext:value-type="float">
            <text:p>0.1</text:p>
          </table:table-cell>
          <table:table-cell table:style-name="ce3" office:value-type="float" office:value="72645" calcext:value-type="float">
            <text:p>72645</text:p>
          </table:table-cell>
          <table:table-cell table:style-name="ce3" office:value-type="float" office:value="89637" calcext:value-type="float">
            <text:p>89637</text:p>
          </table:table-cell>
          <table:table-cell table:style-name="ce3" office:value-type="float" office:value="72335" calcext:value-type="float">
            <text:p>72335</text:p>
          </table:table-cell>
          <table:table-cell table:number-columns-repeated="2"/>
        </table:table-row>
        <table:table-row table:style-name="ro2">
          <table:table-cell office:value-type="float" office:value="0.2" calcext:value-type="float">
            <text:p>0.2</text:p>
          </table:table-cell>
          <table:table-cell table:style-name="ce3" office:value-type="float" office:value="71168" calcext:value-type="float">
            <text:p>71168</text:p>
          </table:table-cell>
          <table:table-cell table:style-name="ce3" office:value-type="float" office:value="70122" calcext:value-type="float">
            <text:p>70122</text:p>
          </table:table-cell>
          <table:table-cell table:style-name="ce3" office:value-type="float" office:value="70558" calcext:value-type="float">
            <text:p>70558</text:p>
          </table:table-cell>
          <table:table-cell table:number-columns-repeated="2"/>
        </table:table-row>
        <table:table-row table:style-name="ro2">
          <table:table-cell office:value-type="float" office:value="0.3" calcext:value-type="float">
            <text:p>0.3</text:p>
          </table:table-cell>
          <table:table-cell table:style-name="ce3" office:value-type="float" office:value="71447" calcext:value-type="float">
            <text:p>71447</text:p>
          </table:table-cell>
          <table:table-cell table:style-name="ce3" office:value-type="float" office:value="65963" calcext:value-type="float">
            <text:p>65963</text:p>
          </table:table-cell>
          <table:table-cell table:style-name="ce3" office:value-type="float" office:value="70537" calcext:value-type="float">
            <text:p>70537</text:p>
          </table:table-cell>
          <table:table-cell table:number-columns-repeated="2"/>
        </table:table-row>
        <table:table-row table:style-name="ro2">
          <table:table-cell office:value-type="float" office:value="0.4" calcext:value-type="float">
            <text:p>0.4</text:p>
          </table:table-cell>
          <table:table-cell table:style-name="ce3" office:value-type="float" office:value="70886" calcext:value-type="float">
            <text:p>70886</text:p>
          </table:table-cell>
          <table:table-cell table:style-name="ce3" office:value-type="float" office:value="64282" calcext:value-type="float">
            <text:p>64282</text:p>
          </table:table-cell>
          <table:table-cell table:style-name="ce3" office:value-type="float" office:value="69676" calcext:value-type="float">
            <text:p>69676</text:p>
          </table:table-cell>
          <table:table-cell table:number-columns-repeated="2"/>
        </table:table-row>
        <table:table-row table:style-name="ro2">
          <table:table-cell office:value-type="float" office:value="0.5" calcext:value-type="float">
            <text:p>0.5</text:p>
          </table:table-cell>
          <table:table-cell table:style-name="ce3" office:value-type="float" office:value="62921" calcext:value-type="float">
            <text:p>62921</text:p>
          </table:table-cell>
          <table:table-cell table:style-name="ce3" office:value-type="float" office:value="63478" calcext:value-type="float">
            <text:p>63478</text:p>
          </table:table-cell>
          <table:table-cell table:style-name="ce3" office:value-type="float" office:value="61421" calcext:value-type="float">
            <text:p>61421</text:p>
          </table:table-cell>
          <table:table-cell table:number-columns-repeated="2"/>
        </table:table-row>
        <table:table-row table:style-name="ro2">
          <table:table-cell office:value-type="float" office:value="0.6" calcext:value-type="float">
            <text:p>0.6</text:p>
          </table:table-cell>
          <table:table-cell table:style-name="ce3" office:value-type="float" office:value="58176" calcext:value-type="float">
            <text:p>58176</text:p>
          </table:table-cell>
          <table:table-cell table:style-name="ce3" office:value-type="float" office:value="61614" calcext:value-type="float">
            <text:p>61614</text:p>
          </table:table-cell>
          <table:table-cell table:style-name="ce3" office:value-type="float" office:value="56417" calcext:value-type="float">
            <text:p>56417</text:p>
          </table:table-cell>
          <table:table-cell table:number-columns-repeated="2"/>
        </table:table-row>
        <table:table-row table:style-name="ro2">
          <table:table-cell office:value-type="float" office:value="0.7" calcext:value-type="float">
            <text:p>0.7</text:p>
          </table:table-cell>
          <table:table-cell table:style-name="ce3" office:value-type="float" office:value="58424" calcext:value-type="float">
            <text:p>58424</text:p>
          </table:table-cell>
          <table:table-cell table:style-name="ce3" office:value-type="float" office:value="61287" calcext:value-type="float">
            <text:p>61287</text:p>
          </table:table-cell>
          <table:table-cell table:style-name="ce3" office:value-type="float" office:value="56376" calcext:value-type="float">
            <text:p>56376</text:p>
          </table:table-cell>
          <table:table-cell table:number-columns-repeated="2"/>
        </table:table-row>
        <table:table-row table:style-name="ro2">
          <table:table-cell office:value-type="float" office:value="0.8" calcext:value-type="float">
            <text:p>0.8</text:p>
          </table:table-cell>
          <table:table-cell table:style-name="ce3" office:value-type="float" office:value="58720" calcext:value-type="float">
            <text:p>58720</text:p>
          </table:table-cell>
          <table:table-cell table:style-name="ce3" office:value-type="float" office:value="57701" calcext:value-type="float">
            <text:p>57701</text:p>
          </table:table-cell>
          <table:table-cell table:style-name="ce3" office:value-type="float" office:value="56382" calcext:value-type="float">
            <text:p>56382</text:p>
          </table:table-cell>
          <table:table-cell table:number-columns-repeated="2"/>
        </table:table-row>
        <table:table-row table:style-name="ro2">
          <table:table-cell office:value-type="float" office:value="0.9" calcext:value-type="float">
            <text:p>0.9</text:p>
          </table:table-cell>
          <table:table-cell table:style-name="ce3" office:value-type="float" office:value="59032" calcext:value-type="float">
            <text:p>59032</text:p>
          </table:table-cell>
          <table:table-cell table:style-name="ce3" office:value-type="float" office:value="56392" calcext:value-type="float">
            <text:p>56392</text:p>
          </table:table-cell>
          <table:table-cell table:style-name="ce3" office:value-type="float" office:value="56405" calcext:value-type="float">
            <text:p>56405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float" office:value="66213" calcext:value-type="float">
            <text:p>66213</text:p>
          </table:table-cell>
          <table:table-cell table:style-name="ce3" office:value-type="float" office:value="56410" calcext:value-type="float">
            <text:p>56410</text:p>
          </table:table-cell>
          <table:table-cell table:style-name="ce3" office:value-type="float" office:value="56416" calcext:value-type="float">
            <text:p>56416</text:p>
          </table:table-cell>
          <table:table-cell table:number-columns-repeated="2"/>
        </table:table-row>
        <table:table-row table:style-name="ro1" table:number-rows-repeated="8">
          <table:table-cell table:number-columns-repeated="6"/>
        </table:table-row>
        <table:table-row table:style-name="ro1">
          <table:table-cell/>
          <table:table-cell office:value-type="float" office:value="24471" calcext:value-type="float">
            <text:p>24471</text:p>
          </table:table-cell>
          <table:table-cell office:value-type="float" office:value="11564" calcext:value-type="float">
            <text:p>115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412" calcext:value-type="float">
            <text:p>26412</text:p>
          </table:table-cell>
          <table:table-cell office:value-type="float" office:value="12461" calcext:value-type="float">
            <text:p>124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112" calcext:value-type="float">
            <text:p>27112</text:p>
          </table:table-cell>
          <table:table-cell office:value-type="float" office:value="13468" calcext:value-type="float">
            <text:p>134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176" calcext:value-type="float">
            <text:p>27176</text:p>
          </table:table-cell>
          <table:table-cell office:value-type="float" office:value="13597" calcext:value-type="float">
            <text:p>135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379" calcext:value-type="float">
            <text:p>29379</text:p>
          </table:table-cell>
          <table:table-cell office:value-type="float" office:value="13725" calcext:value-type="float">
            <text:p>137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262" calcext:value-type="float">
            <text:p>30262</text:p>
          </table:table-cell>
          <table:table-cell office:value-type="float" office:value="13865" calcext:value-type="float">
            <text:p>138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281" calcext:value-type="float">
            <text:p>30281</text:p>
          </table:table-cell>
          <table:table-cell office:value-type="float" office:value="14210" calcext:value-type="float">
            <text:p>142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213" calcext:value-type="float">
            <text:p>31213</text:p>
          </table:table-cell>
          <table:table-cell office:value-type="float" office:value="14267" calcext:value-type="float">
            <text:p>142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979" calcext:value-type="float">
            <text:p>31979</text:p>
          </table:table-cell>
          <table:table-cell office:value-type="float" office:value="14546" calcext:value-type="float">
            <text:p>145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334" calcext:value-type="float">
            <text:p>32334</text:p>
          </table:table-cell>
          <table:table-cell office:value-type="float" office:value="15161" calcext:value-type="float">
            <text:p>151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758" calcext:value-type="float">
            <text:p>32758</text:p>
          </table:table-cell>
          <table:table-cell office:value-type="float" office:value="15366" calcext:value-type="float">
            <text:p>153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557" calcext:value-type="float">
            <text:p>33557</text:p>
          </table:table-cell>
          <table:table-cell office:value-type="float" office:value="15410" calcext:value-type="float">
            <text:p>154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877" calcext:value-type="float">
            <text:p>33877</text:p>
          </table:table-cell>
          <table:table-cell office:value-type="float" office:value="15564" calcext:value-type="float">
            <text:p>155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037" calcext:value-type="float">
            <text:p>34037</text:p>
          </table:table-cell>
          <table:table-cell office:value-type="float" office:value="17035" calcext:value-type="float">
            <text:p>170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476" calcext:value-type="float">
            <text:p>34476</text:p>
          </table:table-cell>
          <table:table-cell office:value-type="float" office:value="17382" calcext:value-type="float">
            <text:p>173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596" calcext:value-type="float">
            <text:p>34596</text:p>
          </table:table-cell>
          <table:table-cell office:value-type="float" office:value="17404" calcext:value-type="float">
            <text:p>174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629" calcext:value-type="float">
            <text:p>34629</text:p>
          </table:table-cell>
          <table:table-cell office:value-type="float" office:value="17782" calcext:value-type="float">
            <text:p>177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894" calcext:value-type="float">
            <text:p>35894</text:p>
          </table:table-cell>
          <table:table-cell office:value-type="float" office:value="19872" calcext:value-type="float">
            <text:p>198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459" calcext:value-type="float">
            <text:p>36459</text:p>
          </table:table-cell>
          <table:table-cell office:value-type="float" office:value="20021" calcext:value-type="float">
            <text:p>20021</text:p>
          </table:table-cell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office:value-type="float" office:value="583" calcext:value-type="float">
            <text:p>583</text:p>
          </table:table-cell>
          <table:table-cell office:value-type="float" office:value="673" calcext:value-type="float">
            <text:p>6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84" calcext:value-type="float">
            <text:p>2484</text:p>
          </table:table-cell>
          <table:table-cell office:value-type="float" office:value="2111" calcext:value-type="float">
            <text:p>21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836" calcext:value-type="float">
            <text:p>10836</text:p>
          </table:table-cell>
          <table:table-cell office:value-type="float" office:value="5047" calcext:value-type="float">
            <text:p>50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263" calcext:value-type="float">
            <text:p>13263</text:p>
          </table:table-cell>
          <table:table-cell office:value-type="float" office:value="6482" calcext:value-type="float">
            <text:p>64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621" calcext:value-type="float">
            <text:p>14621</text:p>
          </table:table-cell>
          <table:table-cell office:value-type="float" office:value="7687" calcext:value-type="float">
            <text:p>76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971" calcext:value-type="float">
            <text:p>15971</text:p>
          </table:table-cell>
          <table:table-cell office:value-type="float" office:value="8998" calcext:value-type="float">
            <text:p>89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545" calcext:value-type="float">
            <text:p>19545</text:p>
          </table:table-cell>
          <table:table-cell office:value-type="float" office:value="10477" calcext:value-type="float">
            <text:p>104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923" calcext:value-type="float">
            <text:p>22923</text:p>
          </table:table-cell>
          <table:table-cell office:value-type="float" office:value="12754" calcext:value-type="float">
            <text:p>127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979" calcext:value-type="float">
            <text:p>31979</text:p>
          </table:table-cell>
          <table:table-cell office:value-type="float" office:value="14546" calcext:value-type="float">
            <text:p>145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875" calcext:value-type="float">
            <text:p>35875</text:p>
          </table:table-cell>
          <table:table-cell office:value-type="float" office:value="17424" calcext:value-type="float">
            <text:p>174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06" calcext:value-type="float">
            <text:p>39306</text:p>
          </table:table-cell>
          <table:table-cell office:value-type="float" office:value="21581" calcext:value-type="float">
            <text:p>215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468" calcext:value-type="float">
            <text:p>43468</text:p>
          </table:table-cell>
          <table:table-cell office:value-type="float" office:value="25064" calcext:value-type="float">
            <text:p>25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234" calcext:value-type="float">
            <text:p>45234</text:p>
          </table:table-cell>
          <table:table-cell office:value-type="float" office:value="27883" calcext:value-type="float">
            <text:p>278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714" calcext:value-type="float">
            <text:p>55714</text:p>
          </table:table-cell>
          <table:table-cell office:value-type="float" office:value="33391" calcext:value-type="float">
            <text:p>33391</text:p>
          </table:table-cell>
          <table:table-cell table:number-columns-repeated="3"/>
        </table:table-row>
      </table:table>
      <table:table table:name="t-drive-final-res" table:style-name="ta1">
        <table:shapes>
          <draw:frame draw:z-index="0" draw:style-name="gr1" draw:text-style-name="P1" svg:width="159.99mm" svg:height="89.99mm" svg:x="136.47mm" svg:y="1mm">
            <loext:p draw:notify-on-update-of-ranges="'t-drive-final-res'.A1:'t-drive-final-res'.A1 't-drive-final-res'.A2:'t-drive-final-res'.A20 't-drive-final-res'.B1:'t-drive-final-res'.B1 't-drive-final-res'.B2:'t-drive-final-res'.B20 't-drive-final-res'.C1:'t-drive-final-res'.C1 't-drive-final-res'.C2:'t-drive-final-res'.C20 't-drive-final-res'.D1:'t-drive-final-res'.D1 't-drive-final-res'.D2:'t-drive-final-res'.D20 't-drive-final-res'.E1:'t-drive-final-res'.E1 't-drive-final-res'.E2:'t-drive-final-res'.E20 't-drive-final-res'.F1:'t-drive-final-res'.F1 't-drive-final-res'.F2:'t-drive-final-res'.F20"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1" draw:style-name="gr1" draw:text-style-name="P1" svg:width="159.99mm" svg:height="89.99mm" svg:x="136.47mm" svg:y="122.7mm">
            <loext:p draw:notify-on-update-of-ranges="'t-drive-final-res'.A24:'t-drive-final-res'.A24 't-drive-final-res'.A25:'t-drive-final-res'.A38 't-drive-final-res'.B24:'t-drive-final-res'.B24 't-drive-final-res'.B25:'t-drive-final-res'.B38 't-drive-final-res'.C24:'t-drive-final-res'.C24 't-drive-final-res'.C25:'t-drive-final-res'.C38 't-drive-final-res'.D24:'t-drive-final-res'.D24 't-drive-final-res'.D25:'t-drive-final-res'.D38 't-drive-final-res'.E24:'t-drive-final-res'.E24 't-drive-final-res'.E25:'t-drive-final-res'.E38 't-drive-final-res'.F24:'t-drive-final-res'.F24 't-drive-final-res'.F25:'t-drive-final-res'.F38"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</table:shapes>
        <table:table-column table:style-name="co1" table:number-columns-repeated="7" table:default-cell-style-name="ce3"/>
        <table:table-column table:style-name="co1" table:number-columns-repeated="7" table:default-cell-style-name="Default"/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5043" calcext:value-type="float">
            <text:p>35043</text:p>
          </table:table-cell>
          <table:table-cell office:value-type="float" office:value="32576" calcext:value-type="float">
            <text:p>32576</text:p>
          </table:table-cell>
          <table:table-cell office:value-type="float" office:value="11564" calcext:value-type="float">
            <text:p>11564</text:p>
          </table:table-cell>
          <table:table-cell office:value-type="float" office:value="7010" calcext:value-type="float">
            <text:p>7010</text:p>
          </table:table-cell>
          <table:table-cell office:value-type="float" office:value="10763" calcext:value-type="float">
            <text:p>10763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8097" calcext:value-type="float">
            <text:p>38097</text:p>
          </table:table-cell>
          <table:table-cell office:value-type="float" office:value="35403" calcext:value-type="float">
            <text:p>35403</text:p>
          </table:table-cell>
          <table:table-cell office:value-type="float" office:value="12461" calcext:value-type="float">
            <text:p>12461</text:p>
          </table:table-cell>
          <table:table-cell office:value-type="float" office:value="7166" calcext:value-type="float">
            <text:p>7166</text:p>
          </table:table-cell>
          <table:table-cell office:value-type="float" office:value="11599" calcext:value-type="float">
            <text:p>11599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9169" calcext:value-type="float">
            <text:p>39169</text:p>
          </table:table-cell>
          <table:table-cell office:value-type="float" office:value="36413" calcext:value-type="float">
            <text:p>36413</text:p>
          </table:table-cell>
          <table:table-cell office:value-type="float" office:value="13468" calcext:value-type="float">
            <text:p>13468</text:p>
          </table:table-cell>
          <table:table-cell office:value-type="float" office:value="7706" calcext:value-type="float">
            <text:p>7706</text:p>
          </table:table-cell>
          <table:table-cell office:value-type="float" office:value="12531" calcext:value-type="float">
            <text:p>12531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9288" calcext:value-type="float">
            <text:p>39288</text:p>
          </table:table-cell>
          <table:table-cell office:value-type="float" office:value="36504" calcext:value-type="float">
            <text:p>36504</text:p>
          </table:table-cell>
          <table:table-cell office:value-type="float" office:value="13597" calcext:value-type="float">
            <text:p>13597</text:p>
          </table:table-cell>
          <table:table-cell office:value-type="float" office:value="7717" calcext:value-type="float">
            <text:p>7717</text:p>
          </table:table-cell>
          <table:table-cell office:value-type="float" office:value="12655" calcext:value-type="float">
            <text:p>12655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2612" calcext:value-type="float">
            <text:p>42612</text:p>
          </table:table-cell>
          <table:table-cell office:value-type="float" office:value="39594" calcext:value-type="float">
            <text:p>39594</text:p>
          </table:table-cell>
          <table:table-cell office:value-type="float" office:value="13725" calcext:value-type="float">
            <text:p>13725</text:p>
          </table:table-cell>
          <table:table-cell office:value-type="float" office:value="8097" calcext:value-type="float">
            <text:p>8097</text:p>
          </table:table-cell>
          <table:table-cell office:value-type="float" office:value="12774" calcext:value-type="float">
            <text:p>12774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3987" calcext:value-type="float">
            <text:p>43987</text:p>
          </table:table-cell>
          <table:table-cell office:value-type="float" office:value="40884" calcext:value-type="float">
            <text:p>40884</text:p>
          </table:table-cell>
          <table:table-cell office:value-type="float" office:value="13865" calcext:value-type="float">
            <text:p>13865</text:p>
          </table:table-cell>
          <table:table-cell office:value-type="float" office:value="8342" calcext:value-type="float">
            <text:p>8342</text:p>
          </table:table-cell>
          <table:table-cell office:value-type="float" office:value="12908" calcext:value-type="float">
            <text:p>12908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4090" calcext:value-type="float">
            <text:p>44090</text:p>
          </table:table-cell>
          <table:table-cell office:value-type="float" office:value="40919" calcext:value-type="float">
            <text:p>40919</text:p>
          </table:table-cell>
          <table:table-cell office:value-type="float" office:value="14210" calcext:value-type="float">
            <text:p>14210</text:p>
          </table:table-cell>
          <table:table-cell office:value-type="float" office:value="9918" calcext:value-type="float">
            <text:p>9918</text:p>
          </table:table-cell>
          <table:table-cell office:value-type="float" office:value="13231" calcext:value-type="float">
            <text:p>13231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5417" calcext:value-type="float">
            <text:p>45417</text:p>
          </table:table-cell>
          <table:table-cell office:value-type="float" office:value="42222" calcext:value-type="float">
            <text:p>42222</text:p>
          </table:table-cell>
          <table:table-cell office:value-type="float" office:value="14267" calcext:value-type="float">
            <text:p>14267</text:p>
          </table:table-cell>
          <table:table-cell office:value-type="float" office:value="11167" calcext:value-type="float">
            <text:p>11167</text:p>
          </table:table-cell>
          <table:table-cell office:value-type="float" office:value="13284" calcext:value-type="float">
            <text:p>13284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6524" calcext:value-type="float">
            <text:p>46524</text:p>
          </table:table-cell>
          <table:table-cell office:value-type="float" office:value="43247" calcext:value-type="float">
            <text:p>43247</text:p>
          </table:table-cell>
          <table:table-cell office:value-type="float" office:value="14546" calcext:value-type="float">
            <text:p>14546</text:p>
          </table:table-cell>
          <table:table-cell office:value-type="float" office:value="11785" calcext:value-type="float">
            <text:p>11785</text:p>
          </table:table-cell>
          <table:table-cell office:value-type="float" office:value="13540" calcext:value-type="float">
            <text:p>13540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7036" calcext:value-type="float">
            <text:p>47036</text:p>
          </table:table-cell>
          <table:table-cell office:value-type="float" office:value="43724" calcext:value-type="float">
            <text:p>43724</text:p>
          </table:table-cell>
          <table:table-cell office:value-type="float" office:value="15161" calcext:value-type="float">
            <text:p>15161</text:p>
          </table:table-cell>
          <table:table-cell office:value-type="float" office:value="12491" calcext:value-type="float">
            <text:p>12491</text:p>
          </table:table-cell>
          <table:table-cell office:value-type="float" office:value="14103" calcext:value-type="float">
            <text:p>14103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7629" calcext:value-type="float">
            <text:p>47629</text:p>
          </table:table-cell>
          <table:table-cell office:value-type="float" office:value="44277" calcext:value-type="float">
            <text:p>44277</text:p>
          </table:table-cell>
          <table:table-cell office:value-type="float" office:value="15366" calcext:value-type="float">
            <text:p>15366</text:p>
          </table:table-cell>
          <table:table-cell office:value-type="float" office:value="13226" calcext:value-type="float">
            <text:p>13226</text:p>
          </table:table-cell>
          <table:table-cell office:value-type="float" office:value="14289" calcext:value-type="float">
            <text:p>14289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8791" calcext:value-type="float">
            <text:p>48791</text:p>
          </table:table-cell>
          <table:table-cell office:value-type="float" office:value="45358" calcext:value-type="float">
            <text:p>45358</text:p>
          </table:table-cell>
          <table:table-cell office:value-type="float" office:value="15410" calcext:value-type="float">
            <text:p>15410</text:p>
          </table:table-cell>
          <table:table-cell office:value-type="float" office:value="14331" calcext:value-type="float">
            <text:p>14331</text:p>
          </table:table-cell>
          <table:table-cell office:value-type="float" office:value="15639" calcext:value-type="float">
            <text:p>15639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9215" calcext:value-type="float">
            <text:p>49215</text:p>
          </table:table-cell>
          <table:table-cell office:value-type="float" office:value="45751" calcext:value-type="float">
            <text:p>45751</text:p>
          </table:table-cell>
          <table:table-cell office:value-type="float" office:value="15564" calcext:value-type="float">
            <text:p>15564</text:p>
          </table:table-cell>
          <table:table-cell office:value-type="float" office:value="14473" calcext:value-type="float">
            <text:p>14473</text:p>
          </table:table-cell>
          <table:table-cell office:value-type="float" office:value="15858" calcext:value-type="float">
            <text:p>15858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9461" calcext:value-type="float">
            <text:p>49461</text:p>
          </table:table-cell>
          <table:table-cell office:value-type="float" office:value="45978" calcext:value-type="float">
            <text:p>45978</text:p>
          </table:table-cell>
          <table:table-cell office:value-type="float" office:value="17035" calcext:value-type="float">
            <text:p>17035</text:p>
          </table:table-cell>
          <table:table-cell office:value-type="float" office:value="15857" calcext:value-type="float">
            <text:p>15857</text:p>
          </table:table-cell>
          <table:table-cell office:value-type="float" office:value="16596" calcext:value-type="float">
            <text:p>16596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92" calcext:value-type="float">
            <text:p>50092</text:p>
          </table:table-cell>
          <table:table-cell office:value-type="float" office:value="46568" calcext:value-type="float">
            <text:p>46568</text:p>
          </table:table-cell>
          <table:table-cell office:value-type="float" office:value="17382" calcext:value-type="float">
            <text:p>17382</text:p>
          </table:table-cell>
          <table:table-cell office:value-type="float" office:value="16182" calcext:value-type="float">
            <text:p>16182</text:p>
          </table:table-cell>
          <table:table-cell office:value-type="float" office:value="17151" calcext:value-type="float">
            <text:p>17151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0294" calcext:value-type="float">
            <text:p>50294</text:p>
          </table:table-cell>
          <table:table-cell office:value-type="float" office:value="46743" calcext:value-type="float">
            <text:p>46743</text:p>
          </table:table-cell>
          <table:table-cell office:value-type="float" office:value="17404" calcext:value-type="float">
            <text:p>17404</text:p>
          </table:table-cell>
          <table:table-cell office:value-type="float" office:value="16204" calcext:value-type="float">
            <text:p>16204</text:p>
          </table:table-cell>
          <table:table-cell office:value-type="float" office:value="17620" calcext:value-type="float">
            <text:p>17620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0326" calcext:value-type="float">
            <text:p>50326</text:p>
          </table:table-cell>
          <table:table-cell office:value-type="float" office:value="46787" calcext:value-type="float">
            <text:p>46787</text:p>
          </table:table-cell>
          <table:table-cell office:value-type="float" office:value="17782" calcext:value-type="float">
            <text:p>17782</text:p>
          </table:table-cell>
          <table:table-cell office:value-type="float" office:value="16554" calcext:value-type="float">
            <text:p>16554</text:p>
          </table:table-cell>
          <table:table-cell office:value-type="float" office:value="18034" calcext:value-type="float">
            <text:p>18034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52137" calcext:value-type="float">
            <text:p>52137</text:p>
          </table:table-cell>
          <table:table-cell office:value-type="float" office:value="48466" calcext:value-type="float">
            <text:p>48466</text:p>
          </table:table-cell>
          <table:table-cell office:value-type="float" office:value="19872" calcext:value-type="float">
            <text:p>19872</text:p>
          </table:table-cell>
          <table:table-cell office:value-type="float" office:value="18518" calcext:value-type="float">
            <text:p>18518</text:p>
          </table:table-cell>
          <table:table-cell office:value-type="float" office:value="18294" calcext:value-type="float">
            <text:p>18294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2963" calcext:value-type="float">
            <text:p>52963</text:p>
          </table:table-cell>
          <table:table-cell office:value-type="float" office:value="49235" calcext:value-type="float">
            <text:p>49235</text:p>
          </table:table-cell>
          <table:table-cell office:value-type="float" office:value="20021" calcext:value-type="float">
            <text:p>20021</text:p>
          </table:table-cell>
          <table:table-cell office:value-type="float" office:value="18658" calcext:value-type="float">
            <text:p>18658</text:p>
          </table:table-cell>
          <table:table-cell office:value-type="float" office:value="18998" calcext:value-type="float">
            <text:p>18998</text:p>
          </table:table-cell>
          <table:table-cell table:number-columns-repeated="8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office:value-type="string" calcext:value-type="string">
            <text:p>Geolife-6000 k=10 μ=0.3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|Q|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3" calcext:value-type="float">
            <text:p>603</text:p>
          </table:table-cell>
          <table:table-cell office:value-type="float" office:value="542" calcext:value-type="float">
            <text:p>542</text:p>
          </table:table-cell>
          <table:table-cell office:value-type="float" office:value="673" calcext:value-type="float">
            <text:p>673</text:p>
          </table:table-cell>
          <table:table-cell office:value-type="float" office:value="525" calcext:value-type="float">
            <text:p>525</text:p>
          </table:table-cell>
          <table:table-cell office:value-type="float" office:value="581" calcext:value-type="float">
            <text:p>581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758" calcext:value-type="float">
            <text:p>2758</text:p>
          </table:table-cell>
          <table:table-cell office:value-type="float" office:value="2476" calcext:value-type="float">
            <text:p>2476</text:p>
          </table:table-cell>
          <table:table-cell office:value-type="float" office:value="2111" calcext:value-type="float">
            <text:p>2111</text:p>
          </table:table-cell>
          <table:table-cell office:value-type="float" office:value="1748" calcext:value-type="float">
            <text:p>1748</text:p>
          </table:table-cell>
          <table:table-cell office:value-type="float" office:value="1865" calcext:value-type="float">
            <text:p>1865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2540" calcext:value-type="float">
            <text:p>12540</text:p>
          </table:table-cell>
          <table:table-cell office:value-type="float" office:value="11286" calcext:value-type="float">
            <text:p>11286</text:p>
          </table:table-cell>
          <table:table-cell office:value-type="float" office:value="5047" calcext:value-type="float">
            <text:p>5047</text:p>
          </table:table-cell>
          <table:table-cell office:value-type="float" office:value="6307" calcext:value-type="float">
            <text:p>6307</text:p>
          </table:table-cell>
          <table:table-cell office:value-type="float" office:value="4670" calcext:value-type="float">
            <text:p>4670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230" calcext:value-type="float">
            <text:p>16230</text:p>
          </table:table-cell>
          <table:table-cell office:value-type="float" office:value="14604" calcext:value-type="float">
            <text:p>14604</text:p>
          </table:table-cell>
          <table:table-cell office:value-type="float" office:value="6482" calcext:value-type="float">
            <text:p>6482</text:p>
          </table:table-cell>
          <table:table-cell office:value-type="float" office:value="5785" calcext:value-type="float">
            <text:p>5785</text:p>
          </table:table-cell>
          <table:table-cell office:value-type="float" office:value="6011" calcext:value-type="float">
            <text:p>6011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8956" calcext:value-type="float">
            <text:p>18956</text:p>
          </table:table-cell>
          <table:table-cell office:value-type="float" office:value="17059" calcext:value-type="float">
            <text:p>17059</text:p>
          </table:table-cell>
          <table:table-cell office:value-type="float" office:value="7687" calcext:value-type="float">
            <text:p>7687</text:p>
          </table:table-cell>
          <table:table-cell office:value-type="float" office:value="6641" calcext:value-type="float">
            <text:p>6641</text:p>
          </table:table-cell>
          <table:table-cell office:value-type="float" office:value="7159" calcext:value-type="float">
            <text:p>7159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1557" calcext:value-type="float">
            <text:p>21557</text:p>
          </table:table-cell>
          <table:table-cell office:value-type="float" office:value="19395" calcext:value-type="float">
            <text:p>19395</text:p>
          </table:table-cell>
          <table:table-cell office:value-type="float" office:value="8998" calcext:value-type="float">
            <text:p>8998</text:p>
          </table:table-cell>
          <table:table-cell office:value-type="float" office:value="7210" calcext:value-type="float">
            <text:p>7210</text:p>
          </table:table-cell>
          <table:table-cell office:value-type="float" office:value="8404" calcext:value-type="float">
            <text:p>8404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7671" calcext:value-type="float">
            <text:p>27671</text:p>
          </table:table-cell>
          <table:table-cell office:value-type="float" office:value="24894" calcext:value-type="float">
            <text:p>24894</text:p>
          </table:table-cell>
          <table:table-cell office:value-type="float" office:value="10477" calcext:value-type="float">
            <text:p>10477</text:p>
          </table:table-cell>
          <table:table-cell office:value-type="float" office:value="7307" calcext:value-type="float">
            <text:p>7307</text:p>
          </table:table-cell>
          <table:table-cell office:value-type="float" office:value="9816" calcext:value-type="float">
            <text:p>9816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3431" calcext:value-type="float">
            <text:p>33431</text:p>
          </table:table-cell>
          <table:table-cell office:value-type="float" office:value="30073" calcext:value-type="float">
            <text:p>30073</text:p>
          </table:table-cell>
          <table:table-cell office:value-type="float" office:value="12754" calcext:value-type="float">
            <text:p>12754</text:p>
          </table:table-cell>
          <table:table-cell office:value-type="float" office:value="11756" calcext:value-type="float">
            <text:p>11756</text:p>
          </table:table-cell>
          <table:table-cell office:value-type="float" office:value="11885" calcext:value-type="float">
            <text:p>11885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6524" calcext:value-type="float">
            <text:p>46524</text:p>
          </table:table-cell>
          <table:table-cell office:value-type="float" office:value="41852" calcext:value-type="float">
            <text:p>41852</text:p>
          </table:table-cell>
          <table:table-cell office:value-type="float" office:value="14546" calcext:value-type="float">
            <text:p>14546</text:p>
          </table:table-cell>
          <table:table-cell office:value-type="float" office:value="11785" calcext:value-type="float">
            <text:p>11785</text:p>
          </table:table-cell>
          <table:table-cell office:value-type="float" office:value="13540" calcext:value-type="float">
            <text:p>13540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53067" calcext:value-type="float">
            <text:p>53067</text:p>
          </table:table-cell>
          <table:table-cell office:value-type="float" office:value="47740" calcext:value-type="float">
            <text:p>47740</text:p>
          </table:table-cell>
          <table:table-cell office:value-type="float" office:value="17424" calcext:value-type="float">
            <text:p>17424</text:p>
          </table:table-cell>
          <table:table-cell office:value-type="float" office:value="14423" calcext:value-type="float">
            <text:p>14423</text:p>
          </table:table-cell>
          <table:table-cell office:value-type="float" office:value="16285" calcext:value-type="float">
            <text:p>16285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8838" calcext:value-type="float">
            <text:p>58838</text:p>
          </table:table-cell>
          <table:table-cell office:value-type="float" office:value="52927" calcext:value-type="float">
            <text:p>52927</text:p>
          </table:table-cell>
          <table:table-cell office:value-type="float" office:value="21581" calcext:value-type="float">
            <text:p>21581</text:p>
          </table:table-cell>
          <table:table-cell office:value-type="float" office:value="17327" calcext:value-type="float">
            <text:p>17327</text:p>
          </table:table-cell>
          <table:table-cell office:value-type="float" office:value="20337" calcext:value-type="float">
            <text:p>20337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66050" calcext:value-type="float">
            <text:p>66050</text:p>
          </table:table-cell>
          <table:table-cell office:value-type="float" office:value="59405" calcext:value-type="float">
            <text:p>59405</text:p>
          </table:table-cell>
          <table:table-cell office:value-type="float" office:value="25064" calcext:value-type="float">
            <text:p>25064</text:p>
          </table:table-cell>
          <table:table-cell office:value-type="float" office:value="19423" calcext:value-type="float">
            <text:p>19423</text:p>
          </table:table-cell>
          <table:table-cell office:value-type="float" office:value="23449" calcext:value-type="float">
            <text:p>23449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69563" calcext:value-type="float">
            <text:p>69563</text:p>
          </table:table-cell>
          <table:table-cell office:value-type="float" office:value="62521" calcext:value-type="float">
            <text:p>62521</text:p>
          </table:table-cell>
          <table:table-cell office:value-type="float" office:value="27883" calcext:value-type="float">
            <text:p>27883</text:p>
          </table:table-cell>
          <table:table-cell office:value-type="float" office:value="20466" calcext:value-type="float">
            <text:p>20466</text:p>
          </table:table-cell>
          <table:table-cell office:value-type="float" office:value="26263" calcext:value-type="float">
            <text:p>26263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85959" calcext:value-type="float">
            <text:p>85959</text:p>
          </table:table-cell>
          <table:table-cell office:value-type="float" office:value="77284" calcext:value-type="float">
            <text:p>77284</text:p>
          </table:table-cell>
          <table:table-cell office:value-type="float" office:value="33391" calcext:value-type="float">
            <text:p>33391</text:p>
          </table:table-cell>
          <table:table-cell office:value-type="float" office:value="20327" calcext:value-type="float">
            <text:p>20327</text:p>
          </table:table-cell>
          <table:table-cell office:value-type="float" office:value="31410" calcext:value-type="float">
            <text:p>31410</text:p>
          </table:table-cell>
          <table:table-cell table:number-columns-repeated="8"/>
        </table:table-row>
        <table:table-row table:style-name="ro2">
          <table:table-cell table:number-columns-repeated="13"/>
          <table:table-cell table:formula="of:=[.C39]*0.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eolife-6000 |Q|=10 k=10</text:p>
          </table:table-cell>
          <table:table-cell table:number-columns-repeated="12"/>
          <table:table-cell table:formula="of:=[.C40]*0.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μ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H</text:p>
          </table:table-cell>
          <table:table-cell table:number-columns-repeated="1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6524" calcext:value-type="float">
            <text:p>46524</text:p>
          </table:table-cell>
          <table:table-cell office:value-type="float" office:value="39258" calcext:value-type="float">
            <text:p>39258</text:p>
          </table:table-cell>
          <table:table-cell office:value-type="float" office:value="46524" calcext:value-type="float">
            <text:p>46524</text:p>
          </table:table-cell>
          <table:table-cell table:number-columns-repeated="10"/>
        </table:table-row>
        <table:table-row table:style-name="ro2">
          <table:table-cell office:value-type="float" office:value="0.1" calcext:value-type="float">
            <text:p>0.1</text:p>
          </table:table-cell>
          <table:table-cell office:value-type="float" office:value="10890" calcext:value-type="float">
            <text:p>10890</text:p>
          </table:table-cell>
          <table:table-cell office:value-type="float" office:value="20389" calcext:value-type="float">
            <text:p>20389</text:p>
          </table:table-cell>
          <table:table-cell office:value-type="float" office:value="10905" calcext:value-type="float">
            <text:p>10905</text:p>
          </table:table-cell>
          <table:table-cell table:number-columns-repeated="10"/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13257" calcext:value-type="float">
            <text:p>13257</text:p>
          </table:table-cell>
          <table:table-cell office:value-type="float" office:value="16701" calcext:value-type="float">
            <text:p>16701</text:p>
          </table:table-cell>
          <table:table-cell office:value-type="float" office:value="12441" calcext:value-type="float">
            <text:p>12441</text:p>
          </table:table-cell>
          <table:table-cell table:number-columns-repeated="10"/>
        </table:table-row>
        <table:table-row table:style-name="ro2">
          <table:table-cell office:value-type="float" office:value="0.3" calcext:value-type="float">
            <text:p>0.3</text:p>
          </table:table-cell>
          <table:table-cell office:value-type="float" office:value="15179" calcext:value-type="float">
            <text:p>15179</text:p>
          </table:table-cell>
          <table:table-cell office:value-type="float" office:value="15500" calcext:value-type="float">
            <text:p>15500</text:p>
          </table:table-cell>
          <table:table-cell office:value-type="float" office:value="14130" calcext:value-type="float">
            <text:p>14130</text:p>
          </table:table-cell>
          <table:table-cell table:number-columns-repeated="10"/>
        </table:table-row>
        <table:table-row table:style-name="ro2">
          <table:table-cell office:value-type="float" office:value="0.4" calcext:value-type="float">
            <text:p>0.4</text:p>
          </table:table-cell>
          <table:table-cell office:value-type="float" office:value="17101" calcext:value-type="float">
            <text:p>17101</text:p>
          </table:table-cell>
          <table:table-cell office:value-type="float" office:value="10366" calcext:value-type="float">
            <text:p>10366</text:p>
          </table:table-cell>
          <table:table-cell office:value-type="float" office:value="15852" calcext:value-type="float">
            <text:p>15852</text:p>
          </table:table-cell>
          <table:table-cell table:number-columns-repeated="10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18258" calcext:value-type="float">
            <text:p>18258</text:p>
          </table:table-cell>
          <table:table-cell office:value-type="float" office:value="11383" calcext:value-type="float">
            <text:p>11383</text:p>
          </table:table-cell>
          <table:table-cell office:value-type="float" office:value="16888" calcext:value-type="float">
            <text:p>16888</text:p>
          </table:table-cell>
          <table:table-cell table:number-columns-repeated="10"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20874" calcext:value-type="float">
            <text:p>20874</text:p>
          </table:table-cell>
          <table:table-cell office:value-type="float" office:value="9607" calcext:value-type="float">
            <text:p>9607</text:p>
          </table:table-cell>
          <table:table-cell office:value-type="float" office:value="19320" calcext:value-type="float">
            <text:p>19320</text:p>
          </table:table-cell>
          <table:table-cell table:number-columns-repeated="10"/>
        </table:table-row>
        <table:table-row table:style-name="ro2">
          <table:table-cell office:value-type="float" office:value="0.7" calcext:value-type="float">
            <text:p>0.7</text:p>
          </table:table-cell>
          <table:table-cell office:value-type="float" office:value="22658" calcext:value-type="float">
            <text:p>22658</text:p>
          </table:table-cell>
          <table:table-cell office:value-type="float" office:value="7947" calcext:value-type="float">
            <text:p>7947</text:p>
          </table:table-cell>
          <table:table-cell office:value-type="float" office:value="20942" calcext:value-type="float">
            <text:p>20942</text:p>
          </table:table-cell>
          <table:table-cell table:number-columns-repeated="10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24568" calcext:value-type="float">
            <text:p>24568</text:p>
          </table:table-cell>
          <table:table-cell office:value-type="float" office:value="7642" calcext:value-type="float">
            <text:p>7642</text:p>
          </table:table-cell>
          <table:table-cell office:value-type="float" office:value="22768" calcext:value-type="float">
            <text:p>22768</text:p>
          </table:table-cell>
          <table:table-cell table:number-columns-repeated="10"/>
        </table:table-row>
        <table:table-row table:style-name="ro2">
          <table:table-cell office:value-type="float" office:value="0.9" calcext:value-type="float">
            <text:p>0.9</text:p>
          </table:table-cell>
          <table:table-cell office:value-type="float" office:value="122687" calcext:value-type="float">
            <text:p>122687</text:p>
          </table:table-cell>
          <table:table-cell office:value-type="float" office:value="7748" calcext:value-type="float">
            <text:p>7748</text:p>
          </table:table-cell>
          <table:table-cell office:value-type="float" office:value="13549" calcext:value-type="float">
            <text:p>13549</text:p>
          </table:table-cell>
          <table:table-cell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6548" calcext:value-type="float">
            <text:p>126548</text:p>
          </table:table-cell>
          <table:table-cell office:value-type="float" office:value="7449" calcext:value-type="float">
            <text:p>7449</text:p>
          </table:table-cell>
          <table:table-cell office:value-type="float" office:value="14095" calcext:value-type="float">
            <text:p>14095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8">0000/00/00</text:date>, <text:time style:data-style-name="N2" text:time-value="10:23:01.461289431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ane </meta:initial-creator>
    <meta:creation-date>2016-06-20T07:58:53.022502823</meta:creation-date>
    <dc:date>2016-06-28T16:53:06.017726670</dc:date>
    <dc:creator>Crane </dc:creator>
    <meta:editing-duration>P1DT11H56M31S</meta:editing-duration>
    <meta:editing-cycles>239</meta:editing-cycles>
    <meta:generator>LibreOffice/5.1.3.2$Linux_x86 LibreOffice_project/10m0$Build-2</meta:generator>
    <meta:document-statistic meta:table-count="5" meta:cell-count="3064" meta:object-count="2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2cm" svg:y="3.205cm" style:legend-expansion="high" chart:style-name="ch2"/>
        <chart:plot-area chart:style-name="ch3" table:cell-range-address="Sheet1.A4:Sheet1.F23" chart:data-source-has-labels="both" svg:x="0.32cm" svg:y="0.18cm" svg:width="13.063cm" svg:height="8.64cm">
          <chartooo:coordinate-region svg:x="1.497cm" svg:y="0.38cm" svg:width="11.514cm" svg:height="7.793cm"/>
          <chart:axis chart:dimension="x" chart:name="primary-x" chart:style-name="ch4" chartooo:axis-type="auto">
            <chartooo:date-scale/>
            <chart:categories table:cell-range-address="Sheet1.A5:Sheet1.A2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5:Sheet1.B23" chart:label-cell-address="Sheet1.B4:Sheet1.B4" chart:class="chart:line">
            <chart:data-point chart:repeated="19"/>
          </chart:series>
          <chart:series chart:style-name="ch7" chart:values-cell-range-address="Sheet1.C5:Sheet1.C23" chart:label-cell-address="Sheet1.C4:Sheet1.C4" chart:class="chart:line">
            <chart:data-point chart:repeated="19"/>
          </chart:series>
          <chart:series chart:style-name="ch8" chart:values-cell-range-address="Sheet1.D5:Sheet1.D23" chart:label-cell-address="Sheet1.D4:Sheet1.D4" chart:class="chart:line">
            <chart:data-point chart:repeated="19"/>
          </chart:series>
          <chart:series chart:style-name="ch9" chart:values-cell-range-address="Sheet1.E5:Sheet1.E23" chart:label-cell-address="Sheet1.E4:Sheet1.E4" chart:class="chart:line">
            <chart:data-point chart:repeated="19"/>
          </chart:series>
          <chart:series chart:style-name="ch10" chart:values-cell-range-address="Sheet1.F5:Sheet1.F23" chart:label-cell-address="Sheet1.F4:Sheet1.F4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H</text:p>
                <draw:g>
                  <svg:desc>Sheet1.B4:Sheet1.B4</svg:desc>
                </draw:g>
              </table:table-cell>
              <table:table-cell office:value-type="string">
                <text:p>NS</text:p>
                <draw:g>
                  <svg:desc>Sheet1.C4:Sheet1.C4</svg:desc>
                </draw:g>
              </table:table-cell>
              <table:table-cell office:value-type="string">
                <text:p>QE</text:p>
                <draw:g>
                  <svg:desc>Sheet1.D4:Sheet1.D4</svg:desc>
                </draw:g>
              </table:table-cell>
              <table:table-cell office:value-type="string">
                <text:p>AF</text:p>
                <draw:g>
                  <svg:desc>Sheet1.E4:Sheet1.E4</svg:desc>
                </draw:g>
              </table:table-cell>
              <table:table-cell office:value-type="string">
                <text:p>AFGH</text:p>
                <draw:g>
                  <svg:desc>Sheet1.F4:Sheet1.F4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5:Sheet1.A23</svg:desc>
                </draw:g>
              </table:table-cell>
              <table:table-cell office:value-type="float" office:value="57406">
                <text:p>57406</text:p>
                <draw:g>
                  <svg:desc>Sheet1.B5:Sheet1.B23</svg:desc>
                </draw:g>
              </table:table-cell>
              <table:table-cell office:value-type="float" office:value="56455">
                <text:p>56455</text:p>
                <draw:g>
                  <svg:desc>Sheet1.C5:Sheet1.C23</svg:desc>
                </draw:g>
              </table:table-cell>
              <table:table-cell office:value-type="float" office:value="14495">
                <text:p>14495</text:p>
                <draw:g>
                  <svg:desc>Sheet1.D5:Sheet1.D23</svg:desc>
                </draw:g>
              </table:table-cell>
              <table:table-cell office:value-type="float" office:value="7432">
                <text:p>7432</text:p>
                <draw:g>
                  <svg:desc>Sheet1.E5:Sheet1.E23</svg:desc>
                </draw:g>
              </table:table-cell>
              <table:table-cell office:value-type="float" office:value="13897">
                <text:p>13897</text:p>
                <draw:g>
                  <svg:desc>Sheet1.F5:Sheet1.F23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0095">
                <text:p>60095</text:p>
              </table:table-cell>
              <table:table-cell office:value-type="float" office:value="59104">
                <text:p>59104</text:p>
              </table:table-cell>
              <table:table-cell office:value-type="float" office:value="14575">
                <text:p>14575</text:p>
              </table:table-cell>
              <table:table-cell office:value-type="float" office:value="8296">
                <text:p>8296</text:p>
              </table:table-cell>
              <table:table-cell office:value-type="float" office:value="13991">
                <text:p>1399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0985">
                <text:p>60985</text:p>
              </table:table-cell>
              <table:table-cell office:value-type="float" office:value="59996">
                <text:p>59996</text:p>
              </table:table-cell>
              <table:table-cell office:value-type="float" office:value="14767">
                <text:p>14767</text:p>
              </table:table-cell>
              <table:table-cell office:value-type="float" office:value="9012">
                <text:p>9012</text:p>
              </table:table-cell>
              <table:table-cell office:value-type="float" office:value="14169">
                <text:p>1416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3829">
                <text:p>63829</text:p>
              </table:table-cell>
              <table:table-cell office:value-type="float" office:value="62804">
                <text:p>62804</text:p>
              </table:table-cell>
              <table:table-cell office:value-type="float" office:value="15117">
                <text:p>15117</text:p>
              </table:table-cell>
              <table:table-cell office:value-type="float" office:value="9562">
                <text:p>9562</text:p>
              </table:table-cell>
              <table:table-cell office:value-type="float" office:value="14519">
                <text:p>1451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4652">
                <text:p>64652</text:p>
              </table:table-cell>
              <table:table-cell office:value-type="float" office:value="63633">
                <text:p>63633</text:p>
              </table:table-cell>
              <table:table-cell office:value-type="float" office:value="15117">
                <text:p>15117</text:p>
              </table:table-cell>
              <table:table-cell office:value-type="float" office:value="11840">
                <text:p>11840</text:p>
              </table:table-cell>
              <table:table-cell office:value-type="float" office:value="14551">
                <text:p>1455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7557">
                <text:p>67557</text:p>
              </table:table-cell>
              <table:table-cell office:value-type="float" office:value="66508">
                <text:p>66508</text:p>
              </table:table-cell>
              <table:table-cell office:value-type="float" office:value="15715">
                <text:p>15715</text:p>
              </table:table-cell>
              <table:table-cell office:value-type="float" office:value="12771">
                <text:p>12771</text:p>
              </table:table-cell>
              <table:table-cell office:value-type="float" office:value="15107">
                <text:p>1510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8511">
                <text:p>68511</text:p>
              </table:table-cell>
              <table:table-cell office:value-type="float" office:value="67408">
                <text:p>67408</text:p>
              </table:table-cell>
              <table:table-cell office:value-type="float" office:value="15923">
                <text:p>15923</text:p>
              </table:table-cell>
              <table:table-cell office:value-type="float" office:value="12918">
                <text:p>12918</text:p>
              </table:table-cell>
              <table:table-cell office:value-type="float" office:value="15315">
                <text:p>1531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1463">
                <text:p>71463</text:p>
              </table:table-cell>
              <table:table-cell office:value-type="float" office:value="70353">
                <text:p>70353</text:p>
              </table:table-cell>
              <table:table-cell office:value-type="float" office:value="16489">
                <text:p>16489</text:p>
              </table:table-cell>
              <table:table-cell office:value-type="float" office:value="13932">
                <text:p>13932</text:p>
              </table:table-cell>
              <table:table-cell office:value-type="float" office:value="15881">
                <text:p>1588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466">
                <text:p>72466</text:p>
              </table:table-cell>
              <table:table-cell office:value-type="float" office:value="71379">
                <text:p>71379</text:p>
              </table:table-cell>
              <table:table-cell office:value-type="float" office:value="16709">
                <text:p>16709</text:p>
              </table:table-cell>
              <table:table-cell office:value-type="float" office:value="14204">
                <text:p>14204</text:p>
              </table:table-cell>
              <table:table-cell office:value-type="float" office:value="16101">
                <text:p>1610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5457">
                <text:p>75457</text:p>
              </table:table-cell>
              <table:table-cell office:value-type="float" office:value="74326">
                <text:p>74326</text:p>
              </table:table-cell>
              <table:table-cell office:value-type="float" office:value="17245">
                <text:p>17245</text:p>
              </table:table-cell>
              <table:table-cell office:value-type="float" office:value="15204">
                <text:p>15204</text:p>
              </table:table-cell>
              <table:table-cell office:value-type="float" office:value="16637">
                <text:p>1663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6474">
                <text:p>76474</text:p>
              </table:table-cell>
              <table:table-cell office:value-type="float" office:value="75353">
                <text:p>75353</text:p>
              </table:table-cell>
              <table:table-cell office:value-type="float" office:value="17465">
                <text:p>17465</text:p>
              </table:table-cell>
              <table:table-cell office:value-type="float" office:value="16207">
                <text:p>16207</text:p>
              </table:table-cell>
              <table:table-cell office:value-type="float" office:value="16847">
                <text:p>1684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79630">
                <text:p>79630</text:p>
              </table:table-cell>
              <table:table-cell office:value-type="float" office:value="78481">
                <text:p>78481</text:p>
              </table:table-cell>
              <table:table-cell office:value-type="float" office:value="18129">
                <text:p>18129</text:p>
              </table:table-cell>
              <table:table-cell office:value-type="float" office:value="16207">
                <text:p>16207</text:p>
              </table:table-cell>
              <table:table-cell office:value-type="float" office:value="17511">
                <text:p>1751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0589">
                <text:p>80589</text:p>
              </table:table-cell>
              <table:table-cell office:value-type="float" office:value="79378">
                <text:p>79378</text:p>
              </table:table-cell>
              <table:table-cell office:value-type="float" office:value="18345">
                <text:p>18345</text:p>
              </table:table-cell>
              <table:table-cell office:value-type="float" office:value="16209">
                <text:p>16209</text:p>
              </table:table-cell>
              <table:table-cell office:value-type="float" office:value="17727">
                <text:p>1772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3831">
                <text:p>83831</text:p>
              </table:table-cell>
              <table:table-cell office:value-type="float" office:value="82565">
                <text:p>82565</text:p>
              </table:table-cell>
              <table:table-cell office:value-type="float" office:value="18917">
                <text:p>18917</text:p>
              </table:table-cell>
              <table:table-cell office:value-type="float" office:value="16383">
                <text:p>16383</text:p>
              </table:table-cell>
              <table:table-cell office:value-type="float" office:value="18299">
                <text:p>1829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4830">
                <text:p>84830</text:p>
              </table:table-cell>
              <table:table-cell office:value-type="float" office:value="83641">
                <text:p>83641</text:p>
              </table:table-cell>
              <table:table-cell office:value-type="float" office:value="19133">
                <text:p>19133</text:p>
              </table:table-cell>
              <table:table-cell office:value-type="float" office:value="16459">
                <text:p>16459</text:p>
              </table:table-cell>
              <table:table-cell office:value-type="float" office:value="18515">
                <text:p>1851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88097">
                <text:p>88097</text:p>
              </table:table-cell>
              <table:table-cell office:value-type="float" office:value="86862">
                <text:p>86862</text:p>
              </table:table-cell>
              <table:table-cell office:value-type="float" office:value="20230">
                <text:p>20230</text:p>
              </table:table-cell>
              <table:table-cell office:value-type="float" office:value="16629">
                <text:p>16629</text:p>
              </table:table-cell>
              <table:table-cell office:value-type="float" office:value="19602">
                <text:p>1960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9203">
                <text:p>89203</text:p>
              </table:table-cell>
              <table:table-cell office:value-type="float" office:value="87977">
                <text:p>87977</text:p>
              </table:table-cell>
              <table:table-cell office:value-type="float" office:value="21446">
                <text:p>21446</text:p>
              </table:table-cell>
              <table:table-cell office:value-type="float" office:value="18977">
                <text:p>18977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92472">
                <text:p>92472</text:p>
              </table:table-cell>
              <table:table-cell office:value-type="float" office:value="91223">
                <text:p>91223</text:p>
              </table:table-cell>
              <table:table-cell office:value-type="float" office:value="22807">
                <text:p>22807</text:p>
              </table:table-cell>
              <table:table-cell office:value-type="float" office:value="20519">
                <text:p>20519</text:p>
              </table:table-cell>
              <table:table-cell office:value-type="float" office:value="22169">
                <text:p>2216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2519">
                <text:p>92519</text:p>
              </table:table-cell>
              <table:table-cell office:value-type="float" office:value="91265">
                <text:p>91265</text:p>
              </table:table-cell>
              <table:table-cell office:value-type="float" office:value="24185">
                <text:p>24185</text:p>
              </table:table-cell>
              <table:table-cell office:value-type="float" office:value="22008">
                <text:p>22008</text:p>
              </table:table-cell>
              <table:table-cell office:value-type="float" office:value="23547">
                <text:p>235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2cm" svg:y="3.205cm" style:legend-expansion="high" chart:style-name="ch2"/>
        <chart:plot-area chart:style-name="ch3" table:cell-range-address="Sheet1.A181:Sheet1.F200" chart:data-source-has-labels="both" svg:x="0.32cm" svg:y="0.18cm" svg:width="13.063cm" svg:height="8.64cm">
          <chartooo:coordinate-region svg:x="1.497cm" svg:y="0.379cm" svg:width="11.514cm" svg:height="7.794cm"/>
          <chart:axis chart:dimension="x" chart:name="primary-x" chart:style-name="ch4" chartooo:axis-type="auto">
            <chartooo:date-scale/>
            <chart:categories table:cell-range-address="Sheet1.A182:Sheet1.A2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82:Sheet1.B200" chart:label-cell-address="Sheet1.B181:Sheet1.B181" chart:class="chart:line">
            <chart:data-point chart:repeated="19"/>
          </chart:series>
          <chart:series chart:style-name="ch7" chart:values-cell-range-address="Sheet1.C182:Sheet1.C200" chart:label-cell-address="Sheet1.C181:Sheet1.C181" chart:class="chart:line">
            <chart:data-point chart:repeated="19"/>
          </chart:series>
          <chart:series chart:style-name="ch8" chart:values-cell-range-address="Sheet1.D182:Sheet1.D200" chart:label-cell-address="Sheet1.D181:Sheet1.D181" chart:class="chart:line">
            <chart:data-point chart:repeated="19"/>
          </chart:series>
          <chart:series chart:style-name="ch9" chart:values-cell-range-address="Sheet1.E182:Sheet1.E200" chart:label-cell-address="Sheet1.E181:Sheet1.E181" chart:class="chart:line">
            <chart:data-point chart:repeated="19"/>
          </chart:series>
          <chart:series chart:style-name="ch10" chart:values-cell-range-address="Sheet1.F182:Sheet1.F200" chart:label-cell-address="Sheet1.F181:Sheet1.F181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H</text:p>
                <draw:g>
                  <svg:desc>Sheet1.B181:Sheet1.B181</svg:desc>
                </draw:g>
              </table:table-cell>
              <table:table-cell office:value-type="string">
                <text:p>NS</text:p>
                <draw:g>
                  <svg:desc>Sheet1.C181:Sheet1.C181</svg:desc>
                </draw:g>
              </table:table-cell>
              <table:table-cell office:value-type="string">
                <text:p>QE</text:p>
                <draw:g>
                  <svg:desc>Sheet1.D181:Sheet1.D181</svg:desc>
                </draw:g>
              </table:table-cell>
              <table:table-cell office:value-type="string">
                <text:p>AF</text:p>
                <draw:g>
                  <svg:desc>Sheet1.E181:Sheet1.E181</svg:desc>
                </draw:g>
              </table:table-cell>
              <table:table-cell office:value-type="string">
                <text:p>AFGH</text:p>
                <draw:g>
                  <svg:desc>Sheet1.F181:Sheet1.F18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182:Sheet1.A200</svg:desc>
                </draw:g>
              </table:table-cell>
              <table:table-cell office:value-type="float" office:value="69019">
                <text:p>69019</text:p>
                <draw:g>
                  <svg:desc>Sheet1.B182:Sheet1.B200</svg:desc>
                </draw:g>
              </table:table-cell>
              <table:table-cell office:value-type="float" office:value="68388">
                <text:p>68388</text:p>
                <draw:g>
                  <svg:desc>Sheet1.C182:Sheet1.C200</svg:desc>
                </draw:g>
              </table:table-cell>
              <table:table-cell office:value-type="float" office:value="13494">
                <text:p>13494</text:p>
                <draw:g>
                  <svg:desc>Sheet1.D182:Sheet1.D200</svg:desc>
                </draw:g>
              </table:table-cell>
              <table:table-cell office:value-type="float" office:value="36289">
                <text:p>36289</text:p>
                <draw:g>
                  <svg:desc>Sheet1.E182:Sheet1.E200</svg:desc>
                </draw:g>
              </table:table-cell>
              <table:table-cell office:value-type="float" office:value="13044">
                <text:p>13044</text:p>
                <draw:g>
                  <svg:desc>Sheet1.F182:Sheet1.F200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0244">
                <text:p>70244</text:p>
              </table:table-cell>
              <table:table-cell office:value-type="float" office:value="69593">
                <text:p>69593</text:p>
              </table:table-cell>
              <table:table-cell office:value-type="float" office:value="27701">
                <text:p>27701</text:p>
              </table:table-cell>
              <table:table-cell office:value-type="float" office:value="48382">
                <text:p>48382</text:p>
              </table:table-cell>
              <table:table-cell office:value-type="float" office:value="27081">
                <text:p>2708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8592">
                <text:p>88592</text:p>
              </table:table-cell>
              <table:table-cell office:value-type="float" office:value="87756">
                <text:p>87756</text:p>
              </table:table-cell>
              <table:table-cell office:value-type="float" office:value="29329">
                <text:p>29329</text:p>
              </table:table-cell>
              <table:table-cell office:value-type="float" office:value="50270">
                <text:p>50270</text:p>
              </table:table-cell>
              <table:table-cell office:value-type="float" office:value="28659">
                <text:p>2865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1215">
                <text:p>111215</text:p>
              </table:table-cell>
              <table:table-cell office:value-type="float" office:value="110167">
                <text:p>110167</text:p>
              </table:table-cell>
              <table:table-cell office:value-type="float" office:value="44155">
                <text:p>44155</text:p>
              </table:table-cell>
              <table:table-cell office:value-type="float" office:value="60293">
                <text:p>60293</text:p>
              </table:table-cell>
              <table:table-cell office:value-type="float" office:value="43315">
                <text:p>4331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14520">
                <text:p>114520</text:p>
              </table:table-cell>
              <table:table-cell office:value-type="float" office:value="113434">
                <text:p>113434</text:p>
              </table:table-cell>
              <table:table-cell office:value-type="float" office:value="51351">
                <text:p>51351</text:p>
              </table:table-cell>
              <table:table-cell office:value-type="float" office:value="61206">
                <text:p>61206</text:p>
              </table:table-cell>
              <table:table-cell office:value-type="float" office:value="50481">
                <text:p>5048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5504">
                <text:p>115504</text:p>
              </table:table-cell>
              <table:table-cell office:value-type="float" office:value="114410">
                <text:p>114410</text:p>
              </table:table-cell>
              <table:table-cell office:value-type="float" office:value="55473">
                <text:p>55473</text:p>
              </table:table-cell>
              <table:table-cell office:value-type="float" office:value="62170">
                <text:p>62170</text:p>
              </table:table-cell>
              <table:table-cell office:value-type="float" office:value="54593">
                <text:p>5459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5732">
                <text:p>115732</text:p>
              </table:table-cell>
              <table:table-cell office:value-type="float" office:value="114636">
                <text:p>114636</text:p>
              </table:table-cell>
              <table:table-cell office:value-type="float" office:value="68186">
                <text:p>68186</text:p>
              </table:table-cell>
              <table:table-cell office:value-type="float" office:value="62269">
                <text:p>62269</text:p>
              </table:table-cell>
              <table:table-cell office:value-type="float" office:value="67276">
                <text:p>6727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5761">
                <text:p>115761</text:p>
              </table:table-cell>
              <table:table-cell office:value-type="float" office:value="114667">
                <text:p>114667</text:p>
              </table:table-cell>
              <table:table-cell office:value-type="float" office:value="70630">
                <text:p>70630</text:p>
              </table:table-cell>
              <table:table-cell office:value-type="float" office:value="63439">
                <text:p>63439</text:p>
              </table:table-cell>
              <table:table-cell office:value-type="float" office:value="69720">
                <text:p>6972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7539">
                <text:p>117539</text:p>
              </table:table-cell>
              <table:table-cell office:value-type="float" office:value="116422">
                <text:p>116422</text:p>
              </table:table-cell>
              <table:table-cell office:value-type="float" office:value="71444">
                <text:p>71444</text:p>
              </table:table-cell>
              <table:table-cell office:value-type="float" office:value="64375">
                <text:p>64375</text:p>
              </table:table-cell>
              <table:table-cell office:value-type="float" office:value="70534">
                <text:p>7053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7657">
                <text:p>117657</text:p>
              </table:table-cell>
              <table:table-cell office:value-type="float" office:value="116546">
                <text:p>116546</text:p>
              </table:table-cell>
              <table:table-cell office:value-type="float" office:value="73060">
                <text:p>73060</text:p>
              </table:table-cell>
              <table:table-cell office:value-type="float" office:value="65967">
                <text:p>65967</text:p>
              </table:table-cell>
              <table:table-cell office:value-type="float" office:value="72150">
                <text:p>7215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7935">
                <text:p>117935</text:p>
              </table:table-cell>
              <table:table-cell office:value-type="float" office:value="116827">
                <text:p>116827</text:p>
              </table:table-cell>
              <table:table-cell office:value-type="float" office:value="73154">
                <text:p>73154</text:p>
              </table:table-cell>
              <table:table-cell office:value-type="float" office:value="67261">
                <text:p>67261</text:p>
              </table:table-cell>
              <table:table-cell office:value-type="float" office:value="72244">
                <text:p>7224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18283">
                <text:p>118283</text:p>
              </table:table-cell>
              <table:table-cell office:value-type="float" office:value="117172">
                <text:p>117172</text:p>
              </table:table-cell>
              <table:table-cell office:value-type="float" office:value="74693">
                <text:p>74693</text:p>
              </table:table-cell>
              <table:table-cell office:value-type="float" office:value="67879">
                <text:p>67879</text:p>
              </table:table-cell>
              <table:table-cell office:value-type="float" office:value="73783">
                <text:p>7378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18451">
                <text:p>118451</text:p>
              </table:table-cell>
              <table:table-cell office:value-type="float" office:value="117336">
                <text:p>117336</text:p>
              </table:table-cell>
              <table:table-cell office:value-type="float" office:value="75650">
                <text:p>75650</text:p>
              </table:table-cell>
              <table:table-cell office:value-type="float" office:value="68026">
                <text:p>68026</text:p>
              </table:table-cell>
              <table:table-cell office:value-type="float" office:value="74740">
                <text:p>7474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18665">
                <text:p>118665</text:p>
              </table:table-cell>
              <table:table-cell office:value-type="float" office:value="117547">
                <text:p>117547</text:p>
              </table:table-cell>
              <table:table-cell office:value-type="float" office:value="76403">
                <text:p>76403</text:p>
              </table:table-cell>
              <table:table-cell office:value-type="float" office:value="69698">
                <text:p>69698</text:p>
              </table:table-cell>
              <table:table-cell office:value-type="float" office:value="75493">
                <text:p>7549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18713">
                <text:p>118713</text:p>
              </table:table-cell>
              <table:table-cell office:value-type="float" office:value="117588">
                <text:p>117588</text:p>
              </table:table-cell>
              <table:table-cell office:value-type="float" office:value="77364">
                <text:p>77364</text:p>
              </table:table-cell>
              <table:table-cell office:value-type="float" office:value="71497">
                <text:p>71497</text:p>
              </table:table-cell>
              <table:table-cell office:value-type="float" office:value="76454">
                <text:p>7645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18910">
                <text:p>118910</text:p>
              </table:table-cell>
              <table:table-cell office:value-type="float" office:value="117789">
                <text:p>117789</text:p>
              </table:table-cell>
              <table:table-cell office:value-type="float" office:value="77753">
                <text:p>77753</text:p>
              </table:table-cell>
              <table:table-cell office:value-type="float" office:value="71649">
                <text:p>71649</text:p>
              </table:table-cell>
              <table:table-cell office:value-type="float" office:value="76833">
                <text:p>7683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18915">
                <text:p>118915</text:p>
              </table:table-cell>
              <table:table-cell office:value-type="float" office:value="117795">
                <text:p>117795</text:p>
              </table:table-cell>
              <table:table-cell office:value-type="float" office:value="79686">
                <text:p>79686</text:p>
              </table:table-cell>
              <table:table-cell office:value-type="float" office:value="71864">
                <text:p>71864</text:p>
              </table:table-cell>
              <table:table-cell office:value-type="float" office:value="78766">
                <text:p>7876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19882">
                <text:p>119882</text:p>
              </table:table-cell>
              <table:table-cell office:value-type="float" office:value="118750">
                <text:p>118750</text:p>
              </table:table-cell>
              <table:table-cell office:value-type="float" office:value="80040">
                <text:p>80040</text:p>
              </table:table-cell>
              <table:table-cell office:value-type="float" office:value="74879">
                <text:p>74879</text:p>
              </table:table-cell>
              <table:table-cell office:value-type="float" office:value="79120">
                <text:p>791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9970">
                <text:p>119970</text:p>
              </table:table-cell>
              <table:table-cell office:value-type="float" office:value="118840">
                <text:p>118840</text:p>
              </table:table-cell>
              <table:table-cell office:value-type="float" office:value="83478">
                <text:p>83478</text:p>
              </table:table-cell>
              <table:table-cell office:value-type="float" office:value="76040">
                <text:p>76040</text:p>
              </table:table-cell>
              <table:table-cell office:value-type="float" office:value="82558">
                <text:p>8255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2cm" svg:y="3.205cm" style:legend-expansion="high" chart:style-name="ch2"/>
        <chart:plot-area chart:style-name="ch3" table:cell-range-address="Sheet1.A204:Sheet1.F218" chart:data-source-has-labels="both" svg:x="0.32cm" svg:y="0.18cm" svg:width="13.063cm" svg:height="8.64cm">
          <chartooo:coordinate-region svg:x="1.682cm" svg:y="0.379cm" svg:width="11.514cm" svg:height="7.794cm"/>
          <chart:axis chart:dimension="x" chart:name="primary-x" chart:style-name="ch4" chartooo:axis-type="auto">
            <chartooo:date-scale/>
            <chart:categories table:cell-range-address="Sheet1.A205:Sheet1.A2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05:Sheet1.B218" chart:label-cell-address="Sheet1.B204:Sheet1.B204" chart:class="chart:line">
            <chart:data-point chart:repeated="14"/>
          </chart:series>
          <chart:series chart:style-name="ch7" chart:values-cell-range-address="Sheet1.C205:Sheet1.C218" chart:label-cell-address="Sheet1.C204:Sheet1.C204" chart:class="chart:line">
            <chart:data-point chart:repeated="14"/>
          </chart:series>
          <chart:series chart:style-name="ch8" chart:values-cell-range-address="Sheet1.D205:Sheet1.D218" chart:label-cell-address="Sheet1.D204:Sheet1.D204" chart:class="chart:line">
            <chart:data-point chart:repeated="14"/>
          </chart:series>
          <chart:series chart:style-name="ch9" chart:values-cell-range-address="Sheet1.E205:Sheet1.E218" chart:label-cell-address="Sheet1.E204:Sheet1.E204" chart:class="chart:line">
            <chart:data-point chart:repeated="14"/>
          </chart:series>
          <chart:series chart:style-name="ch10" chart:values-cell-range-address="Sheet1.F205:Sheet1.F218" chart:label-cell-address="Sheet1.F204:Sheet1.F204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H</text:p>
                <draw:g>
                  <svg:desc>Sheet1.B204:Sheet1.B204</svg:desc>
                </draw:g>
              </table:table-cell>
              <table:table-cell office:value-type="string">
                <text:p>NS</text:p>
                <draw:g>
                  <svg:desc>Sheet1.C204:Sheet1.C204</svg:desc>
                </draw:g>
              </table:table-cell>
              <table:table-cell office:value-type="string">
                <text:p>QE</text:p>
                <draw:g>
                  <svg:desc>Sheet1.D204:Sheet1.D204</svg:desc>
                </draw:g>
              </table:table-cell>
              <table:table-cell office:value-type="string">
                <text:p>AF</text:p>
                <draw:g>
                  <svg:desc>Sheet1.E204:Sheet1.E204</svg:desc>
                </draw:g>
              </table:table-cell>
              <table:table-cell office:value-type="string">
                <text:p>AFGH</text:p>
                <draw:g>
                  <svg:desc>Sheet1.F204:Sheet1.F204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205:Sheet1.A218</svg:desc>
                </draw:g>
              </table:table-cell>
              <table:table-cell office:value-type="float" office:value="9821">
                <text:p>9821</text:p>
                <draw:g>
                  <svg:desc>Sheet1.B205:Sheet1.B218</svg:desc>
                </draw:g>
              </table:table-cell>
              <table:table-cell office:value-type="float" office:value="9811">
                <text:p>9811</text:p>
                <draw:g>
                  <svg:desc>Sheet1.C205:Sheet1.C218</svg:desc>
                </draw:g>
              </table:table-cell>
              <table:table-cell office:value-type="float" office:value="8047">
                <text:p>8047</text:p>
                <draw:g>
                  <svg:desc>Sheet1.D205:Sheet1.D218</svg:desc>
                </draw:g>
              </table:table-cell>
              <table:table-cell office:value-type="float" office:value="7912">
                <text:p>7912</text:p>
                <draw:g>
                  <svg:desc>Sheet1.E205:Sheet1.E218</svg:desc>
                </draw:g>
              </table:table-cell>
              <table:table-cell office:value-type="float" office:value="8003">
                <text:p>8003</text:p>
                <draw:g>
                  <svg:desc>Sheet1.F205:Sheet1.F218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4426">
                <text:p>14426</text:p>
              </table:table-cell>
              <table:table-cell office:value-type="float" office:value="14354">
                <text:p>14354</text:p>
              </table:table-cell>
              <table:table-cell office:value-type="float" office:value="13289">
                <text:p>13289</text:p>
              </table:table-cell>
              <table:table-cell office:value-type="float" office:value="12245">
                <text:p>12245</text:p>
              </table:table-cell>
              <table:table-cell office:value-type="float" office:value="13205">
                <text:p>1320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1969">
                <text:p>21969</text:p>
              </table:table-cell>
              <table:table-cell office:value-type="float" office:value="21873">
                <text:p>21873</text:p>
              </table:table-cell>
              <table:table-cell office:value-type="float" office:value="15434">
                <text:p>15434</text:p>
              </table:table-cell>
              <table:table-cell office:value-type="float" office:value="17435">
                <text:p>17435</text:p>
              </table:table-cell>
              <table:table-cell office:value-type="float" office:value="15250">
                <text:p>1525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2208">
                <text:p>42208</text:p>
              </table:table-cell>
              <table:table-cell office:value-type="float" office:value="41876">
                <text:p>41876</text:p>
              </table:table-cell>
              <table:table-cell office:value-type="float" office:value="22950">
                <text:p>22950</text:p>
              </table:table-cell>
              <table:table-cell office:value-type="float" office:value="28891">
                <text:p>28891</text:p>
              </table:table-cell>
              <table:table-cell office:value-type="float" office:value="22635">
                <text:p>2263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8786">
                <text:p>48786</text:p>
              </table:table-cell>
              <table:table-cell office:value-type="float" office:value="48380">
                <text:p>48380</text:p>
              </table:table-cell>
              <table:table-cell office:value-type="float" office:value="44920">
                <text:p>44920</text:p>
              </table:table-cell>
              <table:table-cell office:value-type="float" office:value="33878">
                <text:p>33878</text:p>
              </table:table-cell>
              <table:table-cell office:value-type="float" office:value="44482">
                <text:p>4448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0517">
                <text:p>60517</text:p>
              </table:table-cell>
              <table:table-cell office:value-type="float" office:value="59996">
                <text:p>59996</text:p>
              </table:table-cell>
              <table:table-cell office:value-type="float" office:value="55802">
                <text:p>55802</text:p>
              </table:table-cell>
              <table:table-cell office:value-type="float" office:value="40075">
                <text:p>40075</text:p>
              </table:table-cell>
              <table:table-cell office:value-type="float" office:value="55256">
                <text:p>5525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0550">
                <text:p>90550</text:p>
              </table:table-cell>
              <table:table-cell office:value-type="float" office:value="89853">
                <text:p>89853</text:p>
              </table:table-cell>
              <table:table-cell office:value-type="float" office:value="68403">
                <text:p>68403</text:p>
              </table:table-cell>
              <table:table-cell office:value-type="float" office:value="51201">
                <text:p>51201</text:p>
              </table:table-cell>
              <table:table-cell office:value-type="float" office:value="67755">
                <text:p>6775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0353">
                <text:p>110353</text:p>
              </table:table-cell>
              <table:table-cell office:value-type="float" office:value="109374">
                <text:p>109374</text:p>
              </table:table-cell>
              <table:table-cell office:value-type="float" office:value="72998">
                <text:p>72998</text:p>
              </table:table-cell>
              <table:table-cell office:value-type="float" office:value="60456">
                <text:p>60456</text:p>
              </table:table-cell>
              <table:table-cell office:value-type="float" office:value="72206">
                <text:p>7220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7539">
                <text:p>117539</text:p>
              </table:table-cell>
              <table:table-cell office:value-type="float" office:value="116422">
                <text:p>116422</text:p>
              </table:table-cell>
              <table:table-cell office:value-type="float" office:value="81444">
                <text:p>81444</text:p>
              </table:table-cell>
              <table:table-cell office:value-type="float" office:value="64375">
                <text:p>64375</text:p>
              </table:table-cell>
              <table:table-cell office:value-type="float" office:value="80534">
                <text:p>8053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28973">
                <text:p>128973</text:p>
              </table:table-cell>
              <table:table-cell office:value-type="float" office:value="127720">
                <text:p>127720</text:p>
              </table:table-cell>
              <table:table-cell office:value-type="float" office:value="92991">
                <text:p>92991</text:p>
              </table:table-cell>
              <table:table-cell office:value-type="float" office:value="74708">
                <text:p>74708</text:p>
              </table:table-cell>
              <table:table-cell office:value-type="float" office:value="92001">
                <text:p>9200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42444">
                <text:p>142444</text:p>
              </table:table-cell>
              <table:table-cell office:value-type="float" office:value="141043">
                <text:p>141043</text:p>
              </table:table-cell>
              <table:table-cell office:value-type="float" office:value="98098">
                <text:p>98098</text:p>
              </table:table-cell>
              <table:table-cell office:value-type="float" office:value="83235">
                <text:p>83235</text:p>
              </table:table-cell>
              <table:table-cell office:value-type="float" office:value="97006">
                <text:p>9700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60395">
                <text:p>160395</text:p>
              </table:table-cell>
              <table:table-cell office:value-type="float" office:value="158889">
                <text:p>158889</text:p>
              </table:table-cell>
              <table:table-cell office:value-type="float" office:value="106201">
                <text:p>106201</text:p>
              </table:table-cell>
              <table:table-cell office:value-type="float" office:value="87900">
                <text:p>87900</text:p>
              </table:table-cell>
              <table:table-cell office:value-type="float" office:value="105019">
                <text:p>10501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78158">
                <text:p>178158</text:p>
              </table:table-cell>
              <table:table-cell office:value-type="float" office:value="176529">
                <text:p>176529</text:p>
              </table:table-cell>
              <table:table-cell office:value-type="float" office:value="115613">
                <text:p>115613</text:p>
              </table:table-cell>
              <table:table-cell office:value-type="float" office:value="96555">
                <text:p>96555</text:p>
              </table:table-cell>
              <table:table-cell office:value-type="float" office:value="114424">
                <text:p>11442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95921">
                <text:p>195921</text:p>
              </table:table-cell>
              <table:table-cell office:value-type="float" office:value="194169">
                <text:p>194169</text:p>
              </table:table-cell>
              <table:table-cell office:value-type="float" office:value="117987">
                <text:p>117987</text:p>
              </table:table-cell>
              <table:table-cell office:value-type="float" office:value="101431">
                <text:p>101431</text:p>
              </table:table-cell>
              <table:table-cell office:value-type="float" office:value="116729">
                <text:p>11672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2cm" svg:y="3.703cm" style:legend-expansion="high" chart:style-name="ch2"/>
        <chart:plot-area chart:style-name="ch3" table:cell-range-address="Sheet1.A221:Sheet1.D232" chart:data-source-has-labels="both" svg:x="0.32cm" svg:y="0.18cm" svg:width="13.063cm" svg:height="8.64cm">
          <chartooo:coordinate-region svg:x="1.497cm" svg:y="0.379cm" svg:width="11.607cm" svg:height="7.794cm"/>
          <chart:axis chart:dimension="x" chart:name="primary-x" chart:style-name="ch4" chartooo:axis-type="auto">
            <chartooo:date-scale/>
            <chart:categories table:cell-range-address="Sheet1.A222:Sheet1.A23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22:Sheet1.B232" chart:label-cell-address="Sheet1.B221:Sheet1.B221" chart:class="chart:line">
            <chart:data-point chart:repeated="11"/>
          </chart:series>
          <chart:series chart:style-name="ch7" chart:values-cell-range-address="Sheet1.C222:Sheet1.C232" chart:label-cell-address="Sheet1.C221:Sheet1.C221" chart:class="chart:line">
            <chart:data-point chart:repeated="11"/>
          </chart:series>
          <chart:series chart:style-name="ch8" chart:values-cell-range-address="Sheet1.D222:Sheet1.D232" chart:label-cell-address="Sheet1.D221:Sheet1.D221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E</text:p>
                <draw:g>
                  <svg:desc>Sheet1.B221:Sheet1.B221</svg:desc>
                </draw:g>
              </table:table-cell>
              <table:table-cell office:value-type="string">
                <text:p>AF</text:p>
                <draw:g>
                  <svg:desc>Sheet1.C221:Sheet1.C221</svg:desc>
                </draw:g>
              </table:table-cell>
              <table:table-cell office:value-type="string">
                <text:p>AFGH</text:p>
                <draw:g>
                  <svg:desc>Sheet1.D221:Sheet1.D22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22:Sheet1.A232</svg:desc>
                </draw:g>
              </table:table-cell>
              <table:table-cell office:value-type="float" office:value="117539">
                <text:p>117539</text:p>
                <draw:g>
                  <svg:desc>Sheet1.B222:Sheet1.B232</svg:desc>
                </draw:g>
              </table:table-cell>
              <table:table-cell office:value-type="float" office:value="116422">
                <text:p>116422</text:p>
                <draw:g>
                  <svg:desc>Sheet1.C222:Sheet1.C232</svg:desc>
                </draw:g>
              </table:table-cell>
              <table:table-cell office:value-type="float" office:value="117539">
                <text:p>117539</text:p>
                <draw:g>
                  <svg:desc>Sheet1.D222:Sheet1.D232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72645">
                <text:p>72645</text:p>
              </table:table-cell>
              <table:table-cell office:value-type="float" office:value="89637">
                <text:p>89637</text:p>
              </table:table-cell>
              <table:table-cell office:value-type="float" office:value="72335">
                <text:p>72335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71168">
                <text:p>71168</text:p>
              </table:table-cell>
              <table:table-cell office:value-type="float" office:value="70122">
                <text:p>70122</text:p>
              </table:table-cell>
              <table:table-cell office:value-type="float" office:value="70558">
                <text:p>70558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71447">
                <text:p>71447</text:p>
              </table:table-cell>
              <table:table-cell office:value-type="float" office:value="65963">
                <text:p>65963</text:p>
              </table:table-cell>
              <table:table-cell office:value-type="float" office:value="70537">
                <text:p>70537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70886">
                <text:p>70886</text:p>
              </table:table-cell>
              <table:table-cell office:value-type="float" office:value="64282">
                <text:p>64282</text:p>
              </table:table-cell>
              <table:table-cell office:value-type="float" office:value="69676">
                <text:p>69676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62921">
                <text:p>62921</text:p>
              </table:table-cell>
              <table:table-cell office:value-type="float" office:value="63478">
                <text:p>63478</text:p>
              </table:table-cell>
              <table:table-cell office:value-type="float" office:value="61421">
                <text:p>6142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58176">
                <text:p>58176</text:p>
              </table:table-cell>
              <table:table-cell office:value-type="float" office:value="61614">
                <text:p>61614</text:p>
              </table:table-cell>
              <table:table-cell office:value-type="float" office:value="56417">
                <text:p>56417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58424">
                <text:p>58424</text:p>
              </table:table-cell>
              <table:table-cell office:value-type="float" office:value="61287">
                <text:p>61287</text:p>
              </table:table-cell>
              <table:table-cell office:value-type="float" office:value="56376">
                <text:p>56376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58720">
                <text:p>58720</text:p>
              </table:table-cell>
              <table:table-cell office:value-type="float" office:value="57701">
                <text:p>57701</text:p>
              </table:table-cell>
              <table:table-cell office:value-type="float" office:value="56382">
                <text:p>56382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59032">
                <text:p>59032</text:p>
              </table:table-cell>
              <table:table-cell office:value-type="float" office:value="56392">
                <text:p>56392</text:p>
              </table:table-cell>
              <table:table-cell office:value-type="float" office:value="56405">
                <text:p>5640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6213">
                <text:p>66213</text:p>
              </table:table-cell>
              <table:table-cell office:value-type="float" office:value="56410">
                <text:p>56410</text:p>
              </table:table-cell>
              <table:table-cell office:value-type="float" office:value="56416">
                <text:p>5641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2cm" svg:y="3.205cm" style:legend-expansion="high" chart:style-name="ch2"/>
        <chart:plot-area chart:style-name="ch3" table:cell-range-address="'skywed-res'.A58:'skywed-res'.F77" chart:data-source-has-labels="both" svg:x="0.32cm" svg:y="0.18cm" svg:width="13.063cm" svg:height="8.64cm">
          <chartooo:coordinate-region svg:x="1.497cm" svg:y="0.38cm" svg:width="11.514cm" svg:height="7.793cm"/>
          <chart:axis chart:dimension="x" chart:name="primary-x" chart:style-name="ch4" chartooo:axis-type="auto">
            <chartooo:date-scale/>
            <chart:categories table:cell-range-address="'skywed-res'.A59:'skywed-res'.A7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kywed-res'.B59:'skywed-res'.B77" chart:label-cell-address="'skywed-res'.B58:'skywed-res'.B58" chart:class="chart:line">
            <chart:data-point chart:repeated="19"/>
          </chart:series>
          <chart:series chart:style-name="ch7" chart:values-cell-range-address="'skywed-res'.C59:'skywed-res'.C77" chart:label-cell-address="'skywed-res'.C58:'skywed-res'.C58" chart:class="chart:line">
            <chart:data-point chart:repeated="19"/>
          </chart:series>
          <chart:series chart:style-name="ch8" chart:values-cell-range-address="'skywed-res'.D59:'skywed-res'.D77" chart:label-cell-address="'skywed-res'.D58:'skywed-res'.D58" chart:class="chart:line">
            <chart:data-point chart:repeated="19"/>
          </chart:series>
          <chart:series chart:style-name="ch9" chart:values-cell-range-address="'skywed-res'.E59:'skywed-res'.E77" chart:label-cell-address="'skywed-res'.E58:'skywed-res'.E58" chart:class="chart:line">
            <chart:data-point chart:repeated="19"/>
          </chart:series>
          <chart:series chart:style-name="ch10" chart:values-cell-range-address="'skywed-res'.F59:'skywed-res'.F77" chart:label-cell-address="'skywed-res'.F58:'skywed-res'.F58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H</text:p>
                <draw:g>
                  <svg:desc>'skywed-res'.B58:'skywed-res'.B58</svg:desc>
                </draw:g>
              </table:table-cell>
              <table:table-cell office:value-type="string">
                <text:p>NS</text:p>
                <draw:g>
                  <svg:desc>'skywed-res'.C58:'skywed-res'.C58</svg:desc>
                </draw:g>
              </table:table-cell>
              <table:table-cell office:value-type="string">
                <text:p>QE</text:p>
                <draw:g>
                  <svg:desc>'skywed-res'.D58:'skywed-res'.D58</svg:desc>
                </draw:g>
              </table:table-cell>
              <table:table-cell office:value-type="string">
                <text:p>AF</text:p>
                <draw:g>
                  <svg:desc>'skywed-res'.E58:'skywed-res'.E58</svg:desc>
                </draw:g>
              </table:table-cell>
              <table:table-cell office:value-type="string">
                <text:p>AFGH</text:p>
                <draw:g>
                  <svg:desc>'skywed-res'.F58:'skywed-res'.F5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skywed-res'.A59:'skywed-res'.A77</svg:desc>
                </draw:g>
              </table:table-cell>
              <table:table-cell office:value-type="float" office:value="57406">
                <text:p>57406</text:p>
                <draw:g>
                  <svg:desc>'skywed-res'.B59:'skywed-res'.B77</svg:desc>
                </draw:g>
              </table:table-cell>
              <table:table-cell office:value-type="float" office:value="55505">
                <text:p>55505</text:p>
                <draw:g>
                  <svg:desc>'skywed-res'.C59:'skywed-res'.C77</svg:desc>
                </draw:g>
              </table:table-cell>
              <table:table-cell office:value-type="float" office:value="14495">
                <text:p>14495</text:p>
                <draw:g>
                  <svg:desc>'skywed-res'.D59:'skywed-res'.D77</svg:desc>
                </draw:g>
              </table:table-cell>
              <table:table-cell office:value-type="float" office:value="7432">
                <text:p>7432</text:p>
                <draw:g>
                  <svg:desc>'skywed-res'.E59:'skywed-res'.E77</svg:desc>
                </draw:g>
              </table:table-cell>
              <table:table-cell office:value-type="float" office:value="13897">
                <text:p>13897</text:p>
                <draw:g>
                  <svg:desc>'skywed-res'.F59:'skywed-res'.F77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0095">
                <text:p>60095</text:p>
              </table:table-cell>
              <table:table-cell office:value-type="float" office:value="58126">
                <text:p>58126</text:p>
              </table:table-cell>
              <table:table-cell office:value-type="float" office:value="14575">
                <text:p>14575</text:p>
              </table:table-cell>
              <table:table-cell office:value-type="float" office:value="8296">
                <text:p>8296</text:p>
              </table:table-cell>
              <table:table-cell office:value-type="float" office:value="13991">
                <text:p>1399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0985">
                <text:p>60985</text:p>
              </table:table-cell>
              <table:table-cell office:value-type="float" office:value="59012">
                <text:p>59012</text:p>
              </table:table-cell>
              <table:table-cell office:value-type="float" office:value="14767">
                <text:p>14767</text:p>
              </table:table-cell>
              <table:table-cell office:value-type="float" office:value="9012">
                <text:p>9012</text:p>
              </table:table-cell>
              <table:table-cell office:value-type="float" office:value="14169">
                <text:p>1416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3829">
                <text:p>63829</text:p>
              </table:table-cell>
              <table:table-cell office:value-type="float" office:value="61792">
                <text:p>61792</text:p>
              </table:table-cell>
              <table:table-cell office:value-type="float" office:value="15117">
                <text:p>15117</text:p>
              </table:table-cell>
              <table:table-cell office:value-type="float" office:value="9562">
                <text:p>9562</text:p>
              </table:table-cell>
              <table:table-cell office:value-type="float" office:value="14519">
                <text:p>1451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4652">
                <text:p>64652</text:p>
              </table:table-cell>
              <table:table-cell office:value-type="float" office:value="62615">
                <text:p>62615</text:p>
              </table:table-cell>
              <table:table-cell office:value-type="float" office:value="15117">
                <text:p>15117</text:p>
              </table:table-cell>
              <table:table-cell office:value-type="float" office:value="11840">
                <text:p>11840</text:p>
              </table:table-cell>
              <table:table-cell office:value-type="float" office:value="14551">
                <text:p>1455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7557">
                <text:p>67557</text:p>
              </table:table-cell>
              <table:table-cell office:value-type="float" office:value="65462">
                <text:p>65462</text:p>
              </table:table-cell>
              <table:table-cell office:value-type="float" office:value="15715">
                <text:p>15715</text:p>
              </table:table-cell>
              <table:table-cell office:value-type="float" office:value="12771">
                <text:p>12771</text:p>
              </table:table-cell>
              <table:table-cell office:value-type="float" office:value="15107">
                <text:p>1510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8511">
                <text:p>68511</text:p>
              </table:table-cell>
              <table:table-cell office:value-type="float" office:value="66356">
                <text:p>66356</text:p>
              </table:table-cell>
              <table:table-cell office:value-type="float" office:value="15923">
                <text:p>15923</text:p>
              </table:table-cell>
              <table:table-cell office:value-type="float" office:value="12918">
                <text:p>12918</text:p>
              </table:table-cell>
              <table:table-cell office:value-type="float" office:value="15315">
                <text:p>1531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1463">
                <text:p>71463</text:p>
              </table:table-cell>
              <table:table-cell office:value-type="float" office:value="69273">
                <text:p>69273</text:p>
              </table:table-cell>
              <table:table-cell office:value-type="float" office:value="16489">
                <text:p>16489</text:p>
              </table:table-cell>
              <table:table-cell office:value-type="float" office:value="13932">
                <text:p>13932</text:p>
              </table:table-cell>
              <table:table-cell office:value-type="float" office:value="15881">
                <text:p>1588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466">
                <text:p>72466</text:p>
              </table:table-cell>
              <table:table-cell office:value-type="float" office:value="70293">
                <text:p>70293</text:p>
              </table:table-cell>
              <table:table-cell office:value-type="float" office:value="16709">
                <text:p>16709</text:p>
              </table:table-cell>
              <table:table-cell office:value-type="float" office:value="14204">
                <text:p>14204</text:p>
              </table:table-cell>
              <table:table-cell office:value-type="float" office:value="16101">
                <text:p>1610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5457">
                <text:p>75457</text:p>
              </table:table-cell>
              <table:table-cell office:value-type="float" office:value="73212">
                <text:p>73212</text:p>
              </table:table-cell>
              <table:table-cell office:value-type="float" office:value="17245">
                <text:p>17245</text:p>
              </table:table-cell>
              <table:table-cell office:value-type="float" office:value="15204">
                <text:p>15204</text:p>
              </table:table-cell>
              <table:table-cell office:value-type="float" office:value="16637">
                <text:p>1663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6474">
                <text:p>76474</text:p>
              </table:table-cell>
              <table:table-cell office:value-type="float" office:value="74233">
                <text:p>74233</text:p>
              </table:table-cell>
              <table:table-cell office:value-type="float" office:value="17465">
                <text:p>17465</text:p>
              </table:table-cell>
              <table:table-cell office:value-type="float" office:value="16207">
                <text:p>16207</text:p>
              </table:table-cell>
              <table:table-cell office:value-type="float" office:value="16847">
                <text:p>1684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79630">
                <text:p>79630</text:p>
              </table:table-cell>
              <table:table-cell office:value-type="float" office:value="77333">
                <text:p>77333</text:p>
              </table:table-cell>
              <table:table-cell office:value-type="float" office:value="18129">
                <text:p>18129</text:p>
              </table:table-cell>
              <table:table-cell office:value-type="float" office:value="16207">
                <text:p>16207</text:p>
              </table:table-cell>
              <table:table-cell office:value-type="float" office:value="17511">
                <text:p>1751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0589">
                <text:p>80589</text:p>
              </table:table-cell>
              <table:table-cell office:value-type="float" office:value="78224">
                <text:p>78224</text:p>
              </table:table-cell>
              <table:table-cell office:value-type="float" office:value="18345">
                <text:p>18345</text:p>
              </table:table-cell>
              <table:table-cell office:value-type="float" office:value="16209">
                <text:p>16209</text:p>
              </table:table-cell>
              <table:table-cell office:value-type="float" office:value="17727">
                <text:p>1772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3831">
                <text:p>83831</text:p>
              </table:table-cell>
              <table:table-cell office:value-type="float" office:value="81386">
                <text:p>81386</text:p>
              </table:table-cell>
              <table:table-cell office:value-type="float" office:value="18917">
                <text:p>18917</text:p>
              </table:table-cell>
              <table:table-cell office:value-type="float" office:value="16383">
                <text:p>16383</text:p>
              </table:table-cell>
              <table:table-cell office:value-type="float" office:value="18299">
                <text:p>1829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4830">
                <text:p>84830</text:p>
              </table:table-cell>
              <table:table-cell office:value-type="float" office:value="82453">
                <text:p>82453</text:p>
              </table:table-cell>
              <table:table-cell office:value-type="float" office:value="19133">
                <text:p>19133</text:p>
              </table:table-cell>
              <table:table-cell office:value-type="float" office:value="16459">
                <text:p>16459</text:p>
              </table:table-cell>
              <table:table-cell office:value-type="float" office:value="18515">
                <text:p>1851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88097">
                <text:p>88097</text:p>
              </table:table-cell>
              <table:table-cell office:value-type="float" office:value="85646">
                <text:p>85646</text:p>
              </table:table-cell>
              <table:table-cell office:value-type="float" office:value="20230">
                <text:p>20230</text:p>
              </table:table-cell>
              <table:table-cell office:value-type="float" office:value="16629">
                <text:p>16629</text:p>
              </table:table-cell>
              <table:table-cell office:value-type="float" office:value="19602">
                <text:p>1960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9203">
                <text:p>89203</text:p>
              </table:table-cell>
              <table:table-cell office:value-type="float" office:value="86756">
                <text:p>86756</text:p>
              </table:table-cell>
              <table:table-cell office:value-type="float" office:value="21446">
                <text:p>21446</text:p>
              </table:table-cell>
              <table:table-cell office:value-type="float" office:value="18977">
                <text:p>18977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92472">
                <text:p>92472</text:p>
              </table:table-cell>
              <table:table-cell office:value-type="float" office:value="89975">
                <text:p>89975</text:p>
              </table:table-cell>
              <table:table-cell office:value-type="float" office:value="22807">
                <text:p>22807</text:p>
              </table:table-cell>
              <table:table-cell office:value-type="float" office:value="20519">
                <text:p>20519</text:p>
              </table:table-cell>
              <table:table-cell office:value-type="float" office:value="22169">
                <text:p>2216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2519">
                <text:p>92519</text:p>
              </table:table-cell>
              <table:table-cell office:value-type="float" office:value="90016">
                <text:p>90016</text:p>
              </table:table-cell>
              <table:table-cell office:value-type="float" office:value="24185">
                <text:p>24185</text:p>
              </table:table-cell>
              <table:table-cell office:value-type="float" office:value="22008">
                <text:p>22008</text:p>
              </table:table-cell>
              <table:table-cell office:value-type="float" office:value="23547">
                <text:p>2354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2cm" svg:y="3.205cm" style:legend-expansion="high" chart:style-name="ch2"/>
        <chart:plot-area chart:style-name="ch3" table:cell-range-address="'skywed-res'.A82:'skywed-res'.F95 'skywed-res'.B81:'skywed-res'.F81" chart:data-source-has-labels="both" svg:x="0.32cm" svg:y="0.18cm" svg:width="13.063cm" svg:height="8.64cm">
          <chartooo:coordinate-region svg:x="1.497cm" svg:y="0.379cm" svg:width="11.514cm" svg:height="7.794cm"/>
          <chart:axis chart:dimension="x" chart:name="primary-x" chart:style-name="ch4" chartooo:axis-type="auto">
            <chartooo:date-scale/>
            <chart:categories table:cell-range-address="'skywed-res'.A82:'skywed-res'.A9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kywed-res'.B82:'skywed-res'.B95" chart:label-cell-address="'skywed-res'.B81:'skywed-res'.B81" chart:class="chart:line">
            <chart:data-point chart:repeated="14"/>
          </chart:series>
          <chart:series chart:style-name="ch7" chart:values-cell-range-address="'skywed-res'.C82:'skywed-res'.C95" chart:label-cell-address="'skywed-res'.C81:'skywed-res'.C81" chart:class="chart:line">
            <chart:data-point chart:repeated="14"/>
          </chart:series>
          <chart:series chart:style-name="ch8" chart:values-cell-range-address="'skywed-res'.D82:'skywed-res'.D95" chart:label-cell-address="'skywed-res'.D81:'skywed-res'.D81" chart:class="chart:line">
            <chart:data-point chart:repeated="14"/>
          </chart:series>
          <chart:series chart:style-name="ch9" chart:values-cell-range-address="'skywed-res'.E82:'skywed-res'.E95" chart:label-cell-address="'skywed-res'.E81:'skywed-res'.E81" chart:class="chart:line">
            <chart:data-point chart:repeated="14"/>
          </chart:series>
          <chart:series chart:style-name="ch10" chart:values-cell-range-address="'skywed-res'.F82:'skywed-res'.F95" chart:label-cell-address="'skywed-res'.F81:'skywed-res'.F81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H</text:p>
                <draw:g>
                  <svg:desc>'skywed-res'.B81:'skywed-res'.B81</svg:desc>
                </draw:g>
              </table:table-cell>
              <table:table-cell office:value-type="string">
                <text:p>NS</text:p>
                <draw:g>
                  <svg:desc>'skywed-res'.C81:'skywed-res'.C81</svg:desc>
                </draw:g>
              </table:table-cell>
              <table:table-cell office:value-type="string">
                <text:p>QE</text:p>
                <draw:g>
                  <svg:desc>'skywed-res'.D81:'skywed-res'.D81</svg:desc>
                </draw:g>
              </table:table-cell>
              <table:table-cell office:value-type="string">
                <text:p>AF</text:p>
                <draw:g>
                  <svg:desc>'skywed-res'.E81:'skywed-res'.E81</svg:desc>
                </draw:g>
              </table:table-cell>
              <table:table-cell office:value-type="string">
                <text:p>AFGH</text:p>
                <draw:g>
                  <svg:desc>'skywed-res'.F81:'skywed-res'.F8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skywed-res'.A82:'skywed-res'.A95</svg:desc>
                </draw:g>
              </table:table-cell>
              <table:table-cell office:value-type="float" office:value="1423">
                <text:p>1423</text:p>
                <draw:g>
                  <svg:desc>'skywed-res'.B82:'skywed-res'.B95</svg:desc>
                </draw:g>
              </table:table-cell>
              <table:table-cell office:value-type="float" office:value="1411">
                <text:p>1411</text:p>
                <draw:g>
                  <svg:desc>'skywed-res'.C82:'skywed-res'.C95</svg:desc>
                </draw:g>
              </table:table-cell>
              <table:table-cell office:value-type="float" office:value="735">
                <text:p>735</text:p>
                <draw:g>
                  <svg:desc>'skywed-res'.D82:'skywed-res'.D95</svg:desc>
                </draw:g>
              </table:table-cell>
              <table:table-cell office:value-type="float" office:value="454">
                <text:p>454</text:p>
                <draw:g>
                  <svg:desc>'skywed-res'.E82:'skywed-res'.E95</svg:desc>
                </draw:g>
              </table:table-cell>
              <table:table-cell office:value-type="float" office:value="703">
                <text:p>703</text:p>
                <draw:g>
                  <svg:desc>'skywed-res'.F82:'skywed-res'.F95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793">
                <text:p>4793</text:p>
              </table:table-cell>
              <table:table-cell office:value-type="float" office:value="4717">
                <text:p>4717</text:p>
              </table:table-cell>
              <table:table-cell office:value-type="float" office:value="1922">
                <text:p>1922</text:p>
              </table:table-cell>
              <table:table-cell office:value-type="float" office:value="1142">
                <text:p>1142</text:p>
              </table:table-cell>
              <table:table-cell office:value-type="float" office:value="1838">
                <text:p>183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292">
                <text:p>9292</text:p>
              </table:table-cell>
              <table:table-cell office:value-type="float" office:value="9144">
                <text:p>9144</text:p>
              </table:table-cell>
              <table:table-cell office:value-type="float" office:value="2444">
                <text:p>2444</text:p>
              </table:table-cell>
              <table:table-cell office:value-type="float" office:value="1974">
                <text:p>1974</text:p>
              </table:table-cell>
              <table:table-cell office:value-type="float" office:value="2308">
                <text:p>230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5459">
                <text:p>35459</text:p>
              </table:table-cell>
              <table:table-cell office:value-type="float" office:value="35018">
                <text:p>35018</text:p>
              </table:table-cell>
              <table:table-cell office:value-type="float" office:value="10336">
                <text:p>10336</text:p>
              </table:table-cell>
              <table:table-cell office:value-type="float" office:value="5802">
                <text:p>5802</text:p>
              </table:table-cell>
              <table:table-cell office:value-type="float" office:value="10041">
                <text:p>1004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2641">
                <text:p>42641</text:p>
              </table:table-cell>
              <table:table-cell office:value-type="float" office:value="42062">
                <text:p>42062</text:p>
              </table:table-cell>
              <table:table-cell office:value-type="float" office:value="10783">
                <text:p>10783</text:p>
              </table:table-cell>
              <table:table-cell office:value-type="float" office:value="6742">
                <text:p>6742</text:p>
              </table:table-cell>
              <table:table-cell office:value-type="float" office:value="10435">
                <text:p>1043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8597">
                <text:p>48597</text:p>
              </table:table-cell>
              <table:table-cell office:value-type="float" office:value="47894">
                <text:p>47894</text:p>
              </table:table-cell>
              <table:table-cell office:value-type="float" office:value="10925">
                <text:p>10925</text:p>
              </table:table-cell>
              <table:table-cell office:value-type="float" office:value="8827">
                <text:p>8827</text:p>
              </table:table-cell>
              <table:table-cell office:value-type="float" office:value="10512">
                <text:p>1051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5775">
                <text:p>55775</text:p>
              </table:table-cell>
              <table:table-cell office:value-type="float" office:value="54934">
                <text:p>54934</text:p>
              </table:table-cell>
              <table:table-cell office:value-type="float" office:value="10410">
                <text:p>10410</text:p>
              </table:table-cell>
              <table:table-cell office:value-type="float" office:value="12102">
                <text:p>12102</text:p>
              </table:table-cell>
              <table:table-cell office:value-type="float" office:value="9947">
                <text:p>994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6642">
                <text:p>66642</text:p>
              </table:table-cell>
              <table:table-cell office:value-type="float" office:value="65674">
                <text:p>65674</text:p>
              </table:table-cell>
              <table:table-cell office:value-type="float" office:value="14041">
                <text:p>14041</text:p>
              </table:table-cell>
              <table:table-cell office:value-type="float" office:value="12105">
                <text:p>12105</text:p>
              </table:table-cell>
              <table:table-cell office:value-type="float" office:value="13504">
                <text:p>1350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466">
                <text:p>72466</text:p>
              </table:table-cell>
              <table:table-cell office:value-type="float" office:value="71379">
                <text:p>71379</text:p>
              </table:table-cell>
              <table:table-cell office:value-type="float" office:value="16709">
                <text:p>16709</text:p>
              </table:table-cell>
              <table:table-cell office:value-type="float" office:value="20256">
                <text:p>20256</text:p>
              </table:table-cell>
              <table:table-cell office:value-type="float" office:value="16101">
                <text:p>1610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0076">
                <text:p>80076</text:p>
              </table:table-cell>
              <table:table-cell office:value-type="float" office:value="78851">
                <text:p>78851</text:p>
              </table:table-cell>
              <table:table-cell office:value-type="float" office:value="20407">
                <text:p>20407</text:p>
              </table:table-cell>
              <table:table-cell office:value-type="float" office:value="16169">
                <text:p>16169</text:p>
              </table:table-cell>
              <table:table-cell office:value-type="float" office:value="19727">
                <text:p>1972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1482">
                <text:p>91482</text:p>
              </table:table-cell>
              <table:table-cell office:value-type="float" office:value="90085">
                <text:p>90085</text:p>
              </table:table-cell>
              <table:table-cell office:value-type="float" office:value="26310">
                <text:p>26310</text:p>
              </table:table-cell>
              <table:table-cell office:value-type="float" office:value="15937">
                <text:p>15937</text:p>
              </table:table-cell>
              <table:table-cell office:value-type="float" office:value="25543">
                <text:p>2554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19028">
                <text:p>119028</text:p>
              </table:table-cell>
              <table:table-cell office:value-type="float" office:value="117345">
                <text:p>117345</text:p>
              </table:table-cell>
              <table:table-cell office:value-type="float" office:value="33744">
                <text:p>33744</text:p>
              </table:table-cell>
              <table:table-cell office:value-type="float" office:value="20087">
                <text:p>20087</text:p>
              </table:table-cell>
              <table:table-cell office:value-type="float" office:value="32874">
                <text:p>3287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26498">
                <text:p>126498</text:p>
              </table:table-cell>
              <table:table-cell office:value-type="float" office:value="124680">
                <text:p>124680</text:p>
              </table:table-cell>
              <table:table-cell office:value-type="float" office:value="32889">
                <text:p>32889</text:p>
              </table:table-cell>
              <table:table-cell office:value-type="float" office:value="22223">
                <text:p>22223</text:p>
              </table:table-cell>
              <table:table-cell office:value-type="float" office:value="31966">
                <text:p>3196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33956">
                <text:p>133956</text:p>
              </table:table-cell>
              <table:table-cell office:value-type="float" office:value="132003">
                <text:p>132003</text:p>
              </table:table-cell>
              <table:table-cell office:value-type="float" office:value="38098">
                <text:p>38098</text:p>
              </table:table-cell>
              <table:table-cell office:value-type="float" office:value="24645">
                <text:p>24645</text:p>
              </table:table-cell>
              <table:table-cell office:value-type="float" office:value="37094">
                <text:p>3709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2cm" svg:y="3.205cm" style:legend-expansion="high" chart:style-name="ch2"/>
        <chart:plot-area chart:style-name="ch3" table:cell-range-address="'skywed-res'.A1:'skywed-res'.F20" chart:data-source-has-labels="both" svg:x="0.32cm" svg:y="0.18cm" svg:width="13.063cm" svg:height="8.64cm">
          <chartooo:coordinate-region svg:x="1.497cm" svg:y="0.38cm" svg:width="11.514cm" svg:height="7.793cm"/>
          <chart:axis chart:dimension="x" chart:name="primary-x" chart:style-name="ch4" chartooo:axis-type="auto">
            <chartooo:date-scale/>
            <chart:categories table:cell-range-address="'skywed-res'.A2:'skywed-res'.A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kywed-res'.B2:'skywed-res'.B20" chart:label-cell-address="'skywed-res'.B1:'skywed-res'.B1" chart:class="chart:line">
            <chart:data-point chart:repeated="19"/>
          </chart:series>
          <chart:series chart:style-name="ch7" chart:values-cell-range-address="'skywed-res'.C2:'skywed-res'.C20" chart:label-cell-address="'skywed-res'.C1:'skywed-res'.C1" chart:class="chart:line">
            <chart:data-point chart:repeated="19"/>
          </chart:series>
          <chart:series chart:style-name="ch8" chart:values-cell-range-address="'skywed-res'.D2:'skywed-res'.D20" chart:label-cell-address="'skywed-res'.D1:'skywed-res'.D1" chart:class="chart:line">
            <chart:data-point chart:repeated="19"/>
          </chart:series>
          <chart:series chart:style-name="ch9" chart:values-cell-range-address="'skywed-res'.E2:'skywed-res'.E20" chart:label-cell-address="'skywed-res'.E1:'skywed-res'.E1" chart:class="chart:line">
            <chart:data-point chart:repeated="19"/>
          </chart:series>
          <chart:series chart:style-name="ch10" chart:values-cell-range-address="'skywed-res'.F2:'skywed-res'.F20" chart:label-cell-address="'skywed-res'.F1:'skywed-res'.F1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H</text:p>
                <draw:g>
                  <svg:desc>'skywed-res'.B1:'skywed-res'.B1</svg:desc>
                </draw:g>
              </table:table-cell>
              <table:table-cell office:value-type="string">
                <text:p>NS</text:p>
                <draw:g>
                  <svg:desc>'skywed-res'.C1:'skywed-res'.C1</svg:desc>
                </draw:g>
              </table:table-cell>
              <table:table-cell office:value-type="string">
                <text:p>QE</text:p>
                <draw:g>
                  <svg:desc>'skywed-res'.D1:'skywed-res'.D1</svg:desc>
                </draw:g>
              </table:table-cell>
              <table:table-cell office:value-type="string">
                <text:p>AF</text:p>
                <draw:g>
                  <svg:desc>'skywed-res'.E1:'skywed-res'.E1</svg:desc>
                </draw:g>
              </table:table-cell>
              <table:table-cell office:value-type="string">
                <text:p>AFGH</text:p>
                <draw:g>
                  <svg:desc>'skywed-res'.F1:'skywed-res'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skywed-res'.A2:'skywed-res'.A20</svg:desc>
                </draw:g>
              </table:table-cell>
              <table:table-cell office:value-type="float" office:value="57406">
                <text:p>57406</text:p>
                <draw:g>
                  <svg:desc>'skywed-res'.B2:'skywed-res'.B20</svg:desc>
                </draw:g>
              </table:table-cell>
              <table:table-cell office:value-type="float" office:value="55505">
                <text:p>55505</text:p>
                <draw:g>
                  <svg:desc>'skywed-res'.C2:'skywed-res'.C20</svg:desc>
                </draw:g>
              </table:table-cell>
              <table:table-cell office:value-type="float" office:value="14495">
                <text:p>14495</text:p>
                <draw:g>
                  <svg:desc>'skywed-res'.D2:'skywed-res'.D20</svg:desc>
                </draw:g>
              </table:table-cell>
              <table:table-cell office:value-type="float" office:value="7432">
                <text:p>7432</text:p>
                <draw:g>
                  <svg:desc>'skywed-res'.E2:'skywed-res'.E20</svg:desc>
                </draw:g>
              </table:table-cell>
              <table:table-cell office:value-type="float" office:value="13897">
                <text:p>13897</text:p>
                <draw:g>
                  <svg:desc>'skywed-res'.F2:'skywed-res'.F20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0095">
                <text:p>60095</text:p>
              </table:table-cell>
              <table:table-cell office:value-type="float" office:value="58126">
                <text:p>58126</text:p>
              </table:table-cell>
              <table:table-cell office:value-type="float" office:value="14575">
                <text:p>14575</text:p>
              </table:table-cell>
              <table:table-cell office:value-type="float" office:value="8296">
                <text:p>8296</text:p>
              </table:table-cell>
              <table:table-cell office:value-type="float" office:value="13991">
                <text:p>1399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0985">
                <text:p>60985</text:p>
              </table:table-cell>
              <table:table-cell office:value-type="float" office:value="59012">
                <text:p>59012</text:p>
              </table:table-cell>
              <table:table-cell office:value-type="float" office:value="14767">
                <text:p>14767</text:p>
              </table:table-cell>
              <table:table-cell office:value-type="float" office:value="9012">
                <text:p>9012</text:p>
              </table:table-cell>
              <table:table-cell office:value-type="float" office:value="14169">
                <text:p>1416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3829">
                <text:p>63829</text:p>
              </table:table-cell>
              <table:table-cell office:value-type="float" office:value="61792">
                <text:p>61792</text:p>
              </table:table-cell>
              <table:table-cell office:value-type="float" office:value="15117">
                <text:p>15117</text:p>
              </table:table-cell>
              <table:table-cell office:value-type="float" office:value="9562">
                <text:p>9562</text:p>
              </table:table-cell>
              <table:table-cell office:value-type="float" office:value="14519">
                <text:p>1451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4652">
                <text:p>64652</text:p>
              </table:table-cell>
              <table:table-cell office:value-type="float" office:value="62615">
                <text:p>62615</text:p>
              </table:table-cell>
              <table:table-cell office:value-type="float" office:value="15117">
                <text:p>15117</text:p>
              </table:table-cell>
              <table:table-cell office:value-type="float" office:value="11840">
                <text:p>11840</text:p>
              </table:table-cell>
              <table:table-cell office:value-type="float" office:value="14551">
                <text:p>1455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7557">
                <text:p>67557</text:p>
              </table:table-cell>
              <table:table-cell office:value-type="float" office:value="65462">
                <text:p>65462</text:p>
              </table:table-cell>
              <table:table-cell office:value-type="float" office:value="15715">
                <text:p>15715</text:p>
              </table:table-cell>
              <table:table-cell office:value-type="float" office:value="12771">
                <text:p>12771</text:p>
              </table:table-cell>
              <table:table-cell office:value-type="float" office:value="15107">
                <text:p>1510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8511">
                <text:p>68511</text:p>
              </table:table-cell>
              <table:table-cell office:value-type="float" office:value="66356">
                <text:p>66356</text:p>
              </table:table-cell>
              <table:table-cell office:value-type="float" office:value="15923">
                <text:p>15923</text:p>
              </table:table-cell>
              <table:table-cell office:value-type="float" office:value="14898">
                <text:p>14898</text:p>
              </table:table-cell>
              <table:table-cell office:value-type="float" office:value="15315">
                <text:p>1531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1463">
                <text:p>71463</text:p>
              </table:table-cell>
              <table:table-cell office:value-type="float" office:value="69273">
                <text:p>69273</text:p>
              </table:table-cell>
              <table:table-cell office:value-type="float" office:value="16489">
                <text:p>16489</text:p>
              </table:table-cell>
              <table:table-cell office:value-type="float" office:value="16165">
                <text:p>16165</text:p>
              </table:table-cell>
              <table:table-cell office:value-type="float" office:value="15881">
                <text:p>1588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466">
                <text:p>72466</text:p>
              </table:table-cell>
              <table:table-cell office:value-type="float" office:value="70293">
                <text:p>70293</text:p>
              </table:table-cell>
              <table:table-cell office:value-type="float" office:value="16709">
                <text:p>16709</text:p>
              </table:table-cell>
              <table:table-cell office:value-type="float" office:value="16256">
                <text:p>16256</text:p>
              </table:table-cell>
              <table:table-cell office:value-type="float" office:value="16101">
                <text:p>1610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5457">
                <text:p>75457</text:p>
              </table:table-cell>
              <table:table-cell office:value-type="float" office:value="73212">
                <text:p>73212</text:p>
              </table:table-cell>
              <table:table-cell office:value-type="float" office:value="17245">
                <text:p>17245</text:p>
              </table:table-cell>
              <table:table-cell office:value-type="float" office:value="17256">
                <text:p>17256</text:p>
              </table:table-cell>
              <table:table-cell office:value-type="float" office:value="16637">
                <text:p>1663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6474">
                <text:p>76474</text:p>
              </table:table-cell>
              <table:table-cell office:value-type="float" office:value="74233">
                <text:p>74233</text:p>
              </table:table-cell>
              <table:table-cell office:value-type="float" office:value="17465">
                <text:p>17465</text:p>
              </table:table-cell>
              <table:table-cell office:value-type="float" office:value="17259">
                <text:p>17259</text:p>
              </table:table-cell>
              <table:table-cell office:value-type="float" office:value="16847">
                <text:p>1684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79630">
                <text:p>79630</text:p>
              </table:table-cell>
              <table:table-cell office:value-type="float" office:value="77333">
                <text:p>77333</text:p>
              </table:table-cell>
              <table:table-cell office:value-type="float" office:value="18129">
                <text:p>18129</text:p>
              </table:table-cell>
              <table:table-cell office:value-type="float" office:value="17259">
                <text:p>17259</text:p>
              </table:table-cell>
              <table:table-cell office:value-type="float" office:value="17511">
                <text:p>1751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0589">
                <text:p>80589</text:p>
              </table:table-cell>
              <table:table-cell office:value-type="float" office:value="78224">
                <text:p>78224</text:p>
              </table:table-cell>
              <table:table-cell office:value-type="float" office:value="18345">
                <text:p>18345</text:p>
              </table:table-cell>
              <table:table-cell office:value-type="float" office:value="18262">
                <text:p>18262</text:p>
              </table:table-cell>
              <table:table-cell office:value-type="float" office:value="17727">
                <text:p>1772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3831">
                <text:p>83831</text:p>
              </table:table-cell>
              <table:table-cell office:value-type="float" office:value="81386">
                <text:p>81386</text:p>
              </table:table-cell>
              <table:table-cell office:value-type="float" office:value="18917">
                <text:p>18917</text:p>
              </table:table-cell>
              <table:table-cell office:value-type="float" office:value="18479">
                <text:p>18479</text:p>
              </table:table-cell>
              <table:table-cell office:value-type="float" office:value="18299">
                <text:p>1829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4830">
                <text:p>84830</text:p>
              </table:table-cell>
              <table:table-cell office:value-type="float" office:value="82453">
                <text:p>82453</text:p>
              </table:table-cell>
              <table:table-cell office:value-type="float" office:value="19133">
                <text:p>19133</text:p>
              </table:table-cell>
              <table:table-cell office:value-type="float" office:value="18574">
                <text:p>18574</text:p>
              </table:table-cell>
              <table:table-cell office:value-type="float" office:value="18515">
                <text:p>1851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88097">
                <text:p>88097</text:p>
              </table:table-cell>
              <table:table-cell office:value-type="float" office:value="85646">
                <text:p>85646</text:p>
              </table:table-cell>
              <table:table-cell office:value-type="float" office:value="20230">
                <text:p>20230</text:p>
              </table:table-cell>
              <table:table-cell office:value-type="float" office:value="20787">
                <text:p>20787</text:p>
              </table:table-cell>
              <table:table-cell office:value-type="float" office:value="19602">
                <text:p>1960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9203">
                <text:p>89203</text:p>
              </table:table-cell>
              <table:table-cell office:value-type="float" office:value="86756">
                <text:p>86756</text:p>
              </table:table-cell>
              <table:table-cell office:value-type="float" office:value="21446">
                <text:p>21446</text:p>
              </table:table-cell>
              <table:table-cell office:value-type="float" office:value="20977">
                <text:p>20977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92472">
                <text:p>92472</text:p>
              </table:table-cell>
              <table:table-cell office:value-type="float" office:value="89975">
                <text:p>89975</text:p>
              </table:table-cell>
              <table:table-cell office:value-type="float" office:value="22807">
                <text:p>22807</text:p>
              </table:table-cell>
              <table:table-cell office:value-type="float" office:value="21519">
                <text:p>21519</text:p>
              </table:table-cell>
              <table:table-cell office:value-type="float" office:value="22169">
                <text:p>2216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2519">
                <text:p>92519</text:p>
              </table:table-cell>
              <table:table-cell office:value-type="float" office:value="90016">
                <text:p>90016</text:p>
              </table:table-cell>
              <table:table-cell office:value-type="float" office:value="24185">
                <text:p>24185</text:p>
              </table:table-cell>
              <table:table-cell office:value-type="float" office:value="22008">
                <text:p>22008</text:p>
              </table:table-cell>
              <table:table-cell office:value-type="float" office:value="23547">
                <text:p>2354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2cm" svg:y="3.205cm" style:legend-expansion="high" chart:style-name="ch2"/>
        <chart:plot-area chart:style-name="ch3" table:cell-range-address="'skywed-res'.A23:'skywed-res'.F37" chart:data-source-has-labels="both" svg:x="0.32cm" svg:y="0.18cm" svg:width="13.063cm" svg:height="8.64cm">
          <chartooo:coordinate-region svg:x="1.497cm" svg:y="0.379cm" svg:width="11.514cm" svg:height="7.794cm"/>
          <chart:axis chart:dimension="x" chart:name="primary-x" chart:style-name="ch4" chartooo:axis-type="auto">
            <chartooo:date-scale/>
            <chart:categories table:cell-range-address="'skywed-res'.A24:'skywed-res'.A3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kywed-res'.B24:'skywed-res'.B37" chart:label-cell-address="'skywed-res'.B23:'skywed-res'.B23" chart:class="chart:line">
            <chart:data-point chart:repeated="14"/>
          </chart:series>
          <chart:series chart:style-name="ch7" chart:values-cell-range-address="'skywed-res'.C24:'skywed-res'.C37" chart:label-cell-address="'skywed-res'.C23:'skywed-res'.C23" chart:class="chart:line">
            <chart:data-point chart:repeated="14"/>
          </chart:series>
          <chart:series chart:style-name="ch8" chart:values-cell-range-address="'skywed-res'.D24:'skywed-res'.D37" chart:label-cell-address="'skywed-res'.D23:'skywed-res'.D23" chart:class="chart:line">
            <chart:data-point chart:repeated="14"/>
          </chart:series>
          <chart:series chart:style-name="ch9" chart:values-cell-range-address="'skywed-res'.E24:'skywed-res'.E37" chart:label-cell-address="'skywed-res'.E23:'skywed-res'.E23" chart:class="chart:line">
            <chart:data-point chart:repeated="14"/>
          </chart:series>
          <chart:series chart:style-name="ch10" chart:values-cell-range-address="'skywed-res'.F24:'skywed-res'.F37" chart:label-cell-address="'skywed-res'.F23:'skywed-res'.F23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H</text:p>
                <draw:g>
                  <svg:desc>'skywed-res'.B23:'skywed-res'.B23</svg:desc>
                </draw:g>
              </table:table-cell>
              <table:table-cell office:value-type="string">
                <text:p>NS</text:p>
                <draw:g>
                  <svg:desc>'skywed-res'.C23:'skywed-res'.C23</svg:desc>
                </draw:g>
              </table:table-cell>
              <table:table-cell office:value-type="string">
                <text:p>QE</text:p>
                <draw:g>
                  <svg:desc>'skywed-res'.D23:'skywed-res'.D23</svg:desc>
                </draw:g>
              </table:table-cell>
              <table:table-cell office:value-type="string">
                <text:p>AF</text:p>
                <draw:g>
                  <svg:desc>'skywed-res'.E23:'skywed-res'.E23</svg:desc>
                </draw:g>
              </table:table-cell>
              <table:table-cell office:value-type="string">
                <text:p>AFGH</text:p>
                <draw:g>
                  <svg:desc>'skywed-res'.F23:'skywed-res'.F2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skywed-res'.A24:'skywed-res'.A37</svg:desc>
                </draw:g>
              </table:table-cell>
              <table:table-cell office:value-type="float" office:value="1423">
                <text:p>1423</text:p>
                <draw:g>
                  <svg:desc>'skywed-res'.B24:'skywed-res'.B37</svg:desc>
                </draw:g>
              </table:table-cell>
              <table:table-cell office:value-type="float" office:value="921">
                <text:p>921</text:p>
                <draw:g>
                  <svg:desc>'skywed-res'.C24:'skywed-res'.C37</svg:desc>
                </draw:g>
              </table:table-cell>
              <table:table-cell office:value-type="float" office:value="735">
                <text:p>735</text:p>
                <draw:g>
                  <svg:desc>'skywed-res'.D24:'skywed-res'.D37</svg:desc>
                </draw:g>
              </table:table-cell>
              <table:table-cell office:value-type="float" office:value="463">
                <text:p>463</text:p>
                <draw:g>
                  <svg:desc>'skywed-res'.E24:'skywed-res'.E37</svg:desc>
                </draw:g>
              </table:table-cell>
              <table:table-cell office:value-type="float" office:value="703">
                <text:p>703</text:p>
                <draw:g>
                  <svg:desc>'skywed-res'.F24:'skywed-res'.F37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793">
                <text:p>4793</text:p>
              </table:table-cell>
              <table:table-cell office:value-type="float" office:value="4291">
                <text:p>4291</text:p>
              </table:table-cell>
              <table:table-cell office:value-type="float" office:value="1922">
                <text:p>1922</text:p>
              </table:table-cell>
              <table:table-cell office:value-type="float" office:value="1172">
                <text:p>1172</text:p>
              </table:table-cell>
              <table:table-cell office:value-type="float" office:value="1838">
                <text:p>183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292">
                <text:p>9292</text:p>
              </table:table-cell>
              <table:table-cell office:value-type="float" office:value="8792">
                <text:p>8792</text:p>
              </table:table-cell>
              <table:table-cell office:value-type="float" office:value="2444">
                <text:p>2444</text:p>
              </table:table-cell>
              <table:table-cell office:value-type="float" office:value="2033">
                <text:p>2033</text:p>
              </table:table-cell>
              <table:table-cell office:value-type="float" office:value="2308">
                <text:p>230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5459">
                <text:p>35459</text:p>
              </table:table-cell>
              <table:table-cell office:value-type="float" office:value="34601">
                <text:p>34601</text:p>
              </table:table-cell>
              <table:table-cell office:value-type="float" office:value="10336">
                <text:p>10336</text:p>
              </table:table-cell>
              <table:table-cell office:value-type="float" office:value="5924">
                <text:p>5924</text:p>
              </table:table-cell>
              <table:table-cell office:value-type="float" office:value="10041">
                <text:p>1004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2641">
                <text:p>42641</text:p>
              </table:table-cell>
              <table:table-cell office:value-type="float" office:value="41509">
                <text:p>41509</text:p>
              </table:table-cell>
              <table:table-cell office:value-type="float" office:value="10783">
                <text:p>10783</text:p>
              </table:table-cell>
              <table:table-cell office:value-type="float" office:value="6894">
                <text:p>6894</text:p>
              </table:table-cell>
              <table:table-cell office:value-type="float" office:value="10435">
                <text:p>1043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8597">
                <text:p>48597</text:p>
              </table:table-cell>
              <table:table-cell office:value-type="float" office:value="47221">
                <text:p>47221</text:p>
              </table:table-cell>
              <table:table-cell office:value-type="float" office:value="10925">
                <text:p>10925</text:p>
              </table:table-cell>
              <table:table-cell office:value-type="float" office:value="9019">
                <text:p>9019</text:p>
              </table:table-cell>
              <table:table-cell office:value-type="float" office:value="10512">
                <text:p>1051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5775">
                <text:p>55775</text:p>
              </table:table-cell>
              <table:table-cell office:value-type="float" office:value="54130">
                <text:p>54130</text:p>
              </table:table-cell>
              <table:table-cell office:value-type="float" office:value="10410">
                <text:p>10410</text:p>
              </table:table-cell>
              <table:table-cell office:value-type="float" office:value="12332">
                <text:p>12332</text:p>
              </table:table-cell>
              <table:table-cell office:value-type="float" office:value="9947">
                <text:p>994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6642">
                <text:p>66642</text:p>
              </table:table-cell>
              <table:table-cell office:value-type="float" office:value="64707">
                <text:p>64707</text:p>
              </table:table-cell>
              <table:table-cell office:value-type="float" office:value="14041">
                <text:p>14041</text:p>
              </table:table-cell>
              <table:table-cell office:value-type="float" office:value="12370">
                <text:p>12370</text:p>
              </table:table-cell>
              <table:table-cell office:value-type="float" office:value="13504">
                <text:p>1350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466">
                <text:p>72466</text:p>
              </table:table-cell>
              <table:table-cell office:value-type="float" office:value="70293">
                <text:p>70293</text:p>
              </table:table-cell>
              <table:table-cell office:value-type="float" office:value="16709">
                <text:p>16709</text:p>
              </table:table-cell>
              <table:table-cell office:value-type="float" office:value="15566">
                <text:p>15566</text:p>
              </table:table-cell>
              <table:table-cell office:value-type="float" office:value="16101">
                <text:p>1610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0076">
                <text:p>80076</text:p>
              </table:table-cell>
              <table:table-cell office:value-type="float" office:value="77629">
                <text:p>77629</text:p>
              </table:table-cell>
              <table:table-cell office:value-type="float" office:value="20407">
                <text:p>20407</text:p>
              </table:table-cell>
              <table:table-cell office:value-type="float" office:value="16498">
                <text:p>16498</text:p>
              </table:table-cell>
              <table:table-cell office:value-type="float" office:value="19727">
                <text:p>1972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1482">
                <text:p>91482</text:p>
              </table:table-cell>
              <table:table-cell office:value-type="float" office:value="88691">
                <text:p>88691</text:p>
              </table:table-cell>
              <table:table-cell office:value-type="float" office:value="26310">
                <text:p>26310</text:p>
              </table:table-cell>
              <table:table-cell office:value-type="float" office:value="16298">
                <text:p>16298</text:p>
              </table:table-cell>
              <table:table-cell office:value-type="float" office:value="25543">
                <text:p>2554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19028">
                <text:p>119028</text:p>
              </table:table-cell>
              <table:table-cell office:value-type="float" office:value="115665">
                <text:p>115665</text:p>
              </table:table-cell>
              <table:table-cell office:value-type="float" office:value="33744">
                <text:p>33744</text:p>
              </table:table-cell>
              <table:table-cell office:value-type="float" office:value="20498">
                <text:p>20498</text:p>
              </table:table-cell>
              <table:table-cell office:value-type="float" office:value="32874">
                <text:p>3287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26498">
                <text:p>126498</text:p>
              </table:table-cell>
              <table:table-cell office:value-type="float" office:value="122864">
                <text:p>122864</text:p>
              </table:table-cell>
              <table:table-cell office:value-type="float" office:value="32889">
                <text:p>32889</text:p>
              </table:table-cell>
              <table:table-cell office:value-type="float" office:value="22673">
                <text:p>22673</text:p>
              </table:table-cell>
              <table:table-cell office:value-type="float" office:value="31966">
                <text:p>3196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33956">
                <text:p>133956</text:p>
              </table:table-cell>
              <table:table-cell office:value-type="float" office:value="130053">
                <text:p>130053</text:p>
              </table:table-cell>
              <table:table-cell office:value-type="float" office:value="38098">
                <text:p>38098</text:p>
              </table:table-cell>
              <table:table-cell office:value-type="float" office:value="25129">
                <text:p>25129</text:p>
              </table:table-cell>
              <table:table-cell office:value-type="float" office:value="37094">
                <text:p>37094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2cm" svg:y="3.205cm" style:legend-expansion="high" chart:style-name="ch2"/>
        <chart:plot-area chart:style-name="ch3" table:cell-range-address="'geolife-final-res'.A1:'geolife-final-res'.F20" chart:data-source-has-labels="both" svg:x="0.32cm" svg:y="0.18cm" svg:width="13.063cm" svg:height="8.64cm">
          <chartooo:coordinate-region svg:x="1.497cm" svg:y="0.379cm" svg:width="11.514cm" svg:height="7.794cm"/>
          <chart:axis chart:dimension="x" chart:name="primary-x" chart:style-name="ch4" chartooo:axis-type="auto">
            <chartooo:date-scale/>
            <chart:categories table:cell-range-address="'geolife-final-res'.A2:'geolife-final-res'.A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eolife-final-res'.B2:'geolife-final-res'.B20" chart:label-cell-address="'geolife-final-res'.B1:'geolife-final-res'.B1" chart:class="chart:line">
            <chart:data-point chart:repeated="19"/>
          </chart:series>
          <chart:series chart:style-name="ch7" chart:values-cell-range-address="'geolife-final-res'.C2:'geolife-final-res'.C20" chart:label-cell-address="'geolife-final-res'.C1:'geolife-final-res'.C1" chart:class="chart:line">
            <chart:data-point chart:repeated="19"/>
          </chart:series>
          <chart:series chart:style-name="ch8" chart:values-cell-range-address="'geolife-final-res'.D2:'geolife-final-res'.D20" chart:label-cell-address="'geolife-final-res'.D1:'geolife-final-res'.D1" chart:class="chart:line">
            <chart:data-point chart:repeated="19"/>
          </chart:series>
          <chart:series chart:style-name="ch9" chart:values-cell-range-address="'geolife-final-res'.E2:'geolife-final-res'.E20" chart:label-cell-address="'geolife-final-res'.E1:'geolife-final-res'.E1" chart:class="chart:line">
            <chart:data-point chart:repeated="19"/>
          </chart:series>
          <chart:series chart:style-name="ch10" chart:values-cell-range-address="'geolife-final-res'.F2:'geolife-final-res'.F20" chart:label-cell-address="'geolife-final-res'.F1:'geolife-final-res'.F1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H</text:p>
                <draw:g>
                  <svg:desc>'geolife-final-res'.B1:'geolife-final-res'.B1</svg:desc>
                </draw:g>
              </table:table-cell>
              <table:table-cell office:value-type="string">
                <text:p>NS</text:p>
                <draw:g>
                  <svg:desc>'geolife-final-res'.C1:'geolife-final-res'.C1</svg:desc>
                </draw:g>
              </table:table-cell>
              <table:table-cell office:value-type="string">
                <text:p>QE</text:p>
                <draw:g>
                  <svg:desc>'geolife-final-res'.D1:'geolife-final-res'.D1</svg:desc>
                </draw:g>
              </table:table-cell>
              <table:table-cell office:value-type="string">
                <text:p>AF</text:p>
                <draw:g>
                  <svg:desc>'geolife-final-res'.E1:'geolife-final-res'.E1</svg:desc>
                </draw:g>
              </table:table-cell>
              <table:table-cell office:value-type="string">
                <text:p>AFGH</text:p>
                <draw:g>
                  <svg:desc>'geolife-final-res'.F1:'geolife-final-res'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geolife-final-res'.A2:'geolife-final-res'.A20</svg:desc>
                </draw:g>
              </table:table-cell>
              <table:table-cell office:value-type="float" office:value="69019">
                <text:p>69019</text:p>
                <draw:g>
                  <svg:desc>'geolife-final-res'.B2:'geolife-final-res'.B20</svg:desc>
                </draw:g>
              </table:table-cell>
              <table:table-cell office:value-type="float" office:value="67765">
                <text:p>67765</text:p>
                <draw:g>
                  <svg:desc>'geolife-final-res'.C2:'geolife-final-res'.C20</svg:desc>
                </draw:g>
              </table:table-cell>
              <table:table-cell office:value-type="float" office:value="13494">
                <text:p>13494</text:p>
                <draw:g>
                  <svg:desc>'geolife-final-res'.D2:'geolife-final-res'.D20</svg:desc>
                </draw:g>
              </table:table-cell>
              <table:table-cell office:value-type="float" office:value="17006">
                <text:p>17006</text:p>
                <draw:g>
                  <svg:desc>'geolife-final-res'.E2:'geolife-final-res'.E20</svg:desc>
                </draw:g>
              </table:table-cell>
              <table:table-cell office:value-type="float" office:value="13044">
                <text:p>13044</text:p>
                <draw:g>
                  <svg:desc>'geolife-final-res'.F2:'geolife-final-res'.F20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0244">
                <text:p>70244</text:p>
              </table:table-cell>
              <table:table-cell office:value-type="float" office:value="68959">
                <text:p>68959</text:p>
              </table:table-cell>
              <table:table-cell office:value-type="float" office:value="27701">
                <text:p>27701</text:p>
              </table:table-cell>
              <table:table-cell office:value-type="float" office:value="19135">
                <text:p>19135</text:p>
              </table:table-cell>
              <table:table-cell office:value-type="float" office:value="27081">
                <text:p>2708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8592">
                <text:p>88592</text:p>
              </table:table-cell>
              <table:table-cell office:value-type="float" office:value="86926">
                <text:p>86926</text:p>
              </table:table-cell>
              <table:table-cell office:value-type="float" office:value="29329">
                <text:p>29329</text:p>
              </table:table-cell>
              <table:table-cell office:value-type="float" office:value="21050">
                <text:p>21050</text:p>
              </table:table-cell>
              <table:table-cell office:value-type="float" office:value="28659">
                <text:p>2865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1215">
                <text:p>111215</text:p>
              </table:table-cell>
              <table:table-cell office:value-type="float" office:value="109127">
                <text:p>109127</text:p>
              </table:table-cell>
              <table:table-cell office:value-type="float" office:value="44155">
                <text:p>44155</text:p>
              </table:table-cell>
              <table:table-cell office:value-type="float" office:value="31100">
                <text:p>31100</text:p>
              </table:table-cell>
              <table:table-cell office:value-type="float" office:value="43315">
                <text:p>4331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14520">
                <text:p>114520</text:p>
              </table:table-cell>
              <table:table-cell office:value-type="float" office:value="112360">
                <text:p>112360</text:p>
              </table:table-cell>
              <table:table-cell office:value-type="float" office:value="51351">
                <text:p>51351</text:p>
              </table:table-cell>
              <table:table-cell office:value-type="float" office:value="42013">
                <text:p>42013</text:p>
              </table:table-cell>
              <table:table-cell office:value-type="float" office:value="50481">
                <text:p>5048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5504">
                <text:p>115504</text:p>
              </table:table-cell>
              <table:table-cell office:value-type="float" office:value="113326">
                <text:p>113326</text:p>
              </table:table-cell>
              <table:table-cell office:value-type="float" office:value="55473">
                <text:p>55473</text:p>
              </table:table-cell>
              <table:table-cell office:value-type="float" office:value="52977">
                <text:p>52977</text:p>
              </table:table-cell>
              <table:table-cell office:value-type="float" office:value="54593">
                <text:p>5459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5732">
                <text:p>115732</text:p>
              </table:table-cell>
              <table:table-cell office:value-type="float" office:value="113550">
                <text:p>113550</text:p>
              </table:table-cell>
              <table:table-cell office:value-type="float" office:value="68186">
                <text:p>68186</text:p>
              </table:table-cell>
              <table:table-cell office:value-type="float" office:value="63076">
                <text:p>63076</text:p>
              </table:table-cell>
              <table:table-cell office:value-type="float" office:value="67276">
                <text:p>6727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5761">
                <text:p>115761</text:p>
              </table:table-cell>
              <table:table-cell office:value-type="float" office:value="113580">
                <text:p>113580</text:p>
              </table:table-cell>
              <table:table-cell office:value-type="float" office:value="70630">
                <text:p>70630</text:p>
              </table:table-cell>
              <table:table-cell office:value-type="float" office:value="64246">
                <text:p>64246</text:p>
              </table:table-cell>
              <table:table-cell office:value-type="float" office:value="69720">
                <text:p>6972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7539">
                <text:p>117539</text:p>
              </table:table-cell>
              <table:table-cell office:value-type="float" office:value="115323">
                <text:p>115323</text:p>
              </table:table-cell>
              <table:table-cell office:value-type="float" office:value="71444">
                <text:p>71444</text:p>
              </table:table-cell>
              <table:table-cell office:value-type="float" office:value="65182">
                <text:p>65182</text:p>
              </table:table-cell>
              <table:table-cell office:value-type="float" office:value="70534">
                <text:p>7053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7657">
                <text:p>117657</text:p>
              </table:table-cell>
              <table:table-cell office:value-type="float" office:value="115446">
                <text:p>115446</text:p>
              </table:table-cell>
              <table:table-cell office:value-type="float" office:value="73060">
                <text:p>73060</text:p>
              </table:table-cell>
              <table:table-cell office:value-type="float" office:value="66774">
                <text:p>66774</text:p>
              </table:table-cell>
              <table:table-cell office:value-type="float" office:value="72150">
                <text:p>7215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7935">
                <text:p>117935</text:p>
              </table:table-cell>
              <table:table-cell office:value-type="float" office:value="115724">
                <text:p>115724</text:p>
              </table:table-cell>
              <table:table-cell office:value-type="float" office:value="73154">
                <text:p>73154</text:p>
              </table:table-cell>
              <table:table-cell office:value-type="float" office:value="68077">
                <text:p>68077</text:p>
              </table:table-cell>
              <table:table-cell office:value-type="float" office:value="72244">
                <text:p>7224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18283">
                <text:p>118283</text:p>
              </table:table-cell>
              <table:table-cell office:value-type="float" office:value="116066">
                <text:p>116066</text:p>
              </table:table-cell>
              <table:table-cell office:value-type="float" office:value="74693">
                <text:p>74693</text:p>
              </table:table-cell>
              <table:table-cell office:value-type="float" office:value="68695">
                <text:p>68695</text:p>
              </table:table-cell>
              <table:table-cell office:value-type="float" office:value="73783">
                <text:p>7378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18451">
                <text:p>118451</text:p>
              </table:table-cell>
              <table:table-cell office:value-type="float" office:value="116228">
                <text:p>116228</text:p>
              </table:table-cell>
              <table:table-cell office:value-type="float" office:value="75650">
                <text:p>75650</text:p>
              </table:table-cell>
              <table:table-cell office:value-type="float" office:value="68842">
                <text:p>68842</text:p>
              </table:table-cell>
              <table:table-cell office:value-type="float" office:value="74740">
                <text:p>7474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18665">
                <text:p>118665</text:p>
              </table:table-cell>
              <table:table-cell office:value-type="float" office:value="116437">
                <text:p>116437</text:p>
              </table:table-cell>
              <table:table-cell office:value-type="float" office:value="76403">
                <text:p>76403</text:p>
              </table:table-cell>
              <table:table-cell office:value-type="float" office:value="70514">
                <text:p>70514</text:p>
              </table:table-cell>
              <table:table-cell office:value-type="float" office:value="75493">
                <text:p>7549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18713">
                <text:p>118713</text:p>
              </table:table-cell>
              <table:table-cell office:value-type="float" office:value="116477">
                <text:p>116477</text:p>
              </table:table-cell>
              <table:table-cell office:value-type="float" office:value="77364">
                <text:p>77364</text:p>
              </table:table-cell>
              <table:table-cell office:value-type="float" office:value="72313">
                <text:p>72313</text:p>
              </table:table-cell>
              <table:table-cell office:value-type="float" office:value="76454">
                <text:p>7645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18910">
                <text:p>118910</text:p>
              </table:table-cell>
              <table:table-cell office:value-type="float" office:value="116676">
                <text:p>116676</text:p>
              </table:table-cell>
              <table:table-cell office:value-type="float" office:value="77753">
                <text:p>77753</text:p>
              </table:table-cell>
              <table:table-cell office:value-type="float" office:value="72465">
                <text:p>72465</text:p>
              </table:table-cell>
              <table:table-cell office:value-type="float" office:value="76833">
                <text:p>7683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18915">
                <text:p>118915</text:p>
              </table:table-cell>
              <table:table-cell office:value-type="float" office:value="116682">
                <text:p>116682</text:p>
              </table:table-cell>
              <table:table-cell office:value-type="float" office:value="79686">
                <text:p>79686</text:p>
              </table:table-cell>
              <table:table-cell office:value-type="float" office:value="72680">
                <text:p>72680</text:p>
              </table:table-cell>
              <table:table-cell office:value-type="float" office:value="78766">
                <text:p>7876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19882">
                <text:p>119882</text:p>
              </table:table-cell>
              <table:table-cell office:value-type="float" office:value="117631">
                <text:p>117631</text:p>
              </table:table-cell>
              <table:table-cell office:value-type="float" office:value="80040">
                <text:p>80040</text:p>
              </table:table-cell>
              <table:table-cell office:value-type="float" office:value="75695">
                <text:p>75695</text:p>
              </table:table-cell>
              <table:table-cell office:value-type="float" office:value="79120">
                <text:p>791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9970">
                <text:p>119970</text:p>
              </table:table-cell>
              <table:table-cell office:value-type="float" office:value="117719">
                <text:p>117719</text:p>
              </table:table-cell>
              <table:table-cell office:value-type="float" office:value="83478">
                <text:p>83478</text:p>
              </table:table-cell>
              <table:table-cell office:value-type="float" office:value="76856">
                <text:p>76856</text:p>
              </table:table-cell>
              <table:table-cell office:value-type="float" office:value="82558">
                <text:p>82558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2cm" svg:y="3.205cm" style:legend-expansion="high" chart:style-name="ch2"/>
        <chart:plot-area chart:style-name="ch3" table:cell-range-address="'uniform-final-res'.A1:'uniform-final-res'.F20" chart:data-source-has-labels="both" svg:x="0.32cm" svg:y="0.18cm" svg:width="13.063cm" svg:height="8.64cm">
          <chartooo:coordinate-region svg:x="1.312cm" svg:y="0.38cm" svg:width="11.884cm" svg:height="7.793cm"/>
          <chart:axis chart:dimension="x" chart:name="primary-x" chart:style-name="ch4" chartooo:axis-type="auto">
            <chartooo:date-scale/>
            <chart:categories table:cell-range-address="'uniform-final-res'.A2:'uniform-final-res'.A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uniform-final-res'.B2:'uniform-final-res'.B20" chart:label-cell-address="'uniform-final-res'.B1:'uniform-final-res'.B1" chart:class="chart:line">
            <chart:data-point chart:repeated="19"/>
          </chart:series>
          <chart:series chart:style-name="ch7" chart:values-cell-range-address="'uniform-final-res'.C2:'uniform-final-res'.C20" chart:label-cell-address="'uniform-final-res'.C1:'uniform-final-res'.C1" chart:class="chart:line">
            <chart:data-point chart:repeated="19"/>
          </chart:series>
          <chart:series chart:style-name="ch8" chart:values-cell-range-address="'uniform-final-res'.D2:'uniform-final-res'.D20" chart:label-cell-address="'uniform-final-res'.D1:'uniform-final-res'.D1" chart:class="chart:line">
            <chart:data-point chart:repeated="19"/>
          </chart:series>
          <chart:series chart:style-name="ch9" chart:values-cell-range-address="'uniform-final-res'.E2:'uniform-final-res'.E20" chart:label-cell-address="'uniform-final-res'.E1:'uniform-final-res'.E1" chart:class="chart:line">
            <chart:data-point chart:repeated="19"/>
          </chart:series>
          <chart:series chart:style-name="ch10" chart:values-cell-range-address="'uniform-final-res'.F2:'uniform-final-res'.F20" chart:label-cell-address="'uniform-final-res'.F1:'uniform-final-res'.F1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H</text:p>
                <draw:g>
                  <svg:desc>'uniform-final-res'.B1:'uniform-final-res'.B1</svg:desc>
                </draw:g>
              </table:table-cell>
              <table:table-cell office:value-type="string">
                <text:p>NS</text:p>
                <draw:g>
                  <svg:desc>'uniform-final-res'.C1:'uniform-final-res'.C1</svg:desc>
                </draw:g>
              </table:table-cell>
              <table:table-cell office:value-type="string">
                <text:p>QE</text:p>
                <draw:g>
                  <svg:desc>'uniform-final-res'.D1:'uniform-final-res'.D1</svg:desc>
                </draw:g>
              </table:table-cell>
              <table:table-cell office:value-type="string">
                <text:p>AF</text:p>
                <draw:g>
                  <svg:desc>'uniform-final-res'.E1:'uniform-final-res'.E1</svg:desc>
                </draw:g>
              </table:table-cell>
              <table:table-cell office:value-type="string">
                <text:p>AFGH</text:p>
                <draw:g>
                  <svg:desc>'uniform-final-res'.F1:'uniform-final-res'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uniform-final-res'.A2:'uniform-final-res'.A20</svg:desc>
                </draw:g>
              </table:table-cell>
              <table:table-cell office:value-type="float" office:value="98">
                <text:p>98</text:p>
                <draw:g>
                  <svg:desc>'uniform-final-res'.B2:'uniform-final-res'.B20</svg:desc>
                </draw:g>
              </table:table-cell>
              <table:table-cell office:value-type="float" office:value="57">
                <text:p>57</text:p>
                <draw:g>
                  <svg:desc>'uniform-final-res'.C2:'uniform-final-res'.C20</svg:desc>
                </draw:g>
              </table:table-cell>
              <table:table-cell office:value-type="float" office:value="134">
                <text:p>134</text:p>
                <draw:g>
                  <svg:desc>'uniform-final-res'.D2:'uniform-final-res'.D20</svg:desc>
                </draw:g>
              </table:table-cell>
              <table:table-cell office:value-type="float" office:value="27">
                <text:p>27</text:p>
                <draw:g>
                  <svg:desc>'uniform-final-res'.E2:'uniform-final-res'.E20</svg:desc>
                </draw:g>
              </table:table-cell>
              <table:table-cell office:value-type="float" office:value="128">
                <text:p>128</text:p>
                <draw:g>
                  <svg:desc>'uniform-final-res'.F2:'uniform-final-res'.F20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9">
                <text:p>99</text:p>
              </table:table-cell>
              <table:table-cell office:value-type="float" office:value="58">
                <text:p>58</text:p>
              </table:table-cell>
              <table:table-cell office:value-type="float" office:value="153">
                <text:p>153</text:p>
              </table:table-cell>
              <table:table-cell office:value-type="float" office:value="131">
                <text:p>13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53">
                <text:p>253</text:p>
              </table:table-cell>
              <table:table-cell office:value-type="float" office:value="183">
                <text:p>183</text:p>
              </table:table-cell>
              <table:table-cell office:value-type="float" office:value="380">
                <text:p>380</text:p>
              </table:table-cell>
              <table:table-cell office:value-type="float" office:value="167">
                <text:p>167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56">
                <text:p>256</text:p>
              </table:table-cell>
              <table:table-cell office:value-type="float" office:value="188">
                <text:p>188</text:p>
              </table:table-cell>
              <table:table-cell office:value-type="float" office:value="385">
                <text:p>385</text:p>
              </table:table-cell>
              <table:table-cell office:value-type="float" office:value="316">
                <text:p>316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74">
                <text:p>574</text:p>
              </table:table-cell>
              <table:table-cell office:value-type="float" office:value="464">
                <text:p>464</text:p>
              </table:table-cell>
              <table:table-cell office:value-type="float" office:value="713">
                <text:p>713</text:p>
              </table:table-cell>
              <table:table-cell office:value-type="float" office:value="518">
                <text:p>518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75">
                <text:p>575</text:p>
              </table:table-cell>
              <table:table-cell office:value-type="float" office:value="465">
                <text:p>465</text:p>
              </table:table-cell>
              <table:table-cell office:value-type="float" office:value="714">
                <text:p>714</text:p>
              </table:table-cell>
              <table:table-cell office:value-type="float" office:value="519">
                <text:p>519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75">
                <text:p>975</text:p>
              </table:table-cell>
              <table:table-cell office:value-type="float" office:value="818">
                <text:p>818</text:p>
              </table:table-cell>
              <table:table-cell office:value-type="float" office:value="1113">
                <text:p>1113</text:p>
              </table:table-cell>
              <table:table-cell office:value-type="float" office:value="901">
                <text:p>901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76">
                <text:p>976</text:p>
              </table:table-cell>
              <table:table-cell office:value-type="float" office:value="819">
                <text:p>819</text:p>
              </table:table-cell>
              <table:table-cell office:value-type="float" office:value="1114">
                <text:p>1114</text:p>
              </table:table-cell>
              <table:table-cell office:value-type="float" office:value="902">
                <text:p>902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99">
                <text:p>1599</text:p>
              </table:table-cell>
              <table:table-cell office:value-type="float" office:value="1382">
                <text:p>1382</text:p>
              </table:table-cell>
              <table:table-cell office:value-type="float" office:value="1737">
                <text:p>1737</text:p>
              </table:table-cell>
              <table:table-cell office:value-type="float" office:value="1499">
                <text:p>1499</text:p>
              </table:table-cell>
              <table:table-cell office:value-type="float" office:value="1715">
                <text:p>171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610">
                <text:p>1610</text:p>
              </table:table-cell>
              <table:table-cell office:value-type="float" office:value="1391">
                <text:p>1391</text:p>
              </table:table-cell>
              <table:table-cell office:value-type="float" office:value="1748">
                <text:p>1748</text:p>
              </table:table-cell>
              <table:table-cell office:value-type="float" office:value="1509">
                <text:p>1509</text:p>
              </table:table-cell>
              <table:table-cell office:value-type="float" office:value="1726">
                <text:p>172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251">
                <text:p>2251</text:p>
              </table:table-cell>
              <table:table-cell office:value-type="float" office:value="1978">
                <text:p>1978</text:p>
              </table:table-cell>
              <table:table-cell office:value-type="float" office:value="2389">
                <text:p>2389</text:p>
              </table:table-cell>
              <table:table-cell office:value-type="float" office:value="2124">
                <text:p>2124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254">
                <text:p>2254</text:p>
              </table:table-cell>
              <table:table-cell office:value-type="float" office:value="1982">
                <text:p>1982</text:p>
              </table:table-cell>
              <table:table-cell office:value-type="float" office:value="2392">
                <text:p>2392</text:p>
              </table:table-cell>
              <table:table-cell office:value-type="float" office:value="2130">
                <text:p>2130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959">
                <text:p>2959</text:p>
              </table:table-cell>
              <table:table-cell office:value-type="float" office:value="2643">
                <text:p>2643</text:p>
              </table:table-cell>
              <table:table-cell office:value-type="float" office:value="3097">
                <text:p>3097</text:p>
              </table:table-cell>
              <table:table-cell office:value-type="float" office:value="2815">
                <text:p>2815</text:p>
              </table:table-cell>
              <table:table-cell office:value-type="float" office:value="3075">
                <text:p>307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960">
                <text:p>2960</text:p>
              </table:table-cell>
              <table:table-cell office:value-type="float" office:value="2644">
                <text:p>2644</text:p>
              </table:table-cell>
              <table:table-cell office:value-type="float" office:value="3098">
                <text:p>3098</text:p>
              </table:table-cell>
              <table:table-cell office:value-type="float" office:value="2816">
                <text:p>2816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97">
                <text:p>3897</text:p>
              </table:table-cell>
              <table:table-cell office:value-type="float" office:value="3527">
                <text:p>3527</text:p>
              </table:table-cell>
              <table:table-cell office:value-type="float" office:value="4035">
                <text:p>4035</text:p>
              </table:table-cell>
              <table:table-cell office:value-type="float" office:value="3731">
                <text:p>3731</text:p>
              </table:table-cell>
              <table:table-cell office:value-type="float" office:value="4013">
                <text:p>40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900">
                <text:p>3900</text:p>
              </table:table-cell>
              <table:table-cell office:value-type="float" office:value="3528">
                <text:p>3528</text:p>
              </table:table-cell>
              <table:table-cell office:value-type="float" office:value="4038">
                <text:p>4038</text:p>
              </table:table-cell>
              <table:table-cell office:value-type="float" office:value="3733">
                <text:p>3733</text:p>
              </table:table-cell>
              <table:table-cell office:value-type="float" office:value="4016">
                <text:p>401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987">
                <text:p>4987</text:p>
              </table:table-cell>
              <table:table-cell office:value-type="float" office:value="4566">
                <text:p>4566</text:p>
              </table:table-cell>
              <table:table-cell office:value-type="float" office:value="5125">
                <text:p>5125</text:p>
              </table:table-cell>
              <table:table-cell office:value-type="float" office:value="4800">
                <text:p>4800</text:p>
              </table:table-cell>
              <table:table-cell office:value-type="float" office:value="5103">
                <text:p>510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990">
                <text:p>4990</text:p>
              </table:table-cell>
              <table:table-cell office:value-type="float" office:value="4567">
                <text:p>4567</text:p>
              </table:table-cell>
              <table:table-cell office:value-type="float" office:value="5128">
                <text:p>5128</text:p>
              </table:table-cell>
              <table:table-cell office:value-type="float" office:value="4802">
                <text:p>4802</text:p>
              </table:table-cell>
              <table:table-cell office:value-type="float" office:value="5106">
                <text:p>510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213">
                <text:p>6213</text:p>
              </table:table-cell>
              <table:table-cell office:value-type="float" office:value="5731">
                <text:p>5731</text:p>
              </table:table-cell>
              <table:table-cell office:value-type="float" office:value="6351">
                <text:p>6351</text:p>
              </table:table-cell>
              <table:table-cell office:value-type="float" office:value="6000">
                <text:p>6000</text:p>
              </table:table-cell>
              <table:table-cell office:value-type="float" office:value="6329">
                <text:p>632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2cm" svg:y="3.205cm" style:legend-expansion="high" chart:style-name="ch2"/>
        <chart:plot-area chart:style-name="ch3" table:cell-range-address="'uniform-final-res'.A23:'uniform-final-res'.F37" chart:data-source-has-labels="both" svg:x="0.32cm" svg:y="0.18cm" svg:width="13.063cm" svg:height="8.64cm">
          <chartooo:coordinate-region svg:x="1.312cm" svg:y="0.379cm" svg:width="11.884cm" svg:height="7.794cm"/>
          <chart:axis chart:dimension="x" chart:name="primary-x" chart:style-name="ch4" chartooo:axis-type="auto">
            <chartooo:date-scale/>
            <chart:categories table:cell-range-address="'uniform-final-res'.A24:'uniform-final-res'.A3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uniform-final-res'.B24:'uniform-final-res'.B37" chart:label-cell-address="'uniform-final-res'.B23:'uniform-final-res'.B23" chart:class="chart:line">
            <chart:data-point chart:repeated="14"/>
          </chart:series>
          <chart:series chart:style-name="ch7" chart:values-cell-range-address="'uniform-final-res'.C24:'uniform-final-res'.C37" chart:label-cell-address="'uniform-final-res'.C23:'uniform-final-res'.C23" chart:class="chart:line">
            <chart:data-point chart:repeated="14"/>
          </chart:series>
          <chart:series chart:style-name="ch8" chart:values-cell-range-address="'uniform-final-res'.D24:'uniform-final-res'.D37" chart:label-cell-address="'uniform-final-res'.D23:'uniform-final-res'.D23" chart:class="chart:line">
            <chart:data-point chart:repeated="14"/>
          </chart:series>
          <chart:series chart:style-name="ch9" chart:values-cell-range-address="'uniform-final-res'.E24:'uniform-final-res'.E37" chart:label-cell-address="'uniform-final-res'.E23:'uniform-final-res'.E23" chart:class="chart:line">
            <chart:data-point chart:repeated="14"/>
          </chart:series>
          <chart:series chart:style-name="ch10" chart:values-cell-range-address="'uniform-final-res'.F24:'uniform-final-res'.F37" chart:label-cell-address="'uniform-final-res'.F23:'uniform-final-res'.F23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H</text:p>
                <draw:g>
                  <svg:desc>'uniform-final-res'.B23:'uniform-final-res'.B23</svg:desc>
                </draw:g>
              </table:table-cell>
              <table:table-cell office:value-type="string">
                <text:p>NS</text:p>
                <draw:g>
                  <svg:desc>'uniform-final-res'.C23:'uniform-final-res'.C23</svg:desc>
                </draw:g>
              </table:table-cell>
              <table:table-cell office:value-type="string">
                <text:p>QE</text:p>
                <draw:g>
                  <svg:desc>'uniform-final-res'.D23:'uniform-final-res'.D23</svg:desc>
                </draw:g>
              </table:table-cell>
              <table:table-cell office:value-type="string">
                <text:p>AF</text:p>
                <draw:g>
                  <svg:desc>'uniform-final-res'.E23:'uniform-final-res'.E23</svg:desc>
                </draw:g>
              </table:table-cell>
              <table:table-cell office:value-type="string">
                <text:p>AFGH</text:p>
                <draw:g>
                  <svg:desc>'uniform-final-res'.F23:'uniform-final-res'.F2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uniform-final-res'.A24:'uniform-final-res'.A37</svg:desc>
                </draw:g>
              </table:table-cell>
              <table:table-cell office:value-type="float" office:value="310">
                <text:p>310</text:p>
                <draw:g>
                  <svg:desc>'uniform-final-res'.B24:'uniform-final-res'.B37</svg:desc>
                </draw:g>
              </table:table-cell>
              <table:table-cell office:value-type="float" office:value="291">
                <text:p>291</text:p>
                <draw:g>
                  <svg:desc>'uniform-final-res'.C24:'uniform-final-res'.C37</svg:desc>
                </draw:g>
              </table:table-cell>
              <table:table-cell office:value-type="float" office:value="313">
                <text:p>313</text:p>
                <draw:g>
                  <svg:desc>'uniform-final-res'.D24:'uniform-final-res'.D37</svg:desc>
                </draw:g>
              </table:table-cell>
              <table:table-cell office:value-type="float" office:value="300">
                <text:p>300</text:p>
                <draw:g>
                  <svg:desc>'uniform-final-res'.E24:'uniform-final-res'.E37</svg:desc>
                </draw:g>
              </table:table-cell>
              <table:table-cell office:value-type="float" office:value="312">
                <text:p>312</text:p>
                <draw:g>
                  <svg:desc>'uniform-final-res'.F24:'uniform-final-res'.F37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71">
                <text:p>471</text:p>
              </table:table-cell>
              <table:table-cell office:value-type="float" office:value="425">
                <text:p>425</text:p>
              </table:table-cell>
              <table:table-cell office:value-type="float" office:value="478">
                <text:p>478</text:p>
              </table:table-cell>
              <table:table-cell office:value-type="float" office:value="448">
                <text:p>448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32">
                <text:p>632</text:p>
              </table:table-cell>
              <table:table-cell office:value-type="float" office:value="560">
                <text:p>560</text:p>
              </table:table-cell>
              <table:table-cell office:value-type="float" office:value="649">
                <text:p>649</text:p>
              </table:table-cell>
              <table:table-cell office:value-type="float" office:value="596">
                <text:p>596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93">
                <text:p>793</text:p>
              </table:table-cell>
              <table:table-cell office:value-type="float" office:value="694">
                <text:p>694</text:p>
              </table:table-cell>
              <table:table-cell office:value-type="float" office:value="819">
                <text:p>819</text:p>
              </table:table-cell>
              <table:table-cell office:value-type="float" office:value="746">
                <text:p>746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69">
                <text:p>969</text:p>
              </table:table-cell>
              <table:table-cell office:value-type="float" office:value="845">
                <text:p>845</text:p>
              </table:table-cell>
              <table:table-cell office:value-type="float" office:value="1012">
                <text:p>1012</text:p>
              </table:table-cell>
              <table:table-cell office:value-type="float" office:value="904">
                <text:p>904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16">
                <text:p>1116</text:p>
              </table:table-cell>
              <table:table-cell office:value-type="float" office:value="968">
                <text:p>968</text:p>
              </table:table-cell>
              <table:table-cell office:value-type="float" office:value="1183">
                <text:p>1183</text:p>
              </table:table-cell>
              <table:table-cell office:value-type="float" office:value="1044">
                <text:p>1044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278">
                <text:p>1278</text:p>
              </table:table-cell>
              <table:table-cell office:value-type="float" office:value="1105">
                <text:p>1105</text:p>
              </table:table-cell>
              <table:table-cell office:value-type="float" office:value="1366">
                <text:p>1366</text:p>
              </table:table-cell>
              <table:table-cell office:value-type="float" office:value="1195">
                <text:p>1195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446">
                <text:p>1446</text:p>
              </table:table-cell>
              <table:table-cell office:value-type="float" office:value="1251">
                <text:p>1251</text:p>
              </table:table-cell>
              <table:table-cell office:value-type="float" office:value="1562">
                <text:p>1562</text:p>
              </table:table-cell>
              <table:table-cell office:value-type="float" office:value="1349">
                <text:p>1349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99">
                <text:p>1599</text:p>
              </table:table-cell>
              <table:table-cell office:value-type="float" office:value="1382">
                <text:p>1382</text:p>
              </table:table-cell>
              <table:table-cell office:value-type="float" office:value="1737">
                <text:p>1737</text:p>
              </table:table-cell>
              <table:table-cell office:value-type="float" office:value="1499">
                <text:p>1499</text:p>
              </table:table-cell>
              <table:table-cell office:value-type="float" office:value="1715">
                <text:p>171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763">
                <text:p>1763</text:p>
              </table:table-cell>
              <table:table-cell office:value-type="float" office:value="1518">
                <text:p>1518</text:p>
              </table:table-cell>
              <table:table-cell office:value-type="float" office:value="1944">
                <text:p>1944</text:p>
              </table:table-cell>
              <table:table-cell office:value-type="float" office:value="1645">
                <text:p>1645</text:p>
              </table:table-cell>
              <table:table-cell office:value-type="float" office:value="1912">
                <text:p>191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927">
                <text:p>1927</text:p>
              </table:table-cell>
              <table:table-cell office:value-type="float" office:value="1653">
                <text:p>1653</text:p>
              </table:table-cell>
              <table:table-cell office:value-type="float" office:value="2136">
                <text:p>2136</text:p>
              </table:table-cell>
              <table:table-cell office:value-type="float" office:value="1784">
                <text:p>1784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089">
                <text:p>2089</text:p>
              </table:table-cell>
              <table:table-cell office:value-type="float" office:value="1785">
                <text:p>1785</text:p>
              </table:table-cell>
              <table:table-cell office:value-type="float" office:value="2332">
                <text:p>2332</text:p>
              </table:table-cell>
              <table:table-cell office:value-type="float" office:value="1942">
                <text:p>194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253">
                <text:p>2253</text:p>
              </table:table-cell>
              <table:table-cell office:value-type="float" office:value="1919">
                <text:p>1919</text:p>
              </table:table-cell>
              <table:table-cell office:value-type="float" office:value="2544">
                <text:p>2544</text:p>
              </table:table-cell>
              <table:table-cell office:value-type="float" office:value="2093">
                <text:p>2093</text:p>
              </table:table-cell>
              <table:table-cell office:value-type="float" office:value="2511">
                <text:p>251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412">
                <text:p>2412</text:p>
              </table:table-cell>
              <table:table-cell office:value-type="float" office:value="2052">
                <text:p>2052</text:p>
              </table:table-cell>
              <table:table-cell office:value-type="float" office:value="2742">
                <text:p>2742</text:p>
              </table:table-cell>
              <table:table-cell office:value-type="float" office:value="2246">
                <text:p>2246</text:p>
              </table:table-cell>
              <table:table-cell office:value-type="float" office:value="2689">
                <text:p>268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2cm" svg:y="3.205cm" style:legend-expansion="high" chart:style-name="ch2"/>
        <chart:plot-area chart:style-name="ch3" table:cell-range-address="Sheet1.A27:Sheet1.F41" chart:data-source-has-labels="both" svg:x="0.32cm" svg:y="0.18cm" svg:width="13.063cm" svg:height="8.64cm">
          <chartooo:coordinate-region svg:x="1.497cm" svg:y="0.379cm" svg:width="11.514cm" svg:height="7.794cm"/>
          <chart:axis chart:dimension="x" chart:name="primary-x" chart:style-name="ch4" chartooo:axis-type="auto">
            <chartooo:date-scale/>
            <chart:categories table:cell-range-address="Sheet1.A28:Sheet1.A4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8:Sheet1.B41" chart:label-cell-address="Sheet1.B27:Sheet1.B27" chart:class="chart:line">
            <chart:data-point chart:repeated="14"/>
          </chart:series>
          <chart:series chart:style-name="ch7" chart:values-cell-range-address="Sheet1.C28:Sheet1.C41" chart:label-cell-address="Sheet1.C27:Sheet1.C27" chart:class="chart:line">
            <chart:data-point chart:repeated="14"/>
          </chart:series>
          <chart:series chart:style-name="ch8" chart:values-cell-range-address="Sheet1.D28:Sheet1.D41" chart:label-cell-address="Sheet1.D27:Sheet1.D27" chart:class="chart:line">
            <chart:data-point chart:repeated="14"/>
          </chart:series>
          <chart:series chart:style-name="ch9" chart:values-cell-range-address="Sheet1.E28:Sheet1.E41" chart:label-cell-address="Sheet1.E27:Sheet1.E27" chart:class="chart:line">
            <chart:data-point chart:repeated="14"/>
          </chart:series>
          <chart:series chart:style-name="ch10" chart:values-cell-range-address="Sheet1.F28:Sheet1.F41" chart:label-cell-address="Sheet1.F27:Sheet1.F27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H</text:p>
                <draw:g>
                  <svg:desc>Sheet1.B27:Sheet1.B27</svg:desc>
                </draw:g>
              </table:table-cell>
              <table:table-cell office:value-type="string">
                <text:p>NS</text:p>
                <draw:g>
                  <svg:desc>Sheet1.C27:Sheet1.C27</svg:desc>
                </draw:g>
              </table:table-cell>
              <table:table-cell office:value-type="string">
                <text:p>QE</text:p>
                <draw:g>
                  <svg:desc>Sheet1.D27:Sheet1.D27</svg:desc>
                </draw:g>
              </table:table-cell>
              <table:table-cell office:value-type="string">
                <text:p>AF</text:p>
                <draw:g>
                  <svg:desc>Sheet1.E27:Sheet1.E27</svg:desc>
                </draw:g>
              </table:table-cell>
              <table:table-cell office:value-type="string">
                <text:p>AFGH</text:p>
                <draw:g>
                  <svg:desc>Sheet1.F27:Sheet1.F2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28:Sheet1.A41</svg:desc>
                </draw:g>
              </table:table-cell>
              <table:table-cell office:value-type="float" office:value="1423">
                <text:p>1423</text:p>
                <draw:g>
                  <svg:desc>Sheet1.B28:Sheet1.B41</svg:desc>
                </draw:g>
              </table:table-cell>
              <table:table-cell office:value-type="float" office:value="1411">
                <text:p>1411</text:p>
                <draw:g>
                  <svg:desc>Sheet1.C28:Sheet1.C41</svg:desc>
                </draw:g>
              </table:table-cell>
              <table:table-cell office:value-type="float" office:value="735">
                <text:p>735</text:p>
                <draw:g>
                  <svg:desc>Sheet1.D28:Sheet1.D41</svg:desc>
                </draw:g>
              </table:table-cell>
              <table:table-cell office:value-type="float" office:value="454">
                <text:p>454</text:p>
                <draw:g>
                  <svg:desc>Sheet1.E28:Sheet1.E41</svg:desc>
                </draw:g>
              </table:table-cell>
              <table:table-cell office:value-type="float" office:value="703">
                <text:p>703</text:p>
                <draw:g>
                  <svg:desc>Sheet1.F28:Sheet1.F4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793">
                <text:p>4793</text:p>
              </table:table-cell>
              <table:table-cell office:value-type="float" office:value="4717">
                <text:p>4717</text:p>
              </table:table-cell>
              <table:table-cell office:value-type="float" office:value="1922">
                <text:p>1922</text:p>
              </table:table-cell>
              <table:table-cell office:value-type="float" office:value="1142">
                <text:p>1142</text:p>
              </table:table-cell>
              <table:table-cell office:value-type="float" office:value="1838">
                <text:p>183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292">
                <text:p>9292</text:p>
              </table:table-cell>
              <table:table-cell office:value-type="float" office:value="9144">
                <text:p>9144</text:p>
              </table:table-cell>
              <table:table-cell office:value-type="float" office:value="2444">
                <text:p>2444</text:p>
              </table:table-cell>
              <table:table-cell office:value-type="float" office:value="1974">
                <text:p>1974</text:p>
              </table:table-cell>
              <table:table-cell office:value-type="float" office:value="2308">
                <text:p>230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5459">
                <text:p>35459</text:p>
              </table:table-cell>
              <table:table-cell office:value-type="float" office:value="35018">
                <text:p>35018</text:p>
              </table:table-cell>
              <table:table-cell office:value-type="float" office:value="10336">
                <text:p>10336</text:p>
              </table:table-cell>
              <table:table-cell office:value-type="float" office:value="5802">
                <text:p>5802</text:p>
              </table:table-cell>
              <table:table-cell office:value-type="float" office:value="10041">
                <text:p>1004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2641">
                <text:p>42641</text:p>
              </table:table-cell>
              <table:table-cell office:value-type="float" office:value="42062">
                <text:p>42062</text:p>
              </table:table-cell>
              <table:table-cell office:value-type="float" office:value="10783">
                <text:p>10783</text:p>
              </table:table-cell>
              <table:table-cell office:value-type="float" office:value="6742">
                <text:p>6742</text:p>
              </table:table-cell>
              <table:table-cell office:value-type="float" office:value="10435">
                <text:p>1043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8597">
                <text:p>48597</text:p>
              </table:table-cell>
              <table:table-cell office:value-type="float" office:value="47894">
                <text:p>47894</text:p>
              </table:table-cell>
              <table:table-cell office:value-type="float" office:value="10925">
                <text:p>10925</text:p>
              </table:table-cell>
              <table:table-cell office:value-type="float" office:value="8827">
                <text:p>8827</text:p>
              </table:table-cell>
              <table:table-cell office:value-type="float" office:value="10512">
                <text:p>1051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5775">
                <text:p>55775</text:p>
              </table:table-cell>
              <table:table-cell office:value-type="float" office:value="54934">
                <text:p>54934</text:p>
              </table:table-cell>
              <table:table-cell office:value-type="float" office:value="10410">
                <text:p>10410</text:p>
              </table:table-cell>
              <table:table-cell office:value-type="float" office:value="12102">
                <text:p>12102</text:p>
              </table:table-cell>
              <table:table-cell office:value-type="float" office:value="9947">
                <text:p>994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6642">
                <text:p>66642</text:p>
              </table:table-cell>
              <table:table-cell office:value-type="float" office:value="65674">
                <text:p>65674</text:p>
              </table:table-cell>
              <table:table-cell office:value-type="float" office:value="14041">
                <text:p>14041</text:p>
              </table:table-cell>
              <table:table-cell office:value-type="float" office:value="12105">
                <text:p>12105</text:p>
              </table:table-cell>
              <table:table-cell office:value-type="float" office:value="13504">
                <text:p>1350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466">
                <text:p>72466</text:p>
              </table:table-cell>
              <table:table-cell office:value-type="float" office:value="71379">
                <text:p>71379</text:p>
              </table:table-cell>
              <table:table-cell office:value-type="float" office:value="16709">
                <text:p>16709</text:p>
              </table:table-cell>
              <table:table-cell office:value-type="float" office:value="20256">
                <text:p>20256</text:p>
              </table:table-cell>
              <table:table-cell office:value-type="float" office:value="16101">
                <text:p>1610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0076">
                <text:p>80076</text:p>
              </table:table-cell>
              <table:table-cell office:value-type="float" office:value="78851">
                <text:p>78851</text:p>
              </table:table-cell>
              <table:table-cell office:value-type="float" office:value="20407">
                <text:p>20407</text:p>
              </table:table-cell>
              <table:table-cell office:value-type="float" office:value="16169">
                <text:p>16169</text:p>
              </table:table-cell>
              <table:table-cell office:value-type="float" office:value="19727">
                <text:p>1972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1482">
                <text:p>91482</text:p>
              </table:table-cell>
              <table:table-cell office:value-type="float" office:value="90085">
                <text:p>90085</text:p>
              </table:table-cell>
              <table:table-cell office:value-type="float" office:value="26310">
                <text:p>26310</text:p>
              </table:table-cell>
              <table:table-cell office:value-type="float" office:value="15937">
                <text:p>15937</text:p>
              </table:table-cell>
              <table:table-cell office:value-type="float" office:value="25543">
                <text:p>2554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19028">
                <text:p>119028</text:p>
              </table:table-cell>
              <table:table-cell office:value-type="float" office:value="117345">
                <text:p>117345</text:p>
              </table:table-cell>
              <table:table-cell office:value-type="float" office:value="33744">
                <text:p>33744</text:p>
              </table:table-cell>
              <table:table-cell office:value-type="float" office:value="20087">
                <text:p>20087</text:p>
              </table:table-cell>
              <table:table-cell office:value-type="float" office:value="32874">
                <text:p>3287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26498">
                <text:p>126498</text:p>
              </table:table-cell>
              <table:table-cell office:value-type="float" office:value="124680">
                <text:p>124680</text:p>
              </table:table-cell>
              <table:table-cell office:value-type="float" office:value="32889">
                <text:p>32889</text:p>
              </table:table-cell>
              <table:table-cell office:value-type="float" office:value="22223">
                <text:p>22223</text:p>
              </table:table-cell>
              <table:table-cell office:value-type="float" office:value="31966">
                <text:p>3196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33956">
                <text:p>133956</text:p>
              </table:table-cell>
              <table:table-cell office:value-type="float" office:value="132003">
                <text:p>132003</text:p>
              </table:table-cell>
              <table:table-cell office:value-type="float" office:value="38098">
                <text:p>38098</text:p>
              </table:table-cell>
              <table:table-cell office:value-type="float" office:value="24645">
                <text:p>24645</text:p>
              </table:table-cell>
              <table:table-cell office:value-type="float" office:value="37094">
                <text:p>370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2cm" svg:y="3.205cm" style:legend-expansion="high" chart:style-name="ch2"/>
        <chart:plot-area chart:style-name="ch3" table:cell-range-address="'uniform-final-res'.A43:'uniform-final-res'.F62" chart:data-source-has-labels="both" svg:x="0.32cm" svg:y="0.18cm" svg:width="13.063cm" svg:height="8.64cm">
          <chartooo:coordinate-region svg:x="1.312cm" svg:y="0.38cm" svg:width="11.884cm" svg:height="7.793cm"/>
          <chart:axis chart:dimension="x" chart:name="primary-x" chart:style-name="ch4" chartooo:axis-type="auto">
            <chartooo:date-scale/>
            <chart:categories table:cell-range-address="'uniform-final-res'.A44:'uniform-final-res'.A6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uniform-final-res'.B44:'uniform-final-res'.B62" chart:label-cell-address="'uniform-final-res'.B43:'uniform-final-res'.B43" chart:class="chart:line">
            <chart:data-point chart:repeated="19"/>
          </chart:series>
          <chart:series chart:style-name="ch7" chart:values-cell-range-address="'uniform-final-res'.C44:'uniform-final-res'.C62" chart:label-cell-address="'uniform-final-res'.C43:'uniform-final-res'.C43" chart:class="chart:line">
            <chart:data-point chart:repeated="19"/>
          </chart:series>
          <chart:series chart:style-name="ch8" chart:values-cell-range-address="'uniform-final-res'.D44:'uniform-final-res'.D62" chart:label-cell-address="'uniform-final-res'.D43:'uniform-final-res'.D43" chart:class="chart:line">
            <chart:data-point chart:repeated="19"/>
          </chart:series>
          <chart:series chart:style-name="ch9" chart:values-cell-range-address="'uniform-final-res'.E44:'uniform-final-res'.E62" chart:label-cell-address="'uniform-final-res'.E43:'uniform-final-res'.E43" chart:class="chart:line">
            <chart:data-point chart:repeated="19"/>
          </chart:series>
          <chart:series chart:style-name="ch10" chart:values-cell-range-address="'uniform-final-res'.F44:'uniform-final-res'.F62" chart:label-cell-address="'uniform-final-res'.F43:'uniform-final-res'.F43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H</text:p>
                <draw:g>
                  <svg:desc>'uniform-final-res'.B43:'uniform-final-res'.B43</svg:desc>
                </draw:g>
              </table:table-cell>
              <table:table-cell office:value-type="string">
                <text:p>NS</text:p>
                <draw:g>
                  <svg:desc>'uniform-final-res'.C43:'uniform-final-res'.C43</svg:desc>
                </draw:g>
              </table:table-cell>
              <table:table-cell office:value-type="string">
                <text:p>QE</text:p>
                <draw:g>
                  <svg:desc>'uniform-final-res'.D43:'uniform-final-res'.D43</svg:desc>
                </draw:g>
              </table:table-cell>
              <table:table-cell office:value-type="string">
                <text:p>AF</text:p>
                <draw:g>
                  <svg:desc>'uniform-final-res'.E43:'uniform-final-res'.E43</svg:desc>
                </draw:g>
              </table:table-cell>
              <table:table-cell office:value-type="string">
                <text:p>AFGH</text:p>
                <draw:g>
                  <svg:desc>'uniform-final-res'.F43:'uniform-final-res'.F4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uniform-final-res'.A44:'uniform-final-res'.A62</svg:desc>
                </draw:g>
              </table:table-cell>
              <table:table-cell office:value-type="float" office:value="98">
                <text:p>98</text:p>
                <draw:g>
                  <svg:desc>'uniform-final-res'.B44:'uniform-final-res'.B62</svg:desc>
                </draw:g>
              </table:table-cell>
              <table:table-cell office:value-type="float" office:value="73">
                <text:p>73</text:p>
                <draw:g>
                  <svg:desc>'uniform-final-res'.C44:'uniform-final-res'.C62</svg:desc>
                </draw:g>
              </table:table-cell>
              <table:table-cell office:value-type="float" office:value="134">
                <text:p>134</text:p>
                <draw:g>
                  <svg:desc>'uniform-final-res'.D44:'uniform-final-res'.D62</svg:desc>
                </draw:g>
              </table:table-cell>
              <table:table-cell office:value-type="float" office:value="18">
                <text:p>18</text:p>
                <draw:g>
                  <svg:desc>'uniform-final-res'.E44:'uniform-final-res'.E62</svg:desc>
                </draw:g>
              </table:table-cell>
              <table:table-cell office:value-type="float" office:value="59">
                <text:p>59</text:p>
                <draw:g>
                  <svg:desc>'uniform-final-res'.F44:'uniform-final-res'.F62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9">
                <text:p>99</text:p>
              </table:table-cell>
              <table:table-cell office:value-type="float" office:value="74">
                <text:p>74</text:p>
              </table:table-cell>
              <table:table-cell office:value-type="float" office:value="153">
                <text:p>153</text:p>
              </table:table-cell>
              <table:table-cell office:value-type="float" office:value="122">
                <text:p>12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53">
                <text:p>253</text:p>
              </table:table-cell>
              <table:table-cell office:value-type="float" office:value="211">
                <text:p>211</text:p>
              </table:table-cell>
              <table:table-cell office:value-type="float" office:value="380">
                <text:p>380</text:p>
              </table:table-cell>
              <table:table-cell office:value-type="float" office:value="157">
                <text:p>157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56">
                <text:p>256</text:p>
              </table:table-cell>
              <table:table-cell office:value-type="float" office:value="217">
                <text:p>217</text:p>
              </table:table-cell>
              <table:table-cell office:value-type="float" office:value="385">
                <text:p>385</text:p>
              </table:table-cell>
              <table:table-cell office:value-type="float" office:value="306">
                <text:p>30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74">
                <text:p>574</text:p>
              </table:table-cell>
              <table:table-cell office:value-type="float" office:value="512">
                <text:p>512</text:p>
              </table:table-cell>
              <table:table-cell office:value-type="float" office:value="713">
                <text:p>713</text:p>
              </table:table-cell>
              <table:table-cell office:value-type="float" office:value="506">
                <text:p>506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75">
                <text:p>575</text:p>
              </table:table-cell>
              <table:table-cell office:value-type="float" office:value="513">
                <text:p>513</text:p>
              </table:table-cell>
              <table:table-cell office:value-type="float" office:value="714">
                <text:p>714</text:p>
              </table:table-cell>
              <table:table-cell office:value-type="float" office:value="507">
                <text:p>507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75">
                <text:p>975</text:p>
              </table:table-cell>
              <table:table-cell office:value-type="float" office:value="887">
                <text:p>887</text:p>
              </table:table-cell>
              <table:table-cell office:value-type="float" office:value="1113">
                <text:p>1113</text:p>
              </table:table-cell>
              <table:table-cell office:value-type="float" office:value="886">
                <text:p>886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76">
                <text:p>976</text:p>
              </table:table-cell>
              <table:table-cell office:value-type="float" office:value="888">
                <text:p>888</text:p>
              </table:table-cell>
              <table:table-cell office:value-type="float" office:value="1114">
                <text:p>1114</text:p>
              </table:table-cell>
              <table:table-cell office:value-type="float" office:value="887">
                <text:p>887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99">
                <text:p>1599</text:p>
              </table:table-cell>
              <table:table-cell office:value-type="float" office:value="1481">
                <text:p>1481</text:p>
              </table:table-cell>
              <table:table-cell office:value-type="float" office:value="1737">
                <text:p>1737</text:p>
              </table:table-cell>
              <table:table-cell office:value-type="float" office:value="1484">
                <text:p>1484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610">
                <text:p>1610</text:p>
              </table:table-cell>
              <table:table-cell office:value-type="float" office:value="1491">
                <text:p>1491</text:p>
              </table:table-cell>
              <table:table-cell office:value-type="float" office:value="1748">
                <text:p>1748</text:p>
              </table:table-cell>
              <table:table-cell office:value-type="float" office:value="1494">
                <text:p>1494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251">
                <text:p>2251</text:p>
              </table:table-cell>
              <table:table-cell office:value-type="float" office:value="2103">
                <text:p>2103</text:p>
              </table:table-cell>
              <table:table-cell office:value-type="float" office:value="2389">
                <text:p>2389</text:p>
              </table:table-cell>
              <table:table-cell office:value-type="float" office:value="2108">
                <text:p>2108</text:p>
              </table:table-cell>
              <table:table-cell office:value-type="float" office:value="2219">
                <text:p>221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254">
                <text:p>2254</text:p>
              </table:table-cell>
              <table:table-cell office:value-type="float" office:value="2108">
                <text:p>2108</text:p>
              </table:table-cell>
              <table:table-cell office:value-type="float" office:value="2392">
                <text:p>2392</text:p>
              </table:table-cell>
              <table:table-cell office:value-type="float" office:value="2114">
                <text:p>2114</text:p>
              </table:table-cell>
              <table:table-cell office:value-type="float" office:value="2222">
                <text:p>222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959">
                <text:p>2959</text:p>
              </table:table-cell>
              <table:table-cell office:value-type="float" office:value="2790">
                <text:p>2790</text:p>
              </table:table-cell>
              <table:table-cell office:value-type="float" office:value="3097">
                <text:p>3097</text:p>
              </table:table-cell>
              <table:table-cell office:value-type="float" office:value="2797">
                <text:p>2797</text:p>
              </table:table-cell>
              <table:table-cell office:value-type="float" office:value="2927">
                <text:p>292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960">
                <text:p>2960</text:p>
              </table:table-cell>
              <table:table-cell office:value-type="float" office:value="2791">
                <text:p>2791</text:p>
              </table:table-cell>
              <table:table-cell office:value-type="float" office:value="3098">
                <text:p>3098</text:p>
              </table:table-cell>
              <table:table-cell office:value-type="float" office:value="2798">
                <text:p>2798</text:p>
              </table:table-cell>
              <table:table-cell office:value-type="float" office:value="2928">
                <text:p>292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97">
                <text:p>3897</text:p>
              </table:table-cell>
              <table:table-cell office:value-type="float" office:value="3699">
                <text:p>3699</text:p>
              </table:table-cell>
              <table:table-cell office:value-type="float" office:value="4035">
                <text:p>4035</text:p>
              </table:table-cell>
              <table:table-cell office:value-type="float" office:value="3710">
                <text:p>3710</text:p>
              </table:table-cell>
              <table:table-cell office:value-type="float" office:value="3865">
                <text:p>386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900">
                <text:p>3900</text:p>
              </table:table-cell>
              <table:table-cell office:value-type="float" office:value="3701">
                <text:p>3701</text:p>
              </table:table-cell>
              <table:table-cell office:value-type="float" office:value="4038">
                <text:p>4038</text:p>
              </table:table-cell>
              <table:table-cell office:value-type="float" office:value="3712">
                <text:p>3712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987">
                <text:p>4987</text:p>
              </table:table-cell>
              <table:table-cell office:value-type="float" office:value="4762">
                <text:p>4762</text:p>
              </table:table-cell>
              <table:table-cell office:value-type="float" office:value="5125">
                <text:p>5125</text:p>
              </table:table-cell>
              <table:table-cell office:value-type="float" office:value="4776">
                <text:p>4776</text:p>
              </table:table-cell>
              <table:table-cell office:value-type="float" office:value="4955">
                <text:p>495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990">
                <text:p>4990</text:p>
              </table:table-cell>
              <table:table-cell office:value-type="float" office:value="4764">
                <text:p>4764</text:p>
              </table:table-cell>
              <table:table-cell office:value-type="float" office:value="5128">
                <text:p>5128</text:p>
              </table:table-cell>
              <table:table-cell office:value-type="float" office:value="4778">
                <text:p>4778</text:p>
              </table:table-cell>
              <table:table-cell office:value-type="float" office:value="4958">
                <text:p>495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213">
                <text:p>6213</text:p>
              </table:table-cell>
              <table:table-cell office:value-type="float" office:value="5957">
                <text:p>5957</text:p>
              </table:table-cell>
              <table:table-cell office:value-type="float" office:value="6351">
                <text:p>6351</text:p>
              </table:table-cell>
              <table:table-cell office:value-type="float" office:value="5975">
                <text:p>5975</text:p>
              </table:table-cell>
              <table:table-cell office:value-type="float" office:value="6181">
                <text:p>6181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2cm" svg:y="3.205cm" style:legend-expansion="high" chart:style-name="ch2"/>
        <chart:plot-area chart:style-name="ch3" table:cell-range-address="'uniform-final-res'.A66:'uniform-final-res'.F80" chart:data-source-has-labels="both" svg:x="0.32cm" svg:y="0.18cm" svg:width="13.063cm" svg:height="8.64cm">
          <chartooo:coordinate-region svg:x="1.312cm" svg:y="0.379cm" svg:width="11.884cm" svg:height="7.794cm"/>
          <chart:axis chart:dimension="x" chart:name="primary-x" chart:style-name="ch4" chartooo:axis-type="auto">
            <chartooo:date-scale/>
            <chart:categories table:cell-range-address="'uniform-final-res'.A67:'uniform-final-res'.A8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uniform-final-res'.B67:'uniform-final-res'.B80" chart:label-cell-address="'uniform-final-res'.B66:'uniform-final-res'.B66" chart:class="chart:line">
            <chart:data-point chart:repeated="14"/>
          </chart:series>
          <chart:series chart:style-name="ch7" chart:values-cell-range-address="'uniform-final-res'.C67:'uniform-final-res'.C80" chart:label-cell-address="'uniform-final-res'.C66:'uniform-final-res'.C66" chart:class="chart:line">
            <chart:data-point chart:repeated="14"/>
          </chart:series>
          <chart:series chart:style-name="ch8" chart:values-cell-range-address="'uniform-final-res'.D67:'uniform-final-res'.D80" chart:label-cell-address="'uniform-final-res'.D66:'uniform-final-res'.D66" chart:class="chart:line">
            <chart:data-point chart:repeated="14"/>
          </chart:series>
          <chart:series chart:style-name="ch9" chart:values-cell-range-address="'uniform-final-res'.E67:'uniform-final-res'.E80" chart:label-cell-address="'uniform-final-res'.E66:'uniform-final-res'.E66" chart:class="chart:line">
            <chart:data-point chart:repeated="14"/>
          </chart:series>
          <chart:series chart:style-name="ch10" chart:values-cell-range-address="'uniform-final-res'.F67:'uniform-final-res'.F80" chart:label-cell-address="'uniform-final-res'.F66:'uniform-final-res'.F66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H</text:p>
                <draw:g>
                  <svg:desc>'uniform-final-res'.B66:'uniform-final-res'.B66</svg:desc>
                </draw:g>
              </table:table-cell>
              <table:table-cell office:value-type="string">
                <text:p>NS</text:p>
                <draw:g>
                  <svg:desc>'uniform-final-res'.C66:'uniform-final-res'.C66</svg:desc>
                </draw:g>
              </table:table-cell>
              <table:table-cell office:value-type="string">
                <text:p>QE</text:p>
                <draw:g>
                  <svg:desc>'uniform-final-res'.D66:'uniform-final-res'.D66</svg:desc>
                </draw:g>
              </table:table-cell>
              <table:table-cell office:value-type="string">
                <text:p>AF</text:p>
                <draw:g>
                  <svg:desc>'uniform-final-res'.E66:'uniform-final-res'.E66</svg:desc>
                </draw:g>
              </table:table-cell>
              <table:table-cell office:value-type="string">
                <text:p>AFGH</text:p>
                <draw:g>
                  <svg:desc>'uniform-final-res'.F66:'uniform-final-res'.F66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uniform-final-res'.A67:'uniform-final-res'.A80</svg:desc>
                </draw:g>
              </table:table-cell>
              <table:table-cell office:value-type="float" office:value="310">
                <text:p>310</text:p>
                <draw:g>
                  <svg:desc>'uniform-final-res'.B67:'uniform-final-res'.B80</svg:desc>
                </draw:g>
              </table:table-cell>
              <table:table-cell office:value-type="float" office:value="300">
                <text:p>300</text:p>
                <draw:g>
                  <svg:desc>'uniform-final-res'.C67:'uniform-final-res'.C80</svg:desc>
                </draw:g>
              </table:table-cell>
              <table:table-cell office:value-type="float" office:value="313">
                <text:p>313</text:p>
                <draw:g>
                  <svg:desc>'uniform-final-res'.D67:'uniform-final-res'.D80</svg:desc>
                </draw:g>
              </table:table-cell>
              <table:table-cell office:value-type="float" office:value="299">
                <text:p>299</text:p>
                <draw:g>
                  <svg:desc>'uniform-final-res'.E67:'uniform-final-res'.E80</svg:desc>
                </draw:g>
              </table:table-cell>
              <table:table-cell office:value-type="float" office:value="308">
                <text:p>308</text:p>
                <draw:g>
                  <svg:desc>'uniform-final-res'.F67:'uniform-final-res'.F80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71">
                <text:p>471</text:p>
              </table:table-cell>
              <table:table-cell office:value-type="float" office:value="447">
                <text:p>447</text:p>
              </table:table-cell>
              <table:table-cell office:value-type="float" office:value="478">
                <text:p>478</text:p>
              </table:table-cell>
              <table:table-cell office:value-type="float" office:value="446">
                <text:p>446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32">
                <text:p>632</text:p>
              </table:table-cell>
              <table:table-cell office:value-type="float" office:value="594">
                <text:p>594</text:p>
              </table:table-cell>
              <table:table-cell office:value-type="float" office:value="649">
                <text:p>649</text:p>
              </table:table-cell>
              <table:table-cell office:value-type="float" office:value="592">
                <text:p>592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93">
                <text:p>793</text:p>
              </table:table-cell>
              <table:table-cell office:value-type="float" office:value="740">
                <text:p>740</text:p>
              </table:table-cell>
              <table:table-cell office:value-type="float" office:value="819">
                <text:p>819</text:p>
              </table:table-cell>
              <table:table-cell office:value-type="float" office:value="739">
                <text:p>739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69">
                <text:p>969</text:p>
              </table:table-cell>
              <table:table-cell office:value-type="float" office:value="903">
                <text:p>903</text:p>
              </table:table-cell>
              <table:table-cell office:value-type="float" office:value="1012">
                <text:p>1012</text:p>
              </table:table-cell>
              <table:table-cell office:value-type="float" office:value="896">
                <text:p>896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16">
                <text:p>1116</text:p>
              </table:table-cell>
              <table:table-cell office:value-type="float" office:value="1037">
                <text:p>1037</text:p>
              </table:table-cell>
              <table:table-cell office:value-type="float" office:value="1183">
                <text:p>1183</text:p>
              </table:table-cell>
              <table:table-cell office:value-type="float" office:value="1036">
                <text:p>1036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278">
                <text:p>1278</text:p>
              </table:table-cell>
              <table:table-cell office:value-type="float" office:value="1185">
                <text:p>1185</text:p>
              </table:table-cell>
              <table:table-cell office:value-type="float" office:value="1366">
                <text:p>1366</text:p>
              </table:table-cell>
              <table:table-cell office:value-type="float" office:value="1182">
                <text:p>1182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446">
                <text:p>1446</text:p>
              </table:table-cell>
              <table:table-cell office:value-type="float" office:value="1341">
                <text:p>1341</text:p>
              </table:table-cell>
              <table:table-cell office:value-type="float" office:value="1562">
                <text:p>1562</text:p>
              </table:table-cell>
              <table:table-cell office:value-type="float" office:value="1333">
                <text:p>1333</text:p>
              </table:table-cell>
              <table:table-cell office:value-type="float" office:value="1414">
                <text:p>141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99">
                <text:p>1599</text:p>
              </table:table-cell>
              <table:table-cell office:value-type="float" office:value="1481">
                <text:p>1481</text:p>
              </table:table-cell>
              <table:table-cell office:value-type="float" office:value="1737">
                <text:p>1737</text:p>
              </table:table-cell>
              <table:table-cell office:value-type="float" office:value="1484">
                <text:p>1484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763">
                <text:p>1763</text:p>
              </table:table-cell>
              <table:table-cell office:value-type="float" office:value="1630">
                <text:p>1630</text:p>
              </table:table-cell>
              <table:table-cell office:value-type="float" office:value="1944">
                <text:p>1944</text:p>
              </table:table-cell>
              <table:table-cell office:value-type="float" office:value="1625">
                <text:p>1625</text:p>
              </table:table-cell>
              <table:table-cell office:value-type="float" office:value="1722">
                <text:p>172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927">
                <text:p>1927</text:p>
              </table:table-cell>
              <table:table-cell office:value-type="float" office:value="1779">
                <text:p>1779</text:p>
              </table:table-cell>
              <table:table-cell office:value-type="float" office:value="2136">
                <text:p>2136</text:p>
              </table:table-cell>
              <table:table-cell office:value-type="float" office:value="1762">
                <text:p>1762</text:p>
              </table:table-cell>
              <table:table-cell office:value-type="float" office:value="1882">
                <text:p>188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089">
                <text:p>2089</text:p>
              </table:table-cell>
              <table:table-cell office:value-type="float" office:value="1925">
                <text:p>1925</text:p>
              </table:table-cell>
              <table:table-cell office:value-type="float" office:value="2332">
                <text:p>2332</text:p>
              </table:table-cell>
              <table:table-cell office:value-type="float" office:value="1919">
                <text:p>1919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253">
                <text:p>2253</text:p>
              </table:table-cell>
              <table:table-cell office:value-type="float" office:value="2074">
                <text:p>2074</text:p>
              </table:table-cell>
              <table:table-cell office:value-type="float" office:value="2544">
                <text:p>2544</text:p>
              </table:table-cell>
              <table:table-cell office:value-type="float" office:value="2069">
                <text:p>2069</text:p>
              </table:table-cell>
              <table:table-cell office:value-type="float" office:value="2207">
                <text:p>220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412">
                <text:p>2412</text:p>
              </table:table-cell>
              <table:table-cell office:value-type="float" office:value="2220">
                <text:p>2220</text:p>
              </table:table-cell>
              <table:table-cell office:value-type="float" office:value="2742">
                <text:p>2742</text:p>
              </table:table-cell>
              <table:table-cell office:value-type="float" office:value="2222">
                <text:p>2222</text:p>
              </table:table-cell>
              <table:table-cell office:value-type="float" office:value="2348">
                <text:p>2348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2cm" svg:y="3.205cm" style:legend-expansion="high" chart:style-name="ch2"/>
        <chart:plot-area chart:style-name="ch3" table:cell-range-address="'geolife-final-res'.A24:'geolife-final-res'.F38" chart:data-source-has-labels="both" svg:x="0.32cm" svg:y="0.18cm" svg:width="13.063cm" svg:height="8.64cm">
          <chartooo:coordinate-region svg:x="1.682cm" svg:y="0.379cm" svg:width="11.514cm" svg:height="7.794cm"/>
          <chart:axis chart:dimension="x" chart:name="primary-x" chart:style-name="ch4" chartooo:axis-type="auto">
            <chartooo:date-scale/>
            <chart:categories table:cell-range-address="'geolife-final-res'.A25:'geolife-final-res'.A3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eolife-final-res'.B25:'geolife-final-res'.B38" chart:label-cell-address="'geolife-final-res'.B24:'geolife-final-res'.B24" chart:class="chart:line">
            <chart:data-point chart:repeated="14"/>
          </chart:series>
          <chart:series chart:style-name="ch7" chart:values-cell-range-address="'geolife-final-res'.C25:'geolife-final-res'.C38" chart:label-cell-address="'geolife-final-res'.C24:'geolife-final-res'.C24" chart:class="chart:line">
            <chart:data-point chart:repeated="14"/>
          </chart:series>
          <chart:series chart:style-name="ch8" chart:values-cell-range-address="'geolife-final-res'.D25:'geolife-final-res'.D38" chart:label-cell-address="'geolife-final-res'.D24:'geolife-final-res'.D24" chart:class="chart:line">
            <chart:data-point chart:repeated="14"/>
          </chart:series>
          <chart:series chart:style-name="ch9" chart:values-cell-range-address="'geolife-final-res'.E25:'geolife-final-res'.E38" chart:label-cell-address="'geolife-final-res'.E24:'geolife-final-res'.E24" chart:class="chart:line">
            <chart:data-point chart:repeated="14"/>
          </chart:series>
          <chart:series chart:style-name="ch10" chart:values-cell-range-address="'geolife-final-res'.F25:'geolife-final-res'.F38" chart:label-cell-address="'geolife-final-res'.F24:'geolife-final-res'.F24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H</text:p>
                <draw:g>
                  <svg:desc>'geolife-final-res'.B24:'geolife-final-res'.B24</svg:desc>
                </draw:g>
              </table:table-cell>
              <table:table-cell office:value-type="string">
                <text:p>NS</text:p>
                <draw:g>
                  <svg:desc>'geolife-final-res'.C24:'geolife-final-res'.C24</svg:desc>
                </draw:g>
              </table:table-cell>
              <table:table-cell office:value-type="string">
                <text:p>QE</text:p>
                <draw:g>
                  <svg:desc>'geolife-final-res'.D24:'geolife-final-res'.D24</svg:desc>
                </draw:g>
              </table:table-cell>
              <table:table-cell office:value-type="string">
                <text:p>AF</text:p>
                <draw:g>
                  <svg:desc>'geolife-final-res'.E24:'geolife-final-res'.E24</svg:desc>
                </draw:g>
              </table:table-cell>
              <table:table-cell office:value-type="string">
                <text:p>AFGH</text:p>
                <draw:g>
                  <svg:desc>'geolife-final-res'.F24:'geolife-final-res'.F24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geolife-final-res'.A25:'geolife-final-res'.A38</svg:desc>
                </draw:g>
              </table:table-cell>
              <table:table-cell office:value-type="float" office:value="9821">
                <text:p>9821</text:p>
                <draw:g>
                  <svg:desc>'geolife-final-res'.B25:'geolife-final-res'.B38</svg:desc>
                </draw:g>
              </table:table-cell>
              <table:table-cell office:value-type="float" office:value="9801">
                <text:p>9801</text:p>
                <draw:g>
                  <svg:desc>'geolife-final-res'.C25:'geolife-final-res'.C38</svg:desc>
                </draw:g>
              </table:table-cell>
              <table:table-cell office:value-type="float" office:value="8047">
                <text:p>8047</text:p>
                <draw:g>
                  <svg:desc>'geolife-final-res'.D25:'geolife-final-res'.D38</svg:desc>
                </draw:g>
              </table:table-cell>
              <table:table-cell office:value-type="float" office:value="7935">
                <text:p>7935</text:p>
                <draw:g>
                  <svg:desc>'geolife-final-res'.E25:'geolife-final-res'.E38</svg:desc>
                </draw:g>
              </table:table-cell>
              <table:table-cell office:value-type="float" office:value="8003">
                <text:p>8003</text:p>
                <draw:g>
                  <svg:desc>'geolife-final-res'.F25:'geolife-final-res'.F38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4426">
                <text:p>14426</text:p>
              </table:table-cell>
              <table:table-cell office:value-type="float" office:value="14300">
                <text:p>14300</text:p>
              </table:table-cell>
              <table:table-cell office:value-type="float" office:value="13289">
                <text:p>13289</text:p>
              </table:table-cell>
              <table:table-cell office:value-type="float" office:value="12301">
                <text:p>12301</text:p>
              </table:table-cell>
              <table:table-cell office:value-type="float" office:value="13205">
                <text:p>1320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1969">
                <text:p>21969</text:p>
              </table:table-cell>
              <table:table-cell office:value-type="float" office:value="21779">
                <text:p>21779</text:p>
              </table:table-cell>
              <table:table-cell office:value-type="float" office:value="15434">
                <text:p>15434</text:p>
              </table:table-cell>
              <table:table-cell office:value-type="float" office:value="17602">
                <text:p>17602</text:p>
              </table:table-cell>
              <table:table-cell office:value-type="float" office:value="15250">
                <text:p>1525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2208">
                <text:p>42208</text:p>
              </table:table-cell>
              <table:table-cell office:value-type="float" office:value="41545">
                <text:p>41545</text:p>
              </table:table-cell>
              <table:table-cell office:value-type="float" office:value="22950">
                <text:p>22950</text:p>
              </table:table-cell>
              <table:table-cell office:value-type="float" office:value="20158">
                <text:p>20158</text:p>
              </table:table-cell>
              <table:table-cell office:value-type="float" office:value="22635">
                <text:p>2263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8786">
                <text:p>48786</text:p>
              </table:table-cell>
              <table:table-cell office:value-type="float" office:value="47978">
                <text:p>47978</text:p>
              </table:table-cell>
              <table:table-cell office:value-type="float" office:value="44920">
                <text:p>44920</text:p>
              </table:table-cell>
              <table:table-cell office:value-type="float" office:value="34227">
                <text:p>34227</text:p>
              </table:table-cell>
              <table:table-cell office:value-type="float" office:value="44482">
                <text:p>4448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0517">
                <text:p>60517</text:p>
              </table:table-cell>
              <table:table-cell office:value-type="float" office:value="59498">
                <text:p>59498</text:p>
              </table:table-cell>
              <table:table-cell office:value-type="float" office:value="55802">
                <text:p>55802</text:p>
              </table:table-cell>
              <table:table-cell office:value-type="float" office:value="40498">
                <text:p>40498</text:p>
              </table:table-cell>
              <table:table-cell office:value-type="float" office:value="55256">
                <text:p>5525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0550">
                <text:p>90550</text:p>
              </table:table-cell>
              <table:table-cell office:value-type="float" office:value="89160">
                <text:p>89160</text:p>
              </table:table-cell>
              <table:table-cell office:value-type="float" office:value="68403">
                <text:p>68403</text:p>
              </table:table-cell>
              <table:table-cell office:value-type="float" office:value="51744">
                <text:p>51744</text:p>
              </table:table-cell>
              <table:table-cell office:value-type="float" office:value="67755">
                <text:p>6775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0353">
                <text:p>110353</text:p>
              </table:table-cell>
              <table:table-cell office:value-type="float" office:value="108410">
                <text:p>108410</text:p>
              </table:table-cell>
              <table:table-cell office:value-type="float" office:value="72998">
                <text:p>72998</text:p>
              </table:table-cell>
              <table:table-cell office:value-type="float" office:value="61141">
                <text:p>61141</text:p>
              </table:table-cell>
              <table:table-cell office:value-type="float" office:value="72206">
                <text:p>7220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7539">
                <text:p>117539</text:p>
              </table:table-cell>
              <table:table-cell office:value-type="float" office:value="115323">
                <text:p>115323</text:p>
              </table:table-cell>
              <table:table-cell office:value-type="float" office:value="71444">
                <text:p>71444</text:p>
              </table:table-cell>
              <table:table-cell office:value-type="float" office:value="65182">
                <text:p>65182</text:p>
              </table:table-cell>
              <table:table-cell office:value-type="float" office:value="70534">
                <text:p>7053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28973">
                <text:p>128973</text:p>
              </table:table-cell>
              <table:table-cell office:value-type="float" office:value="126489">
                <text:p>126489</text:p>
              </table:table-cell>
              <table:table-cell office:value-type="float" office:value="72991">
                <text:p>72991</text:p>
              </table:table-cell>
              <table:table-cell office:value-type="float" office:value="70615">
                <text:p>70615</text:p>
              </table:table-cell>
              <table:table-cell office:value-type="float" office:value="72001">
                <text:p>7200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42444">
                <text:p>142444</text:p>
              </table:table-cell>
              <table:table-cell office:value-type="float" office:value="139672">
                <text:p>139672</text:p>
              </table:table-cell>
              <table:table-cell office:value-type="float" office:value="78098">
                <text:p>78098</text:p>
              </table:table-cell>
              <table:table-cell office:value-type="float" office:value="80232">
                <text:p>80232</text:p>
              </table:table-cell>
              <table:table-cell office:value-type="float" office:value="77006">
                <text:p>7700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60395">
                <text:p>160395</text:p>
              </table:table-cell>
              <table:table-cell office:value-type="float" office:value="157400">
                <text:p>157400</text:p>
              </table:table-cell>
              <table:table-cell office:value-type="float" office:value="86201">
                <text:p>86201</text:p>
              </table:table-cell>
              <table:table-cell office:value-type="float" office:value="85989">
                <text:p>85989</text:p>
              </table:table-cell>
              <table:table-cell office:value-type="float" office:value="85019">
                <text:p>8501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78158">
                <text:p>178158</text:p>
              </table:table-cell>
              <table:table-cell office:value-type="float" office:value="174944">
                <text:p>174944</text:p>
              </table:table-cell>
              <table:table-cell office:value-type="float" office:value="105613">
                <text:p>105613</text:p>
              </table:table-cell>
              <table:table-cell office:value-type="float" office:value="97729">
                <text:p>97729</text:p>
              </table:table-cell>
              <table:table-cell office:value-type="float" office:value="104424">
                <text:p>10442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95921">
                <text:p>195921</text:p>
              </table:table-cell>
              <table:table-cell office:value-type="float" office:value="192488">
                <text:p>192488</text:p>
              </table:table-cell>
              <table:table-cell office:value-type="float" office:value="127987">
                <text:p>127987</text:p>
              </table:table-cell>
              <table:table-cell office:value-type="float" office:value="102690">
                <text:p>102690</text:p>
              </table:table-cell>
              <table:table-cell office:value-type="float" office:value="116729">
                <text:p>116729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2cm" svg:y="3.205cm" style:legend-expansion="high" chart:style-name="ch2"/>
        <chart:plot-area chart:style-name="ch3" table:cell-range-address="'geolife-final-res'.A57:'geolife-final-res'.F76" chart:data-source-has-labels="both" svg:x="0.32cm" svg:y="0.18cm" svg:width="13.063cm" svg:height="8.64cm">
          <chartooo:coordinate-region svg:x="1.497cm" svg:y="0.379cm" svg:width="11.514cm" svg:height="7.794cm"/>
          <chart:axis chart:dimension="x" chart:name="primary-x" chart:style-name="ch4" chartooo:axis-type="auto">
            <chartooo:date-scale/>
            <chart:categories table:cell-range-address="'geolife-final-res'.A58:'geolife-final-res'.A7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eolife-final-res'.B58:'geolife-final-res'.B76" chart:label-cell-address="'geolife-final-res'.B57:'geolife-final-res'.B57" chart:class="chart:line">
            <chart:data-point chart:repeated="19"/>
          </chart:series>
          <chart:series chart:style-name="ch7" chart:values-cell-range-address="'geolife-final-res'.C58:'geolife-final-res'.C76" chart:label-cell-address="'geolife-final-res'.C57:'geolife-final-res'.C57" chart:class="chart:line">
            <chart:data-point chart:repeated="19"/>
          </chart:series>
          <chart:series chart:style-name="ch8" chart:values-cell-range-address="'geolife-final-res'.D58:'geolife-final-res'.D76" chart:label-cell-address="'geolife-final-res'.D57:'geolife-final-res'.D57" chart:class="chart:line">
            <chart:data-point chart:repeated="19"/>
          </chart:series>
          <chart:series chart:style-name="ch9" chart:values-cell-range-address="'geolife-final-res'.E58:'geolife-final-res'.E76" chart:label-cell-address="'geolife-final-res'.E57:'geolife-final-res'.E57" chart:class="chart:line">
            <chart:data-point chart:repeated="19"/>
          </chart:series>
          <chart:series chart:style-name="ch10" chart:values-cell-range-address="'geolife-final-res'.F58:'geolife-final-res'.F76" chart:label-cell-address="'geolife-final-res'.F57:'geolife-final-res'.F57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H</text:p>
                <draw:g>
                  <svg:desc>'geolife-final-res'.B57:'geolife-final-res'.B57</svg:desc>
                </draw:g>
              </table:table-cell>
              <table:table-cell office:value-type="string">
                <text:p>NS</text:p>
                <draw:g>
                  <svg:desc>'geolife-final-res'.C57:'geolife-final-res'.C57</svg:desc>
                </draw:g>
              </table:table-cell>
              <table:table-cell office:value-type="string">
                <text:p>QE</text:p>
                <draw:g>
                  <svg:desc>'geolife-final-res'.D57:'geolife-final-res'.D57</svg:desc>
                </draw:g>
              </table:table-cell>
              <table:table-cell office:value-type="string">
                <text:p>AF</text:p>
                <draw:g>
                  <svg:desc>'geolife-final-res'.E57:'geolife-final-res'.E57</svg:desc>
                </draw:g>
              </table:table-cell>
              <table:table-cell office:value-type="string">
                <text:p>AFGH</text:p>
                <draw:g>
                  <svg:desc>'geolife-final-res'.F57:'geolife-final-res'.F5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geolife-final-res'.A58:'geolife-final-res'.A76</svg:desc>
                </draw:g>
              </table:table-cell>
              <table:table-cell office:value-type="float" office:value="69019">
                <text:p>69019</text:p>
                <draw:g>
                  <svg:desc>'geolife-final-res'.B58:'geolife-final-res'.B76</svg:desc>
                </draw:g>
              </table:table-cell>
              <table:table-cell office:value-type="float" office:value="68388">
                <text:p>68388</text:p>
                <draw:g>
                  <svg:desc>'geolife-final-res'.C58:'geolife-final-res'.C76</svg:desc>
                </draw:g>
              </table:table-cell>
              <table:table-cell office:value-type="float" office:value="13494">
                <text:p>13494</text:p>
                <draw:g>
                  <svg:desc>'geolife-final-res'.D58:'geolife-final-res'.D76</svg:desc>
                </draw:g>
              </table:table-cell>
              <table:table-cell office:value-type="float" office:value="36289">
                <text:p>36289</text:p>
                <draw:g>
                  <svg:desc>'geolife-final-res'.E58:'geolife-final-res'.E76</svg:desc>
                </draw:g>
              </table:table-cell>
              <table:table-cell office:value-type="float" office:value="13044">
                <text:p>13044</text:p>
                <draw:g>
                  <svg:desc>'geolife-final-res'.F58:'geolife-final-res'.F76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0244">
                <text:p>70244</text:p>
              </table:table-cell>
              <table:table-cell office:value-type="float" office:value="69593">
                <text:p>69593</text:p>
              </table:table-cell>
              <table:table-cell office:value-type="float" office:value="27701">
                <text:p>27701</text:p>
              </table:table-cell>
              <table:table-cell office:value-type="float" office:value="48382">
                <text:p>48382</text:p>
              </table:table-cell>
              <table:table-cell office:value-type="float" office:value="27081">
                <text:p>2708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8592">
                <text:p>88592</text:p>
              </table:table-cell>
              <table:table-cell office:value-type="float" office:value="87756">
                <text:p>87756</text:p>
              </table:table-cell>
              <table:table-cell office:value-type="float" office:value="29329">
                <text:p>29329</text:p>
              </table:table-cell>
              <table:table-cell office:value-type="float" office:value="50270">
                <text:p>50270</text:p>
              </table:table-cell>
              <table:table-cell office:value-type="float" office:value="28659">
                <text:p>2865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1215">
                <text:p>111215</text:p>
              </table:table-cell>
              <table:table-cell office:value-type="float" office:value="110167">
                <text:p>110167</text:p>
              </table:table-cell>
              <table:table-cell office:value-type="float" office:value="44155">
                <text:p>44155</text:p>
              </table:table-cell>
              <table:table-cell office:value-type="float" office:value="60293">
                <text:p>60293</text:p>
              </table:table-cell>
              <table:table-cell office:value-type="float" office:value="43315">
                <text:p>4331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14520">
                <text:p>114520</text:p>
              </table:table-cell>
              <table:table-cell office:value-type="float" office:value="113434">
                <text:p>113434</text:p>
              </table:table-cell>
              <table:table-cell office:value-type="float" office:value="51351">
                <text:p>51351</text:p>
              </table:table-cell>
              <table:table-cell office:value-type="float" office:value="61206">
                <text:p>61206</text:p>
              </table:table-cell>
              <table:table-cell office:value-type="float" office:value="50481">
                <text:p>5048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5504">
                <text:p>115504</text:p>
              </table:table-cell>
              <table:table-cell office:value-type="float" office:value="114410">
                <text:p>114410</text:p>
              </table:table-cell>
              <table:table-cell office:value-type="float" office:value="55473">
                <text:p>55473</text:p>
              </table:table-cell>
              <table:table-cell office:value-type="float" office:value="62170">
                <text:p>62170</text:p>
              </table:table-cell>
              <table:table-cell office:value-type="float" office:value="54593">
                <text:p>5459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5732">
                <text:p>115732</text:p>
              </table:table-cell>
              <table:table-cell office:value-type="float" office:value="114636">
                <text:p>114636</text:p>
              </table:table-cell>
              <table:table-cell office:value-type="float" office:value="68186">
                <text:p>68186</text:p>
              </table:table-cell>
              <table:table-cell office:value-type="float" office:value="62269">
                <text:p>62269</text:p>
              </table:table-cell>
              <table:table-cell office:value-type="float" office:value="67276">
                <text:p>6727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5761">
                <text:p>115761</text:p>
              </table:table-cell>
              <table:table-cell office:value-type="float" office:value="114667">
                <text:p>114667</text:p>
              </table:table-cell>
              <table:table-cell office:value-type="float" office:value="70630">
                <text:p>70630</text:p>
              </table:table-cell>
              <table:table-cell office:value-type="float" office:value="63439">
                <text:p>63439</text:p>
              </table:table-cell>
              <table:table-cell office:value-type="float" office:value="69720">
                <text:p>6972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7539">
                <text:p>117539</text:p>
              </table:table-cell>
              <table:table-cell office:value-type="float" office:value="116422">
                <text:p>116422</text:p>
              </table:table-cell>
              <table:table-cell office:value-type="float" office:value="71444">
                <text:p>71444</text:p>
              </table:table-cell>
              <table:table-cell office:value-type="float" office:value="64375">
                <text:p>64375</text:p>
              </table:table-cell>
              <table:table-cell office:value-type="float" office:value="70534">
                <text:p>7053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7657">
                <text:p>117657</text:p>
              </table:table-cell>
              <table:table-cell office:value-type="float" office:value="116546">
                <text:p>116546</text:p>
              </table:table-cell>
              <table:table-cell office:value-type="float" office:value="73060">
                <text:p>73060</text:p>
              </table:table-cell>
              <table:table-cell office:value-type="float" office:value="65967">
                <text:p>65967</text:p>
              </table:table-cell>
              <table:table-cell office:value-type="float" office:value="72150">
                <text:p>7215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7935">
                <text:p>117935</text:p>
              </table:table-cell>
              <table:table-cell office:value-type="float" office:value="116827">
                <text:p>116827</text:p>
              </table:table-cell>
              <table:table-cell office:value-type="float" office:value="73154">
                <text:p>73154</text:p>
              </table:table-cell>
              <table:table-cell office:value-type="float" office:value="67261">
                <text:p>67261</text:p>
              </table:table-cell>
              <table:table-cell office:value-type="float" office:value="72244">
                <text:p>7224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18283">
                <text:p>118283</text:p>
              </table:table-cell>
              <table:table-cell office:value-type="float" office:value="117172">
                <text:p>117172</text:p>
              </table:table-cell>
              <table:table-cell office:value-type="float" office:value="74693">
                <text:p>74693</text:p>
              </table:table-cell>
              <table:table-cell office:value-type="float" office:value="67879">
                <text:p>67879</text:p>
              </table:table-cell>
              <table:table-cell office:value-type="float" office:value="73783">
                <text:p>7378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18451">
                <text:p>118451</text:p>
              </table:table-cell>
              <table:table-cell office:value-type="float" office:value="117336">
                <text:p>117336</text:p>
              </table:table-cell>
              <table:table-cell office:value-type="float" office:value="75650">
                <text:p>75650</text:p>
              </table:table-cell>
              <table:table-cell office:value-type="float" office:value="68026">
                <text:p>68026</text:p>
              </table:table-cell>
              <table:table-cell office:value-type="float" office:value="74740">
                <text:p>7474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18665">
                <text:p>118665</text:p>
              </table:table-cell>
              <table:table-cell office:value-type="float" office:value="117547">
                <text:p>117547</text:p>
              </table:table-cell>
              <table:table-cell office:value-type="float" office:value="76403">
                <text:p>76403</text:p>
              </table:table-cell>
              <table:table-cell office:value-type="float" office:value="69698">
                <text:p>69698</text:p>
              </table:table-cell>
              <table:table-cell office:value-type="float" office:value="75493">
                <text:p>7549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18713">
                <text:p>118713</text:p>
              </table:table-cell>
              <table:table-cell office:value-type="float" office:value="117588">
                <text:p>117588</text:p>
              </table:table-cell>
              <table:table-cell office:value-type="float" office:value="77364">
                <text:p>77364</text:p>
              </table:table-cell>
              <table:table-cell office:value-type="float" office:value="71497">
                <text:p>71497</text:p>
              </table:table-cell>
              <table:table-cell office:value-type="float" office:value="76454">
                <text:p>7645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18910">
                <text:p>118910</text:p>
              </table:table-cell>
              <table:table-cell office:value-type="float" office:value="117789">
                <text:p>117789</text:p>
              </table:table-cell>
              <table:table-cell office:value-type="float" office:value="77753">
                <text:p>77753</text:p>
              </table:table-cell>
              <table:table-cell office:value-type="float" office:value="71649">
                <text:p>71649</text:p>
              </table:table-cell>
              <table:table-cell office:value-type="float" office:value="76833">
                <text:p>7683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18915">
                <text:p>118915</text:p>
              </table:table-cell>
              <table:table-cell office:value-type="float" office:value="117795">
                <text:p>117795</text:p>
              </table:table-cell>
              <table:table-cell office:value-type="float" office:value="79686">
                <text:p>79686</text:p>
              </table:table-cell>
              <table:table-cell office:value-type="float" office:value="71864">
                <text:p>71864</text:p>
              </table:table-cell>
              <table:table-cell office:value-type="float" office:value="78766">
                <text:p>7876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19882">
                <text:p>119882</text:p>
              </table:table-cell>
              <table:table-cell office:value-type="float" office:value="118750">
                <text:p>118750</text:p>
              </table:table-cell>
              <table:table-cell office:value-type="float" office:value="80040">
                <text:p>80040</text:p>
              </table:table-cell>
              <table:table-cell office:value-type="float" office:value="74879">
                <text:p>74879</text:p>
              </table:table-cell>
              <table:table-cell office:value-type="float" office:value="79120">
                <text:p>791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9970">
                <text:p>119970</text:p>
              </table:table-cell>
              <table:table-cell office:value-type="float" office:value="118840">
                <text:p>118840</text:p>
              </table:table-cell>
              <table:table-cell office:value-type="float" office:value="83478">
                <text:p>83478</text:p>
              </table:table-cell>
              <table:table-cell office:value-type="float" office:value="76040">
                <text:p>76040</text:p>
              </table:table-cell>
              <table:table-cell office:value-type="float" office:value="82558">
                <text:p>82558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2cm" svg:y="3.205cm" style:legend-expansion="high" chart:style-name="ch2"/>
        <chart:plot-area chart:style-name="ch3" table:cell-range-address="'geolife-final-res'.A80:'geolife-final-res'.F94" chart:data-source-has-labels="both" svg:x="0.32cm" svg:y="0.18cm" svg:width="13.063cm" svg:height="8.64cm">
          <chartooo:coordinate-region svg:x="1.682cm" svg:y="0.379cm" svg:width="11.514cm" svg:height="7.794cm"/>
          <chart:axis chart:dimension="x" chart:name="primary-x" chart:style-name="ch4" chartooo:axis-type="auto">
            <chartooo:date-scale/>
            <chart:categories table:cell-range-address="'geolife-final-res'.A81:'geolife-final-res'.A9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eolife-final-res'.B81:'geolife-final-res'.B94" chart:label-cell-address="'geolife-final-res'.B80:'geolife-final-res'.B80" chart:class="chart:line">
            <chart:data-point chart:repeated="14"/>
          </chart:series>
          <chart:series chart:style-name="ch7" chart:values-cell-range-address="'geolife-final-res'.C81:'geolife-final-res'.C94" chart:label-cell-address="'geolife-final-res'.C80:'geolife-final-res'.C80" chart:class="chart:line">
            <chart:data-point chart:repeated="14"/>
          </chart:series>
          <chart:series chart:style-name="ch8" chart:values-cell-range-address="'geolife-final-res'.D81:'geolife-final-res'.D94" chart:label-cell-address="'geolife-final-res'.D80:'geolife-final-res'.D80" chart:class="chart:line">
            <chart:data-point chart:repeated="14"/>
          </chart:series>
          <chart:series chart:style-name="ch9" chart:values-cell-range-address="'geolife-final-res'.E81:'geolife-final-res'.E94" chart:label-cell-address="'geolife-final-res'.E80:'geolife-final-res'.E80" chart:class="chart:line">
            <chart:data-point chart:repeated="14"/>
          </chart:series>
          <chart:series chart:style-name="ch10" chart:values-cell-range-address="'geolife-final-res'.F81:'geolife-final-res'.F94" chart:label-cell-address="'geolife-final-res'.F80:'geolife-final-res'.F80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H</text:p>
                <draw:g>
                  <svg:desc>'geolife-final-res'.B80:'geolife-final-res'.B80</svg:desc>
                </draw:g>
              </table:table-cell>
              <table:table-cell office:value-type="string">
                <text:p>NS</text:p>
                <draw:g>
                  <svg:desc>'geolife-final-res'.C80:'geolife-final-res'.C80</svg:desc>
                </draw:g>
              </table:table-cell>
              <table:table-cell office:value-type="string">
                <text:p>QE</text:p>
                <draw:g>
                  <svg:desc>'geolife-final-res'.D80:'geolife-final-res'.D80</svg:desc>
                </draw:g>
              </table:table-cell>
              <table:table-cell office:value-type="string">
                <text:p>AF</text:p>
                <draw:g>
                  <svg:desc>'geolife-final-res'.E80:'geolife-final-res'.E80</svg:desc>
                </draw:g>
              </table:table-cell>
              <table:table-cell office:value-type="string">
                <text:p>AFGH</text:p>
                <draw:g>
                  <svg:desc>'geolife-final-res'.F80:'geolife-final-res'.F80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geolife-final-res'.A81:'geolife-final-res'.A94</svg:desc>
                </draw:g>
              </table:table-cell>
              <table:table-cell office:value-type="float" office:value="9821">
                <text:p>9821</text:p>
                <draw:g>
                  <svg:desc>'geolife-final-res'.B81:'geolife-final-res'.B94</svg:desc>
                </draw:g>
              </table:table-cell>
              <table:table-cell office:value-type="float" office:value="9811">
                <text:p>9811</text:p>
                <draw:g>
                  <svg:desc>'geolife-final-res'.C81:'geolife-final-res'.C94</svg:desc>
                </draw:g>
              </table:table-cell>
              <table:table-cell office:value-type="float" office:value="8047">
                <text:p>8047</text:p>
                <draw:g>
                  <svg:desc>'geolife-final-res'.D81:'geolife-final-res'.D94</svg:desc>
                </draw:g>
              </table:table-cell>
              <table:table-cell office:value-type="float" office:value="7912">
                <text:p>7912</text:p>
                <draw:g>
                  <svg:desc>'geolife-final-res'.E81:'geolife-final-res'.E94</svg:desc>
                </draw:g>
              </table:table-cell>
              <table:table-cell office:value-type="float" office:value="8003">
                <text:p>8003</text:p>
                <draw:g>
                  <svg:desc>'geolife-final-res'.F81:'geolife-final-res'.F94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4426">
                <text:p>14426</text:p>
              </table:table-cell>
              <table:table-cell office:value-type="float" office:value="14354">
                <text:p>14354</text:p>
              </table:table-cell>
              <table:table-cell office:value-type="float" office:value="13289">
                <text:p>13289</text:p>
              </table:table-cell>
              <table:table-cell office:value-type="float" office:value="12245">
                <text:p>12245</text:p>
              </table:table-cell>
              <table:table-cell office:value-type="float" office:value="13205">
                <text:p>1320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1969">
                <text:p>21969</text:p>
              </table:table-cell>
              <table:table-cell office:value-type="float" office:value="21873">
                <text:p>21873</text:p>
              </table:table-cell>
              <table:table-cell office:value-type="float" office:value="15434">
                <text:p>15434</text:p>
              </table:table-cell>
              <table:table-cell office:value-type="float" office:value="17435">
                <text:p>17435</text:p>
              </table:table-cell>
              <table:table-cell office:value-type="float" office:value="15250">
                <text:p>1525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2208">
                <text:p>42208</text:p>
              </table:table-cell>
              <table:table-cell office:value-type="float" office:value="41876">
                <text:p>41876</text:p>
              </table:table-cell>
              <table:table-cell office:value-type="float" office:value="22950">
                <text:p>22950</text:p>
              </table:table-cell>
              <table:table-cell office:value-type="float" office:value="28891">
                <text:p>28891</text:p>
              </table:table-cell>
              <table:table-cell office:value-type="float" office:value="22635">
                <text:p>2263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8786">
                <text:p>48786</text:p>
              </table:table-cell>
              <table:table-cell office:value-type="float" office:value="48380">
                <text:p>48380</text:p>
              </table:table-cell>
              <table:table-cell office:value-type="float" office:value="44920">
                <text:p>44920</text:p>
              </table:table-cell>
              <table:table-cell office:value-type="float" office:value="33878">
                <text:p>33878</text:p>
              </table:table-cell>
              <table:table-cell office:value-type="float" office:value="44482">
                <text:p>4448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0517">
                <text:p>60517</text:p>
              </table:table-cell>
              <table:table-cell office:value-type="float" office:value="59996">
                <text:p>59996</text:p>
              </table:table-cell>
              <table:table-cell office:value-type="float" office:value="55802">
                <text:p>55802</text:p>
              </table:table-cell>
              <table:table-cell office:value-type="float" office:value="40075">
                <text:p>40075</text:p>
              </table:table-cell>
              <table:table-cell office:value-type="float" office:value="55256">
                <text:p>5525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0550">
                <text:p>90550</text:p>
              </table:table-cell>
              <table:table-cell office:value-type="float" office:value="89853">
                <text:p>89853</text:p>
              </table:table-cell>
              <table:table-cell office:value-type="float" office:value="68403">
                <text:p>68403</text:p>
              </table:table-cell>
              <table:table-cell office:value-type="float" office:value="51201">
                <text:p>51201</text:p>
              </table:table-cell>
              <table:table-cell office:value-type="float" office:value="67755">
                <text:p>6775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0353">
                <text:p>110353</text:p>
              </table:table-cell>
              <table:table-cell office:value-type="float" office:value="109374">
                <text:p>109374</text:p>
              </table:table-cell>
              <table:table-cell office:value-type="float" office:value="72998">
                <text:p>72998</text:p>
              </table:table-cell>
              <table:table-cell office:value-type="float" office:value="60456">
                <text:p>60456</text:p>
              </table:table-cell>
              <table:table-cell office:value-type="float" office:value="72206">
                <text:p>7220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7539">
                <text:p>117539</text:p>
              </table:table-cell>
              <table:table-cell office:value-type="float" office:value="116422">
                <text:p>116422</text:p>
              </table:table-cell>
              <table:table-cell office:value-type="float" office:value="81444">
                <text:p>81444</text:p>
              </table:table-cell>
              <table:table-cell office:value-type="float" office:value="64375">
                <text:p>64375</text:p>
              </table:table-cell>
              <table:table-cell office:value-type="float" office:value="80534">
                <text:p>8053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28973">
                <text:p>128973</text:p>
              </table:table-cell>
              <table:table-cell office:value-type="float" office:value="127720">
                <text:p>127720</text:p>
              </table:table-cell>
              <table:table-cell office:value-type="float" office:value="92991">
                <text:p>92991</text:p>
              </table:table-cell>
              <table:table-cell office:value-type="float" office:value="74708">
                <text:p>74708</text:p>
              </table:table-cell>
              <table:table-cell office:value-type="float" office:value="92001">
                <text:p>9200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42444">
                <text:p>142444</text:p>
              </table:table-cell>
              <table:table-cell office:value-type="float" office:value="141043">
                <text:p>141043</text:p>
              </table:table-cell>
              <table:table-cell office:value-type="float" office:value="98098">
                <text:p>98098</text:p>
              </table:table-cell>
              <table:table-cell office:value-type="float" office:value="83235">
                <text:p>83235</text:p>
              </table:table-cell>
              <table:table-cell office:value-type="float" office:value="97006">
                <text:p>9700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60395">
                <text:p>160395</text:p>
              </table:table-cell>
              <table:table-cell office:value-type="float" office:value="158889">
                <text:p>158889</text:p>
              </table:table-cell>
              <table:table-cell office:value-type="float" office:value="106201">
                <text:p>106201</text:p>
              </table:table-cell>
              <table:table-cell office:value-type="float" office:value="87900">
                <text:p>87900</text:p>
              </table:table-cell>
              <table:table-cell office:value-type="float" office:value="105019">
                <text:p>10501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78158">
                <text:p>178158</text:p>
              </table:table-cell>
              <table:table-cell office:value-type="float" office:value="176529">
                <text:p>176529</text:p>
              </table:table-cell>
              <table:table-cell office:value-type="float" office:value="115613">
                <text:p>115613</text:p>
              </table:table-cell>
              <table:table-cell office:value-type="float" office:value="96555">
                <text:p>96555</text:p>
              </table:table-cell>
              <table:table-cell office:value-type="float" office:value="114424">
                <text:p>11442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95921">
                <text:p>195921</text:p>
              </table:table-cell>
              <table:table-cell office:value-type="float" office:value="194169">
                <text:p>194169</text:p>
              </table:table-cell>
              <table:table-cell office:value-type="float" office:value="117987">
                <text:p>117987</text:p>
              </table:table-cell>
              <table:table-cell office:value-type="float" office:value="101431">
                <text:p>101431</text:p>
              </table:table-cell>
              <table:table-cell office:value-type="float" office:value="116729">
                <text:p>116729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2cm" svg:y="3.205cm" style:legend-expansion="high" chart:style-name="ch2"/>
        <chart:plot-area chart:style-name="ch3" table:cell-range-address="'t-drive-final-res'.A1:'t-drive-final-res'.F20" chart:data-source-has-labels="both" svg:x="0.32cm" svg:y="0.18cm" svg:width="13.063cm" svg:height="8.64cm">
          <chartooo:coordinate-region svg:x="1.497cm" svg:y="0.379cm" svg:width="11.699cm" svg:height="7.794cm"/>
          <chart:axis chart:dimension="x" chart:name="primary-x" chart:style-name="ch4" chartooo:axis-type="auto">
            <chartooo:date-scale/>
            <chart:categories table:cell-range-address="'t-drive-final-res'.A2:'t-drive-final-res'.A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t-drive-final-res'.B2:'t-drive-final-res'.B20" chart:label-cell-address="'t-drive-final-res'.B1:'t-drive-final-res'.B1" chart:class="chart:line">
            <chart:data-point chart:repeated="19"/>
          </chart:series>
          <chart:series chart:style-name="ch7" chart:values-cell-range-address="'t-drive-final-res'.C2:'t-drive-final-res'.C20" chart:label-cell-address="'t-drive-final-res'.C1:'t-drive-final-res'.C1" chart:class="chart:line">
            <chart:data-point chart:repeated="19"/>
          </chart:series>
          <chart:series chart:style-name="ch8" chart:values-cell-range-address="'t-drive-final-res'.D2:'t-drive-final-res'.D20" chart:label-cell-address="'t-drive-final-res'.D1:'t-drive-final-res'.D1" chart:class="chart:line">
            <chart:data-point chart:repeated="19"/>
          </chart:series>
          <chart:series chart:style-name="ch9" chart:values-cell-range-address="'t-drive-final-res'.E2:'t-drive-final-res'.E20" chart:label-cell-address="'t-drive-final-res'.E1:'t-drive-final-res'.E1" chart:class="chart:line">
            <chart:data-point chart:repeated="19"/>
          </chart:series>
          <chart:series chart:style-name="ch10" chart:values-cell-range-address="'t-drive-final-res'.F2:'t-drive-final-res'.F20" chart:label-cell-address="'t-drive-final-res'.F1:'t-drive-final-res'.F1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H</text:p>
                <draw:g>
                  <svg:desc>'t-drive-final-res'.B1:'t-drive-final-res'.B1</svg:desc>
                </draw:g>
              </table:table-cell>
              <table:table-cell office:value-type="string">
                <text:p>NS</text:p>
                <draw:g>
                  <svg:desc>'t-drive-final-res'.C1:'t-drive-final-res'.C1</svg:desc>
                </draw:g>
              </table:table-cell>
              <table:table-cell office:value-type="string">
                <text:p>QE</text:p>
                <draw:g>
                  <svg:desc>'t-drive-final-res'.D1:'t-drive-final-res'.D1</svg:desc>
                </draw:g>
              </table:table-cell>
              <table:table-cell office:value-type="string">
                <text:p>AF</text:p>
                <draw:g>
                  <svg:desc>'t-drive-final-res'.E1:'t-drive-final-res'.E1</svg:desc>
                </draw:g>
              </table:table-cell>
              <table:table-cell office:value-type="string">
                <text:p>AFGH</text:p>
                <draw:g>
                  <svg:desc>'t-drive-final-res'.F1:'t-drive-final-res'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t-drive-final-res'.A2:'t-drive-final-res'.A20</svg:desc>
                </draw:g>
              </table:table-cell>
              <table:table-cell office:value-type="float" office:value="35043">
                <text:p>35043</text:p>
                <draw:g>
                  <svg:desc>'t-drive-final-res'.B2:'t-drive-final-res'.B20</svg:desc>
                </draw:g>
              </table:table-cell>
              <table:table-cell office:value-type="float" office:value="32576">
                <text:p>32576</text:p>
                <draw:g>
                  <svg:desc>'t-drive-final-res'.C2:'t-drive-final-res'.C20</svg:desc>
                </draw:g>
              </table:table-cell>
              <table:table-cell office:value-type="float" office:value="11564">
                <text:p>11564</text:p>
                <draw:g>
                  <svg:desc>'t-drive-final-res'.D2:'t-drive-final-res'.D20</svg:desc>
                </draw:g>
              </table:table-cell>
              <table:table-cell office:value-type="float" office:value="7010">
                <text:p>7010</text:p>
                <draw:g>
                  <svg:desc>'t-drive-final-res'.E2:'t-drive-final-res'.E20</svg:desc>
                </draw:g>
              </table:table-cell>
              <table:table-cell office:value-type="float" office:value="10763">
                <text:p>10763</text:p>
                <draw:g>
                  <svg:desc>'t-drive-final-res'.F2:'t-drive-final-res'.F20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8097">
                <text:p>38097</text:p>
              </table:table-cell>
              <table:table-cell office:value-type="float" office:value="35403">
                <text:p>35403</text:p>
              </table:table-cell>
              <table:table-cell office:value-type="float" office:value="12461">
                <text:p>12461</text:p>
              </table:table-cell>
              <table:table-cell office:value-type="float" office:value="7166">
                <text:p>7166</text:p>
              </table:table-cell>
              <table:table-cell office:value-type="float" office:value="11599">
                <text:p>1159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9169">
                <text:p>39169</text:p>
              </table:table-cell>
              <table:table-cell office:value-type="float" office:value="36413">
                <text:p>36413</text:p>
              </table:table-cell>
              <table:table-cell office:value-type="float" office:value="13468">
                <text:p>13468</text:p>
              </table:table-cell>
              <table:table-cell office:value-type="float" office:value="7706">
                <text:p>7706</text:p>
              </table:table-cell>
              <table:table-cell office:value-type="float" office:value="12531">
                <text:p>1253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9288">
                <text:p>39288</text:p>
              </table:table-cell>
              <table:table-cell office:value-type="float" office:value="36504">
                <text:p>36504</text:p>
              </table:table-cell>
              <table:table-cell office:value-type="float" office:value="13597">
                <text:p>13597</text:p>
              </table:table-cell>
              <table:table-cell office:value-type="float" office:value="7717">
                <text:p>7717</text:p>
              </table:table-cell>
              <table:table-cell office:value-type="float" office:value="12655">
                <text:p>1265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2612">
                <text:p>42612</text:p>
              </table:table-cell>
              <table:table-cell office:value-type="float" office:value="39594">
                <text:p>39594</text:p>
              </table:table-cell>
              <table:table-cell office:value-type="float" office:value="13725">
                <text:p>13725</text:p>
              </table:table-cell>
              <table:table-cell office:value-type="float" office:value="8097">
                <text:p>8097</text:p>
              </table:table-cell>
              <table:table-cell office:value-type="float" office:value="12774">
                <text:p>1277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3987">
                <text:p>43987</text:p>
              </table:table-cell>
              <table:table-cell office:value-type="float" office:value="40884">
                <text:p>40884</text:p>
              </table:table-cell>
              <table:table-cell office:value-type="float" office:value="13865">
                <text:p>13865</text:p>
              </table:table-cell>
              <table:table-cell office:value-type="float" office:value="8342">
                <text:p>8342</text:p>
              </table:table-cell>
              <table:table-cell office:value-type="float" office:value="12908">
                <text:p>1290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4090">
                <text:p>44090</text:p>
              </table:table-cell>
              <table:table-cell office:value-type="float" office:value="40919">
                <text:p>40919</text:p>
              </table:table-cell>
              <table:table-cell office:value-type="float" office:value="14210">
                <text:p>14210</text:p>
              </table:table-cell>
              <table:table-cell office:value-type="float" office:value="9918">
                <text:p>9918</text:p>
              </table:table-cell>
              <table:table-cell office:value-type="float" office:value="13231">
                <text:p>1323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5417">
                <text:p>45417</text:p>
              </table:table-cell>
              <table:table-cell office:value-type="float" office:value="42222">
                <text:p>42222</text:p>
              </table:table-cell>
              <table:table-cell office:value-type="float" office:value="14267">
                <text:p>14267</text:p>
              </table:table-cell>
              <table:table-cell office:value-type="float" office:value="11167">
                <text:p>11167</text:p>
              </table:table-cell>
              <table:table-cell office:value-type="float" office:value="13284">
                <text:p>1328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6524">
                <text:p>46524</text:p>
              </table:table-cell>
              <table:table-cell office:value-type="float" office:value="43247">
                <text:p>43247</text:p>
              </table:table-cell>
              <table:table-cell office:value-type="float" office:value="14546">
                <text:p>14546</text:p>
              </table:table-cell>
              <table:table-cell office:value-type="float" office:value="11785">
                <text:p>11785</text:p>
              </table:table-cell>
              <table:table-cell office:value-type="float" office:value="13540">
                <text:p>1354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7036">
                <text:p>47036</text:p>
              </table:table-cell>
              <table:table-cell office:value-type="float" office:value="43724">
                <text:p>43724</text:p>
              </table:table-cell>
              <table:table-cell office:value-type="float" office:value="15161">
                <text:p>15161</text:p>
              </table:table-cell>
              <table:table-cell office:value-type="float" office:value="12491">
                <text:p>12491</text:p>
              </table:table-cell>
              <table:table-cell office:value-type="float" office:value="14103">
                <text:p>1410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7629">
                <text:p>47629</text:p>
              </table:table-cell>
              <table:table-cell office:value-type="float" office:value="44277">
                <text:p>44277</text:p>
              </table:table-cell>
              <table:table-cell office:value-type="float" office:value="15366">
                <text:p>15366</text:p>
              </table:table-cell>
              <table:table-cell office:value-type="float" office:value="13226">
                <text:p>13226</text:p>
              </table:table-cell>
              <table:table-cell office:value-type="float" office:value="14289">
                <text:p>1428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8791">
                <text:p>48791</text:p>
              </table:table-cell>
              <table:table-cell office:value-type="float" office:value="45358">
                <text:p>45358</text:p>
              </table:table-cell>
              <table:table-cell office:value-type="float" office:value="15410">
                <text:p>15410</text:p>
              </table:table-cell>
              <table:table-cell office:value-type="float" office:value="14331">
                <text:p>14331</text:p>
              </table:table-cell>
              <table:table-cell office:value-type="float" office:value="15639">
                <text:p>1563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9215">
                <text:p>49215</text:p>
              </table:table-cell>
              <table:table-cell office:value-type="float" office:value="45751">
                <text:p>45751</text:p>
              </table:table-cell>
              <table:table-cell office:value-type="float" office:value="15564">
                <text:p>15564</text:p>
              </table:table-cell>
              <table:table-cell office:value-type="float" office:value="14473">
                <text:p>14473</text:p>
              </table:table-cell>
              <table:table-cell office:value-type="float" office:value="15858">
                <text:p>1585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9461">
                <text:p>49461</text:p>
              </table:table-cell>
              <table:table-cell office:value-type="float" office:value="45978">
                <text:p>45978</text:p>
              </table:table-cell>
              <table:table-cell office:value-type="float" office:value="17035">
                <text:p>17035</text:p>
              </table:table-cell>
              <table:table-cell office:value-type="float" office:value="15857">
                <text:p>15857</text:p>
              </table:table-cell>
              <table:table-cell office:value-type="float" office:value="16596">
                <text:p>1659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0092">
                <text:p>50092</text:p>
              </table:table-cell>
              <table:table-cell office:value-type="float" office:value="46568">
                <text:p>46568</text:p>
              </table:table-cell>
              <table:table-cell office:value-type="float" office:value="17382">
                <text:p>17382</text:p>
              </table:table-cell>
              <table:table-cell office:value-type="float" office:value="16182">
                <text:p>16182</text:p>
              </table:table-cell>
              <table:table-cell office:value-type="float" office:value="17151">
                <text:p>1715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50294">
                <text:p>50294</text:p>
              </table:table-cell>
              <table:table-cell office:value-type="float" office:value="46743">
                <text:p>46743</text:p>
              </table:table-cell>
              <table:table-cell office:value-type="float" office:value="17404">
                <text:p>17404</text:p>
              </table:table-cell>
              <table:table-cell office:value-type="float" office:value="16204">
                <text:p>16204</text:p>
              </table:table-cell>
              <table:table-cell office:value-type="float" office:value="17620">
                <text:p>1762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50326">
                <text:p>50326</text:p>
              </table:table-cell>
              <table:table-cell office:value-type="float" office:value="46787">
                <text:p>46787</text:p>
              </table:table-cell>
              <table:table-cell office:value-type="float" office:value="17782">
                <text:p>17782</text:p>
              </table:table-cell>
              <table:table-cell office:value-type="float" office:value="16554">
                <text:p>16554</text:p>
              </table:table-cell>
              <table:table-cell office:value-type="float" office:value="18034">
                <text:p>1803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2137">
                <text:p>52137</text:p>
              </table:table-cell>
              <table:table-cell office:value-type="float" office:value="48466">
                <text:p>48466</text:p>
              </table:table-cell>
              <table:table-cell office:value-type="float" office:value="19872">
                <text:p>19872</text:p>
              </table:table-cell>
              <table:table-cell office:value-type="float" office:value="18518">
                <text:p>18518</text:p>
              </table:table-cell>
              <table:table-cell office:value-type="float" office:value="18294">
                <text:p>1829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2963">
                <text:p>52963</text:p>
              </table:table-cell>
              <table:table-cell office:value-type="float" office:value="49235">
                <text:p>49235</text:p>
              </table:table-cell>
              <table:table-cell office:value-type="float" office:value="20021">
                <text:p>20021</text:p>
              </table:table-cell>
              <table:table-cell office:value-type="float" office:value="18658">
                <text:p>18658</text:p>
              </table:table-cell>
              <table:table-cell office:value-type="float" office:value="18998">
                <text:p>18998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2cm" svg:y="3.205cm" style:legend-expansion="high" chart:style-name="ch2"/>
        <chart:plot-area chart:style-name="ch3" table:cell-range-address="'t-drive-final-res'.A24:'t-drive-final-res'.F38" chart:data-source-has-labels="both" svg:x="0.32cm" svg:y="0.18cm" svg:width="13.063cm" svg:height="8.64cm">
          <chartooo:coordinate-region svg:x="1.497cm" svg:y="0.38cm" svg:width="11.514cm" svg:height="7.793cm"/>
          <chart:axis chart:dimension="x" chart:name="primary-x" chart:style-name="ch4" chartooo:axis-type="auto">
            <chartooo:date-scale/>
            <chart:categories table:cell-range-address="'t-drive-final-res'.A25:'t-drive-final-res'.A3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t-drive-final-res'.B25:'t-drive-final-res'.B38" chart:label-cell-address="'t-drive-final-res'.B24:'t-drive-final-res'.B24" chart:class="chart:line">
            <chart:data-point chart:repeated="14"/>
          </chart:series>
          <chart:series chart:style-name="ch7" chart:values-cell-range-address="'t-drive-final-res'.C25:'t-drive-final-res'.C38" chart:label-cell-address="'t-drive-final-res'.C24:'t-drive-final-res'.C24" chart:class="chart:line">
            <chart:data-point chart:repeated="14"/>
          </chart:series>
          <chart:series chart:style-name="ch8" chart:values-cell-range-address="'t-drive-final-res'.D25:'t-drive-final-res'.D38" chart:label-cell-address="'t-drive-final-res'.D24:'t-drive-final-res'.D24" chart:class="chart:line">
            <chart:data-point chart:repeated="14"/>
          </chart:series>
          <chart:series chart:style-name="ch9" chart:values-cell-range-address="'t-drive-final-res'.E25:'t-drive-final-res'.E38" chart:label-cell-address="'t-drive-final-res'.E24:'t-drive-final-res'.E24" chart:class="chart:line">
            <chart:data-point chart:repeated="14"/>
          </chart:series>
          <chart:series chart:style-name="ch10" chart:values-cell-range-address="'t-drive-final-res'.F25:'t-drive-final-res'.F38" chart:label-cell-address="'t-drive-final-res'.F24:'t-drive-final-res'.F24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H</text:p>
                <draw:g>
                  <svg:desc>'t-drive-final-res'.B24:'t-drive-final-res'.B24</svg:desc>
                </draw:g>
              </table:table-cell>
              <table:table-cell office:value-type="string">
                <text:p>NS</text:p>
                <draw:g>
                  <svg:desc>'t-drive-final-res'.C24:'t-drive-final-res'.C24</svg:desc>
                </draw:g>
              </table:table-cell>
              <table:table-cell office:value-type="string">
                <text:p>QE</text:p>
                <draw:g>
                  <svg:desc>'t-drive-final-res'.D24:'t-drive-final-res'.D24</svg:desc>
                </draw:g>
              </table:table-cell>
              <table:table-cell office:value-type="string">
                <text:p>AF</text:p>
                <draw:g>
                  <svg:desc>'t-drive-final-res'.E24:'t-drive-final-res'.E24</svg:desc>
                </draw:g>
              </table:table-cell>
              <table:table-cell office:value-type="string">
                <text:p>AFGH</text:p>
                <draw:g>
                  <svg:desc>'t-drive-final-res'.F24:'t-drive-final-res'.F24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t-drive-final-res'.A25:'t-drive-final-res'.A38</svg:desc>
                </draw:g>
              </table:table-cell>
              <table:table-cell office:value-type="float" office:value="603">
                <text:p>603</text:p>
                <draw:g>
                  <svg:desc>'t-drive-final-res'.B25:'t-drive-final-res'.B38</svg:desc>
                </draw:g>
              </table:table-cell>
              <table:table-cell office:value-type="float" office:value="542">
                <text:p>542</text:p>
                <draw:g>
                  <svg:desc>'t-drive-final-res'.C25:'t-drive-final-res'.C38</svg:desc>
                </draw:g>
              </table:table-cell>
              <table:table-cell office:value-type="float" office:value="673">
                <text:p>673</text:p>
                <draw:g>
                  <svg:desc>'t-drive-final-res'.D25:'t-drive-final-res'.D38</svg:desc>
                </draw:g>
              </table:table-cell>
              <table:table-cell office:value-type="float" office:value="525">
                <text:p>525</text:p>
                <draw:g>
                  <svg:desc>'t-drive-final-res'.E25:'t-drive-final-res'.E38</svg:desc>
                </draw:g>
              </table:table-cell>
              <table:table-cell office:value-type="float" office:value="581">
                <text:p>581</text:p>
                <draw:g>
                  <svg:desc>'t-drive-final-res'.F25:'t-drive-final-res'.F38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758">
                <text:p>2758</text:p>
              </table:table-cell>
              <table:table-cell office:value-type="float" office:value="2476">
                <text:p>2476</text:p>
              </table:table-cell>
              <table:table-cell office:value-type="float" office:value="2111">
                <text:p>2111</text:p>
              </table:table-cell>
              <table:table-cell office:value-type="float" office:value="1748">
                <text:p>1748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540">
                <text:p>12540</text:p>
              </table:table-cell>
              <table:table-cell office:value-type="float" office:value="11286">
                <text:p>11286</text:p>
              </table:table-cell>
              <table:table-cell office:value-type="float" office:value="5047">
                <text:p>5047</text:p>
              </table:table-cell>
              <table:table-cell office:value-type="float" office:value="6307">
                <text:p>6307</text:p>
              </table:table-cell>
              <table:table-cell office:value-type="float" office:value="4670">
                <text:p>467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6230">
                <text:p>16230</text:p>
              </table:table-cell>
              <table:table-cell office:value-type="float" office:value="14604">
                <text:p>14604</text:p>
              </table:table-cell>
              <table:table-cell office:value-type="float" office:value="6482">
                <text:p>6482</text:p>
              </table:table-cell>
              <table:table-cell office:value-type="float" office:value="5785">
                <text:p>5785</text:p>
              </table:table-cell>
              <table:table-cell office:value-type="float" office:value="6011">
                <text:p>601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8956">
                <text:p>18956</text:p>
              </table:table-cell>
              <table:table-cell office:value-type="float" office:value="17059">
                <text:p>17059</text:p>
              </table:table-cell>
              <table:table-cell office:value-type="float" office:value="7687">
                <text:p>7687</text:p>
              </table:table-cell>
              <table:table-cell office:value-type="float" office:value="6641">
                <text:p>6641</text:p>
              </table:table-cell>
              <table:table-cell office:value-type="float" office:value="7159">
                <text:p>715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1557">
                <text:p>21557</text:p>
              </table:table-cell>
              <table:table-cell office:value-type="float" office:value="19395">
                <text:p>19395</text:p>
              </table:table-cell>
              <table:table-cell office:value-type="float" office:value="8998">
                <text:p>8998</text:p>
              </table:table-cell>
              <table:table-cell office:value-type="float" office:value="7210">
                <text:p>7210</text:p>
              </table:table-cell>
              <table:table-cell office:value-type="float" office:value="8404">
                <text:p>840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7671">
                <text:p>27671</text:p>
              </table:table-cell>
              <table:table-cell office:value-type="float" office:value="24894">
                <text:p>24894</text:p>
              </table:table-cell>
              <table:table-cell office:value-type="float" office:value="10477">
                <text:p>10477</text:p>
              </table:table-cell>
              <table:table-cell office:value-type="float" office:value="7307">
                <text:p>7307</text:p>
              </table:table-cell>
              <table:table-cell office:value-type="float" office:value="9816">
                <text:p>981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3431">
                <text:p>33431</text:p>
              </table:table-cell>
              <table:table-cell office:value-type="float" office:value="30073">
                <text:p>30073</text:p>
              </table:table-cell>
              <table:table-cell office:value-type="float" office:value="12754">
                <text:p>12754</text:p>
              </table:table-cell>
              <table:table-cell office:value-type="float" office:value="11756">
                <text:p>11756</text:p>
              </table:table-cell>
              <table:table-cell office:value-type="float" office:value="11885">
                <text:p>1188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6524">
                <text:p>46524</text:p>
              </table:table-cell>
              <table:table-cell office:value-type="float" office:value="41852">
                <text:p>41852</text:p>
              </table:table-cell>
              <table:table-cell office:value-type="float" office:value="14546">
                <text:p>14546</text:p>
              </table:table-cell>
              <table:table-cell office:value-type="float" office:value="11785">
                <text:p>11785</text:p>
              </table:table-cell>
              <table:table-cell office:value-type="float" office:value="13540">
                <text:p>1354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3067">
                <text:p>53067</text:p>
              </table:table-cell>
              <table:table-cell office:value-type="float" office:value="47740">
                <text:p>47740</text:p>
              </table:table-cell>
              <table:table-cell office:value-type="float" office:value="17424">
                <text:p>17424</text:p>
              </table:table-cell>
              <table:table-cell office:value-type="float" office:value="14423">
                <text:p>14423</text:p>
              </table:table-cell>
              <table:table-cell office:value-type="float" office:value="16285">
                <text:p>1628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8838">
                <text:p>58838</text:p>
              </table:table-cell>
              <table:table-cell office:value-type="float" office:value="52927">
                <text:p>52927</text:p>
              </table:table-cell>
              <table:table-cell office:value-type="float" office:value="21581">
                <text:p>21581</text:p>
              </table:table-cell>
              <table:table-cell office:value-type="float" office:value="17327">
                <text:p>17327</text:p>
              </table:table-cell>
              <table:table-cell office:value-type="float" office:value="20337">
                <text:p>2033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6050">
                <text:p>66050</text:p>
              </table:table-cell>
              <table:table-cell office:value-type="float" office:value="59405">
                <text:p>59405</text:p>
              </table:table-cell>
              <table:table-cell office:value-type="float" office:value="25064">
                <text:p>25064</text:p>
              </table:table-cell>
              <table:table-cell office:value-type="float" office:value="19423">
                <text:p>19423</text:p>
              </table:table-cell>
              <table:table-cell office:value-type="float" office:value="23449">
                <text:p>2344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69563">
                <text:p>69563</text:p>
              </table:table-cell>
              <table:table-cell office:value-type="float" office:value="62521">
                <text:p>62521</text:p>
              </table:table-cell>
              <table:table-cell office:value-type="float" office:value="27883">
                <text:p>27883</text:p>
              </table:table-cell>
              <table:table-cell office:value-type="float" office:value="20466">
                <text:p>20466</text:p>
              </table:table-cell>
              <table:table-cell office:value-type="float" office:value="26263">
                <text:p>2626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5959">
                <text:p>85959</text:p>
              </table:table-cell>
              <table:table-cell office:value-type="float" office:value="77284">
                <text:p>77284</text:p>
              </table:table-cell>
              <table:table-cell office:value-type="float" office:value="33391">
                <text:p>33391</text:p>
              </table:table-cell>
              <table:table-cell office:value-type="float" office:value="20327">
                <text:p>20327</text:p>
              </table:table-cell>
              <table:table-cell office:value-type="float" office:value="31410">
                <text:p>31410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2cm" svg:y="3.205cm" style:legend-expansion="high" chart:style-name="ch2"/>
        <chart:plot-area chart:style-name="ch3" table:cell-range-address="Sheet1.A62:Sheet1.F81" chart:data-source-has-labels="both" svg:x="0.32cm" svg:y="0.18cm" svg:width="13.063cm" svg:height="8.64cm">
          <chartooo:coordinate-region svg:x="1.312cm" svg:y="0.38cm" svg:width="11.884cm" svg:height="7.793cm"/>
          <chart:axis chart:dimension="x" chart:name="primary-x" chart:style-name="ch4" chartooo:axis-type="auto">
            <chartooo:date-scale/>
            <chart:categories table:cell-range-address="Sheet1.A63:Sheet1.A8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63:Sheet1.B81" chart:label-cell-address="Sheet1.B62:Sheet1.B62" chart:class="chart:line">
            <chart:data-point chart:repeated="19"/>
          </chart:series>
          <chart:series chart:style-name="ch7" chart:values-cell-range-address="Sheet1.C63:Sheet1.C81" chart:label-cell-address="Sheet1.C62:Sheet1.C62" chart:class="chart:line">
            <chart:data-point chart:repeated="19"/>
          </chart:series>
          <chart:series chart:style-name="ch8" chart:values-cell-range-address="Sheet1.D63:Sheet1.D81" chart:label-cell-address="Sheet1.D62:Sheet1.D62" chart:class="chart:line">
            <chart:data-point chart:repeated="19"/>
          </chart:series>
          <chart:series chart:style-name="ch9" chart:values-cell-range-address="Sheet1.E63:Sheet1.E81" chart:label-cell-address="Sheet1.E62:Sheet1.E62" chart:class="chart:line">
            <chart:data-point chart:repeated="19"/>
          </chart:series>
          <chart:series chart:style-name="ch10" chart:values-cell-range-address="Sheet1.F63:Sheet1.F81" chart:label-cell-address="Sheet1.F62:Sheet1.F62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H</text:p>
                <draw:g>
                  <svg:desc>Sheet1.B62:Sheet1.B62</svg:desc>
                </draw:g>
              </table:table-cell>
              <table:table-cell office:value-type="string">
                <text:p>NS</text:p>
                <draw:g>
                  <svg:desc>Sheet1.C62:Sheet1.C62</svg:desc>
                </draw:g>
              </table:table-cell>
              <table:table-cell office:value-type="string">
                <text:p>QE</text:p>
                <draw:g>
                  <svg:desc>Sheet1.D62:Sheet1.D62</svg:desc>
                </draw:g>
              </table:table-cell>
              <table:table-cell office:value-type="string">
                <text:p>AF</text:p>
                <draw:g>
                  <svg:desc>Sheet1.E62:Sheet1.E62</svg:desc>
                </draw:g>
              </table:table-cell>
              <table:table-cell office:value-type="string">
                <text:p>AFGH</text:p>
                <draw:g>
                  <svg:desc>Sheet1.F62:Sheet1.F6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63:Sheet1.A81</svg:desc>
                </draw:g>
              </table:table-cell>
              <table:table-cell office:value-type="float" office:value="98">
                <text:p>98</text:p>
                <draw:g>
                  <svg:desc>Sheet1.B63:Sheet1.B81</svg:desc>
                </draw:g>
              </table:table-cell>
              <table:table-cell office:value-type="float" office:value="73">
                <text:p>73</text:p>
                <draw:g>
                  <svg:desc>Sheet1.C63:Sheet1.C81</svg:desc>
                </draw:g>
              </table:table-cell>
              <table:table-cell office:value-type="float" office:value="134">
                <text:p>134</text:p>
                <draw:g>
                  <svg:desc>Sheet1.D63:Sheet1.D81</svg:desc>
                </draw:g>
              </table:table-cell>
              <table:table-cell office:value-type="float" office:value="18">
                <text:p>18</text:p>
                <draw:g>
                  <svg:desc>Sheet1.E63:Sheet1.E81</svg:desc>
                </draw:g>
              </table:table-cell>
              <table:table-cell office:value-type="float" office:value="59">
                <text:p>59</text:p>
                <draw:g>
                  <svg:desc>Sheet1.F63:Sheet1.F8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9">
                <text:p>99</text:p>
              </table:table-cell>
              <table:table-cell office:value-type="float" office:value="74">
                <text:p>74</text:p>
              </table:table-cell>
              <table:table-cell office:value-type="float" office:value="153">
                <text:p>153</text:p>
              </table:table-cell>
              <table:table-cell office:value-type="float" office:value="122">
                <text:p>12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53">
                <text:p>253</text:p>
              </table:table-cell>
              <table:table-cell office:value-type="float" office:value="211">
                <text:p>211</text:p>
              </table:table-cell>
              <table:table-cell office:value-type="float" office:value="380">
                <text:p>380</text:p>
              </table:table-cell>
              <table:table-cell office:value-type="float" office:value="157">
                <text:p>157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56">
                <text:p>256</text:p>
              </table:table-cell>
              <table:table-cell office:value-type="float" office:value="217">
                <text:p>217</text:p>
              </table:table-cell>
              <table:table-cell office:value-type="float" office:value="385">
                <text:p>385</text:p>
              </table:table-cell>
              <table:table-cell office:value-type="float" office:value="306">
                <text:p>30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74">
                <text:p>574</text:p>
              </table:table-cell>
              <table:table-cell office:value-type="float" office:value="512">
                <text:p>512</text:p>
              </table:table-cell>
              <table:table-cell office:value-type="float" office:value="713">
                <text:p>713</text:p>
              </table:table-cell>
              <table:table-cell office:value-type="float" office:value="506">
                <text:p>506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75">
                <text:p>575</text:p>
              </table:table-cell>
              <table:table-cell office:value-type="float" office:value="513">
                <text:p>513</text:p>
              </table:table-cell>
              <table:table-cell office:value-type="float" office:value="714">
                <text:p>714</text:p>
              </table:table-cell>
              <table:table-cell office:value-type="float" office:value="507">
                <text:p>507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75">
                <text:p>975</text:p>
              </table:table-cell>
              <table:table-cell office:value-type="float" office:value="887">
                <text:p>887</text:p>
              </table:table-cell>
              <table:table-cell office:value-type="float" office:value="1113">
                <text:p>1113</text:p>
              </table:table-cell>
              <table:table-cell office:value-type="float" office:value="886">
                <text:p>886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76">
                <text:p>976</text:p>
              </table:table-cell>
              <table:table-cell office:value-type="float" office:value="888">
                <text:p>888</text:p>
              </table:table-cell>
              <table:table-cell office:value-type="float" office:value="1114">
                <text:p>1114</text:p>
              </table:table-cell>
              <table:table-cell office:value-type="float" office:value="887">
                <text:p>887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99">
                <text:p>1599</text:p>
              </table:table-cell>
              <table:table-cell office:value-type="float" office:value="1481">
                <text:p>1481</text:p>
              </table:table-cell>
              <table:table-cell office:value-type="float" office:value="1737">
                <text:p>1737</text:p>
              </table:table-cell>
              <table:table-cell office:value-type="float" office:value="1484">
                <text:p>1484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610">
                <text:p>1610</text:p>
              </table:table-cell>
              <table:table-cell office:value-type="float" office:value="1491">
                <text:p>1491</text:p>
              </table:table-cell>
              <table:table-cell office:value-type="float" office:value="1748">
                <text:p>1748</text:p>
              </table:table-cell>
              <table:table-cell office:value-type="float" office:value="1494">
                <text:p>1494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251">
                <text:p>2251</text:p>
              </table:table-cell>
              <table:table-cell office:value-type="float" office:value="2103">
                <text:p>2103</text:p>
              </table:table-cell>
              <table:table-cell office:value-type="float" office:value="2389">
                <text:p>2389</text:p>
              </table:table-cell>
              <table:table-cell office:value-type="float" office:value="2108">
                <text:p>2108</text:p>
              </table:table-cell>
              <table:table-cell office:value-type="float" office:value="2219">
                <text:p>221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254">
                <text:p>2254</text:p>
              </table:table-cell>
              <table:table-cell office:value-type="float" office:value="2108">
                <text:p>2108</text:p>
              </table:table-cell>
              <table:table-cell office:value-type="float" office:value="2392">
                <text:p>2392</text:p>
              </table:table-cell>
              <table:table-cell office:value-type="float" office:value="2114">
                <text:p>2114</text:p>
              </table:table-cell>
              <table:table-cell office:value-type="float" office:value="2222">
                <text:p>222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959">
                <text:p>2959</text:p>
              </table:table-cell>
              <table:table-cell office:value-type="float" office:value="2790">
                <text:p>2790</text:p>
              </table:table-cell>
              <table:table-cell office:value-type="float" office:value="3097">
                <text:p>3097</text:p>
              </table:table-cell>
              <table:table-cell office:value-type="float" office:value="2797">
                <text:p>2797</text:p>
              </table:table-cell>
              <table:table-cell office:value-type="float" office:value="2927">
                <text:p>292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960">
                <text:p>2960</text:p>
              </table:table-cell>
              <table:table-cell office:value-type="float" office:value="2791">
                <text:p>2791</text:p>
              </table:table-cell>
              <table:table-cell office:value-type="float" office:value="3098">
                <text:p>3098</text:p>
              </table:table-cell>
              <table:table-cell office:value-type="float" office:value="2798">
                <text:p>2798</text:p>
              </table:table-cell>
              <table:table-cell office:value-type="float" office:value="2928">
                <text:p>292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97">
                <text:p>3897</text:p>
              </table:table-cell>
              <table:table-cell office:value-type="float" office:value="3699">
                <text:p>3699</text:p>
              </table:table-cell>
              <table:table-cell office:value-type="float" office:value="4035">
                <text:p>4035</text:p>
              </table:table-cell>
              <table:table-cell office:value-type="float" office:value="3710">
                <text:p>3710</text:p>
              </table:table-cell>
              <table:table-cell office:value-type="float" office:value="3865">
                <text:p>386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900">
                <text:p>3900</text:p>
              </table:table-cell>
              <table:table-cell office:value-type="float" office:value="3701">
                <text:p>3701</text:p>
              </table:table-cell>
              <table:table-cell office:value-type="float" office:value="4038">
                <text:p>4038</text:p>
              </table:table-cell>
              <table:table-cell office:value-type="float" office:value="3712">
                <text:p>3712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987">
                <text:p>4987</text:p>
              </table:table-cell>
              <table:table-cell office:value-type="float" office:value="4762">
                <text:p>4762</text:p>
              </table:table-cell>
              <table:table-cell office:value-type="float" office:value="5125">
                <text:p>5125</text:p>
              </table:table-cell>
              <table:table-cell office:value-type="float" office:value="4776">
                <text:p>4776</text:p>
              </table:table-cell>
              <table:table-cell office:value-type="float" office:value="4955">
                <text:p>495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990">
                <text:p>4990</text:p>
              </table:table-cell>
              <table:table-cell office:value-type="float" office:value="4764">
                <text:p>4764</text:p>
              </table:table-cell>
              <table:table-cell office:value-type="float" office:value="5128">
                <text:p>5128</text:p>
              </table:table-cell>
              <table:table-cell office:value-type="float" office:value="4778">
                <text:p>4778</text:p>
              </table:table-cell>
              <table:table-cell office:value-type="float" office:value="4958">
                <text:p>495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213">
                <text:p>6213</text:p>
              </table:table-cell>
              <table:table-cell office:value-type="float" office:value="5957">
                <text:p>5957</text:p>
              </table:table-cell>
              <table:table-cell office:value-type="float" office:value="6351">
                <text:p>6351</text:p>
              </table:table-cell>
              <table:table-cell office:value-type="float" office:value="5975">
                <text:p>5975</text:p>
              </table:table-cell>
              <table:table-cell office:value-type="float" office:value="6181">
                <text:p>61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2cm" svg:y="3.205cm" style:legend-expansion="high" chart:style-name="ch2"/>
        <chart:plot-area chart:style-name="ch3" table:cell-range-address="Sheet1.P63:Sheet1.U73" chart:data-source-has-labels="both" svg:x="0.32cm" svg:y="0.18cm" svg:width="13.063cm" svg:height="8.64cm">
          <chartooo:coordinate-region svg:x="1.312cm" svg:y="0.38cm" svg:width="11.884cm" svg:height="7.793cm"/>
          <chart:axis chart:dimension="x" chart:name="primary-x" chart:style-name="ch4" chartooo:axis-type="auto">
            <chartooo:date-scale/>
            <chart:categories table:cell-range-address="Sheet1.P64:Sheet1.P7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Q64:Sheet1.Q73" chart:label-cell-address="Sheet1.Q63:Sheet1.Q63" chart:class="chart:line">
            <chart:data-point chart:repeated="10"/>
          </chart:series>
          <chart:series chart:style-name="ch7" chart:values-cell-range-address="Sheet1.R64:Sheet1.R73" chart:label-cell-address="Sheet1.R63:Sheet1.R63" chart:class="chart:line">
            <chart:data-point chart:repeated="10"/>
          </chart:series>
          <chart:series chart:style-name="ch8" chart:values-cell-range-address="Sheet1.S64:Sheet1.S73" chart:label-cell-address="Sheet1.S63:Sheet1.S63" chart:class="chart:line">
            <chart:data-point chart:repeated="10"/>
          </chart:series>
          <chart:series chart:style-name="ch9" chart:values-cell-range-address="Sheet1.T64:Sheet1.T73" chart:label-cell-address="Sheet1.T63:Sheet1.T63" chart:class="chart:line">
            <chart:data-point chart:repeated="10"/>
          </chart:series>
          <chart:series chart:style-name="ch10" chart:values-cell-range-address="Sheet1.U64:Sheet1.U73" chart:label-cell-address="Sheet1.U63:Sheet1.U63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H</text:p>
                <draw:g>
                  <svg:desc>Sheet1.Q63:Sheet1.Q63</svg:desc>
                </draw:g>
              </table:table-cell>
              <table:table-cell office:value-type="string">
                <text:p>NS</text:p>
                <draw:g>
                  <svg:desc>Sheet1.R63:Sheet1.R63</svg:desc>
                </draw:g>
              </table:table-cell>
              <table:table-cell office:value-type="string">
                <text:p>QE</text:p>
                <draw:g>
                  <svg:desc>Sheet1.S63:Sheet1.S63</svg:desc>
                </draw:g>
              </table:table-cell>
              <table:table-cell office:value-type="string">
                <text:p>AF</text:p>
                <draw:g>
                  <svg:desc>Sheet1.T63:Sheet1.T63</svg:desc>
                </draw:g>
              </table:table-cell>
              <table:table-cell office:value-type="string">
                <text:p>AFGH</text:p>
                <draw:g>
                  <svg:desc>Sheet1.U63:Sheet1.U6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P64:Sheet1.P73</svg:desc>
                </draw:g>
              </table:table-cell>
              <table:table-cell office:value-type="float" office:value="98">
                <text:p>98</text:p>
                <draw:g>
                  <svg:desc>Sheet1.Q64:Sheet1.Q73</svg:desc>
                </draw:g>
              </table:table-cell>
              <table:table-cell office:value-type="float" office:value="73">
                <text:p>73</text:p>
                <draw:g>
                  <svg:desc>Sheet1.R64:Sheet1.R73</svg:desc>
                </draw:g>
              </table:table-cell>
              <table:table-cell office:value-type="float" office:value="134">
                <text:p>134</text:p>
                <draw:g>
                  <svg:desc>Sheet1.S64:Sheet1.S73</svg:desc>
                </draw:g>
              </table:table-cell>
              <table:table-cell office:value-type="float" office:value="18">
                <text:p>18</text:p>
                <draw:g>
                  <svg:desc>Sheet1.T64:Sheet1.T73</svg:desc>
                </draw:g>
              </table:table-cell>
              <table:table-cell office:value-type="float" office:value="59">
                <text:p>59</text:p>
                <draw:g>
                  <svg:desc>Sheet1.U64:Sheet1.U73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53">
                <text:p>253</text:p>
              </table:table-cell>
              <table:table-cell office:value-type="float" office:value="211">
                <text:p>211</text:p>
              </table:table-cell>
              <table:table-cell office:value-type="float" office:value="380">
                <text:p>380</text:p>
              </table:table-cell>
              <table:table-cell office:value-type="float" office:value="157">
                <text:p>157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74">
                <text:p>574</text:p>
              </table:table-cell>
              <table:table-cell office:value-type="float" office:value="512">
                <text:p>512</text:p>
              </table:table-cell>
              <table:table-cell office:value-type="float" office:value="713">
                <text:p>713</text:p>
              </table:table-cell>
              <table:table-cell office:value-type="float" office:value="506">
                <text:p>506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75">
                <text:p>975</text:p>
              </table:table-cell>
              <table:table-cell office:value-type="float" office:value="887">
                <text:p>887</text:p>
              </table:table-cell>
              <table:table-cell office:value-type="float" office:value="1113">
                <text:p>1113</text:p>
              </table:table-cell>
              <table:table-cell office:value-type="float" office:value="886">
                <text:p>886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99">
                <text:p>1599</text:p>
              </table:table-cell>
              <table:table-cell office:value-type="float" office:value="1481">
                <text:p>1481</text:p>
              </table:table-cell>
              <table:table-cell office:value-type="float" office:value="1737">
                <text:p>1737</text:p>
              </table:table-cell>
              <table:table-cell office:value-type="float" office:value="1484">
                <text:p>1484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251">
                <text:p>2251</text:p>
              </table:table-cell>
              <table:table-cell office:value-type="float" office:value="2103">
                <text:p>2103</text:p>
              </table:table-cell>
              <table:table-cell office:value-type="float" office:value="2389">
                <text:p>2389</text:p>
              </table:table-cell>
              <table:table-cell office:value-type="float" office:value="2108">
                <text:p>2108</text:p>
              </table:table-cell>
              <table:table-cell office:value-type="float" office:value="2219">
                <text:p>221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959">
                <text:p>2959</text:p>
              </table:table-cell>
              <table:table-cell office:value-type="float" office:value="2790">
                <text:p>2790</text:p>
              </table:table-cell>
              <table:table-cell office:value-type="float" office:value="3097">
                <text:p>3097</text:p>
              </table:table-cell>
              <table:table-cell office:value-type="float" office:value="2797">
                <text:p>2797</text:p>
              </table:table-cell>
              <table:table-cell office:value-type="float" office:value="2927">
                <text:p>292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97">
                <text:p>3897</text:p>
              </table:table-cell>
              <table:table-cell office:value-type="float" office:value="3699">
                <text:p>3699</text:p>
              </table:table-cell>
              <table:table-cell office:value-type="float" office:value="4035">
                <text:p>4035</text:p>
              </table:table-cell>
              <table:table-cell office:value-type="float" office:value="3710">
                <text:p>3710</text:p>
              </table:table-cell>
              <table:table-cell office:value-type="float" office:value="3865">
                <text:p>386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987">
                <text:p>4987</text:p>
              </table:table-cell>
              <table:table-cell office:value-type="float" office:value="4762">
                <text:p>4762</text:p>
              </table:table-cell>
              <table:table-cell office:value-type="float" office:value="5125">
                <text:p>5125</text:p>
              </table:table-cell>
              <table:table-cell office:value-type="float" office:value="4776">
                <text:p>4776</text:p>
              </table:table-cell>
              <table:table-cell office:value-type="float" office:value="4955">
                <text:p>495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213">
                <text:p>6213</text:p>
              </table:table-cell>
              <table:table-cell office:value-type="float" office:value="5957">
                <text:p>5957</text:p>
              </table:table-cell>
              <table:table-cell office:value-type="float" office:value="6351">
                <text:p>6351</text:p>
              </table:table-cell>
              <table:table-cell office:value-type="float" office:value="5975">
                <text:p>5975</text:p>
              </table:table-cell>
              <table:table-cell office:value-type="float" office:value="6181">
                <text:p>618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2cm" svg:y="3.205cm" style:legend-expansion="high" chart:style-name="ch2"/>
        <chart:plot-area chart:style-name="ch3" table:cell-range-address="Sheet1.A85:Sheet1.F99" chart:data-source-has-labels="both" svg:x="0.32cm" svg:y="0.18cm" svg:width="13.063cm" svg:height="8.64cm">
          <chartooo:coordinate-region svg:x="1.312cm" svg:y="0.379cm" svg:width="11.884cm" svg:height="7.794cm"/>
          <chart:axis chart:dimension="x" chart:name="primary-x" chart:style-name="ch4" chartooo:axis-type="auto">
            <chartooo:date-scale/>
            <chart:categories table:cell-range-address="Sheet1.A86:Sheet1.A9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86:Sheet1.B99" chart:label-cell-address="Sheet1.B85:Sheet1.B85" chart:class="chart:line">
            <chart:data-point chart:repeated="14"/>
          </chart:series>
          <chart:series chart:style-name="ch7" chart:values-cell-range-address="Sheet1.C86:Sheet1.C99" chart:label-cell-address="Sheet1.C85:Sheet1.C85" chart:class="chart:line">
            <chart:data-point chart:repeated="14"/>
          </chart:series>
          <chart:series chart:style-name="ch8" chart:values-cell-range-address="Sheet1.D86:Sheet1.D99" chart:label-cell-address="Sheet1.D85:Sheet1.D85" chart:class="chart:line">
            <chart:data-point chart:repeated="14"/>
          </chart:series>
          <chart:series chart:style-name="ch9" chart:values-cell-range-address="Sheet1.E86:Sheet1.E99" chart:label-cell-address="Sheet1.E85:Sheet1.E85" chart:class="chart:line">
            <chart:data-point chart:repeated="14"/>
          </chart:series>
          <chart:series chart:style-name="ch10" chart:values-cell-range-address="Sheet1.F86:Sheet1.F99" chart:label-cell-address="Sheet1.F85:Sheet1.F85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H</text:p>
                <draw:g>
                  <svg:desc>Sheet1.B85:Sheet1.B85</svg:desc>
                </draw:g>
              </table:table-cell>
              <table:table-cell office:value-type="string">
                <text:p>NS</text:p>
                <draw:g>
                  <svg:desc>Sheet1.C85:Sheet1.C85</svg:desc>
                </draw:g>
              </table:table-cell>
              <table:table-cell office:value-type="string">
                <text:p>QE</text:p>
                <draw:g>
                  <svg:desc>Sheet1.D85:Sheet1.D85</svg:desc>
                </draw:g>
              </table:table-cell>
              <table:table-cell office:value-type="string">
                <text:p>AF</text:p>
                <draw:g>
                  <svg:desc>Sheet1.E85:Sheet1.E85</svg:desc>
                </draw:g>
              </table:table-cell>
              <table:table-cell office:value-type="string">
                <text:p>AFGH</text:p>
                <draw:g>
                  <svg:desc>Sheet1.F85:Sheet1.F85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86:Sheet1.A99</svg:desc>
                </draw:g>
              </table:table-cell>
              <table:table-cell office:value-type="float" office:value="310">
                <text:p>310</text:p>
                <draw:g>
                  <svg:desc>Sheet1.B86:Sheet1.B99</svg:desc>
                </draw:g>
              </table:table-cell>
              <table:table-cell office:value-type="float" office:value="300">
                <text:p>300</text:p>
                <draw:g>
                  <svg:desc>Sheet1.C86:Sheet1.C99</svg:desc>
                </draw:g>
              </table:table-cell>
              <table:table-cell office:value-type="float" office:value="313">
                <text:p>313</text:p>
                <draw:g>
                  <svg:desc>Sheet1.D86:Sheet1.D99</svg:desc>
                </draw:g>
              </table:table-cell>
              <table:table-cell office:value-type="float" office:value="299">
                <text:p>299</text:p>
                <draw:g>
                  <svg:desc>Sheet1.E86:Sheet1.E99</svg:desc>
                </draw:g>
              </table:table-cell>
              <table:table-cell office:value-type="float" office:value="308">
                <text:p>308</text:p>
                <draw:g>
                  <svg:desc>Sheet1.F86:Sheet1.F99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71">
                <text:p>471</text:p>
              </table:table-cell>
              <table:table-cell office:value-type="float" office:value="447">
                <text:p>447</text:p>
              </table:table-cell>
              <table:table-cell office:value-type="float" office:value="478">
                <text:p>478</text:p>
              </table:table-cell>
              <table:table-cell office:value-type="float" office:value="446">
                <text:p>446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32">
                <text:p>632</text:p>
              </table:table-cell>
              <table:table-cell office:value-type="float" office:value="594">
                <text:p>594</text:p>
              </table:table-cell>
              <table:table-cell office:value-type="float" office:value="649">
                <text:p>649</text:p>
              </table:table-cell>
              <table:table-cell office:value-type="float" office:value="592">
                <text:p>592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93">
                <text:p>793</text:p>
              </table:table-cell>
              <table:table-cell office:value-type="float" office:value="740">
                <text:p>740</text:p>
              </table:table-cell>
              <table:table-cell office:value-type="float" office:value="819">
                <text:p>819</text:p>
              </table:table-cell>
              <table:table-cell office:value-type="float" office:value="739">
                <text:p>739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69">
                <text:p>969</text:p>
              </table:table-cell>
              <table:table-cell office:value-type="float" office:value="903">
                <text:p>903</text:p>
              </table:table-cell>
              <table:table-cell office:value-type="float" office:value="1012">
                <text:p>1012</text:p>
              </table:table-cell>
              <table:table-cell office:value-type="float" office:value="896">
                <text:p>896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16">
                <text:p>1116</text:p>
              </table:table-cell>
              <table:table-cell office:value-type="float" office:value="1037">
                <text:p>1037</text:p>
              </table:table-cell>
              <table:table-cell office:value-type="float" office:value="1183">
                <text:p>1183</text:p>
              </table:table-cell>
              <table:table-cell office:value-type="float" office:value="1036">
                <text:p>1036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278">
                <text:p>1278</text:p>
              </table:table-cell>
              <table:table-cell office:value-type="float" office:value="1185">
                <text:p>1185</text:p>
              </table:table-cell>
              <table:table-cell office:value-type="float" office:value="1366">
                <text:p>1366</text:p>
              </table:table-cell>
              <table:table-cell office:value-type="float" office:value="1182">
                <text:p>1182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446">
                <text:p>1446</text:p>
              </table:table-cell>
              <table:table-cell office:value-type="float" office:value="1341">
                <text:p>1341</text:p>
              </table:table-cell>
              <table:table-cell office:value-type="float" office:value="1562">
                <text:p>1562</text:p>
              </table:table-cell>
              <table:table-cell office:value-type="float" office:value="1333">
                <text:p>1333</text:p>
              </table:table-cell>
              <table:table-cell office:value-type="float" office:value="1414">
                <text:p>141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99">
                <text:p>1599</text:p>
              </table:table-cell>
              <table:table-cell office:value-type="float" office:value="1481">
                <text:p>1481</text:p>
              </table:table-cell>
              <table:table-cell office:value-type="float" office:value="1737">
                <text:p>1737</text:p>
              </table:table-cell>
              <table:table-cell office:value-type="float" office:value="1484">
                <text:p>1484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763">
                <text:p>1763</text:p>
              </table:table-cell>
              <table:table-cell office:value-type="float" office:value="1630">
                <text:p>1630</text:p>
              </table:table-cell>
              <table:table-cell office:value-type="float" office:value="1944">
                <text:p>1944</text:p>
              </table:table-cell>
              <table:table-cell office:value-type="float" office:value="1625">
                <text:p>1625</text:p>
              </table:table-cell>
              <table:table-cell office:value-type="float" office:value="1722">
                <text:p>172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927">
                <text:p>1927</text:p>
              </table:table-cell>
              <table:table-cell office:value-type="float" office:value="1779">
                <text:p>1779</text:p>
              </table:table-cell>
              <table:table-cell office:value-type="float" office:value="2136">
                <text:p>2136</text:p>
              </table:table-cell>
              <table:table-cell office:value-type="float" office:value="1762">
                <text:p>1762</text:p>
              </table:table-cell>
              <table:table-cell office:value-type="float" office:value="1882">
                <text:p>188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089">
                <text:p>2089</text:p>
              </table:table-cell>
              <table:table-cell office:value-type="float" office:value="1925">
                <text:p>1925</text:p>
              </table:table-cell>
              <table:table-cell office:value-type="float" office:value="2332">
                <text:p>2332</text:p>
              </table:table-cell>
              <table:table-cell office:value-type="float" office:value="1919">
                <text:p>1919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253">
                <text:p>2253</text:p>
              </table:table-cell>
              <table:table-cell office:value-type="float" office:value="2074">
                <text:p>2074</text:p>
              </table:table-cell>
              <table:table-cell office:value-type="float" office:value="2544">
                <text:p>2544</text:p>
              </table:table-cell>
              <table:table-cell office:value-type="float" office:value="2069">
                <text:p>2069</text:p>
              </table:table-cell>
              <table:table-cell office:value-type="float" office:value="2207">
                <text:p>220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412">
                <text:p>2412</text:p>
              </table:table-cell>
              <table:table-cell office:value-type="float" office:value="2220">
                <text:p>2220</text:p>
              </table:table-cell>
              <table:table-cell office:value-type="float" office:value="2742">
                <text:p>2742</text:p>
              </table:table-cell>
              <table:table-cell office:value-type="float" office:value="2222">
                <text:p>2222</text:p>
              </table:table-cell>
              <table:table-cell office:value-type="float" office:value="2348">
                <text:p>234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2cm" svg:y="3.703cm" style:legend-expansion="high" chart:style-name="ch2"/>
        <chart:plot-area chart:style-name="ch3" table:cell-range-address="Sheet1.A102:Sheet1.D113" chart:data-source-has-labels="both" svg:x="0.32cm" svg:y="0.18cm" svg:width="13.063cm" svg:height="8.64cm">
          <chartooo:coordinate-region svg:x="1.312cm" svg:y="0.379cm" svg:width="11.977cm" svg:height="7.794cm"/>
          <chart:axis chart:dimension="x" chart:name="primary-x" chart:style-name="ch4" chartooo:axis-type="auto">
            <chartooo:date-scale/>
            <chart:categories table:cell-range-address="Sheet1.A103:Sheet1.A1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03:Sheet1.B113" chart:label-cell-address="Sheet1.B102:Sheet1.B102" chart:class="chart:line">
            <chart:data-point chart:repeated="11"/>
          </chart:series>
          <chart:series chart:style-name="ch7" chart:values-cell-range-address="Sheet1.C103:Sheet1.C113" chart:label-cell-address="Sheet1.C102:Sheet1.C102" chart:class="chart:line">
            <chart:data-point chart:repeated="11"/>
          </chart:series>
          <chart:series chart:style-name="ch8" chart:values-cell-range-address="Sheet1.D103:Sheet1.D113" chart:label-cell-address="Sheet1.D102:Sheet1.D102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E</text:p>
                <draw:g>
                  <svg:desc>Sheet1.B102:Sheet1.B102</svg:desc>
                </draw:g>
              </table:table-cell>
              <table:table-cell office:value-type="string">
                <text:p>AF</text:p>
                <draw:g>
                  <svg:desc>Sheet1.C102:Sheet1.C102</svg:desc>
                </draw:g>
              </table:table-cell>
              <table:table-cell office:value-type="string">
                <text:p>AFGH</text:p>
                <draw:g>
                  <svg:desc>Sheet1.D102:Sheet1.D10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103:Sheet1.A113</svg:desc>
                </draw:g>
              </table:table-cell>
              <table:table-cell office:value-type="float" office:value="1599">
                <text:p>1599</text:p>
                <draw:g>
                  <svg:desc>Sheet1.B103:Sheet1.B113</svg:desc>
                </draw:g>
              </table:table-cell>
              <table:table-cell office:value-type="float" office:value="1481">
                <text:p>1481</text:p>
                <draw:g>
                  <svg:desc>Sheet1.C103:Sheet1.C113</svg:desc>
                </draw:g>
              </table:table-cell>
              <table:table-cell office:value-type="float" office:value="1599">
                <text:p>1599</text:p>
                <draw:g>
                  <svg:desc>Sheet1.D103:Sheet1.D113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628">
                <text:p>1628</text:p>
              </table:table-cell>
              <table:table-cell office:value-type="float" office:value="1480">
                <text:p>1480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682">
                <text:p>1682</text:p>
              </table:table-cell>
              <table:table-cell office:value-type="float" office:value="1477">
                <text:p>1477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739">
                <text:p>1739</text:p>
              </table:table-cell>
              <table:table-cell office:value-type="float" office:value="1483">
                <text:p>1483</text:p>
              </table:table-cell>
              <table:table-cell office:value-type="float" office:value="1569">
                <text:p>1569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806">
                <text:p>1806</text:p>
              </table:table-cell>
              <table:table-cell office:value-type="float" office:value="1471">
                <text:p>1471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872">
                <text:p>1872</text:p>
              </table:table-cell>
              <table:table-cell office:value-type="float" office:value="1474">
                <text:p>1474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1302">
                <text:p>130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06">
                <text:p>1306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1310">
                <text:p>1310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1309">
                <text:p>1309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08">
                <text:p>1308</text:p>
              </table:table-cell>
              <table:table-cell office:value-type="float" office:value="862">
                <text:p>86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2cm" svg:y="3.205cm" style:legend-expansion="high" chart:style-name="ch2"/>
        <chart:plot-area chart:style-name="ch3" table:cell-range-address="Sheet1.A121:Sheet1.F140" chart:data-source-has-labels="both" svg:x="0.32cm" svg:y="0.18cm" svg:width="13.063cm" svg:height="8.64cm">
          <chartooo:coordinate-region svg:x="1.682cm" svg:y="0.379cm" svg:width="11.329cm" svg:height="7.794cm"/>
          <chart:axis chart:dimension="x" chart:name="primary-x" chart:style-name="ch4" chartooo:axis-type="auto">
            <chartooo:date-scale/>
            <chart:categories table:cell-range-address="Sheet1.A122:Sheet1.A14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22:Sheet1.B140" chart:label-cell-address="Sheet1.B121:Sheet1.B121" chart:class="chart:line">
            <chart:data-point chart:repeated="19"/>
          </chart:series>
          <chart:series chart:style-name="ch7" chart:values-cell-range-address="Sheet1.C122:Sheet1.C140" chart:label-cell-address="Sheet1.C121:Sheet1.C121" chart:class="chart:line">
            <chart:data-point chart:repeated="19"/>
          </chart:series>
          <chart:series chart:style-name="ch8" chart:values-cell-range-address="Sheet1.D122:Sheet1.D140" chart:label-cell-address="Sheet1.D121:Sheet1.D121" chart:class="chart:line">
            <chart:data-point chart:repeated="19"/>
          </chart:series>
          <chart:series chart:style-name="ch9" chart:values-cell-range-address="Sheet1.E122:Sheet1.E140" chart:label-cell-address="Sheet1.E121:Sheet1.E121" chart:class="chart:line">
            <chart:data-point chart:repeated="19"/>
          </chart:series>
          <chart:series chart:style-name="ch10" chart:values-cell-range-address="Sheet1.F122:Sheet1.F140" chart:label-cell-address="Sheet1.F121:Sheet1.F121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H</text:p>
                <draw:g>
                  <svg:desc>Sheet1.B121:Sheet1.B121</svg:desc>
                </draw:g>
              </table:table-cell>
              <table:table-cell office:value-type="string">
                <text:p>NS</text:p>
                <draw:g>
                  <svg:desc>Sheet1.C121:Sheet1.C121</svg:desc>
                </draw:g>
              </table:table-cell>
              <table:table-cell office:value-type="string">
                <text:p>QE</text:p>
                <draw:g>
                  <svg:desc>Sheet1.D121:Sheet1.D121</svg:desc>
                </draw:g>
              </table:table-cell>
              <table:table-cell office:value-type="string">
                <text:p>AF</text:p>
                <draw:g>
                  <svg:desc>Sheet1.E121:Sheet1.E121</svg:desc>
                </draw:g>
              </table:table-cell>
              <table:table-cell office:value-type="string">
                <text:p>AFGH</text:p>
                <draw:g>
                  <svg:desc>Sheet1.F121:Sheet1.F12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122:Sheet1.A140</svg:desc>
                </draw:g>
              </table:table-cell>
              <table:table-cell office:value-type="float" office:value="364">
                <text:p>364</text:p>
                <draw:g>
                  <svg:desc>Sheet1.B122:Sheet1.B140</svg:desc>
                </draw:g>
              </table:table-cell>
              <table:table-cell office:value-type="float" office:value="2">
                <text:p>2</text:p>
                <draw:g>
                  <svg:desc>Sheet1.C122:Sheet1.C140</svg:desc>
                </draw:g>
              </table:table-cell>
              <table:table-cell office:value-type="float" office:value="364">
                <text:p>364</text:p>
                <draw:g>
                  <svg:desc>Sheet1.D122:Sheet1.D140</svg:desc>
                </draw:g>
              </table:table-cell>
              <table:table-cell office:value-type="float" office:value="2">
                <text:p>2</text:p>
                <draw:g>
                  <svg:desc>Sheet1.E122:Sheet1.E140</svg:desc>
                </draw:g>
              </table:table-cell>
              <table:table-cell office:value-type="float" office:value="363">
                <text:p>363</text:p>
                <draw:g>
                  <svg:desc>Sheet1.F122:Sheet1.F140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361">
                <text:p>9361</text:p>
              </table:table-cell>
              <table:table-cell office:value-type="float" office:value="8784">
                <text:p>8784</text:p>
              </table:table-cell>
              <table:table-cell office:value-type="float" office:value="9361">
                <text:p>9361</text:p>
              </table:table-cell>
              <table:table-cell office:value-type="float" office:value="8784">
                <text:p>8784</text:p>
              </table:table-cell>
              <table:table-cell office:value-type="float" office:value="9360">
                <text:p>936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4670">
                <text:p>44670</text:p>
              </table:table-cell>
              <table:table-cell office:value-type="float" office:value="44625">
                <text:p>44625</text:p>
              </table:table-cell>
              <table:table-cell office:value-type="float" office:value="44670">
                <text:p>44670</text:p>
              </table:table-cell>
              <table:table-cell office:value-type="float" office:value="44625">
                <text:p>44625</text:p>
              </table:table-cell>
              <table:table-cell office:value-type="float" office:value="44669">
                <text:p>4466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0483">
                <text:p>90483</text:p>
              </table:table-cell>
              <table:table-cell office:value-type="float" office:value="90431">
                <text:p>90431</text:p>
              </table:table-cell>
              <table:table-cell office:value-type="float" office:value="90483">
                <text:p>90483</text:p>
              </table:table-cell>
              <table:table-cell office:value-type="float" office:value="90431">
                <text:p>90431</text:p>
              </table:table-cell>
              <table:table-cell office:value-type="float" office:value="90482">
                <text:p>9048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74428">
                <text:p>474428</text:p>
              </table:table-cell>
              <table:table-cell office:value-type="float" office:value="474363">
                <text:p>474363</text:p>
              </table:table-cell>
              <table:table-cell office:value-type="float" office:value="474428">
                <text:p>474428</text:p>
              </table:table-cell>
              <table:table-cell office:value-type="float" office:value="474363">
                <text:p>474363</text:p>
              </table:table-cell>
              <table:table-cell office:value-type="float" office:value="474427">
                <text:p>47442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74464">
                <text:p>474464</text:p>
              </table:table-cell>
              <table:table-cell office:value-type="float" office:value="474389">
                <text:p>474389</text:p>
              </table:table-cell>
              <table:table-cell office:value-type="float" office:value="474464">
                <text:p>474464</text:p>
              </table:table-cell>
              <table:table-cell office:value-type="float" office:value="474389">
                <text:p>474389</text:p>
              </table:table-cell>
              <table:table-cell office:value-type="float" office:value="474463">
                <text:p>47446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91436">
                <text:p>491436</text:p>
              </table:table-cell>
              <table:table-cell office:value-type="float" office:value="491189">
                <text:p>491189</text:p>
              </table:table-cell>
              <table:table-cell office:value-type="float" office:value="491436">
                <text:p>491436</text:p>
              </table:table-cell>
              <table:table-cell office:value-type="float" office:value="491189">
                <text:p>491189</text:p>
              </table:table-cell>
              <table:table-cell office:value-type="float" office:value="491435">
                <text:p>49143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91469">
                <text:p>491469</text:p>
              </table:table-cell>
              <table:table-cell office:value-type="float" office:value="491387">
                <text:p>491387</text:p>
              </table:table-cell>
              <table:table-cell office:value-type="float" office:value="491469">
                <text:p>491469</text:p>
              </table:table-cell>
              <table:table-cell office:value-type="float" office:value="491387">
                <text:p>491387</text:p>
              </table:table-cell>
              <table:table-cell office:value-type="float" office:value="491468">
                <text:p>49146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35532">
                <text:p>535532</text:p>
              </table:table-cell>
              <table:table-cell office:value-type="float" office:value="535437">
                <text:p>535437</text:p>
              </table:table-cell>
              <table:table-cell office:value-type="float" office:value="535532">
                <text:p>535532</text:p>
              </table:table-cell>
              <table:table-cell office:value-type="float" office:value="535437">
                <text:p>535437</text:p>
              </table:table-cell>
              <table:table-cell office:value-type="float" office:value="535531">
                <text:p>53553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24717">
                <text:p>624717</text:p>
              </table:table-cell>
              <table:table-cell office:value-type="float" office:value="624571">
                <text:p>624571</text:p>
              </table:table-cell>
              <table:table-cell office:value-type="float" office:value="624717">
                <text:p>624717</text:p>
              </table:table-cell>
              <table:table-cell office:value-type="float" office:value="624571">
                <text:p>624571</text:p>
              </table:table-cell>
              <table:table-cell office:value-type="float" office:value="624716">
                <text:p>62471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92975">
                <text:p>992975</text:p>
              </table:table-cell>
              <table:table-cell office:value-type="float" office:value="992876">
                <text:p>992876</text:p>
              </table:table-cell>
              <table:table-cell office:value-type="float" office:value="992975">
                <text:p>992975</text:p>
              </table:table-cell>
              <table:table-cell office:value-type="float" office:value="992876">
                <text:p>992876</text:p>
              </table:table-cell>
              <table:table-cell office:value-type="float" office:value="992974">
                <text:p>99297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92975">
                <text:p>992975</text:p>
              </table:table-cell>
              <table:table-cell office:value-type="float" office:value="992876">
                <text:p>992876</text:p>
              </table:table-cell>
              <table:table-cell office:value-type="float" office:value="992975">
                <text:p>992975</text:p>
              </table:table-cell>
              <table:table-cell office:value-type="float" office:value="992876">
                <text:p>992876</text:p>
              </table:table-cell>
              <table:table-cell office:value-type="float" office:value="992974">
                <text:p>99297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92975">
                <text:p>992975</text:p>
              </table:table-cell>
              <table:table-cell office:value-type="float" office:value="992876">
                <text:p>992876</text:p>
              </table:table-cell>
              <table:table-cell office:value-type="float" office:value="992975">
                <text:p>992975</text:p>
              </table:table-cell>
              <table:table-cell office:value-type="float" office:value="992876">
                <text:p>992876</text:p>
              </table:table-cell>
              <table:table-cell office:value-type="float" office:value="992974">
                <text:p>99297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92975">
                <text:p>992975</text:p>
              </table:table-cell>
              <table:table-cell office:value-type="float" office:value="992876">
                <text:p>992876</text:p>
              </table:table-cell>
              <table:table-cell office:value-type="float" office:value="992975">
                <text:p>992975</text:p>
              </table:table-cell>
              <table:table-cell office:value-type="float" office:value="992876">
                <text:p>992876</text:p>
              </table:table-cell>
              <table:table-cell office:value-type="float" office:value="992974">
                <text:p>99297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92975">
                <text:p>992975</text:p>
              </table:table-cell>
              <table:table-cell office:value-type="float" office:value="992876">
                <text:p>992876</text:p>
              </table:table-cell>
              <table:table-cell office:value-type="float" office:value="992975">
                <text:p>992975</text:p>
              </table:table-cell>
              <table:table-cell office:value-type="float" office:value="992876">
                <text:p>992876</text:p>
              </table:table-cell>
              <table:table-cell office:value-type="float" office:value="992974">
                <text:p>99297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992975">
                <text:p>992975</text:p>
              </table:table-cell>
              <table:table-cell office:value-type="float" office:value="992876">
                <text:p>992876</text:p>
              </table:table-cell>
              <table:table-cell office:value-type="float" office:value="992975">
                <text:p>992975</text:p>
              </table:table-cell>
              <table:table-cell office:value-type="float" office:value="992876">
                <text:p>992876</text:p>
              </table:table-cell>
              <table:table-cell office:value-type="float" office:value="992974">
                <text:p>99297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992975">
                <text:p>992975</text:p>
              </table:table-cell>
              <table:table-cell office:value-type="float" office:value="992876">
                <text:p>992876</text:p>
              </table:table-cell>
              <table:table-cell office:value-type="float" office:value="992975">
                <text:p>992975</text:p>
              </table:table-cell>
              <table:table-cell office:value-type="float" office:value="992876">
                <text:p>992876</text:p>
              </table:table-cell>
              <table:table-cell office:value-type="float" office:value="992974">
                <text:p>99297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992975">
                <text:p>992975</text:p>
              </table:table-cell>
              <table:table-cell office:value-type="float" office:value="992876">
                <text:p>992876</text:p>
              </table:table-cell>
              <table:table-cell office:value-type="float" office:value="992975">
                <text:p>992975</text:p>
              </table:table-cell>
              <table:table-cell office:value-type="float" office:value="992876">
                <text:p>992876</text:p>
              </table:table-cell>
              <table:table-cell office:value-type="float" office:value="992974">
                <text:p>99297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92975">
                <text:p>992975</text:p>
              </table:table-cell>
              <table:table-cell office:value-type="float" office:value="992876">
                <text:p>992876</text:p>
              </table:table-cell>
              <table:table-cell office:value-type="float" office:value="992975">
                <text:p>992975</text:p>
              </table:table-cell>
              <table:table-cell office:value-type="float" office:value="992876">
                <text:p>992876</text:p>
              </table:table-cell>
              <table:table-cell office:value-type="float" office:value="992974">
                <text:p>99297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2cm" svg:y="3.205cm" style:legend-expansion="high" chart:style-name="ch2"/>
        <chart:plot-area chart:style-name="ch3" table:cell-range-address="Sheet1.A144:Sheet1.F158" chart:data-source-has-labels="both" svg:x="0.32cm" svg:y="0.18cm" svg:width="13.063cm" svg:height="8.64cm">
          <chartooo:coordinate-region svg:x="1.682cm" svg:y="0.379cm" svg:width="11.514cm" svg:height="7.794cm"/>
          <chart:axis chart:dimension="x" chart:name="primary-x" chart:style-name="ch4" chartooo:axis-type="auto">
            <chartooo:date-scale/>
            <chart:categories table:cell-range-address="Sheet1.A145:Sheet1.A15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45:Sheet1.B158" chart:label-cell-address="Sheet1.B144:Sheet1.B144" chart:class="chart:line">
            <chart:data-point chart:repeated="14"/>
          </chart:series>
          <chart:series chart:style-name="ch7" chart:values-cell-range-address="Sheet1.C145:Sheet1.C158" chart:label-cell-address="Sheet1.C144:Sheet1.C144" chart:class="chart:line">
            <chart:data-point chart:repeated="14"/>
          </chart:series>
          <chart:series chart:style-name="ch8" chart:values-cell-range-address="Sheet1.D145:Sheet1.D158" chart:label-cell-address="Sheet1.D144:Sheet1.D144" chart:class="chart:line">
            <chart:data-point chart:repeated="14"/>
          </chart:series>
          <chart:series chart:style-name="ch9" chart:values-cell-range-address="Sheet1.E145:Sheet1.E158" chart:label-cell-address="Sheet1.E144:Sheet1.E144" chart:class="chart:line">
            <chart:data-point chart:repeated="14"/>
          </chart:series>
          <chart:series chart:style-name="ch10" chart:values-cell-range-address="Sheet1.F145:Sheet1.F158" chart:label-cell-address="Sheet1.F144:Sheet1.F144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H</text:p>
                <draw:g>
                  <svg:desc>Sheet1.B144:Sheet1.B144</svg:desc>
                </draw:g>
              </table:table-cell>
              <table:table-cell office:value-type="string">
                <text:p>NS</text:p>
                <draw:g>
                  <svg:desc>Sheet1.C144:Sheet1.C144</svg:desc>
                </draw:g>
              </table:table-cell>
              <table:table-cell office:value-type="string">
                <text:p>QE</text:p>
                <draw:g>
                  <svg:desc>Sheet1.D144:Sheet1.D144</svg:desc>
                </draw:g>
              </table:table-cell>
              <table:table-cell office:value-type="string">
                <text:p>AF</text:p>
                <draw:g>
                  <svg:desc>Sheet1.E144:Sheet1.E144</svg:desc>
                </draw:g>
              </table:table-cell>
              <table:table-cell office:value-type="string">
                <text:p>AFGH</text:p>
                <draw:g>
                  <svg:desc>Sheet1.F144:Sheet1.F144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145:Sheet1.A158</svg:desc>
                </draw:g>
              </table:table-cell>
              <table:table-cell office:value-type="float" office:value="106449">
                <text:p>106449</text:p>
                <draw:g>
                  <svg:desc>Sheet1.B145:Sheet1.B158</svg:desc>
                </draw:g>
              </table:table-cell>
              <table:table-cell office:value-type="float" office:value="106438">
                <text:p>106438</text:p>
                <draw:g>
                  <svg:desc>Sheet1.C145:Sheet1.C158</svg:desc>
                </draw:g>
              </table:table-cell>
              <table:table-cell office:value-type="float" office:value="106449">
                <text:p>106449</text:p>
                <draw:g>
                  <svg:desc>Sheet1.D145:Sheet1.D158</svg:desc>
                </draw:g>
              </table:table-cell>
              <table:table-cell office:value-type="float" office:value="106438">
                <text:p>106438</text:p>
                <draw:g>
                  <svg:desc>Sheet1.E145:Sheet1.E158</svg:desc>
                </draw:g>
              </table:table-cell>
              <table:table-cell office:value-type="float" office:value="106448">
                <text:p>106448</text:p>
                <draw:g>
                  <svg:desc>Sheet1.F145:Sheet1.F158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59744">
                <text:p>159744</text:p>
              </table:table-cell>
              <table:table-cell office:value-type="float" office:value="159720">
                <text:p>159720</text:p>
              </table:table-cell>
              <table:table-cell office:value-type="float" office:value="159744">
                <text:p>159744</text:p>
              </table:table-cell>
              <table:table-cell office:value-type="float" office:value="159720">
                <text:p>159720</text:p>
              </table:table-cell>
              <table:table-cell office:value-type="float" office:value="159743">
                <text:p>15974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12874">
                <text:p>212874</text:p>
              </table:table-cell>
              <table:table-cell office:value-type="float" office:value="212837">
                <text:p>212837</text:p>
              </table:table-cell>
              <table:table-cell office:value-type="float" office:value="212874">
                <text:p>212874</text:p>
              </table:table-cell>
              <table:table-cell office:value-type="float" office:value="212837">
                <text:p>212837</text:p>
              </table:table-cell>
              <table:table-cell office:value-type="float" office:value="212873">
                <text:p>21287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66066">
                <text:p>266066</text:p>
              </table:table-cell>
              <table:table-cell office:value-type="float" office:value="266017">
                <text:p>266017</text:p>
              </table:table-cell>
              <table:table-cell office:value-type="float" office:value="266066">
                <text:p>266066</text:p>
              </table:table-cell>
              <table:table-cell office:value-type="float" office:value="266017">
                <text:p>266017</text:p>
              </table:table-cell>
              <table:table-cell office:value-type="float" office:value="266065">
                <text:p>26606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19136">
                <text:p>319136</text:p>
              </table:table-cell>
              <table:table-cell office:value-type="float" office:value="319077">
                <text:p>319077</text:p>
              </table:table-cell>
              <table:table-cell office:value-type="float" office:value="319136">
                <text:p>319136</text:p>
              </table:table-cell>
              <table:table-cell office:value-type="float" office:value="319077">
                <text:p>319077</text:p>
              </table:table-cell>
              <table:table-cell office:value-type="float" office:value="319135">
                <text:p>31913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73463">
                <text:p>373463</text:p>
              </table:table-cell>
              <table:table-cell office:value-type="float" office:value="373393">
                <text:p>373393</text:p>
              </table:table-cell>
              <table:table-cell office:value-type="float" office:value="373463">
                <text:p>373463</text:p>
              </table:table-cell>
              <table:table-cell office:value-type="float" office:value="373393">
                <text:p>373393</text:p>
              </table:table-cell>
              <table:table-cell office:value-type="float" office:value="373462">
                <text:p>37346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27721">
                <text:p>427721</text:p>
              </table:table-cell>
              <table:table-cell office:value-type="float" office:value="427641">
                <text:p>427641</text:p>
              </table:table-cell>
              <table:table-cell office:value-type="float" office:value="427721">
                <text:p>427721</text:p>
              </table:table-cell>
              <table:table-cell office:value-type="float" office:value="427641">
                <text:p>427641</text:p>
              </table:table-cell>
              <table:table-cell office:value-type="float" office:value="427720">
                <text:p>42772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82325">
                <text:p>482325</text:p>
              </table:table-cell>
              <table:table-cell office:value-type="float" office:value="482240">
                <text:p>482240</text:p>
              </table:table-cell>
              <table:table-cell office:value-type="float" office:value="482325">
                <text:p>482325</text:p>
              </table:table-cell>
              <table:table-cell office:value-type="float" office:value="482240">
                <text:p>482240</text:p>
              </table:table-cell>
              <table:table-cell office:value-type="float" office:value="482324">
                <text:p>48232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35532">
                <text:p>535532</text:p>
              </table:table-cell>
              <table:table-cell office:value-type="float" office:value="535437">
                <text:p>535437</text:p>
              </table:table-cell>
              <table:table-cell office:value-type="float" office:value="535532">
                <text:p>535532</text:p>
              </table:table-cell>
              <table:table-cell office:value-type="float" office:value="535437">
                <text:p>535437</text:p>
              </table:table-cell>
              <table:table-cell office:value-type="float" office:value="535531">
                <text:p>53553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89156">
                <text:p>589156</text:p>
              </table:table-cell>
              <table:table-cell office:value-type="float" office:value="589033">
                <text:p>589033</text:p>
              </table:table-cell>
              <table:table-cell office:value-type="float" office:value="589156">
                <text:p>589156</text:p>
              </table:table-cell>
              <table:table-cell office:value-type="float" office:value="589033">
                <text:p>589033</text:p>
              </table:table-cell>
              <table:table-cell office:value-type="float" office:value="589155">
                <text:p>58915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43644">
                <text:p>643644</text:p>
              </table:table-cell>
              <table:table-cell office:value-type="float" office:value="643528">
                <text:p>643528</text:p>
              </table:table-cell>
              <table:table-cell office:value-type="float" office:value="643644">
                <text:p>643644</text:p>
              </table:table-cell>
              <table:table-cell office:value-type="float" office:value="643528">
                <text:p>643528</text:p>
              </table:table-cell>
              <table:table-cell office:value-type="float" office:value="643643">
                <text:p>64364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97548">
                <text:p>697548</text:p>
              </table:table-cell>
              <table:table-cell office:value-type="float" office:value="697419">
                <text:p>697419</text:p>
              </table:table-cell>
              <table:table-cell office:value-type="float" office:value="697548">
                <text:p>697548</text:p>
              </table:table-cell>
              <table:table-cell office:value-type="float" office:value="697419">
                <text:p>697419</text:p>
              </table:table-cell>
              <table:table-cell office:value-type="float" office:value="697547">
                <text:p>69754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51520">
                <text:p>751520</text:p>
              </table:table-cell>
              <table:table-cell office:value-type="float" office:value="751381">
                <text:p>751381</text:p>
              </table:table-cell>
              <table:table-cell office:value-type="float" office:value="751520">
                <text:p>751520</text:p>
              </table:table-cell>
              <table:table-cell office:value-type="float" office:value="751381">
                <text:p>751381</text:p>
              </table:table-cell>
              <table:table-cell office:value-type="float" office:value="751519">
                <text:p>75151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04626">
                <text:p>804626</text:p>
              </table:table-cell>
              <table:table-cell office:value-type="float" office:value="804477">
                <text:p>804477</text:p>
              </table:table-cell>
              <table:table-cell office:value-type="float" office:value="804626">
                <text:p>804626</text:p>
              </table:table-cell>
              <table:table-cell office:value-type="float" office:value="804477">
                <text:p>804477</text:p>
              </table:table-cell>
              <table:table-cell office:value-type="float" office:value="804625">
                <text:p>80462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2cm" svg:y="3.703cm" style:legend-expansion="high" chart:style-name="ch2"/>
        <chart:plot-area chart:style-name="ch3" table:cell-range-address="Sheet1.A161:Sheet1.D172" chart:data-source-has-labels="both" svg:x="0.32cm" svg:y="0.18cm" svg:width="13.063cm" svg:height="8.64cm">
          <chartooo:coordinate-region svg:x="1.682cm" svg:y="0.38cm" svg:width="11.607cm" svg:height="7.794cm"/>
          <chart:axis chart:dimension="x" chart:name="primary-x" chart:style-name="ch4" chartooo:axis-type="auto">
            <chartooo:date-scale/>
            <chart:categories table:cell-range-address="Sheet1.A162:Sheet1.A17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62:Sheet1.B172" chart:label-cell-address="Sheet1.B161:Sheet1.B161" chart:class="chart:line">
            <chart:data-point chart:repeated="11"/>
          </chart:series>
          <chart:series chart:style-name="ch7" chart:values-cell-range-address="Sheet1.C162:Sheet1.C172" chart:label-cell-address="Sheet1.C161:Sheet1.C161" chart:class="chart:line">
            <chart:data-point chart:repeated="11"/>
          </chart:series>
          <chart:series chart:style-name="ch8" chart:values-cell-range-address="Sheet1.D162:Sheet1.D172" chart:label-cell-address="Sheet1.D161:Sheet1.D161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E</text:p>
                <draw:g>
                  <svg:desc>Sheet1.B161:Sheet1.B161</svg:desc>
                </draw:g>
              </table:table-cell>
              <table:table-cell office:value-type="string">
                <text:p>AF</text:p>
                <draw:g>
                  <svg:desc>Sheet1.C161:Sheet1.C161</svg:desc>
                </draw:g>
              </table:table-cell>
              <table:table-cell office:value-type="string">
                <text:p>AFGH</text:p>
                <draw:g>
                  <svg:desc>Sheet1.D161:Sheet1.D16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162:Sheet1.A172</svg:desc>
                </draw:g>
              </table:table-cell>
              <table:table-cell office:value-type="float" office:value="535532">
                <text:p>535532</text:p>
                <draw:g>
                  <svg:desc>Sheet1.B162:Sheet1.B172</svg:desc>
                </draw:g>
              </table:table-cell>
              <table:table-cell office:value-type="float" office:value="535437">
                <text:p>535437</text:p>
                <draw:g>
                  <svg:desc>Sheet1.C162:Sheet1.C172</svg:desc>
                </draw:g>
              </table:table-cell>
              <table:table-cell office:value-type="float" office:value="535532">
                <text:p>535532</text:p>
                <draw:g>
                  <svg:desc>Sheet1.D162:Sheet1.D172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535532">
                <text:p>535532</text:p>
              </table:table-cell>
              <table:table-cell office:value-type="float" office:value="535437">
                <text:p>535437</text:p>
              </table:table-cell>
              <table:table-cell office:value-type="float" office:value="535531">
                <text:p>535531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535532">
                <text:p>535532</text:p>
              </table:table-cell>
              <table:table-cell office:value-type="float" office:value="535437">
                <text:p>535437</text:p>
              </table:table-cell>
              <table:table-cell office:value-type="float" office:value="535531">
                <text:p>535531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535532">
                <text:p>535532</text:p>
              </table:table-cell>
              <table:table-cell office:value-type="float" office:value="535437">
                <text:p>535437</text:p>
              </table:table-cell>
              <table:table-cell office:value-type="float" office:value="535531">
                <text:p>535531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535532">
                <text:p>535532</text:p>
              </table:table-cell>
              <table:table-cell office:value-type="float" office:value="535437">
                <text:p>535437</text:p>
              </table:table-cell>
              <table:table-cell office:value-type="float" office:value="535531">
                <text:p>53553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535532">
                <text:p>535532</text:p>
              </table:table-cell>
              <table:table-cell office:value-type="float" office:value="535437">
                <text:p>535437</text:p>
              </table:table-cell>
              <table:table-cell office:value-type="float" office:value="535531">
                <text:p>53553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535532">
                <text:p>535532</text:p>
              </table:table-cell>
              <table:table-cell office:value-type="float" office:value="535437">
                <text:p>535437</text:p>
              </table:table-cell>
              <table:table-cell office:value-type="float" office:value="535530">
                <text:p>535530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535541">
                <text:p>535541</text:p>
              </table:table-cell>
              <table:table-cell office:value-type="float" office:value="535445">
                <text:p>535445</text:p>
              </table:table-cell>
              <table:table-cell office:value-type="float" office:value="535529">
                <text:p>535529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535563">
                <text:p>535563</text:p>
              </table:table-cell>
              <table:table-cell office:value-type="float" office:value="535459">
                <text:p>535459</text:p>
              </table:table-cell>
              <table:table-cell office:value-type="float" office:value="535523">
                <text:p>535523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535595">
                <text:p>535595</text:p>
              </table:table-cell>
              <table:table-cell office:value-type="float" office:value="535493">
                <text:p>535493</text:p>
              </table:table-cell>
              <table:table-cell office:value-type="float" office:value="535523">
                <text:p>53552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27737">
                <text:p>527737</text:p>
              </table:table-cell>
              <table:table-cell office:value-type="float" office:value="527639">
                <text:p>527639</text:p>
              </table:table-cell>
              <table:table-cell office:value-type="float" office:value="527655">
                <text:p>52765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